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ewsGotT" svg:font-family="NewsGotT"/>
    <style:font-face style:name="Arial" svg:font-family="Arial" style:font-family-generic="swiss"/>
    <style:font-face style:name="Calibri1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25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5.595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3.263cm"/>
    </style:style>
    <style:style style:name="co8" style:family="table-column">
      <style:table-column-properties fo:break-before="auto" style:column-width="3.129cm"/>
    </style:style>
    <style:style style:name="co9" style:family="table-column">
      <style:table-column-properties fo:break-before="auto" style:column-width="6.228cm"/>
    </style:style>
    <style:style style:name="co10" style:family="table-column">
      <style:table-column-properties fo:break-before="auto" style:column-width="10.102cm"/>
    </style:style>
    <style:style style:name="co11" style:family="table-column">
      <style:table-column-properties fo:break-before="auto" style:column-width="7.542cm"/>
    </style:style>
    <style:style style:name="co12" style:family="table-column">
      <style:table-column-properties fo:break-before="auto" style:column-width="5.904cm"/>
    </style:style>
    <style:style style:name="co13" style:family="table-column">
      <style:table-column-properties fo:break-before="auto" style:column-width="4.766cm"/>
    </style:style>
    <style:style style:name="co14" style:family="table-column">
      <style:table-column-properties fo:break-before="auto" style:column-width="5.572cm"/>
    </style:style>
    <style:style style:name="co15" style:family="table-column">
      <style:table-column-properties fo:break-before="auto" style:column-width="5.147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85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3.434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34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785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0.718cm" fo:break-before="auto" style:use-optimal-row-height="fals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1.485cm" fo:break-before="auto" style:use-optimal-row-height="false"/>
    </style:style>
    <style:style style:name="ro12" style:family="table-row">
      <style:table-row-properties style:row-height="0.526cm" fo:break-before="auto" style:use-optimal-row-height="true"/>
    </style:style>
    <style:style style:name="ro13" style:family="table-row">
      <style:table-row-properties style:row-height="1.229cm" fo:break-before="auto" style:use-optimal-row-height="false"/>
    </style:style>
    <style:style style:name="ro14" style:family="table-row">
      <style:table-row-properties style:row-height="1.094cm" fo:break-before="auto" style:use-optimal-row-height="false"/>
    </style:style>
    <style:style style:name="ro15" style:family="table-row">
      <style:table-row-properties style:row-height="1.162cm" fo:break-before="auto" style:use-optimal-row-height="false"/>
    </style:style>
    <style:style style:name="ro16" style:family="table-row">
      <style:table-row-properties style:row-height="1.572cm" fo:break-before="auto" style:use-optimal-row-height="false"/>
    </style:style>
    <style:style style:name="ro17" style:family="table-row">
      <style:table-row-properties style:row-height="0.854cm" fo:break-before="auto" style:use-optimal-row-height="false"/>
    </style:style>
    <style:style style:name="ro18" style:family="table-row">
      <style:table-row-properties style:row-height="0.923cm" fo:break-before="auto" style:use-optimal-row-height="false"/>
    </style:style>
    <style:style style:name="ro19" style:family="table-row">
      <style:table-row-properties style:row-height="0.991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Calibri1" fo:font-size="10.5pt" style:font-size-asian="10.5pt" style:font-size-complex="10.5pt"/>
    </style:style>
    <style:style style:name="ce6" style:family="table-cell" style:parent-style-name="Default">
      <style:table-cell-properties fo:background-color="#999999" fo:wrap-option="wrap" style:vertical-align="middle"/>
      <style:text-properties style:font-name="Calibri1" fo:font-size="10.5pt" style:font-size-asian="10.5pt" style:font-size-complex="10.5pt"/>
    </style:style>
    <style:style style:name="ce7" style:family="table-cell" style:parent-style-name="Default">
      <style:table-cell-properties fo:background-color="transparent" fo:wrap-option="wrap" style:vertical-align="middle"/>
      <style:text-properties style:font-name="Calibri1" fo:font-size="10.5pt" style:font-size-asian="10.5pt" style:font-size-complex="10.5pt"/>
    </style:style>
    <style:style style:name="ce8" style:family="table-cell" style:parent-style-name="Normal_20_2" style:data-style-name="N0">
      <style:table-cell-properties style:diagonal-bl-tr="none" style:diagonal-tl-br="none" fo:wrap-option="wrap" fo:border="none" style:rotation-align="none" style:vertical-align="middl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Normal_20_2" style:data-style-name="N0">
      <style:table-cell-properties style:diagonal-bl-tr="none" style:diagonal-tl-br="none" fo:background-color="transparent" fo:wrap-option="wrap" fo:border="none" style:rotation-align="none" style:vertical-align="middl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fo:background-color="#ff0000" fo:wrap-option="wrap" style:vertical-align="middle"/>
      <style:text-properties style:font-name="Calibri1" fo:font-size="10.5pt" style:font-size-asian="10.5pt" style:font-size-complex="10.5pt"/>
    </style:style>
    <style:style style:name="ce11" style:family="table-cell" style:parent-style-name="Default">
      <style:table-cell-properties fo:background-color="transparent" style:vertical-align="middle"/>
      <style:text-properties fo:font-size="10.5pt" style:font-size-asian="10.5pt" style:font-size-complex="10.5pt"/>
    </style:style>
    <style:style style:name="ce12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999999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 fo:border="none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21" style:family="table-cell" style:parent-style-name="Default">
      <style:table-cell-properties fo:background-color="transparent" fo:wrap-option="wrap" style:vertical-align="middle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22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23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style:vertical-align="middle"/>
      <style:text-properties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25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bold" style:font-name-asian="Microsoft YaHei" style:font-size-asian="10.5pt" style:font-style-asian="normal" style:font-weight-asian="bold" style:font-size-complex="10.5pt" style:font-style-complex="normal" style:font-weight-complex="bold"/>
    </style:style>
    <style:style style:name="ce26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27" style:family="table-cell" style:parent-style-name="Default">
      <style:table-cell-properties style:glyph-orientation-vertical="0" fo:background-color="#66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hi" style:country-asian="I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b515"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3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3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ar" style:country-asian="SA" style:font-name-complex="Times New Roman" style:font-size-complex="10.5pt" style:language-complex="ar" style:country-complex="SA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1" fo:font-size="10.5pt" style:font-name-asian="Microsoft YaHei" style:font-size-asian="10.5pt" style:font-name-complex="Arial" style:font-size-complex="10.5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.5pt" style:font-size-asian="10.5pt" style:font-size-complex="10.5pt"/>
    </style:style>
    <style:style style:name="ce43" style:family="table-cell" style:parent-style-name="Default">
      <style:table-cell-properties fo:background-color="#ffd320"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NewsGotT1" style:font-size-asian="10.5pt" style:language-asian="ar" style:country-asian="SA" style:font-name-complex="Times New Roman" style:font-size-complex="10.5pt" style:language-complex="ar" style:country-complex="SA" style:font-weight-complex="bold"/>
    </style:style>
    <style:style style:name="ce4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51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vertical-align="middl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wrap-option="wrap" style:vertical-align="middle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wsGotT" style:font-size-asian="10.5pt" style:language-asian="en" style:country-asian="US" style:font-style-asian="normal" style:font-weight-asian="normal" style:font-name-complex="NewsGotT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61" style:family="table-cell" style:parent-style-name="Excel_20_Built-in_20_Normal">
      <style:table-cell-properties fo:wrap-option="wrap" style:vertical-align="middle"/>
      <style:text-properties style:font-name="Calibri1" fo:font-size="10.5pt" style:font-size-asian="10.5pt" style:font-size-complex="10.5pt"/>
    </style:style>
    <style:style style:name="ce62" style:family="table-cell" style:parent-style-name="Excel_20_Built-in_20_Normal">
      <style:table-cell-properties fo:background-color="transparent" fo:wrap-option="wrap" style:vertical-align="middle"/>
      <style:text-properties style:font-name="Calibri1" fo:font-size="10.5pt" style:font-size-asian="10.5pt" style:font-size-complex="10.5pt"/>
    </style:style>
    <style:style style:name="ce63" style:family="table-cell" style:parent-style-name="Excel_20_Built-in_20_Normal">
      <style:table-cell-properties fo:wrap-option="wrap" style:vertical-align="middl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0000"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 style:vertical-align="middle"/>
      <style:text-properties style:font-name="Calibri1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67" style:family="table-cell" style:parent-style-name="Default">
      <style:table-cell-properties fo:wrap-option="wrap" style:vertical-align="middle"/>
      <style:text-properties style:font-name="Calibri1" fo:font-size="10.5pt" style:font-name-asian="Microsoft YaHei" style:font-size-asian="10.5pt" style:language-asian="es" style:country-asian="ES" style:font-name-complex="Arial" style:font-size-complex="10.5pt" style:language-complex="ar" style:country-complex="SA"/>
    </style:style>
    <style:style style:name="ce68" style:family="table-cell" style:parent-style-name="Default">
      <style:table-cell-properties fo:background-color="transparent"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vertical-align="middle"/>
      <style:text-properties style:text-outline="false" style:text-line-through-style="none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middle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ackground-color="transparent" fo:wrap-option="wrap" style:vertical-align="middle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74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wrap-option="wrap" style:vertical-align="middle"/>
      <style:text-properties style:font-name="Calibri1" fo:font-size="10.5pt" style:font-name-asian="Microsoft YaHei" style:font-size-asian="10.5pt" style:font-name-complex="Arial" style:font-size-complex="10.5pt"/>
    </style:style>
    <style:style style:name="ce79" style:family="table-cell" style:parent-style-name="Default">
      <style:table-cell-properties fo:background-color="transparent" style:vertical-align="middle"/>
      <style:text-properties style:use-window-font-color="true" style:font-name="Calibri" style:font-name-asian="Calibri" style:language-asian="en" style:country-asian="US" style:font-name-complex="Times New Roman" style:font-size-complex="6.25pt" style:language-complex="ar" style:country-complex="SA"/>
    </style:style>
    <style:style style:name="ce80" style:family="table-cell" style:parent-style-name="Default">
      <style:table-cell-properties fo:wrap-option="wrap" style:vertical-align="middle"/>
      <style:text-properties style:use-window-font-color="true"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81" style:family="table-cell" style:parent-style-name="Default">
      <style:table-cell-properties fo:wrap-option="wrap" style:vertical-align="middle"/>
      <style:text-properties fo:color="#333333"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333333" style:text-outline="false" style:text-line-through-style="none" style:font-name="Calibri1" fo:font-size="11pt" fo:language="en" fo:country="US" fo:font-style="normal" fo:text-shadow="none" style:text-underline-style="none" fo:font-weight="normal" style:font-name-asian="Calibri1" style:font-size-asian="11pt" style:language-asian="en" style:country-asian="US" style:font-style-asian="normal" style:font-weight-asian="normal" style:font-name-complex="Calibri1" style:font-size-complex="6.25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fo:wrap-option="wrap" style:vertical-align="middle"/>
      <style:text-properties style:use-window-font-color="true" style:font-name="Calibri1" fo:font-size="10.5pt" fo:language="en" fo:country="US" style:font-name-asian="Arial Unicode MS" style:font-size-asian="10.5pt" style:language-asian="en" style:country-asian="US" style:font-name-complex="NewsGotT1" style:font-size-complex="10.5pt" style:language-complex="en" style:country-complex="US"/>
    </style:style>
    <style:style style:name="ce85" style:family="table-cell" style:parent-style-name="Default">
      <style:table-cell-properties style:glyph-orientation-vertical="0" fo:border-bottom="0.035cm solid #000000" fo:background-color="#94bd5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86" style:family="table-cell" style:parent-style-name="Default">
      <style:table-cell-properties style:glyph-orientation-vertical="0" fo:background-color="#94bd5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87" style:family="table-cell" style:parent-style-name="Default">
      <style:table-cell-properties style:glyph-orientation-vertical="0" fo:border-bottom="0.002cm solid #000000" fo:background-color="#94bd5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88" style:family="table-cell" style:parent-style-name="Default">
      <style:table-cell-properties fo:background-color="#94bd5e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89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0" style:family="table-cell" style:parent-style-name="Default">
      <style:table-cell-properties style:text-align-source="value-type" style:repeat-content="false" fo:background-color="transparent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1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2" style:family="table-cell" style:parent-style-name="Default">
      <style:table-cell-properties fo:background-color="#94bd5e" fo:wrap-option="wrap" style:vertical-align="middle"/>
      <style:text-properties style:font-name="Calibri1" fo:font-size="10.5pt" style:font-size-asian="10.5pt" style:font-size-complex="10.5pt"/>
    </style:style>
    <style:style style:name="ce93" style:family="table-cell" style:parent-style-name="Default">
      <style:table-cell-properties fo:background-color="#94bd5e" style:vertical-align="middle"/>
    </style:style>
    <style:style style:name="ce9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95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96" style:family="table-cell" style:parent-style-name="Default">
      <style:table-cell-properties style:glyph-orientation-vertical="0" fo:border-bottom="0.002cm solid #000000" fo:background-color="#ffff99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97" style:family="table-cell" style:parent-style-name="Default">
      <style:table-cell-properties fo:background-color="#ffff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8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0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1" style:family="table-cell" style:parent-style-name="Default">
      <style:table-cell-properties fo:background-color="#ffff99" fo:wrap-option="wrap" style:vertical-align="middle"/>
      <style:text-properties style:font-name="Calibri1" fo:font-size="10.5pt" style:font-size-asian="10.5pt" style:font-size-complex="10.5pt"/>
    </style:style>
    <style:style style:name="ce102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0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04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Calibri1" fo:font-size="10.5pt" style:font-size-asian="10.5pt" style:font-size-complex="10.5pt"/>
    </style:style>
    <style:style style:name="ce105" style:family="table-cell" style:parent-style-name="Default">
      <style:table-cell-properties fo:background-color="#ffcc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6" style:family="table-cell" style:parent-style-name="Default">
      <style:table-cell-properties fo:background-color="#999999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7" style:family="table-cell" style:parent-style-name="Default">
      <style:table-cell-properties style:text-align-source="value-type" style:repeat-content="false" fo:background-color="transparent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8" style:family="table-cell" style:parent-style-name="Default">
      <style:table-cell-properties fo:background-color="#ff0000" style:text-align-source="value-type" style:repeat-content="false" fo:wrap-option="wrap" fo:border="0.002cm solid #c0c0c0" style:vertical-align="middle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09" style:family="table-cell" style:parent-style-name="Default">
      <style:table-cell-properties fo:background-color="#ffcc99" fo:wrap-option="wrap" style:vertical-align="middle"/>
      <style:text-properties style:font-name="Calibri1" fo:font-size="10.5pt" style:font-size-asian="10.5pt" style:font-size-complex="10.5pt"/>
    </style:style>
    <style:style style:name="ce110" style:family="table-cell" style:parent-style-name="Default">
      <style:table-cell-properties style:glyph-orientation-vertical="0" fo:border-bottom="0.035cm solid #000000" fo:background-color="#99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11" style:family="table-cell" style:parent-style-name="Default">
      <style:table-cell-properties style:glyph-orientation-vertical="0" fo:background-color="#9966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12" style:family="table-cell" style:parent-style-name="Default">
      <style:table-cell-properties style:glyph-orientation-vertical="0" fo:border-bottom="0.002cm solid #000000" fo:background-color="#9966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13" style:family="table-cell" style:parent-style-name="Default">
      <style:table-cell-properties fo:background-color="#9966cc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4" style:family="table-cell" style:parent-style-name="Default">
      <style:table-cell-properties fo:background-color="#999999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5" style:family="table-cell" style:parent-style-name="Default">
      <style:table-cell-properties fo:background-color="#ff0000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16" style:family="table-cell" style:parent-style-name="Default">
      <style:table-cell-properties fo:background-color="#9966cc" style:text-align-source="fix" style:repeat-content="false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9" style:family="table-cell" style:parent-style-name="Normal_20_2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13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1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0.5pt" fo:language="en" fo:country="US" style:font-name-asian="NewsGotT" style:font-size-asian="10.5pt" style:language-asian="en" style:country-asian="US" style:font-name-complex="NewsGotT" style:font-size-complex="10.5pt" style:language-complex="en" style:country-complex="US"/>
    </style:style>
    <style:style style:name="ce1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13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6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.5pt" style:language-asian="es" style:country-asian="ES" style:font-style-asian="normal" style:font-weight-asian="normal" style:font-name-complex="Verdana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Arial1" style:font-size-asian="10.5pt" style:language-asian="es" style:country-asian="ES" style:font-name-complex="Arial1" style:font-size-complex="10.5pt" style:language-complex="ar" style:country-complex="SA"/>
    </style:style>
    <style:style style:name="ce1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0.5pt" style:font-name-asian="Arial1" style:font-size-asian="10.5pt" style:language-asian="es" style:country-asian="ES" style:font-name-complex="Arial1" style:font-size-complex="10.5pt" style:language-complex="ar" style:country-complex="SA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Calibri" style:font-name-asian="Calibri" style:language-asian="en" style:country-asian="US" style:font-name-complex="Times New Roman" style:font-size-complex="6.25pt" style:language-complex="ar" style:country-complex="SA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1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transparent" style:vertical-align="middle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normal" style:font-name-complex="Tahoma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.5pt" style:language-asian="en" style:country-asian="US" style:font-style-asian="normal" style:font-weight-asian="normal" style:font-name-complex="Tahoma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1" fo:font-size="10.5pt" fo:language="es" fo:country="ES" style:font-name-asian="Microsoft YaHei" style:font-size-asian="10.5pt" style:language-asian="es" style:country-asian="ES" style:font-name-complex="Mangal" style:font-size-complex="10.5pt" style:language-complex="ar" style:country-complex="SA"/>
    </style:style>
    <style:style style:name="ce15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cm"/>
      <style:text-properties style:font-name="Calibri1" fo:font-size="10.5pt" fo:language="es" fo:country="ES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Calibri1" fo:font-size="10.5pt" style:font-size-asian="10.5pt" style:font-size-complex="10.5pt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33333"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1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font-name="Calibri1" fo:font-size="10.5pt" style:font-name-asian="Microsoft YaHei" style:font-size-asian="10.5pt" style:language-asian="hi" style:country-asian="IN" style:font-name-complex="Arial" style:font-size-complex="10.5pt"/>
    </style:style>
    <style:style style:name="ce163" style:family="table-cell" style:parent-style-name="Default" style:data-style-name="N7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libri1" fo:font-size="10.5pt" style:font-size-asian="10.5pt" style:font-size-complex="10.5pt"/>
    </style:style>
    <style:style style:name="ce164" style:family="table-cell" style:parent-style-name="Default">
      <style:table-cell-properties fo:background-color="#ffcc99" style:text-align-source="fix" style:repeat-content="false" fo:wrap-option="wrap" fo:border="0.002cm solid #c0c0c0" style:vertical-align="middle"/>
      <style:paragraph-properties fo:text-align="center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/>
      <style:map style:condition="cell-content()=&quot;X&quot;" style:apply-style-name="Si" style:base-cell-address="'COMPLETAR - Nueva Lista'.C5"/>
      <style:map style:condition="cell-content()=&quot;O&quot;" style:apply-style-name="No" style:base-cell-address="'COMPLETAR - Nueva Lista'.C5"/>
    </style:style>
    <style:style style:name="ce16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02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9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cm"/>
    </style:style>
    <style:style style:name="ce170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Liberation Serif" style:font-name-asian="AR PL UMing HK" style:font-name-complex="Lohit Hindi"/>
    </style:style>
    <style:style style:name="ce17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73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cm"/>
      <style:text-properties style:font-name="Liberation Serif" style:font-name-asian="AR PL UMing HK" style:font-name-complex="Lohit Hindi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Liberation Serif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language-asian="zh" style:country-asian="CN" style:font-style-asian="normal" style:font-weight-asian="normal" style:font-name-complex="Lohit Hind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" fo:font-size="10.5pt" style:font-name-asian="Microsoft YaHei" style:font-size-asian="10.5pt" style:font-name-complex="Arial" style:font-size-complex="10.5pt"/>
    </style:style>
    <style:style style:name="ce1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18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Calibri1" style:font-name-asian="Microsoft YaHei" style:font-name-complex="Arial"/>
    </style:style>
    <style:style style:name="ce182" style:family="table-cell" style:parent-style-name="Excel_20_Built-in_20_Normal">
      <style:table-cell-properties style:text-align-source="fix" style:repeat-content="false" style:vertical-align="middle"/>
      <style:paragraph-properties fo:text-align="start" fo:margin-left="0cm"/>
    </style:style>
    <style:style style:name="ce183" style:family="table-cell" style:parent-style-name="Excel_20_Built-in_20_Normal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184" style:family="table-cell" style:parent-style-name="Excel_20_Built-in_20_Normal">
      <style:table-cell-properties fo:background-color="#ffcc99" style:text-align-source="fix" style:repeat-content="false" style:vertical-align="middle"/>
      <style:paragraph-properties fo:text-align="start" fo:margin-left="0cm"/>
      <style:text-properties style:use-window-font-color="true" style:font-name="Liberation Serif" fo:font-size="10pt" style:font-name-asian="AR PL UMing HK" style:font-size-asian="10pt" style:font-name-complex="Lohit Hindi" style:font-size-complex="10pt"/>
    </style:style>
    <style:style style:name="ce18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font-name="Calibri1" fo:font-size="10.5pt" style:font-name-asian="Microsoft YaHei" style:font-size-asian="10.5pt" style:font-name-complex="Arial" style:font-size-complex="10.5pt"/>
    </style:style>
    <style:style style:name="ce18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1pt" style:font-size-asian="11pt" style:font-size-complex="11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1pt" fo:language="en" fo:country="US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Calibri" style:font-name-asian="Calibri" style:language-asian="en" style:country-asian="US" style:font-name-complex="Times New Roman" style:font-size-complex="6.25pt" style:language-complex="ar" style:country-complex="SA"/>
    </style:style>
    <style:style style:name="ce19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1pt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libri1" fo:language="en" fo:country="US" style:font-name-asian="Calibri1" style:language-asian="en" style:country-asian="US" style:font-name-complex="Calibri1" style:font-size-complex="6.25pt" style:language-complex="en" style:country-complex="US"/>
    </style:style>
    <style:style style:name="ce192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</style:style>
    <style:style style:name="ce19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194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start" fo:margin-left="0cm"/>
      <style:text-properties style:font-name="Liberation Serif" fo:font-size="10pt" style:font-name-asian="AR PL UMing HK" style:font-size-asian="10pt" style:font-name-complex="Lohit Hindi" style:font-size-complex="10pt"/>
    </style:style>
    <style:style style:name="ce1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cm"/>
      <style:text-properties style:font-name="Calibri1" fo:font-size="10.5pt" style:font-size-asian="10.5pt" style:font-size-complex="10.5pt"/>
    </style:style>
    <style:style style:name="ce19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wrap-option="wrap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7" style:family="table-cell" style:parent-style-name="Normal_20_2" style:data-style-name="N0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1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208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wrap" fo:border="none" style:rotation-align="none" style:vertical-align="middle"/>
      <style:paragraph-properties fo:text-align="start" fo:margin-left="0cm"/>
      <style:text-properties fo:color="#0000ff" style:text-outline="false" style:text-line-through-style="none" style:font-name="Calibri1" fo:font-size="10.5pt" fo:font-style="normal" fo:text-shadow="none" style:text-underline-style="none" fo:font-weight="normal" style:font-name-asian="DejaVu LGC Sans" style:font-size-asian="10.5pt" style:font-style-asian="normal" style:font-weight-asian="normal" style:font-name-complex="DejaVu LGC Sans" style:font-size-complex="10.5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2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Calibri1" fo:font-size="10.5pt" fo:language="en" fo:country="US" style:font-name-asian="Arial Unicode MS" style:font-size-asian="10.5pt" style:language-asian="en" style:country-asian="US" style:font-name-complex="Tahoma" style:font-size-complex="10.5pt" style:language-complex="en" style:country-complex="US"/>
    </style:style>
    <style:style style:name="ce2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/>
    </style:style>
    <style:style style:name="ce213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ff" style:font-name="Calibri1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2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1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ce21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.5pt" fo:language="zxx" fo:country="none" style:font-size-asian="10.5pt" style:language-asian="zxx" style:country-asian="none" style:font-size-complex="10.5pt" style:language-complex="zxx" style:country-complex="none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1" fo:font-size="10.5pt" fo:language="en" fo:country="GB" style:font-name-asian="Verdana" style:font-size-asian="10.5pt" style:language-asian="es" style:country-asian="ES" style:font-name-complex="Verdana" style:font-size-complex="10.5pt" style:language-complex="ar" style:country-complex="SA"/>
    </style:style>
    <style:style style:name="ce219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transparent" fo:wrap-option="wrap" style:vertical-align="middle"/>
      <style:text-properties style:text-outline="false" style:text-line-through-style="non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0.5pt" fo:language="es" fo:country="ES" style:text-underline-style="solid" style:text-underline-width="auto" style:text-underline-color="font-color" style:font-size-asian="10.5pt" style:language-asian="es" style:country-asian="ES" style:font-name-complex="Times New Roman" style:font-size-complex="10.5pt" style:language-complex="ar" style:country-complex="SA"/>
    </style:style>
    <style:style style:name="ce2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Calibri1" fo:font-size="10.5pt" fo:language="es" fo:country="ES" style:font-size-asian="10.5pt" style:language-asian="es" style:country-asian="ES" style:font-name-complex="Times New Roman" style:font-size-complex="10.5pt" style:language-complex="ar" style:country-complex="SA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1" fo:font-size="10.5pt" style:text-underline-style="solid" style:text-underline-width="auto" style:text-underline-color="font-color" style:font-size-asian="10.5pt" style:font-size-complex="10.5pt"/>
    </style:style>
    <style:style style:name="ce2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ff" style:font-name="Calibri1" fo:font-size="11pt" fo:language="en" fo:country="US" style:text-underline-style="solid" style:text-underline-width="auto" style:text-underline-color="font-color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2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333333" style:font-name="Calibri1" fo:font-size="11pt" fo:language="en" fo:country="US" style:text-underline-style="none" style:font-name-asian="Calibri1" style:font-size-asian="11pt" style:language-asian="en" style:country-asian="US" style:font-name-complex="Calibri1" style:font-size-complex="6.25pt" style:language-complex="en" style:country-complex="US"/>
    </style:style>
    <style:style style:name="ce226" style:family="table-cell" style:parent-style-name="Default">
      <style:table-cell-properties fo:background-color="transparent" style:vertical-align="middle"/>
      <style:text-properties style:use-window-font-color="true" style:font-name="Calibri" fo:font-size="11pt" fo:language="zxx" fo:country="none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2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style:text-outline="false" style:text-line-through-style="none" style:font-name="Calibri1" fo:font-size="10.5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.5pt" style:language-asian="es" style:country-asian="ES" style:font-style-asian="normal" style:font-weight-asian="bold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text-outline="false" style:text-line-through-style="none" style:font-name="Calibri1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s" style:country-asian="ES" style:font-style-asian="normal" style:font-weight-asian="normal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Calibri" fo:font-size="11pt" fo:language="zxx" fo:country="none" style:font-name-asian="Calibri" style:font-size-asian="11pt" style:language-asian="en" style:country-asian="US" style:font-name-complex="Times New Roman" style:font-size-complex="6.25pt" style:language-complex="ar" style:country-complex="SA"/>
    </style:style>
    <style:style style:name="ce2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Calibri1" fo:font-size="11pt" style:font-name-asian="Microsoft YaHei" style:font-size-asian="11pt" style:font-name-complex="Arial" style:font-size-complex="11pt"/>
    </style:style>
    <style:style style:name="ce2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 style:font-name="Calibri1" fo:font-size="10.5pt" style:font-name-asian="Arial Unicode MS" style:font-size-asian="10.5pt" style:language-asian="es" style:country-asian="ES" style:font-name-complex="Times New Roman" style:font-size-complex="10.5pt" style:language-complex="ar" style:country-complex="SA"/>
    </style:style>
    <style:style style:name="ce232" style:family="table-cell" style:parent-style-name="Default">
      <style:table-cell-properties fo:wrap-option="wrap" style:vertical-align="middle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666600" fo:wrap-option="wrap" style:vertical-align="middle"/>
      <style:text-properties fo:color="#ffffff" style:font-name="Calibri1" fo:font-size="10.5pt" style:font-size-asian="10.5pt" style:font-size-complex="10.5pt"/>
    </style:style>
    <style:style style:name="ce234" style:family="table-cell" style:parent-style-name="Default">
      <style:table-cell-properties fo:background-color="transparent" fo:wrap-option="wrap" style:vertical-align="middle"/>
      <style:text-properties fo:color="#ffffff" style:font-name="Calibri1" fo:font-size="10.5pt" style:font-size-asian="10.5pt" style:font-size-complex="10.5pt"/>
    </style:style>
    <style:style style:name="ce235" style:family="table-cell" style:parent-style-name="Default">
      <style:table-cell-properties fo:background-color="#666600" style:vertical-align="middle"/>
      <style:text-properties fo:color="#ffffff"/>
    </style:style>
    <style:style style:name="ce236" style:family="table-cell" style:parent-style-name="Default">
      <style:table-cell-properties fo:background-color="#999999" style:vertical-align="middle"/>
    </style:style>
    <style:style style:name="ce237" style:family="table-cell" style:parent-style-name="Default">
      <style:table-cell-properties fo:background-color="transparent" style:vertical-align="middle"/>
      <style:text-properties fo:color="#ffffff"/>
    </style:style>
    <style:style style:name="ce238" style:family="table-cell" style:parent-style-name="Default">
      <style:table-cell-properties fo:background-color="transparent"/>
    </style:style>
    <style:style style:name="ce23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94bd5e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420e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cc99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94bd5e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6" style:family="table-cell" style:parent-style-name="Default" style:data-style-name="N50"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50">
      <style:table-cell-properties fo:background-color="#94bd5e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50">
      <style:table-cell-properties fo:background-color="transparent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 style:data-style-name="N50">
      <style:table-cell-properties fo:background-color="#ff0000"/>
      <style:text-properties style:use-window-font-color="true" style:text-outline="false" style:text-line-through-styl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94bd5e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3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0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423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1" style:font-name-asian="Microsoft YaHei"/>
    </style:style>
    <style:style style:name="T3" style:family="text">
      <style:text-properties style:font-size-asian="12pt" style:font-size-complex="6.8000001907348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2pt" style:font-size-asian="12pt" style:font-size-complex="6.80000019073486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Verdana" fo:font-size="10pt" fo:language="zxx" fo:country="none" fo:font-style="normal" fo:font-weight="normal" style:language-asian="zxx" style:country-asian="none" style:font-size-complex="5.69999980926514pt"/>
    </style:style>
    <style:style style:name="T8" style:family="text">
      <style:text-properties fo:font-size="10.5pt" style:font-name-asian="Arial Unicode MS" style:font-size-asian="10.5pt" style:language-asian="zxx" style:country-asian="none" style:font-size-complex="10.5pt" style:language-complex="zxx" style:country-complex="none"/>
    </style:style>
    <style:style style:name="T9" style:family="text">
      <style:text-properties style:font-size-asian="11pt" style:font-size-complex="11pt"/>
    </style:style>
    <style:style style:name="T10" style:family="text">
      <style:text-properties fo:language="zxx" fo:country="none" style:font-name-asian="Arial1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size-asian="10.5pt" style:font-size-complex="10.5pt"/>
    </style:style>
    <style:style style:name="T12" style:family="text">
      <style:text-properties style:font-name-asian="AR PL UMing HK" style:font-name-complex="Lohit Hindi"/>
    </style:style>
    <style:style style:name="T13" style:family="text">
      <style:text-properties fo:language="es" fo:country="ES" style:font-name-asian="AR PL UMing HK" style:language-asian="zh" style:country-asian="CN" style:font-name-complex="Lohit Hindi" style:language-complex="hi" style:country-complex="IN"/>
    </style:style>
    <style:style style:name="T14" style:family="text">
      <style:text-properties style:font-name-asian="AR PL UMing HK" style:font-size-asian="10pt" style:font-name-complex="Lohit Hindi" style:font-size-complex="10pt"/>
    </style:style>
    <style:style style:name="T15" style:family="text">
      <style:text-properties fo:color="#0000ff" style:font-name="Calibri1" fo:font-size="10.5pt" style:text-underline-style="solid" style:text-underline-width="auto" style:text-underline-color="font-color" style:font-name-asian="Calibri1" style:font-size-asian="10.5pt" style:font-size-complex="10.5pt"/>
    </style:style>
    <style:style style:name="T16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fo:font-size="10.5pt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-asian="Microsoft YaHei" style:font-size-asian="11pt" style:font-size-complex="11pt"/>
    </style:style>
    <style:style style:name="T20" style:family="text">
      <style:text-properties style:text-outline="false" style:text-line-through-style="none" fo:language="zxx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ff" style:font-name="Calibri1" fo:font-size="11pt" style:text-underline-style="solid" style:text-underline-width="auto" style:text-underline-color="font-color" style:font-name-asian="Calibri1" style:font-size-asian="11pt" style:font-name-complex="Calibri1" style:font-size-complex="6.30000019073486pt"/>
    </style:style>
    <style:style style:name="T22" style:family="text">
      <style:text-properties fo:color="#333333" style:font-name="Calibri1" fo:font-size="11pt" style:font-name-asian="Calibri1" style:font-size-asian="11pt" style:font-name-complex="Calibri1" style:font-size-complex="6.30000019073486pt"/>
    </style:style>
    <style:style style:name="T23" style:family="text">
      <style:text-properties style:font-name="Calibri1" fo:font-size="11pt" fo:language="zxx" fo:country="none" style:font-name-asian="Calibri1" style:font-size-asian="11pt" style:language-asian="zxx" style:country-asian="none" style:font-size-complex="6.30000019073486pt" style:language-complex="zxx" style:country-complex="none"/>
    </style:style>
    <style:style style:name="T24" style:family="text">
      <style:text-properties style:font-name-asian="Microsoft YaHei"/>
    </style:style>
  </office:automatic-styles>
  <office:body>
    <office:spreadsheet>
      <table:content-validations>
        <table:content-validation table:name="val1" table:condition="of:cell-content-is-in-list(&quot;X&quot;;&quot;0&quot;)" table:allow-empty-cell="true" table:display-list="unsorted" table:base-cell-address="'COMPLETAR - Nueva Lista'.G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2" table:condition="of:cell-content-is-in-list(&quot;X&quot;;&quot;0&quot;;&quot;&quot;)" table:allow-empty-cell="true" table:display-list="unsorted" table:base-cell-address="'COMPLETAR - Nueva Lista'.H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3" table:condition="of:cell-content-is-in-list(&quot;X&quot;;&quot;0&quot;;&quot;&quot;)" table:allow-empty-cell="true" table:display-list="unsorted" table:base-cell-address="'COMPLETAR - Nueva Lista'.I4">
          <table:error-message table:message-type="stop" table:title="Seleccione los valores &quot;X&quot; o &quot;o&quot;" table:display="true">
            <text:p>Por favor, indique mediante "X" si a dicha persona se le atribuye el rol indicado por la columna, o mediante "o" en caso de que se le revoque dicho rol.</text:p>
          </table:error-message>
        </table:content-validation>
        <table:content-validation table:name="val4" table:condition="of:cell-content-is-in-list(&quot;Si&quot;;&quot;Si - No registrado&quot;;&quot;No&quot;)" table:allow-empty-cell="true" table:display-list="unsorted" table:base-cell-address="'COMPLETAR - Nueva Lista'.N200"/>
      </table:content-validations>
      <table:table table:name="COMPLETAR - Nueva Lista" table:style-name="ta1" table:print="false">
        <office:forms form:automatic-focus="false" form:apply-design-mode="false"/>
        <table:table-column table:style-name="co1" table:default-cell-style-name="ce5"/>
        <table:table-column table:style-name="co2" table:visibility="collapse" table:default-cell-style-name="ce5"/>
        <table:table-column table:style-name="co3" table:default-cell-style-name="ce33"/>
        <table:table-column table:style-name="co4" table:default-cell-style-name="ce5"/>
        <table:table-column table:style-name="co5" table:default-cell-style-name="ce5"/>
        <table:table-column table:style-name="co1" table:default-cell-style-name="ce92"/>
        <table:table-column table:style-name="co1" table:default-cell-style-name="ce101"/>
        <table:table-column table:style-name="co1" table:number-columns-repeated="3" table:default-cell-style-name="ce109"/>
        <table:table-column table:style-name="co6" table:default-cell-style-name="ce116"/>
        <table:table-column table:style-name="co7" table:visibility="collapse" table:default-cell-style-name="ce33"/>
        <table:table-column table:style-name="co8" table:visibility="collapse" table:default-cell-style-name="ce33"/>
        <table:table-column table:style-name="co6" table:default-cell-style-name="ce116"/>
        <table:table-column table:style-name="co9" table:default-cell-style-name="ce193"/>
        <table:table-column table:style-name="co10" table:number-columns-repeated="2" table:default-cell-style-name="ce193"/>
        <table:table-column table:style-name="co1" table:number-columns-repeated="1003" table:default-cell-style-name="ce5"/>
        <table:table-column table:style-name="co1" table:default-cell-style-name="ce1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Acrónimo Organismo</text:p>
          </table:table-cell>
          <table:table-cell table:style-name="ce1" office:value-type="string">
            <text:p>Descripción Organismo</text:p>
          </table:table-cell>
          <table:table-cell table:style-name="ce1" office:value-type="string">
            <text:p>Rama LDAP en NAOS</text:p>
          </table:table-cell>
          <table:table-cell table:style-name="ce1" office:value-type="string">
            <text:p>Nombre y Apellidos</text:p>
          </table:table-cell>
          <table:table-cell table:style-name="ce1" office:value-type="string">
            <text:p>Cargo</text:p>
          </table:table-cell>
          <table:table-cell table:style-name="ce85" office:value-type="string">
            <text:p>ROLES</text:p>
          </table:table-cell>
          <table:table-cell table:style-name="ce94"/>
          <table:table-cell table:style-name="ce102" table:number-columns-repeated="3"/>
          <table:table-cell table:style-name="ce110"/>
          <table:table-cell table:style-name="ce1" office:value-type="string">
            <text:p>Tel. Fijo</text:p>
          </table:table-cell>
          <table:table-cell table:style-name="ce1" office:value-type="string">
            <text:p>Tel Móvil</text:p>
          </table:table-cell>
          <table:table-cell table:style-name="ce110"/>
          <table:table-cell table:style-name="ce165" office:value-type="string">
            <text:p>Usuario MOS</text:p>
          </table:table-cell>
          <table:table-cell table:style-name="ce165"/>
          <table:table-cell table:style-name="ce165" office:value-type="string">
            <text:p>E-mail</text:p>
          </table:table-cell>
          <table:table-cell table:number-columns-repeated="1007"/>
        </table:table-row>
        <table:table-row table:style-name="ro1">
          <table:table-cell table:style-name="ce2" table:number-columns-repeated="5"/>
          <table:table-cell table:style-name="ce86" office:value-type="string">
            <text:p>Representante</text:p>
          </table:table-cell>
          <table:table-cell table:style-name="ce95" office:value-type="string">
            <text:p>Dinamizador</text:p>
          </table:table-cell>
          <table:table-cell table:style-name="ce103" office:value-type="string" table:number-columns-spanned="3" table:number-rows-spanned="1">
            <text:p>Técnico</text:p>
          </table:table-cell>
          <table:covered-table-cell table:style-name="ce103"/>
          <table:covered-table-cell table:style-name="ce103"/>
          <table:table-cell table:style-name="ce111" office:value-type="string">
            <text:p>Acc. MOS </text:p>
            <text:p>(valor GUIA)</text:p>
          </table:table-cell>
          <table:table-cell table:style-name="ce2" table:number-columns-repeated="2"/>
          <table:table-cell table:style-name="ce111" office:value-type="string">
            <text:p>Acc. MOS </text:p>
            <text:p>(valor corregido)</text:p>
          </table:table-cell>
          <table:table-cell table:style-name="ce166" table:number-columns-repeated="3"/>
          <table:table-cell table:number-columns-repeated="1007"/>
        </table:table-row>
        <table:table-row table:style-name="ro2" table:visibility="collapse">
          <table:table-cell table:style-name="ce3" table:number-columns-repeated="5"/>
          <table:table-cell table:style-name="ce87"/>
          <table:table-cell table:style-name="ce96"/>
          <table:table-cell table:style-name="ce104" office:value-type="string">
            <text:p>BBDD (DBA)</text:p>
          </table:table-cell>
          <table:table-cell table:style-name="ce104" office:value-type="string">
            <text:p>Sv. Aplicaciones</text:p>
            <text:p>(Adm. Sistemas)</text:p>
          </table:table-cell>
          <table:table-cell table:style-name="ce104" office:value-type="string">
            <text:p>Otros</text:p>
          </table:table-cell>
          <table:table-cell table:style-name="ce112"/>
          <table:table-cell table:style-name="ce3" table:number-columns-repeated="2"/>
          <table:table-cell table:style-name="ce112"/>
          <table:table-cell table:style-name="ce167" table:number-columns-repeated="3"/>
          <table:table-cell table:number-columns-repeated="1007"/>
        </table:table-row>
        <table:table-row table:style-name="ro2">
          <table:table-cell table:style-name="ce4" office:value-type="string">
            <text:p>Organismos grupos A y B – Consejerías y SAE</text:p>
          </table:table-cell>
          <table:table-cell table:style-name="ce4"/>
          <table:table-cell table:style-name="ce27"/>
          <table:table-cell table:style-name="ce4" table:number-columns-repeated="9"/>
          <table:table-cell table:style-name="ce27"/>
          <table:table-cell table:style-name="ce4" table:number-columns-repeated="4"/>
          <table:table-cell table:style-name="ce233" table:number-columns-repeated="1003"/>
          <table:table-cell table:style-name="ce235"/>
          <table:table-cell table:number-columns-repeated="3"/>
        </table:table-row>
        <table:table-row table:style-name="ro3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office:value-type="string">
            <text:p>María de la Peña Mate Aranda</text:p>
          </table:table-cell>
          <table:table-cell office:value-type="string">
            <text:p>Jefa del Servicio de Informática de la Secretaría General Técn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office:value-type="float" office:value="763997">
            <text:p>763997</text:p>
          </table:table-cell>
          <table:table-cell table:style-name="ce113" table:content-validation-name="val4"/>
          <table:table-cell table:style-name="ce168" office:value-type="string">
            <text:p>mariap.mate</text:p>
          </table:table-cell>
          <table:table-cell table:style-name="ce168" table:formula="of:=VLOOKUP([.O5];['Exportacion MOS 09Abr15'.$B$2:.$B$148];1;0)" office:value-type="float" office:value="0">
            <text:p>#N/A</text:p>
          </table:table-cell>
          <table:table-cell office:value-type="string">
            <text:p><text:a xlink:href="mailto:mariap.mate@juntadeandalucia.es">mariap.mate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Ángel Casaseca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table:style-name="ce117" office:value-type="float" office:value="742494">
            <text:p>742494</text:p>
          </table:table-cell>
          <table:table-cell table:style-name="ce113" table:content-validation-name="val4"/>
          <table:table-cell table:style-name="ce168" office:value-type="string">
            <text:p>angel.casaseca</text:p>
          </table:table-cell>
          <table:table-cell table:style-name="ce168" table:formula="of:=VLOOKUP([.O6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angel.casaseca@juntadeandalucia.es">angel.casasec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José María Peche Carracedo 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6"/>
          <table:table-cell table:style-name="ce117" office:value-type="float" office:value="677904235">
            <text:p>677904235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osem.peche.ext</text:p>
          </table:table-cell>
          <table:table-cell table:style-name="ce168" table:formula="of:=VLOOKUP([.O7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josem.peche.ext@juntadeandalucia.es">josem.peche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Jesús Calderón Galán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6"/>
          <table:table-cell table:style-name="ce117" office:value-type="float" office:value="670949598">
            <text:p>670949598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anuelj.calderon.ext</text:p>
          </table:table-cell>
          <table:table-cell table:style-name="ce168" table:formula="of:=VLOOKUP([.O8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manuelj.calderon.ext@juntadeandalucia.es">manuelj.calderon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Antonio Godoy Rodríguez</text:p>
          </table:table-cell>
          <table:table-cell table:style-name="ce4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677904234">
            <text:p>677904234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toniom.godoy.ext</text:p>
          </table:table-cell>
          <table:table-cell table:style-name="ce168" table:formula="of:=VLOOKUP([.O9];['Exportacion MOS 09Abr15'.$B$2:.$B$148];1;0)" office:value-type="string" office:string-value="antoniom.godoy.ext">
            <text:p>antoniom.godoy.ext</text:p>
          </table:table-cell>
          <table:table-cell table:style-name="ce195" office:value-type="string">
            <text:p><text:span text:style-name="T4"><text:a xlink:href="mailto:antoniom.godoy.ext@juntadeandalucia.es">antoniom.godoy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6" office:value-type="string">
            <text:p>David Sánchez de Alcázar Cruz</text:p>
          </table:table-cell>
          <table:table-cell table:style-name="ce4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670949798">
            <text:p>67094979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david.sanchez.alcazarcruz.ext</text:p>
          </table:table-cell>
          <table:table-cell table:style-name="ce168" table:formula="of:=VLOOKUP([.O10];['Exportacion MOS 09Abr15'.$B$2:.$B$148];1;0)" office:value-type="string" office:string-value="david.sanchez.alcazarcruz.ext">
            <text:p>david.sanchez.alcazarcruz.ext</text:p>
          </table:table-cell>
          <table:table-cell table:style-name="ce195" office:value-type="string">
            <text:p><text:span text:style-name="T4"><text:a xlink:href="mailto:david.sanchez.alcazarcruz.ext@juntadeandalucia.es">david.sanchez.alcazarcruz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table:style-name="ce47" office:value-type="string">
            <text:p>Raúl Casado Piqueras </text:p>
          </table:table-cell>
          <table:table-cell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6"/>
          <table:table-cell table:style-name="ce117" office:value-type="float" office:value="677904237">
            <text:p>677904237</text:p>
          </table:table-cell>
          <table:table-cell table:style-name="ce113" table:content-validation-name="val4"/>
          <table:table-cell table:style-name="ce168" office:value-type="string">
            <text:p>raul.casado.ext</text:p>
          </table:table-cell>
          <table:table-cell table:style-name="ce168" table:formula="of:=VLOOKUP([.O11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raul.casado.ext@juntadeandalucia.es">raul.casado.ext@juntadeandalucia.es</text:a> </text:p>
          </table:table-cell>
          <table:table-cell table:number-columns-repeated="1007"/>
        </table:table-row>
        <table:table-row table:style-name="ro1">
          <table:table-cell office:value-type="string">
            <text:p>CALRI</text:p>
          </table:table-cell>
          <table:table-cell table:style-name="ce14" office:value-type="string">
            <text:p>Consejería de Administración Local y Relaciones Institucionales</text:p>
          </table:table-cell>
          <table:table-cell table:style-name="ce28"/>
          <table:table-cell office:value-type="string">
            <text:p>Manuel Galán Moreno</text:p>
          </table:table-cell>
          <table:table-cell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17"/>
          <table:table-cell table:style-name="ce117" office:value-type="string">
            <text:p>677904246/734246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anuel.galan.moreno.ext</text:p>
          </table:table-cell>
          <table:table-cell table:style-name="ce168" table:formula="of:=VLOOKUP([.O12];['Exportacion MOS 09Abr15'.$B$2:.$B$148];1;0)" office:value-type="float" office:value="0">
            <text:p>#N/A</text:p>
          </table:table-cell>
          <table:table-cell office:value-type="string">
            <text:p><text:a xlink:href="mailto:manuel.galan.moreno.ext@juntadeandalucia.es">manuel.galan.moreno.ext@juntade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5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Juan Luis Ceada</text:p>
          </table:table-cell>
          <table:table-cell office:value-type="string">
            <text:p>Jefe de Servicio de Informática <text:s/>(Secretaría General Técnica)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19" office:value-type="string">
            <text:p><text:span text:style-name="T8">955032496/</text:span></text:p>
            <text:p><text:span text:style-name="T8">332496</text:span></text:p>
          </table:table-cell>
          <table:table-cell table:style-name="ce124" office:value-type="string">
            <text:p>670945876/ 745876</text:p>
          </table:table-cell>
          <table:table-cell table:style-name="ce113" table:content-validation-name="val4"/>
          <table:table-cell table:style-name="ce168" office:value-type="string">
            <text:p>juanl.ceada</text:p>
          </table:table-cell>
          <table:table-cell table:style-name="ce168" table:formula="of:=VLOOKUP([.O14];['Exportacion MOS 09Abr15'.$B$2:.$B$148];1;0)" office:value-type="float" office:value="0">
            <text:p>#N/A</text:p>
          </table:table-cell>
          <table:table-cell table:style-name="ce16" office:value-type="string">
            <text:p><text:a xlink:href="mailto:juanl.ceada@juntadeandalucia.es">juanl.ceada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Carmen Garrido Granado</text:p>
          </table:table-cell>
          <table:table-cell office:value-type="string">
            <text:p>Responsable Área de Sistemas y Comunicaciones Del Servicio de Informática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0" office:value-type="string">
            <text:p>332190/</text:p>
            <text:p>955024963</text:p>
          </table:table-cell>
          <table:table-cell table:style-name="ce120" office:value-type="float" office:value="768532">
            <text:p>768532</text:p>
          </table:table-cell>
          <table:table-cell table:style-name="ce113" table:content-validation-name="val4"/>
          <table:table-cell table:style-name="ce168" office:value-type="string">
            <text:p>mariac.garrido.granado</text:p>
          </table:table-cell>
          <table:table-cell table:style-name="ce168" table:formula="of:=VLOOKUP([.O15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mariac.garrido.granado@juntadeandalucia.es">mariac.garrido.granad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Sergio Díaz Rui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1" office:value-type="float" office:value="955032498">
            <text:p>955032498</text:p>
          </table:table-cell>
          <table:table-cell table:style-name="ce121" office:value-type="float" office:value="697950999">
            <text:p>697950999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sergio.diaz</text:p>
          </table:table-cell>
          <table:table-cell table:style-name="ce168" table:formula="of:=VLOOKUP([.O16];['Exportacion MOS 09Abr15'.$B$2:.$B$148];1;0)" office:value-type="string" office:string-value="sergio.diaz">
            <text:p>sergio.diaz</text:p>
          </table:table-cell>
          <table:table-cell table:style-name="ce198" office:value-type="string">
            <text:p><text:a xlink:href="mailto:sergio.diaz@juntadeandalucia.es">sergio.dia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Rosario Núñez Pérez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198">
            <text:p>955032198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office:annotation draw:style-name="gr1" draw:text-style-name="P1" svg:width="10.496cm" svg:height="2.936cm" svg:x="54.41cm" svg:y="8.18cm" draw:caption-point-x="-13.254cm" draw:caption-point-y="8.001cm">
              <dc:date>2014-10-22T00:00:00</dc:date>
              <text:p text:style-name="P1"><text:span text:style-name="T1">Utiliza el ext (para NAOS y MOS) porque está en la rama CAPDER, que es el organismo para el que trabaja. </text:span></text:p>
              <text:p text:style-name="P1"><text:span text:style-name="T1"/></text:p>
              <text:p text:style-name="P1"><text:span text:style-name="T1">El usuario mariac.nunez.perez está en AGAPA, que es el organismo al que pertenece</text:span></text:p>
            </office:annotation>
            <text:p>rosario.nunez.ext</text:p>
          </table:table-cell>
          <table:table-cell table:style-name="ce168" table:formula="of:=VLOOKUP([.O17];['Exportacion MOS 09Abr15'.$B$2:.$B$148];1;0)" office:value-type="string" office:string-value="rosario.nunez.ext">
            <text:p>rosario.nunez.ext</text:p>
          </table:table-cell>
          <table:table-cell table:style-name="ce197" office:value-type="string">
            <text:p><text:a xlink:href="mailto:mariar.nunez.perez@juntadeandalucia.es">mariar.nunez.per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Antonio Moreno Vicente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1" office:value-type="float" office:value="955032689">
            <text:p>955032689</text:p>
          </table:table-cell>
          <table:table-cell table:style-name="ce121" office:value-type="string">
            <text:p> </text:p>
          </table:table-cell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antonio.moreno.vicente@gmail.com">antonio.moreno.vicente@gmail.com</text:a></text:span></text:p>
          </table:table-cell>
          <table:table-cell table:style-name="ce168" table:formula="of:=VLOOKUP([.O18];['Exportacion MOS 09Abr15'.$B$2:.$B$148];1;0)" office:value-type="string" office:string-value="antonio.moreno.vicente@gmail.com">
            <text:p>antonio.moreno.vicente@gmail.com</text:p>
          </table:table-cell>
          <table:table-cell table:style-name="ce198" office:value-type="string">
            <text:p><text:a xlink:href="mailto:antonio.moreno@sopragroup.com">antonio.moreno@sopragroup.com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Lourdes Pérez Gómez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548">
            <text:p>955032548</text:p>
          </table:table-cell>
          <table:table-cell table:style-name="ce15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ourdes.perez.ext</text:p>
          </table:table-cell>
          <table:table-cell table:style-name="ce168" table:formula="of:=VLOOKUP([.O19];['Exportacion MOS 09Abr15'.$B$2:.$B$148];1;0)" office:value-type="string" office:string-value="lourdes.perez.ext">
            <text:p>lourdes.perez.ext</text:p>
          </table:table-cell>
          <table:table-cell table:style-name="ce197" office:value-type="string">
            <text:p><text:a xlink:href="mailto:lourdes.perez.ext@juntadeandalucia.es">lourdes.perez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Agustín Mula González</text:p>
          </table:table-cell>
          <table:table-cell office:value-type="string">
            <text:p>Coordinación Soporte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1" office:value-type="float" office:value="955032691">
            <text:p>955032691</text:p>
          </table:table-cell>
          <table:table-cell table:style-name="ce126" office:value-type="float" office:value="652186565">
            <text:p>65218656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gustin.m.gonzalez.ext</text:p>
          </table:table-cell>
          <table:table-cell table:style-name="ce168" table:formula="of:=VLOOKUP([.O20];['Exportacion MOS 09Abr15'.$B$2:.$B$148];1;0)" office:value-type="string" office:string-value="agustin.m.gonzalez.ext">
            <text:p>agustin.m.gonzalez.ext</text:p>
          </table:table-cell>
          <table:table-cell table:style-name="ce198" office:value-type="string">
            <text:p><text:a xlink:href="mailto:agustin.m.gonzalez.ext@juntadeandalucia.es">agustin.m.gonzalez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Jose Andrés Tinoco</text:p>
          </table:table-cell>
          <table:table-cell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651">
            <text:p>955032651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a.tinoco</text:p>
          </table:table-cell>
          <table:table-cell table:style-name="ce168" table:formula="of:=VLOOKUP([.O21];['Exportacion MOS 09Abr15'.$B$2:.$B$148];1;0)" office:value-type="string" office:string-value="josea.tinoco">
            <text:p>josea.tinoco</text:p>
          </table:table-cell>
          <table:table-cell table:style-name="ce197" office:value-type="string">
            <text:p><text:a xlink:href="mailto:josea.tinoco@juntadeandalucia.es">josea.tinoc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Manuel Pérez Ron</text:p>
          </table:table-cell>
          <table:table-cell office:value-type="string">
            <text:p>Administrador de servidores de aplicaciones Weblogic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549">
            <text:p>955032549</text:p>
          </table:table-cell>
          <table:table-cell table:style-name="ce120" office:value-type="float" office:value="648540255">
            <text:p>64854025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nuel.perez.ron.ext</text:p>
          </table:table-cell>
          <table:table-cell table:style-name="ce168" table:formula="of:=VLOOKUP([.O22];['Exportacion MOS 09Abr15'.$B$2:.$B$148];1;0)" office:value-type="string" office:string-value="manuel.perez.ron.ext">
            <text:p>manuel.perez.ron.ext</text:p>
          </table:table-cell>
          <table:table-cell table:style-name="ce197" office:value-type="string">
            <text:p><text:a xlink:href="mailto:manuel.perez.ron.ext@juntadeandalucia.es">manuel.perez.ron.ext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office:value-type="string">
            <text:p>Antonio Gutiérrez Almansa</text:p>
          </table:table-cell>
          <table:table-cell office:value-type="string">
            <text:p>Administrador de servidores de aplicaciones Weblogic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2533">
            <text:p>955032533</text:p>
          </table:table-cell>
          <table:table-cell table:style-name="ce120" office:value-type="float" office:value="610264273">
            <text:p>610264273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antonio.gutierrez.a.ext</text:p>
          </table:table-cell>
          <table:table-cell table:style-name="ce168" table:formula="of:=VLOOKUP([.O23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antonio.gutierrez.a.ext@juntadeandalucia.es">antonio.gutierrez.a.ext@juntadeandaluci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CAPDER</text:p>
          </table:table-cell>
          <table:table-cell table:style-name="ce19" office:value-type="string">
            <text:p>Consejería de Agricultura, Pesca y Desarrollo Rural</text:p>
          </table:table-cell>
          <table:table-cell table:style-name="ce31"/>
          <table:table-cell table:style-name="ce48" office:value-type="string">
            <text:p>Javier López López </text:p>
          </table:table-cell>
          <table:table-cell table:style-name="ce7" office:value-type="string">
            <text:p>Administrador de servidores de aplicaciones Weblogic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22" office:value-type="float" office:value="955032521">
            <text:p>955032521</text:p>
          </table:table-cell>
          <table:table-cell table:style-name="ce125"/>
          <table:table-cell table:style-name="ce164" table:content-validation-name="val4" office:value-type="string">
            <text:p>Si - No registrado</text:p>
          </table:table-cell>
          <table:table-cell table:style-name="ce48" office:value-type="string">
            <text:p>javier.lopez.lopez.ext</text:p>
          </table:table-cell>
          <table:table-cell table:style-name="ce168" table:formula="of:=VLOOKUP([.O24];['Exportacion MOS 09Abr15'.$B$2:.$B$148];1;0)" office:value-type="float" office:value="0">
            <text:p>#N/A</text:p>
          </table:table-cell>
          <table:table-cell table:style-name="ce199" office:value-type="string">
            <text:p><text:a xlink:href="mailto:javier.lopez.lopez.ext@juntadeandalucia.es">javier.lopez.lopez.ext@juntadeandalucia.es</text:a> 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CAPDER</text:p>
          </table:table-cell>
          <table:table-cell table:style-name="ce18" office:value-type="string">
            <text:p>Consejería de Agricultura, Pesca y Desarrollo Rural</text:p>
          </table:table-cell>
          <table:table-cell table:style-name="ce30"/>
          <table:table-cell table:style-name="ce49" office:value-type="string">
            <text:p>Javier López Fernandez </text:p>
          </table:table-cell>
          <table:table-cell office:value-type="string">
            <text:p>Administrador de servidores de aplicaciones Weblogic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3" office:value-type="float" office:value="955032636">
            <text:p>955032636</text:p>
          </table:table-cell>
          <table:table-cell table:style-name="ce120"/>
          <table:table-cell table:style-name="ce164" table:content-validation-name="val4" office:value-type="string">
            <text:p>Si - No registrado</text:p>
          </table:table-cell>
          <table:table-cell table:style-name="ce49" office:value-type="string">
            <text:p>javier.lopez.fe.ext</text:p>
          </table:table-cell>
          <table:table-cell table:style-name="ce168" table:formula="of:=VLOOKUP([.O25];['Exportacion MOS 09Abr15'.$B$2:.$B$148];1;0)" office:value-type="float" office:value="0">
            <text:p>#N/A</text:p>
          </table:table-cell>
          <table:table-cell table:style-name="ce71" office:value-type="string">
            <text:p><text:a xlink:href="mailto:javier.lopez.fe.ext@juntadeandalucia.es">javier.lopez.fe.ext@juntadeandalucia.es</text:a>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ECD-CUL</text:p>
          </table:table-cell>
          <table:table-cell table:style-name="ce20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office:value-type="string">
            <text:p>Emilio Martínez Force</text:p>
          </table:table-cell>
          <table:table-cell office:value-type="string">
            <text:p>Jefe de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955036408/</text:p>
            <text:p>336408</text:p>
          </table:table-cell>
          <table:table-cell/>
          <table:table-cell table:style-name="ce113" table:content-validation-name="val4"/>
          <table:table-cell table:style-name="ce168" office:value-type="string">
            <text:p>emilio.martinez.force</text:p>
          </table:table-cell>
          <table:table-cell table:style-name="ce168" table:formula="of:=VLOOKUP([.O27];['Exportacion MOS 09Abr15'.$B$2:.$B$148];1;0)" office:value-type="float" office:value="0">
            <text:p>#N/A</text:p>
          </table:table-cell>
          <table:table-cell table:style-name="ce200" office:value-type="string">
            <text:p><text:a xlink:href="mailto:emilio.martinez.force@juntadeandalucia.es">emilio.martinez.force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CUL</text:p>
          </table:table-cell>
          <table:table-cell table:style-name="ce20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office:value-type="string">
            <text:p>Rafael García Ropero</text:p>
          </table:table-cell>
          <table:table-cell table:style-name="ce50" office:value-type="string">
            <text:p>Jefe del área de Sistemas y Explota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4" office:value-type="string">
            <text:p>955036524/</text:p>
            <text:p>336524</text:p>
          </table:table-cell>
          <table:table-cell table:style-name="ce124" office:value-type="float" office:value="747931">
            <text:p>747931</text:p>
          </table:table-cell>
          <table:table-cell table:style-name="ce113" table:content-validation-name="val4"/>
          <table:table-cell table:style-name="ce168" office:value-type="string">
            <text:p>rafael.garcia.r</text:p>
          </table:table-cell>
          <table:table-cell table:style-name="ce168" table:formula="of:=VLOOKUP([.O28];['Exportacion MOS 09Abr15'.$B$2:.$B$148];1;0)" office:value-type="float" office:value="0">
            <text:p>#N/A</text:p>
          </table:table-cell>
          <table:table-cell table:style-name="ce200" office:value-type="string">
            <text:p><text:a xlink:href="mailto:rafael.garcia.r@juntadeandalucia.es">rafael.garcia.r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CUL</text:p>
          </table:table-cell>
          <table:table-cell table:style-name="ce20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office:value-type="string">
            <text:p>José Carlos Ramírez Pérez</text:p>
          </table:table-cell>
          <table:table-cell office:value-type="string">
            <text:p>Analist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24" office:value-type="string">
            <text:p>955036504/</text:p>
            <text:p>336504</text:p>
          </table:table-cell>
          <table:table-cell table:style-name="ce124" office:value-type="float" office:value="747110">
            <text:p>74711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osec.ramirez</text:p>
          </table:table-cell>
          <table:table-cell table:style-name="ce168" table:formula="of:=VLOOKUP([.O29];['Exportacion MOS 09Abr15'.$B$2:.$B$148];1;0)" office:value-type="float" office:value="0">
            <text:p>#N/A</text:p>
          </table:table-cell>
          <table:table-cell table:style-name="ce200" office:value-type="string">
            <text:p><text:a xlink:href="mailto:josec.ramirez@juntadeandalucia.es">josec.ramirez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ECD-CUL</text:p>
          </table:table-cell>
          <table:table-cell table:style-name="ce21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table:style-name="ce7" office:value-type="string">
            <text:p>José Antonio Granados Reifs</text:p>
          </table:table-cell>
          <table:table-cell table:style-name="ce73" office:value-type="string">
            <text:p>DBA senior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5" office:value-type="string">
            <text:p>955036481 </text:p>
            <text:p>(336481)</text:p>
          </table:table-cell>
          <table:table-cell table:style-name="ce34"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antonio.granados.ext</text:p>
          </table:table-cell>
          <table:table-cell table:style-name="ce168" table:formula="of:=VLOOKUP([.O30];['Exportacion MOS 09Abr15'.$B$2:.$B$148];1;0)" office:value-type="string" office:string-value="jantonio.granados.ext">
            <text:p>jantonio.granados.ext</text:p>
          </table:table-cell>
          <table:table-cell table:style-name="ce201" office:value-type="string">
            <text:p><text:a xlink:href="mailto:jantonio.granados.ext@juntadeandalucia.es">jantonio.granados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ECD-CUL</text:p>
          </table:table-cell>
          <table:table-cell table:style-name="ce20" office:value-type="string">
            <text:p>Consejería de Educación, Cultura y Deporte – Área de Cultura</text:p>
          </table:table-cell>
          <table:table-cell table:style-name="ce32" office:value-type="string">
            <text:p>CCD</text:p>
          </table:table-cell>
          <table:table-cell office:value-type="string">
            <text:p>José Ramón López Rojas</text:p>
          </table:table-cell>
          <table:table-cell table:style-name="ce56" office:value-type="string">
            <text:p>DBA ju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20" office:value-type="string">
            <text:p>955036522 </text:p>
            <text:p>(336522)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oseramon.lopez.ext</text:p>
          </table:table-cell>
          <table:table-cell table:style-name="ce168" table:formula="of:=VLOOKUP([.O31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oseramon.lopez.ext@juntadeandalucia.es">joseramon.lopez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Julio Zabala Silva</text:p>
          </table:table-cell>
          <table:table-cell office:value-type="string">
            <text:p>Jefe Servicio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635502">
            <text:p>635502</text:p>
          </table:table-cell>
          <table:table-cell table:style-name="ce113" table:content-validation-name="val4"/>
          <table:table-cell table:style-name="ce168" office:value-type="string">
            <text:p>julio.zabala</text:p>
          </table:table-cell>
          <table:table-cell table:style-name="ce168" table:formula="of:=VLOOKUP([.O33];['Exportacion MOS 09Abr15'.$B$2:.$B$148];1;0)" office:value-type="float" office:value="0">
            <text:p>#N/A</text:p>
          </table:table-cell>
          <table:table-cell office:value-type="string">
            <text:p><text:a xlink:href="mailto:julio.zabala@juntadeandalucia.es">julio.zabal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Nicolás Vázquez Velasco 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No</text:p>
          </table:table-cell>
          <table:table-cell/>
          <table:table-cell office:value-type="float" office:value="633685">
            <text:p>633685</text:p>
          </table:table-cell>
          <table:table-cell table:style-name="ce164" table:content-validation-name="val4"/>
          <table:table-cell table:style-name="ce172" office:value-type="string">
            <text:p>nicolas.vazquez</text:p>
          </table:table-cell>
          <table:table-cell table:style-name="ce168" table:formula="of:=VLOOKUP([.O34];['Exportacion MOS 09Abr15'.$B$2:.$B$148];1;0)" office:value-type="float" office:value="0">
            <text:p>#N/A</text:p>
          </table:table-cell>
          <table:table-cell table:style-name="ce197" office:value-type="string">
            <text:p>nicolas.vazquez@juntadeandalucia.es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table:style-name="ce50" office:value-type="string">
            <text:p>Juan Manuel Marín Sánche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4" office:value-type="float" office:value="633684">
            <text:p>633684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uanm.marin.ext</text:p>
          </table:table-cell>
          <table:table-cell table:style-name="ce168" table:formula="of:=VLOOKUP([.O35];['Exportacion MOS 09Abr15'.$B$2:.$B$148];1;0)" office:value-type="string" office:string-value="juanm.marin.ext">
            <text:p>juanm.marin.ext</text:p>
          </table:table-cell>
          <table:table-cell table:style-name="ce197" office:value-type="string">
            <text:p><text:a xlink:href="mailto:juanm.marin.ext@juntadeandalucia.es">juanm.marin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Leopoldo Coronel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0" office:value-type="float" office:value="633695">
            <text:p>63369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eopoldo.coronel.ext</text:p>
          </table:table-cell>
          <table:table-cell table:style-name="ce168" table:formula="of:=VLOOKUP([.O36];['Exportacion MOS 09Abr15'.$B$2:.$B$148];1;0)" office:value-type="string" office:string-value="leopoldo.coronel.ext">
            <text:p>leopoldo.coronel.ext</text:p>
          </table:table-cell>
          <table:table-cell table:style-name="ce197" office:value-type="string">
            <text:p><text:a xlink:href="mailto:leopoldo.coronel.ext@juntadeandalucia.es">leopoldo.coronel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Javier Palacios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0" office:value-type="float" office:value="633732">
            <text:p>633732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avier.palacios.ext</text:p>
          </table:table-cell>
          <table:table-cell table:style-name="ce168" table:formula="of:=VLOOKUP([.O37];['Exportacion MOS 09Abr15'.$B$2:.$B$148];1;0)" office:value-type="string" office:string-value="javier.palacios.ext">
            <text:p>javier.palacios.ext</text:p>
          </table:table-cell>
          <table:table-cell table:style-name="ce197" office:value-type="string">
            <text:p><text:a xlink:href="mailto:javier.palacios.ext@juntadeandalucia.es">javier.palacios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César García Agudo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/>
          <table:table-cell table:style-name="ce120" office:value-type="float" office:value="633732">
            <text:p>633732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cesar.garcia.agudo.ext</text:p>
          </table:table-cell>
          <table:table-cell table:style-name="ce168" table:formula="of:=VLOOKUP([.O38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cesar.garcia.agudo.ext@juntadeandalucia.es">cesar.garcia.agud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office:value-type="string">
            <text:p>Javier Duque Pintor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/>
          <table:table-cell table:style-name="ce120" office:value-type="float" office:value="744210">
            <text:p>74421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ranciscoj.duque</text:p>
          </table:table-cell>
          <table:table-cell table:style-name="ce168" table:formula="of:=VLOOKUP([.O3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franciscoj.duque@juntadeandalucia.es">franciscoj.duque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ECD-EDU</text:p>
          </table:table-cell>
          <table:table-cell table:style-name="ce21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table:style-name="ce7" office:value-type="string">
            <text:p>Jose Luis Heredia Amaya </text:p>
          </table:table-cell>
          <table:table-cell table:style-name="ce7" office:value-type="string">
            <text:p>Técnico BBD y Sv. aplicaciones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74"/>
          <table:table-cell table:style-name="ce151" office:value-type="float" office:value="633693">
            <text:p>633693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josel.heredia.ext</text:p>
          </table:table-cell>
          <table:table-cell table:style-name="ce168" table:formula="of:=VLOOKUP([.O40];['Exportacion MOS 09Abr15'.$B$2:.$B$148];1;0)" office:value-type="float" office:value="0">
            <text:p>#N/A</text:p>
          </table:table-cell>
          <table:table-cell table:style-name="ce74" office:value-type="string">
            <text:p><text:a xlink:href="mailto:josel.heredia.ext@juntadeandalucia.es">josel.heredia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CECD-EDU</text:p>
          </table:table-cell>
          <table:table-cell table:style-name="ce20" office:value-type="string">
            <text:p>Consejería de Educación, Cultura y Deporte – Área de Educación</text:p>
          </table:table-cell>
          <table:table-cell table:style-name="ce32" office:value-type="string">
            <text:p>CED</text:p>
          </table:table-cell>
          <table:table-cell table:style-name="ce51" office:value-type="string">
            <text:p>Rafael Mancebo </text:p>
          </table:table-cell>
          <table:table-cell table:style-name="ce51" office:value-type="string">
            <text:p>servicio de informática de la Consejería de Educación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number-columns-repeated="2"/>
          <table:table-cell table:style-name="ce113" table:content-validation-name="val4"/>
          <table:table-cell table:style-name="ce168" office:value-type="string">
            <text:p>rafaelj.mancebo</text:p>
          </table:table-cell>
          <table:table-cell table:style-name="ce168" table:formula="of:=VLOOKUP([.O41];['Exportacion MOS 09Abr15'.$B$2:.$B$148];1;0)" office:value-type="float" office:value="0">
            <text:p>#N/A</text:p>
          </table:table-cell>
          <table:table-cell table:style-name="ce202" office:value-type="string">
            <text:p><text:a xlink:href="mailto:rafaelj.mancebo@juntadeandalucia.es">rafaelj.mancebo@juntadeandalucia.es</text:a>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/>
          <table:table-cell office:value-type="string">
            <text:p>Juan Gasch Illescas</text:p>
          </table:table-cell>
          <table:table-cell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95178">
            <text:p>395178</text:p>
          </table:table-cell>
          <table:table-cell/>
          <table:table-cell table:style-name="ce113" table:content-validation-name="val4"/>
          <table:table-cell table:style-name="ce168" office:value-type="string">
            <text:p>juan.gasch</text:p>
          </table:table-cell>
          <table:table-cell table:style-name="ce168" table:formula="of:=VLOOKUP([.O43];['Exportacion MOS 09Abr15'.$B$2:.$B$148];1;0)" office:value-type="float" office:value="0">
            <text:p>#N/A</text:p>
          </table:table-cell>
          <table:table-cell office:value-type="string">
            <text:p><text:a xlink:href="mailto:juan.gasch@juntadeandalucia.es">juan.gasch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/>
          <table:table-cell office:value-type="string">
            <text:p>Pablo Roldán Ruiz</text:p>
          </table:table-cell>
          <table:table-cell office:value-type="string">
            <text:p>Analista funcional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office:value-type="float" office:value="395136">
            <text:p>395136</text:p>
          </table:table-cell>
          <table:table-cell/>
          <table:table-cell table:style-name="ce113" table:content-validation-name="val4"/>
          <table:table-cell table:style-name="ce168" office:value-type="string">
            <text:p>pablo.roldan.ruiz</text:p>
          </table:table-cell>
          <table:table-cell table:style-name="ce168" table:formula="of:=VLOOKUP([.O44];['Exportacion MOS 09Abr15'.$B$2:.$B$148];1;0)" office:value-type="float" office:value="0">
            <text:p>#N/A</text:p>
          </table:table-cell>
          <table:table-cell office:value-type="string">
            <text:p><text:a xlink:href="mailto:pablo.roldan.ruiz@juntadeandalucia.es">pablo.roldan.rui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/>
          <table:table-cell office:value-type="string">
            <text:p>German Tendero Lopez</text:p>
          </table:table-cell>
          <table:table-cell office:value-type="string">
            <text:p>Técnico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float" office:value="954938368">
            <text:p>954938368</text:p>
          </table:table-cell>
          <table:table-cell table:style-name="ce4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german.tendero.ext</text:p>
          </table:table-cell>
          <table:table-cell table:style-name="ce168" table:formula="of:=VLOOKUP([.O45];['Exportacion MOS 09Abr15'.$B$2:.$B$148];1;0)" office:value-type="string" office:string-value="german.tendero.ext">
            <text:p>german.tendero.ext</text:p>
          </table:table-cell>
          <table:table-cell office:value-type="string">
            <text:p><text:a xlink:href="mailto:german.tendero.ext@juntadeandalucia.es">german.tendero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EICE</text:p>
          </table:table-cell>
          <table:table-cell table:style-name="ce7" office:value-type="string">
            <text:p>Consejería de Economía, Innovación, Ciencia y Empleo </text:p>
          </table:table-cell>
          <table:table-cell table:style-name="ce34"/>
          <table:table-cell table:style-name="ce7" office:value-type="string">
            <text:p>Maria Antonia Avila Arellano</text:p>
          </table:table-cell>
          <table:table-cell table:style-name="ce7" office:value-type="string">
            <text:p>Técnico de Base de Dato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34"/>
          <table:table-cell table:style-name="ce34" office:value-type="float" office:value="619912784">
            <text:p>619912784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mariaa.avila.ext</text:p>
          </table:table-cell>
          <table:table-cell table:style-name="ce168" table:formula="of:=VLOOKUP([.O46];['Exportacion MOS 09Abr15'.$B$2:.$B$148];1;0)" office:value-type="string" office:string-value="mariaa.avila.ext">
            <text:p>mariaa.avila.ext</text:p>
          </table:table-cell>
          <table:table-cell table:style-name="ce180" office:value-type="string">
            <text:p><text:a xlink:href="mailto:mariaa.avila.ext@juntadeandalucia.es">mariaa.avila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 table:style-name="ce35" office:value-type="string">
            <text:p>SANDETEL</text:p>
          </table:table-cell>
          <table:table-cell office:value-type="string">
            <text:p>José Javier Domínguez Reina</text:p>
          </table:table-cell>
          <table:table-cell office:value-type="string">
            <text:p>Técnico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0" office:value-type="string">
            <text:p><text:s/>697 957 361 <text:s/></text:p>
            <text:p>(757 361)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josej.dominguez</text:p>
          </table:table-cell>
          <table:table-cell table:style-name="ce168" table:formula="of:=VLOOKUP([.O47];['Exportacion MOS 09Abr15'.$B$2:.$B$148];1;0)" office:value-type="float" office:value="0">
            <text:p>#N/A</text:p>
          </table:table-cell>
          <table:table-cell office:value-type="string">
            <text:p><text:a xlink:href="mailto:josej.dominguez@juntadeandalucia.es">josej.domingu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EICE</text:p>
          </table:table-cell>
          <table:table-cell office:value-type="string">
            <text:p>Consejería de Economía, Innovación, Ciencia y Empleo </text:p>
          </table:table-cell>
          <table:table-cell table:style-name="ce35"/>
          <table:table-cell table:style-name="ce47" office:value-type="string">
            <text:p>David Reyes López </text:p>
          </table:table-cell>
          <table:table-cell table:style-name="ce47" office:value-type="string">
            <text:p>Analista Programador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style-name="ce126" office:value-type="float" office:value="395176">
            <text:p>395176</text:p>
          </table:table-cell>
          <table:table-cell table:style-name="ce120"/>
          <table:table-cell table:style-name="ce164" table:content-validation-name="val4"/>
          <table:table-cell table:style-name="ce49" office:value-type="string">
            <text:p>david.reyes </text:p>
          </table:table-cell>
          <table:table-cell table:style-name="ce168" table:formula="of:=VLOOKUP([.O48];['Exportacion MOS 09Abr15'.$B$2:.$B$148];1;0)" office:value-type="float" office:value="0">
            <text:p>#N/A</text:p>
          </table:table-cell>
          <table:table-cell table:style-name="ce47" office:value-type="string">
            <text:p>david.reyes@juntadeandalucia.es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Francisco Fernández Ramos</text:p>
          </table:table-cell>
          <table:table-cell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9812">
            <text:p>369812</text:p>
          </table:table-cell>
          <table:table-cell/>
          <table:table-cell table:style-name="ce113" table:content-validation-name="val4"/>
          <table:table-cell table:style-name="ce168" office:value-type="string">
            <text:p>juanf.fernandez.ramos</text:p>
          </table:table-cell>
          <table:table-cell table:style-name="ce168" table:formula="of:=VLOOKUP([.O50];['Exportacion MOS 09Abr15'.$B$2:.$B$148];1;0)" office:value-type="float" office:value="0">
            <text:p>#N/A</text:p>
          </table:table-cell>
          <table:table-cell office:value-type="string">
            <text:p><text:a xlink:href="mailto:juanf.fernandez.ramos@juntadeandalucia.es">juanf.fernandez.ramo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Víctor Osuna Carmona</text:p>
          </table:table-cell>
          <table:table-cell office:value-type="string">
            <text:p>Adjunto de Explotación del Servicio de Informática de la SGT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58357">
            <text:p>358357</text:p>
          </table:table-cell>
          <table:table-cell office:value-type="float" office:value="746616">
            <text:p>746616</text:p>
          </table:table-cell>
          <table:table-cell table:style-name="ce113" table:content-validation-name="val4"/>
          <table:table-cell table:style-name="ce168" office:value-type="string">
            <text:p>victor.osuna</text:p>
          </table:table-cell>
          <table:table-cell table:style-name="ce168" table:formula="of:=VLOOKUP([.O51];['Exportacion MOS 09Abr15'.$B$2:.$B$148];1;0)" office:value-type="float" office:value="0">
            <text:p>#N/A</text:p>
          </table:table-cell>
          <table:table-cell office:value-type="string">
            <text:p><text:a xlink:href="mailto:victor.osuna@juntadeandalucia.es">victor.osun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Antonio Morales Ramírez</text:p>
          </table:table-cell>
          <table:table-cell office:value-type="string">
            <text:p>Coordinador grupo, analista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float" office:value="955926661">
            <text:p>955926661</text:p>
          </table:table-cell>
          <table:table-cell office:value-type="float" office:value="663090316">
            <text:p>663090316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tonio.morales.ramirez.ext</text:p>
          </table:table-cell>
          <table:table-cell table:style-name="ce168" table:formula="of:=VLOOKUP([.O52];['Exportacion MOS 09Abr15'.$B$2:.$B$148];1;0)" office:value-type="string" office:string-value="antonio.morales.ramirez.ext">
            <text:p>antonio.morales.ramirez.ext</text:p>
          </table:table-cell>
          <table:table-cell office:value-type="string">
            <text:p><text:a xlink:href="mailto:antonio.morales.ramirez.ext@juntadeandalucia.es">antonio.morales.ramirez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Diego Hernán Torre Celada</text:p>
          </table:table-cell>
          <table:table-cell office:value-type="string">
            <text:p>Administrador, analista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float" office:value="955065412">
            <text:p>95506541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diego.torre.ext</text:p>
          </table:table-cell>
          <table:table-cell table:style-name="ce168" table:formula="of:=VLOOKUP([.O53];['Exportacion MOS 09Abr15'.$B$2:.$B$148];1;0)" office:value-type="string" office:string-value="diego.torre.ext">
            <text:p>diego.torre.ext</text:p>
          </table:table-cell>
          <table:table-cell office:value-type="string">
            <text:p><text:a xlink:href="mailto:diego.torre.ext@juntadeandalucia.es">diego.torre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FV</text:p>
          </table:table-cell>
          <table:table-cell table:style-name="ce7" office:value-type="string">
            <text:p>Consejería de Fomento y Vivienda </text:p>
          </table:table-cell>
          <table:table-cell table:style-name="ce34"/>
          <table:table-cell table:style-name="ce7" office:value-type="string">
            <text:p>Jorge Palma Enamorado</text:p>
          </table:table-cell>
          <table:table-cell table:style-name="ce7" office:value-type="string">
            <text:p>Responsable de sistemas, coordinación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34" office:value-type="float" office:value="955926848">
            <text:p>955926848</text:p>
          </table:table-cell>
          <table:table-cell table:style-name="ce34" office:value-type="float" office:value="671562857">
            <text:p>671562857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orge.palma</text:p>
          </table:table-cell>
          <table:table-cell table:style-name="ce168" table:formula="of:=VLOOKUP([.O54];['Exportacion MOS 09Abr15'.$B$2:.$B$148];1;0)" office:value-type="string" office:string-value="jorge.palma">
            <text:p>jorge.palma</text:p>
          </table:table-cell>
          <table:table-cell table:style-name="ce180" office:value-type="string">
            <text:p><text:a xlink:href="mailto:jorge.palma@juntadeandalucia.es">jorge.palm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Javier Ruiz de Infante González </text:p>
          </table:table-cell>
          <table:table-cell office:value-type="string">
            <text:p>Dinamizador secundario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9828">
            <text:p>369828</text:p>
          </table:table-cell>
          <table:table-cell/>
          <table:table-cell table:style-name="ce113" table:content-validation-name="val4"/>
          <table:table-cell table:style-name="ce168" office:value-type="string">
            <text:p>javier.ruizinfante</text:p>
          </table:table-cell>
          <table:table-cell table:style-name="ce168" table:formula="of:=VLOOKUP([.O55];['Exportacion MOS 09Abr15'.$B$2:.$B$148];1;0)" office:value-type="float" office:value="0">
            <text:p>#N/A</text:p>
          </table:table-cell>
          <table:table-cell office:value-type="string">
            <text:p><text:a xlink:href="mailto:javier.ruizinfante@juntadeandalucia.es">javier.ruizinfant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CFV</text:p>
          </table:table-cell>
          <table:table-cell office:value-type="string">
            <text:p>Consejería de Fomento y Vivienda </text:p>
          </table:table-cell>
          <table:table-cell/>
          <table:table-cell office:value-type="string">
            <text:p>María José Luna Moreno 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358365">
            <text:p>358365</text:p>
          </table:table-cell>
          <table:table-cell/>
          <table:table-cell table:style-name="ce113" table:content-validation-name="val4"/>
          <table:table-cell table:style-name="ce168" office:value-type="string">
            <text:p>mariaj.luna.ext</text:p>
          </table:table-cell>
          <table:table-cell table:style-name="ce168" table:formula="of:=VLOOKUP([.O56];['Exportacion MOS 09Abr15'.$B$2:.$B$148];1;0)" office:value-type="float" office:value="0">
            <text:p>#N/A</text:p>
          </table:table-cell>
          <table:table-cell office:value-type="string">
            <text:p><text:a xlink:href="mailto:mariaj.luna.ext@juntadeandalucia.es">mariaj.luna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Juan Álvarez Abrio</text:p>
          </table:table-cell>
          <table:table-cell office:value-type="string">
            <text:p>Jefe de Servicio de Producción de la DG de Política Digital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4677">
            <text:p>364677</text:p>
          </table:table-cell>
          <table:table-cell/>
          <table:table-cell table:style-name="ce113" table:content-validation-name="val4"/>
          <table:table-cell table:style-name="ce168" office:value-type="string">
            <text:p>juan.alvarez.abrio</text:p>
          </table:table-cell>
          <table:table-cell table:style-name="ce168" table:formula="of:=VLOOKUP([.O58];['Exportacion MOS 09Abr15'.$B$2:.$B$148];1;0)" office:value-type="float" office:value="0">
            <text:p>#N/A</text:p>
          </table:table-cell>
          <table:table-cell office:value-type="string">
            <text:p><text:a xlink:href="mailto:juan.alvarez.abrio@juntadeandalucia.es">juan.alvarez.abri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46" office:value-type="string">
            <text:p>Francisco José Domenech Colomer</text:p>
          </table:table-cell>
          <table:table-cell office:value-type="string">
            <text:p>Adjunto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17" office:value-type="float" office:value="365543">
            <text:p>365543</text:p>
          </table:table-cell>
          <table:table-cell table:style-name="ce117" office:value-type="float" office:value="755040">
            <text:p>755040</text:p>
          </table:table-cell>
          <table:table-cell table:style-name="ce113" table:content-validation-name="val4"/>
          <table:table-cell table:style-name="ce168" office:value-type="string">
            <text:p>francisco.domenech</text:p>
          </table:table-cell>
          <table:table-cell table:style-name="ce168" table:formula="of:=VLOOKUP([.O59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francisco.domenech@juntadeandalucia.es">francisco.domenech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José María Folía Baena</text:p>
          </table:table-cell>
          <table:table-cell office:value-type="string">
            <text:p>Adjunto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17" office:value-type="float" office:value="364727">
            <text:p>364727</text:p>
          </table:table-cell>
          <table:table-cell/>
          <table:table-cell table:style-name="ce113" table:content-validation-name="val4"/>
          <table:table-cell table:style-name="ce168" office:value-type="string">
            <text:p>jose.folia</text:p>
          </table:table-cell>
          <table:table-cell table:style-name="ce168" table:formula="of:=VLOOKUP([.O60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jose.folia@juntadeandalucia.es">jose.folia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Antonio Blanco Morales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No</text:p>
          </table:table-cell>
          <table:table-cell table:style-name="ce117" office:value-type="float" office:value="365074">
            <text:p>365074</text:p>
          </table:table-cell>
          <table:table-cell/>
          <table:table-cell table:style-name="ce164" table:content-validation-name="val4"/>
          <table:table-cell table:style-name="ce168" office:value-type="string">
            <text:p>antonio.blanco</text:p>
          </table:table-cell>
          <table:table-cell table:style-name="ce168" table:formula="of:=VLOOKUP([.O61];['Exportacion MOS 09Abr15'.$B$2:.$B$148];1;0)" office:value-type="float" office:value="0">
            <text:p>#N/A</text:p>
          </table:table-cell>
          <table:table-cell table:style-name="ce195" office:value-type="string">
            <text:p>a<text:a xlink:href="mailto:ntonio.blanco@juntadeandalucia.es">ntonio.blanc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Juan Carlos Peña Jaramillo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 office:value-type="float" office:value="955064686">
            <text:p>955064686</text:p>
          </table:table-cell>
          <table:table-cell office:value-type="float" office:value="627455436">
            <text:p>627455436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carlos.pena.ext</text:p>
          </table:table-cell>
          <table:table-cell table:style-name="ce168" table:formula="of:=VLOOKUP([.O62];['Exportacion MOS 09Abr15'.$B$2:.$B$148];1;0)" office:value-type="string" office:string-value="jcarlos.pena.ext">
            <text:p>jcarlos.pena.ext</text:p>
          </table:table-cell>
          <table:table-cell table:style-name="ce195" office:value-type="string">
            <text:p><text:a xlink:href="mailto:jcarlos.pena.ext@juntadeandalucia.es">jcarlos.pen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Rafael del Águila de la Puente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17" office:value-type="float" office:value="955056721">
            <text:p>955056721</text:p>
          </table:table-cell>
          <table:table-cell/>
          <table:table-cell table:style-name="ce113" table:content-validation-name="val4"/>
          <table:table-cell table:style-name="ce168" office:value-type="string">
            <text:p>rafael.aguila.ext</text:p>
          </table:table-cell>
          <table:table-cell table:style-name="ce168" table:formula="of:=VLOOKUP([.O63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rafael.aguila.ext@juntadeandalucia.es">rafael.aguila.ext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Juan Jesús Pérez Gómez</text:p>
          </table:table-cell>
          <table:table-cell office:value-type="string">
            <text:p>Responsable de Operación en Áreas Técnicas Oracle y Solaris.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 office:value-type="float" office:value="955064687">
            <text:p>955064687</text:p>
          </table:table-cell>
          <table:table-cell office:value-type="float" office:value="670944223">
            <text:p>670944223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uanj.perez.ext</text:p>
          </table:table-cell>
          <table:table-cell table:style-name="ce168" table:formula="of:=VLOOKUP([.O64];['Exportacion MOS 09Abr15'.$B$2:.$B$148];1;0)" office:value-type="string" office:string-value="juanj.perez.ext">
            <text:p>juanj.perez.ext</text:p>
          </table:table-cell>
          <table:table-cell table:style-name="ce195" office:value-type="string">
            <text:p><text:a xlink:href="mailto:juanj.perez.ext@juntadeandalucia.es">juanj.perez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Pilar Real Sancho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 office:value-type="float" office:value="955056721">
            <text:p>955056721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pilar.real.ext</text:p>
          </table:table-cell>
          <table:table-cell table:style-name="ce168" table:formula="of:=VLOOKUP([.O65];['Exportacion MOS 09Abr15'.$B$2:.$B$148];1;0)" office:value-type="string" office:string-value="pilar.real.ext">
            <text:p>pilar.real.ext</text:p>
          </table:table-cell>
          <table:table-cell table:style-name="ce195" office:value-type="string">
            <text:p><text:a xlink:href="mailto:pilar.real.ext@juntadeandalucia.es">pilar.real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David Luis Moya Garrido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 office:value-type="float" office:value="955064687">
            <text:p>955064687</text:p>
          </table:table-cell>
          <table:table-cell office:value-type="float" office:value="600963841">
            <text:p>600963841</text:p>
          </table:table-cell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sysassysdba@gmail.com">sysassysdba@gmail.com</text:a></text:span></text:p>
          </table:table-cell>
          <table:table-cell table:style-name="ce168" table:formula="of:=VLOOKUP([.O66];['Exportacion MOS 09Abr15'.$B$2:.$B$148];1;0)" office:value-type="string" office:string-value="sysassysdba@gmail.com">
            <text:p>sysassysdba@gmail.com</text:p>
          </table:table-cell>
          <table:table-cell table:style-name="ce195" office:value-type="string">
            <text:p><text:a xlink:href="mailto:davidl.moya.ext@juntadeandalucia.es">davidl.moy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Luis Sánchez Vallejo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17"/>
          <table:table-cell office:value-type="float" office:value="600963828">
            <text:p>60096382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uis.sanchez.ext</text:p>
          </table:table-cell>
          <table:table-cell table:style-name="ce168" table:formula="of:=VLOOKUP([.O67];['Exportacion MOS 09Abr15'.$B$2:.$B$148];1;0)" office:value-type="string" office:string-value="luis.sanchez.ext">
            <text:p>luis.sanchez.ext</text:p>
          </table:table-cell>
          <table:table-cell table:style-name="ce195" office:value-type="string">
            <text:p><text:a xlink:href="mailto:luis.sanchez.ext@juntadeandalucia.es">luis.sanchez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HAP</text:p>
          </table:table-cell>
          <table:table-cell table:style-name="ce7" office:value-type="string">
            <text:p>Consejería de Hacienda y Administración Pública </text:p>
          </table:table-cell>
          <table:table-cell table:style-name="ce34"/>
          <table:table-cell table:style-name="ce7" office:value-type="string">
            <text:p>Carlos Alberto Rodríguez Sánchez</text:p>
          </table:table-cell>
          <table:table-cell table:style-name="ce7" office:value-type="string">
            <text:p>Tecnico de sistema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7" office:value-type="float" office:value="955064660">
            <text:p>955064660</text:p>
          </table:table-cell>
          <table:table-cell table:style-name="ce34" office:value-type="float" office:value="627466761">
            <text:p>627466761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calberto.rodriguez.ext</text:p>
          </table:table-cell>
          <table:table-cell table:style-name="ce168" table:formula="of:=VLOOKUP([.O68];['Exportacion MOS 09Abr15'.$B$2:.$B$148];1;0)" office:value-type="string" office:string-value="calberto.rodriguez.ext">
            <text:p>calberto.rodriguez.ext</text:p>
          </table:table-cell>
          <table:table-cell table:style-name="ce203" office:value-type="string">
            <text:p><text:a xlink:href="mailto:calberto.rodriguez.ext@juntadeandalucia.es">calberto.rodriguez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Marcelo Reina Aguilar</text:p>
          </table:table-cell>
          <table:table-cell office:value-type="string">
            <text:p>Enlace Dinamizador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5056">
            <text:p>365056</text:p>
          </table:table-cell>
          <table:table-cell office:value-type="float" office:value="764759">
            <text:p>764759</text:p>
          </table:table-cell>
          <table:table-cell table:style-name="ce113" table:content-validation-name="val4"/>
          <table:table-cell table:style-name="ce168" office:value-type="string">
            <text:p>marcelo.reina</text:p>
          </table:table-cell>
          <table:table-cell table:style-name="ce168" table:formula="of:=VLOOKUP([.O69];['Exportacion MOS 09Abr15'.$B$2:.$B$148];1;0)" office:value-type="float" office:value="0">
            <text:p>#N/A</text:p>
          </table:table-cell>
          <table:table-cell office:value-type="string">
            <text:p><text:a xlink:href="mailto:marcelo.reina@juntadeandalucia.es">marcelo.rein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office:value-type="string">
            <text:p>Sonia María Torres Llanera</text:p>
          </table:table-cell>
          <table:table-cell office:value-type="string">
            <text:p>Técnico Proyecto GUI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90073">
            <text:p>690073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sonia.torres.ext</text:p>
          </table:table-cell>
          <table:table-cell table:style-name="ce168" table:formula="of:=VLOOKUP([.O70];['Exportacion MOS 09Abr15'.$B$2:.$B$148];1;0)" office:value-type="string" office:string-value="sonia.torres.ext">
            <text:p>sonia.torres.ext</text:p>
          </table:table-cell>
          <table:table-cell office:value-type="string">
            <text:p><text:a xlink:href="mailto:sonia.torres@juntadeandalucia.es">sonia.torre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Daniel Herreros Fraile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4" office:value-type="string">
            <text:p>daniel.herreros.ext</text:p>
          </table:table-cell>
          <table:table-cell table:style-name="ce168" table:formula="of:=VLOOKUP([.O71];['Exportacion MOS 09Abr15'.$B$2:.$B$148];1;0)" office:value-type="float" office:value="0">
            <text:p>#N/A</text:p>
          </table:table-cell>
          <table:table-cell office:value-type="string">
            <text:p><text:a xlink:href="mailto:daniel.herreros.ext@juntadeandalucia.es">daniel.herreros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Enrique Gozalo Zarzosa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4" office:value-type="string">
            <text:p>enrique.gozalo.ext</text:p>
          </table:table-cell>
          <table:table-cell table:style-name="ce168" table:formula="of:=VLOOKUP([.O72];['Exportacion MOS 09Abr15'.$B$2:.$B$148];1;0)" office:value-type="float" office:value="0">
            <text:p>#N/A</text:p>
          </table:table-cell>
          <table:table-cell table:style-name="ce52" office:value-type="string">
            <text:p><text:a xlink:href="mailto:enrique.gozalo.ext@juntadeandalucia.es">enrique.gozal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Jose Luis Llorente Rey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4" office:value-type="string">
            <text:p>josel.llorente.ext</text:p>
          </table:table-cell>
          <table:table-cell table:style-name="ce168" table:formula="of:=VLOOKUP([.O73];['Exportacion MOS 09Abr15'.$B$2:.$B$148];1;0)" office:value-type="float" office:value="0">
            <text:p>#N/A</text:p>
          </table:table-cell>
          <table:table-cell table:style-name="ce52" office:value-type="string">
            <text:p><text:a xlink:href="mailto:josel.llorente.ext@juntadeandalucia.es">josel.llorente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Miguel Ruiz Cuesta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4" office:value-type="string">
            <text:p>miguel.ruiz.cuesta.ext</text:p>
          </table:table-cell>
          <table:table-cell table:style-name="ce168" table:formula="of:=VLOOKUP([.O74];['Exportacion MOS 09Abr15'.$B$2:.$B$148];1;0)" office:value-type="float" office:value="0">
            <text:p>#N/A</text:p>
          </table:table-cell>
          <table:table-cell table:style-name="ce52" office:value-type="string">
            <text:p><text:a xlink:href="mailto:miguel.ruiz.cuesta.ext@juntadeandalucia.es">miguel.ruiz.cuest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Jorge Pardeiro Sanchez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number-columns-repeated="2"/>
          <table:table-cell table:style-name="ce113" table:content-validation-name="val4" office:value-type="string">
            <text:p>Si</text:p>
          </table:table-cell>
          <table:table-cell table:style-name="ce175" office:value-type="string">
            <text:p><text:span text:style-name="T13"><text:a xlink:href="mailto:jorge.pardeiro.sanchez@es.pwc.com">jorge.pardeiro.sanchez@es.pwc.com</text:a></text:span></text:p>
          </table:table-cell>
          <table:table-cell table:style-name="ce168" table:formula="of:=VLOOKUP([.O75];['Exportacion MOS 09Abr15'.$B$2:.$B$148];1;0)" office:value-type="string" office:string-value="jorge.pardeiro.sanchez@es.pwc.com">
            <text:p>jorge.pardeiro.sanchez@es.pwc.com</text:p>
          </table:table-cell>
          <table:table-cell table:style-name="ce204" office:value-type="string">
            <text:p><text:a xlink:href="mailto:jorge.pardeiro.sanchez@es.pwc.com">jorge.pardeiro.sanchez@es.pwc.com</text:a> </text:p>
          </table:table-cell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Julio Perez Lopez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6" office:value-type="string">
            <text:p>julio.perez.ext</text:p>
          </table:table-cell>
          <table:table-cell table:style-name="ce168" table:formula="of:=VLOOKUP([.O76];['Exportacion MOS 09Abr15'.$B$2:.$B$148];1;0)" office:value-type="float" office:value="0">
            <text:p>#N/A</text:p>
          </table:table-cell>
          <table:table-cell table:style-name="ce204" office:value-type="string">
            <text:p><text:a xlink:href="mailto:julio.perez.ext@juntadeandalucia.es">julio.perez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HAP</text:p>
          </table:table-cell>
          <table:table-cell table:style-name="ce7" office:value-type="string">
            <text:p>Consejería de Hacienda y Administración Pública </text:p>
          </table:table-cell>
          <table:table-cell table:style-name="ce34"/>
          <table:table-cell table:style-name="ce53" office:value-type="string">
            <text:p>Carlos Luaces De Santiago </text:p>
          </table:table-cell>
          <table:table-cell table:style-name="ce74" office:value-type="string">
            <text:p>Desarrollador Proyecto GUIA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style-name="ce34" table:number-columns-repeated="2"/>
          <table:table-cell table:style-name="ce164" table:content-validation-name="val4"/>
          <table:table-cell table:style-name="ce177" office:value-type="string">
            <text:p>carlos.luaces.ext</text:p>
          </table:table-cell>
          <table:table-cell table:style-name="ce168" table:formula="of:=VLOOKUP([.O77];['Exportacion MOS 09Abr15'.$B$2:.$B$148];1;0)" office:value-type="float" office:value="0">
            <text:p>#N/A</text:p>
          </table:table-cell>
          <table:table-cell table:style-name="ce205" office:value-type="string">
            <text:p><text:a xlink:href="mailto:carlos.luaces.ext@juntadeandalucia.es">carlos.luaces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4" office:value-type="string">
            <text:p>Jorge Sendra Mas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8" office:value-type="string">
            <text:p>jorge.sendra.ext</text:p>
          </table:table-cell>
          <table:table-cell table:style-name="ce168" table:formula="of:=VLOOKUP([.O78];['Exportacion MOS 09Abr15'.$B$2:.$B$148];1;0)" office:value-type="float" office:value="0">
            <text:p>#N/A</text:p>
          </table:table-cell>
          <table:table-cell table:style-name="ce204"/>
          <table:table-cell table:number-columns-repeated="1007"/>
        </table:table-row>
        <table:table-row table:style-name="ro1">
          <table:table-cell office:value-type="string">
            <text:p>CHAP</text:p>
          </table:table-cell>
          <table:table-cell office:value-type="string">
            <text:p>Consejería de Hacienda y Administración Pública </text:p>
          </table:table-cell>
          <table:table-cell/>
          <table:table-cell table:style-name="ce52" office:value-type="string">
            <text:p>Luis Sancho Quintana </text:p>
          </table:table-cell>
          <table:table-cell table:style-name="ce47" office:value-type="string">
            <text:p>Desarrollador Proyecto GUI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number-columns-repeated="2"/>
          <table:table-cell table:style-name="ce164" table:content-validation-name="val4"/>
          <table:table-cell table:style-name="ce176" office:value-type="string">
            <text:p>luis.sancho.ext</text:p>
          </table:table-cell>
          <table:table-cell table:style-name="ce168" table:formula="of:=VLOOKUP([.O79];['Exportacion MOS 09Abr15'.$B$2:.$B$148];1;0)" office:value-type="float" office:value="0">
            <text:p>#N/A</text:p>
          </table:table-cell>
          <table:table-cell table:style-name="ce204" office:value-type="string">
            <text:p><text:a xlink:href="mailto:luis.sancho.ext@juntadeandalucia.es">luis.sancho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office:value-type="string">
            <text:p>Raquel Reinoso Lobato</text:p>
          </table:table-cell>
          <table:table-cell office:value-type="string">
            <text:p>JEFA DEPARTAMENTO SISTEMA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92610">
            <text:p>69261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raquel.reinoso</text:p>
          </table:table-cell>
          <table:table-cell table:style-name="ce168" table:formula="of:=VLOOKUP([.O81];['Exportacion MOS 09Abr15'.$B$2:.$B$148];1;0)" office:value-type="string" office:string-value="raquel.reinoso">
            <text:p>raquel.reinoso</text:p>
          </table:table-cell>
          <table:table-cell office:value-type="string">
            <text:p><text:a xlink:href="mailto:raquel.reinoso@juntadeandalucia.es">raquel.reinos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office:value-type="string">
            <text:p>Mercedes Castro Terrero</text:p>
          </table:table-cell>
          <table:table-cell table:style-name="ce56" office:value-type="string">
            <text:p>Administradora de BBDD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306467">
            <text:p>306467</text:p>
          </table:table-cell>
          <table:table-cell/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mmercedes.castro</text:p>
          </table:table-cell>
          <table:table-cell table:style-name="ce168" table:formula="of:=VLOOKUP([.O82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mmercedes.castro@juntadeandalucia.es">mmercedes.castr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0" office:value-type="string">
            <text:p>Guillermo Holgado Manzanares</text:p>
          </table:table-cell>
          <table:table-cell table:style-name="ce56" office:value-type="string">
            <text:p>Técnico de BBDD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120" office:value-type="float" office:value="306467">
            <text:p>306467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guillermo.holgado</text:p>
          </table:table-cell>
          <table:table-cell table:style-name="ce168" table:formula="of:=VLOOKUP([.O83];['Exportacion MOS 09Abr15'.$B$2:.$B$148];1;0)" office:value-type="string" office:string-value="guillermo.holgado">
            <text:p>guillermo.holgado</text:p>
          </table:table-cell>
          <table:table-cell table:style-name="ce197" office:value-type="string">
            <text:p><text:a xlink:href="mailto:guillermo.holgado@juntadeandalucia.es">guillermo.holgado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ISPS</text:p>
          </table:table-cell>
          <table:table-cell table:style-name="ce21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5" office:value-type="string">
            <text:p>David Prado González</text:p>
          </table:table-cell>
          <table:table-cell table:style-name="ce55" office:value-type="string">
            <text:p>Técnico de BBDD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5" office:value-type="float" office:value="306240">
            <text:p>306240</text:p>
          </table:table-cell>
          <table:table-cell table:style-name="ce34"/>
          <table:table-cell table:style-name="ce164" table:content-validation-name="val4" office:value-type="string">
            <text:p>Si - No registrado</text:p>
          </table:table-cell>
          <table:table-cell table:style-name="ce171" office:value-type="string">
            <text:p>david.prado.ext</text:p>
          </table:table-cell>
          <table:table-cell table:style-name="ce168" table:formula="of:=VLOOKUP([.O84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david.prado.ext@juntadeandalucia.es">david.prado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6" office:value-type="string">
            <text:p>Carlos Manuel Casado García</text:p>
          </table:table-cell>
          <table:table-cell table:style-name="ce56" office:value-type="string">
            <text:p>Técnico de BBDD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28590">
            <text:p>328590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carlosm.casado@ts.fujitsu.com">carlosm.casado@ts.fujitsu.com</text:a></text:span></text:p>
          </table:table-cell>
          <table:table-cell table:style-name="ce168" table:formula="of:=VLOOKUP([.O85];['Exportacion MOS 09Abr15'.$B$2:.$B$148];1;0)" office:value-type="string" office:string-value="carlosm.casado@ts.fujitsu.com">
            <text:p>carlosm.casado@ts.fujitsu.com</text:p>
          </table:table-cell>
          <table:table-cell table:style-name="ce197" office:value-type="string">
            <text:p><text:a xlink:href="mailto:carlos.casado.ext@juntadeandalucia.es">carlos.casad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6" office:value-type="string">
            <text:p>Alexis Vizcaino Postigo</text:p>
          </table:table-cell>
          <table:table-cell table:style-name="ce56" office:value-type="string">
            <text:p>Técnico de BBDD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48179">
            <text:p>348179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exis.vizcaino.ext</text:p>
          </table:table-cell>
          <table:table-cell table:style-name="ce168" table:formula="of:=VLOOKUP([.O86];['Exportacion MOS 09Abr15'.$B$2:.$B$148];1;0)" office:value-type="string" office:string-value="alexis.vizcaino.ext">
            <text:p>alexis.vizcaino.ext</text:p>
          </table:table-cell>
          <table:table-cell table:style-name="ce201" office:value-type="string">
            <text:p><text:a xlink:href="mailto:alexis.vizcaino.ext@juntadeandalucia.es">alexis.vizcain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6" office:value-type="string">
            <text:p>María Belen Infante Gómez</text:p>
          </table:table-cell>
          <table:table-cell table:style-name="ce56" office:value-type="string">
            <text:p>Técnico de BBDD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48179">
            <text:p>348179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belen.infante.ext</text:p>
          </table:table-cell>
          <table:table-cell table:style-name="ce168" table:formula="of:=VLOOKUP([.O87];['Exportacion MOS 09Abr15'.$B$2:.$B$148];1;0)" office:value-type="string" office:string-value="belen.infante.ext">
            <text:p>belen.infante.ext</text:p>
          </table:table-cell>
          <table:table-cell table:style-name="ce197" office:value-type="string">
            <text:p><text:a xlink:href="mailto:belen.infante.ext@juntadeandalucia.es">belen.infante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ISPS</text:p>
          </table:table-cell>
          <table:table-cell table:style-name="ce20" office:value-type="string">
            <text:p>Consejería de Igualdad, Salud y Políticas Sociales</text:p>
          </table:table-cell>
          <table:table-cell table:style-name="ce32" office:value-type="string">
            <text:p>CSBS</text:p>
          </table:table-cell>
          <table:table-cell table:style-name="ce56" office:value-type="string">
            <text:p>Antonio Heredia Campos</text:p>
          </table:table-cell>
          <table:table-cell table:style-name="ce56" office:value-type="string">
            <text:p>Operador de BBDD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48179">
            <text:p>348179</text:p>
          </table:table-cell>
          <table:table-cell/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antonio.heredia.campos.ext</text:p>
          </table:table-cell>
          <table:table-cell table:style-name="ce168" table:formula="of:=VLOOKUP([.O88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antonio.heredia.campos.ext@juntadeandalucia.es">antonio.heredia.campos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8" office:value-type="string">
            <text:p>CJI-SGJ</text:p>
          </table:table-cell>
          <table:table-cell table:style-name="ce14" office:value-type="string">
            <text:p>Consejería de Justicia e Interior - <text:s/>Secretaría General para la Justicia</text:p>
          </table:table-cell>
          <table:table-cell table:style-name="ce34" office:value-type="string">
            <text:p>CJI</text:p>
          </table:table-cell>
          <table:table-cell table:style-name="ce46" office:value-type="string">
            <text:p>Carlos Simón Ferrer</text:p>
          </table:table-cell>
          <table:table-cell table:style-name="ce56"/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table:style-name="ce120" office:value-type="float" office:value="734232">
            <text:p>734232</text:p>
          </table:table-cell>
          <table:table-cell table:style-name="ce113" table:content-validation-name="val4"/>
          <table:table-cell table:style-name="ce168" office:value-type="string">
            <text:p>carlos.simon</text:p>
          </table:table-cell>
          <table:table-cell table:style-name="ce168" table:formula="of:=VLOOKUP([.O90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carlos.simon@juntadeandalucia.es">carlos.simon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J</text:p>
          </table:table-cell>
          <table:table-cell table:style-name="ce14" office:value-type="string">
            <text:p>Consejería de Justicia e Interior - <text:s/>Secretaría General para la Justici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Carmen León Bertrand</text:p>
          </table:table-cell>
          <table:table-cell table:style-name="ce56"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8" office:value-type="float" office:value="380402">
            <text:p>380402</text:p>
          </table:table-cell>
          <table:table-cell table:style-name="ce128" office:value-type="float" office:value="756963">
            <text:p>756963</text:p>
          </table:table-cell>
          <table:table-cell table:style-name="ce113" table:content-validation-name="val4"/>
          <table:table-cell table:style-name="ce168" office:value-type="string">
            <text:p>mariac.leon.bertrand</text:p>
          </table:table-cell>
          <table:table-cell table:style-name="ce168" table:formula="of:=VLOOKUP([.O91];['Exportacion MOS 09Abr15'.$B$2:.$B$148];1;0)" office:value-type="float" office:value="0">
            <text:p>#N/A</text:p>
          </table:table-cell>
          <table:table-cell table:style-name="ce206" office:value-type="string">
            <text:p><text:a xlink:href="mailto:mariac.leon.bertrand@juntadeandalucia.es">mariac.leon.bertrand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J</text:p>
          </table:table-cell>
          <table:table-cell table:style-name="ce14" office:value-type="string">
            <text:p>Consejería de Justicia e Interior - <text:s/>Secretaría General para la Justici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Jorge David Navarro Marín</text:p>
          </table:table-cell>
          <table:table-cell table:style-name="ce56"/>
          <table:table-cell table:style-name="ce88" table:content-validation-name="val1"/>
          <table:table-cell table:style-name="ce97" table:content-validation-name="val2" office:value-type="float" office:value="0">
            <text:p>0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29" office:value-type="float" office:value="380414">
            <text:p>380414</text:p>
          </table:table-cell>
          <table:table-cell table:style-name="ce129" office:value-type="float" office:value="747930">
            <text:p>747930</text:p>
          </table:table-cell>
          <table:table-cell table:style-name="ce113" table:content-validation-name="val4"/>
          <table:table-cell table:style-name="ce168" office:value-type="string">
            <text:p>david.navarro</text:p>
          </table:table-cell>
          <table:table-cell table:style-name="ce168" table:formula="of:=VLOOKUP([.O92];['Exportacion MOS 09Abr15'.$B$2:.$B$148];1;0)" office:value-type="float" office:value="0">
            <text:p>#N/A</text:p>
          </table:table-cell>
          <table:table-cell table:style-name="ce206" office:value-type="string">
            <text:p><text:a xlink:href="mailto:david.navarro@juntadeandalucia.es">david.navarro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J</text:p>
          </table:table-cell>
          <table:table-cell table:style-name="ce14" office:value-type="string">
            <text:p>Consejería de Justicia e Interior - <text:s/>Secretaría General para la Justici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Patricio <text:s/>Mora López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9" office:value-type="float" office:value="380403">
            <text:p>380403</text:p>
          </table:table-cell>
          <table:table-cell table:style-name="ce129" office:value-type="float" office:value="746231">
            <text:p>74623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patricio.mora</text:p>
          </table:table-cell>
          <table:table-cell table:style-name="ce168" table:formula="of:=VLOOKUP([.O93];['Exportacion MOS 09Abr15'.$B$2:.$B$148];1;0)" office:value-type="string" office:string-value="patricio.mora">
            <text:p>patricio.mora</text:p>
          </table:table-cell>
          <table:table-cell table:style-name="ce206" office:value-type="string">
            <text:p><text:a xlink:href="mailto:patricio.mora@juntadeandalucia.es">patricio.mora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María Luisa de la Vega Royo</text:p>
          </table:table-cell>
          <table:table-cell table:style-name="ce56" office:value-type="string">
            <text:p>Adjunta al Jefe de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9"/>
          <table:table-cell office:value-type="float" office:value="733415">
            <text:p>733415</text:p>
          </table:table-cell>
          <table:table-cell table:style-name="ce113" table:content-validation-name="val4"/>
          <table:table-cell table:style-name="ce168" office:value-type="string">
            <text:p>mluisa.vega</text:p>
          </table:table-cell>
          <table:table-cell table:style-name="ce168" table:formula="of:=VLOOKUP([.O95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mluisa.vega@juntadeandalucia.es">mluisa.vega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María del Carmen Sequera Vilches</text:p>
          </table:table-cell>
          <table:table-cell table:style-name="ce5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 office:value-type="string">
            <text:p>677904341 (734341)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riac.sequera.ext</text:p>
          </table:table-cell>
          <table:table-cell table:style-name="ce168" table:formula="of:=VLOOKUP([.O96];['Exportacion MOS 09Abr15'.$B$2:.$B$148];1;0)" office:value-type="string" office:string-value="mariac.sequera.ext">
            <text:p>mariac.sequera.ext</text:p>
          </table:table-cell>
          <table:table-cell table:style-name="ce207" office:value-type="string">
            <text:p><text:a xlink:href="mailto:mariac.sequera.ext@juntadeandalucia.es">mariac.sequera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Antonio Montoro Pavón</text:p>
          </table:table-cell>
          <table:table-cell table:style-name="ce5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 office:value-type="float" office:value="677904241">
            <text:p>67790424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tonio.montoro.ext</text:p>
          </table:table-cell>
          <table:table-cell table:style-name="ce168" table:formula="of:=VLOOKUP([.O97];['Exportacion MOS 09Abr15'.$B$2:.$B$148];1;0)" office:value-type="string" office:string-value="antonio.montoro.ext">
            <text:p>antonio.montoro.ext</text:p>
          </table:table-cell>
          <table:table-cell table:style-name="ce207" office:value-type="string">
            <text:p><text:a xlink:href="mailto:antonio.montoro.ext@juntadeandalucia.es">antonio.montoro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Alexei Hornero </text:p>
          </table:table-cell>
          <table:table-cell table:style-name="ce5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exei.hornero.ext</text:p>
          </table:table-cell>
          <table:table-cell table:style-name="ce168" table:formula="of:=VLOOKUP([.O98];['Exportacion MOS 09Abr15'.$B$2:.$B$148];1;0)" office:value-type="string" office:string-value="alexei.hornero.ext">
            <text:p>alexei.hornero.ext</text:p>
          </table:table-cell>
          <table:table-cell table:style-name="ce207" office:value-type="string">
            <text:p><text:a xlink:href="mailto:alexei.hornero.ext@juntadeandalucia.es">alexei.hornero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Jesús Ramón Fernández Rico </text:p>
          </table:table-cell>
          <table:table-cell table:style-name="ce5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 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 office:value-type="float" office:value="677904196">
            <text:p>677904196</text:p>
          </table:table-cell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unix.cji</text:p>
          </table:table-cell>
          <table:table-cell table:style-name="ce168" table:formula="of:=VLOOKUP([.O99];['Exportacion MOS 09Abr15'.$B$2:.$B$148];1;0)" office:value-type="string" office:string-value="unix.cji">
            <text:p>unix.cji</text:p>
          </table:table-cell>
          <table:table-cell table:style-name="ce207" office:value-type="string">
            <text:p><text:a xlink:href="mailto:jesusr.fernandez.rico@juntadeandalucia.es">jesusr.fernandez.rico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Carlos Dura Velo </text:p>
          </table:table-cell>
          <table:table-cell table:style-name="ce56" office:value-type="string">
            <text:p>Administrador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9"/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carlos.dura.ext</text:p>
          </table:table-cell>
          <table:table-cell table:style-name="ce168" table:formula="of:=VLOOKUP([.O100];['Exportacion MOS 09Abr15'.$B$2:.$B$148];1;0)" office:value-type="string" office:string-value="carlos.dura.ext">
            <text:p>carlos.dura.ext</text:p>
          </table:table-cell>
          <table:table-cell table:style-name="ce207" office:value-type="string">
            <text:p><text:a xlink:href="mailto:carlos.dura.ext@juntadeandalucia.es">carlos.dura.ext@juntadeandalucia.es</text:a></text:p>
          </table:table-cell>
          <table:table-cell table:number-columns-repeated="1007"/>
        </table:table-row>
        <table:table-row table:style-name="ro1">
          <table:table-cell table:style-name="ce9" office:value-type="string">
            <text:p>CJI-SGT</text:p>
          </table:table-cell>
          <table:table-cell table:style-name="ce15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9" office:value-type="string">
            <text:p>José Antonio Bautista Rosúa</text:p>
          </table:table-cell>
          <table:table-cell table:style-name="ce55" office:value-type="string">
            <text:p>Administrador de Base de Dato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30"/>
          <table:table-cell table:style-name="ce34" office:value-type="float" office:value="677904233">
            <text:p>677904233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osea.bautista.ext</text:p>
          </table:table-cell>
          <table:table-cell table:style-name="ce168" table:formula="of:=VLOOKUP([.O101];['Exportacion MOS 09Abr15'.$B$2:.$B$148];1;0)" office:value-type="string" office:string-value="josea.bautista.ext">
            <text:p>josea.bautista.ext</text:p>
          </table:table-cell>
          <table:table-cell table:style-name="ce208" office:value-type="string">
            <text:p><text:a xlink:href="mailto:josea.bautista.ext@juntadeandalucia.es">josea.bautista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Miguel Ángel Martínez Álvarez</text:p>
          </table:table-cell>
          <table:table-cell table:style-name="ce5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29"/>
          <table:table-cell office:value-type="float" office:value="734328">
            <text:p>734328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angel.martinez.alvarez.ext</text:p>
          </table:table-cell>
          <table:table-cell table:style-name="ce168" table:formula="of:=VLOOKUP([.O102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mangel.martinez.alvarez.ext@juntadeandalucia.es">mangel.martinez.alvarez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JI-SGT</text:p>
          </table:table-cell>
          <table:table-cell table:style-name="ce14" office:value-type="string">
            <text:p>Consejería de Justicia e Interior – Secretaría General Técnica</text:p>
          </table:table-cell>
          <table:table-cell table:style-name="ce34" office:value-type="string">
            <text:p>CJI</text:p>
          </table:table-cell>
          <table:table-cell table:style-name="ce8" office:value-type="string">
            <text:p>Felipe López</text:p>
          </table:table-cell>
          <table:table-cell table:style-name="ce5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29"/>
          <table:table-cell office:value-type="float" office:value="734339">
            <text:p>734339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elipe.lopez.ext</text:p>
          </table:table-cell>
          <table:table-cell table:style-name="ce168" table:formula="of:=VLOOKUP([.O103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felipe.lopez.ext@juntadeandalucia.es">felipe.lopez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Rafael Ayerbe Bernal</text:p>
          </table:table-cell>
          <table:table-cell table:style-name="ce56" office:value-type="string">
            <text:p>Jefe de Servicio de Informática (Secretaría General Técnica) 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29" office:value-type="string">
            <text:p>303490 <text:s text:c="2"/>955003490</text:p>
          </table:table-cell>
          <table:table-cell/>
          <table:table-cell table:style-name="ce113" table:content-validation-name="val4"/>
          <table:table-cell table:style-name="ce168" office:value-type="string">
            <text:p>rafael.ayerbe</text:p>
          </table:table-cell>
          <table:table-cell table:style-name="ce168" table:formula="of:=VLOOKUP([.O105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rafael.ayerbe@juntadeandalucia.es">rafael.ayerbe@juntadeandalucia.es</text:a></text:p>
          </table:table-cell>
          <table:table-cell table:number-columns-repeated="1007"/>
        </table:table-row>
        <table:table-row table:style-name="ro3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Nicolás Martínez Fernández</text:p>
          </table:table-cell>
          <table:table-cell table:style-name="ce56" office:value-type="string">
            <text:p>Responsable Área de Explotación y Sistemas del Servicio de Informática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9" office:value-type="string">
            <text:p>303546 <text:s/>955003546</text:p>
          </table:table-cell>
          <table:table-cell/>
          <table:table-cell table:style-name="ce113" table:content-validation-name="val4"/>
          <table:table-cell table:style-name="ce168" office:value-type="string">
            <text:p>nicolas.martinez</text:p>
          </table:table-cell>
          <table:table-cell table:style-name="ce168" table:formula="of:=VLOOKUP([.O106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nicolas.martinez@juntadeandalucia.es">nicolas.martinez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Eduardo Fedriani Montero</text:p>
          </table:table-cell>
          <table:table-cell table:style-name="ce56" office:value-type="string">
            <text:p>Responsable del equipo de Bases de Datos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9" office:value-type="string">
            <text:p>303530 <text:s text:c="2"/>955003530</text:p>
          </table:table-cell>
          <table:table-cell office:value-type="string">
            <text:p>733490 <text:s/>67790349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eduardo.fedriani</text:p>
          </table:table-cell>
          <table:table-cell table:style-name="ce168" table:formula="of:=VLOOKUP([.O107];['Exportacion MOS 09Abr15'.$B$2:.$B$148];1;0)" office:value-type="string" office:string-value="eduardo.fedriani">
            <text:p>eduardo.fedriani</text:p>
          </table:table-cell>
          <table:table-cell table:style-name="ce207" office:value-type="string">
            <text:p><text:a xlink:href="mailto:eduardo.fedriani@juntadeandalucia.es">eduardo.fedriani@juntadeandalucia.es</text:a></text:p>
          </table:table-cell>
          <table:table-cell table:number-columns-repeated="1007"/>
        </table:table-row>
        <table:table-row table:style-name="ro3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Miguel Ángel <text:s/>Hinojosa Romero</text:p>
          </table:table-cell>
          <table:table-cell table:style-name="ce56" office:value-type="string">
            <text:p>Responsable de</text:p>
            <text:p>Servidores de</text:p>
            <text:p>Aplicaciones y Despliegue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129" office:value-type="string">
            <text:p>303791 <text:s/>955003791</text:p>
          </table:table-cell>
          <table:table-cell/>
          <table:table-cell table:style-name="ce113" table:content-validation-name="val4"/>
          <table:table-cell table:style-name="ce168" office:value-type="string">
            <text:p>miguelangel.hinojosa</text:p>
          </table:table-cell>
          <table:table-cell table:style-name="ce168" table:formula="of:=VLOOKUP([.O108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miguelangel.hinojosa@juntadeandalucia.es">miguelangel.hinojosa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María Reyes Frutos Arjona</text:p>
          </table:table-cell>
          <table:table-cell table:style-name="ce56"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29" office:value-type="string">
            <text:p>392846 <text:s text:c="2"/>955625846</text:p>
          </table:table-cell>
          <table:table-cell/>
          <table:table-cell table:style-name="ce113" table:content-validation-name="val4"/>
          <table:table-cell table:style-name="ce168" office:value-type="string">
            <text:p>mariar.frutos</text:p>
          </table:table-cell>
          <table:table-cell table:style-name="ce168" table:formula="of:=VLOOKUP([.O109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mariar.frutos@juntadeandalucia.es">mariar.frutos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Ana Alonso Piñón</text:p>
          </table:table-cell>
          <table:table-cell table:style-name="ce56"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9"/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ai.alonso.ext</text:p>
          </table:table-cell>
          <table:table-cell table:style-name="ce168" table:formula="of:=VLOOKUP([.O110];['Exportacion MOS 09Abr15'.$B$2:.$B$148];1;0)" office:value-type="string" office:string-value="anai.alonso.ext">
            <text:p>anai.alonso.ext</text:p>
          </table:table-cell>
          <table:table-cell table:style-name="ce207" office:value-type="string">
            <text:p><text:a xlink:href="mailto:anai.alonso.ext@juntadeandalucia.es">anai.alonso.ext@juntadeandalucia.es</text:a>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CMAOT</text:p>
          </table:table-cell>
          <table:table-cell table:style-name="ce14" office:value-type="string">
            <text:p>Consejería de Medio Ambiente y Ordenación del Territorio </text:p>
          </table:table-cell>
          <table:table-cell table:style-name="ce28"/>
          <table:table-cell table:style-name="ce8" office:value-type="string">
            <text:p>Francisco Martínez Vega</text:p>
          </table:table-cell>
          <table:table-cell table:style-name="ce56"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29"/>
          <table:table-cell office:value-type="float" office:value="645051964">
            <text:p>645051964</text:p>
          </table:table-cell>
          <table:table-cell table:style-name="ce113" table:content-validation-name="val4"/>
          <table:table-cell table:style-name="ce168" office:value-type="string">
            <text:p>francisco.martinez.vega.ext</text:p>
          </table:table-cell>
          <table:table-cell table:style-name="ce168" table:formula="of:=VLOOKUP([.O111];['Exportacion MOS 09Abr15'.$B$2:.$B$148];1;0)" office:value-type="float" office:value="0">
            <text:p>#N/A</text:p>
          </table:table-cell>
          <table:table-cell table:style-name="ce207" office:value-type="string">
            <text:p><text:a xlink:href="mailto:francisco.martinez.vega.ext@juntadeandalucia.es">francisco.martinez.vega.ext@juntadeandalucia.es</text:a></text:p>
          </table:table-cell>
          <table:table-cell table:number-columns-repeated="1007"/>
        </table:table-row>
        <table:table-row table:style-name="ro5">
          <table:table-cell table:style-name="ce9" office:value-type="string">
            <text:p>CMAOT</text:p>
          </table:table-cell>
          <table:table-cell table:style-name="ce15" office:value-type="string">
            <text:p>Consejería de Medio Ambiente y Ordenación del Territorio </text:p>
          </table:table-cell>
          <table:table-cell table:style-name="ce36"/>
          <table:table-cell table:style-name="ce9" office:value-type="string">
            <text:p>Antonio Tovar Castellanos</text:p>
          </table:table-cell>
          <table:table-cell table:style-name="ce55" office:value-type="string">
            <text:p>Departamento de sistemas y comunicacione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/>
          <table:table-cell table:style-name="ce34" office:value-type="string">
            <text:p>955003455/</text:p>
            <text:p>303455</text:p>
          </table:table-cell>
          <table:table-cell table:style-name="ce152"/>
          <table:table-cell table:style-name="ce113" table:content-validation-name="val4"/>
          <table:table-cell table:style-name="ce171" office:value-type="string">
            <text:p>antonio.tovar</text:p>
          </table:table-cell>
          <table:table-cell table:style-name="ce168" table:formula="of:=VLOOKUP([.O112];['Exportacion MOS 09Abr15'.$B$2:.$B$148];1;0)" office:value-type="float" office:value="0">
            <text:p>#N/A</text:p>
          </table:table-cell>
          <table:table-cell table:style-name="ce208" office:value-type="string">
            <text:p><text:a xlink:href="mailto:antonio.tovar@juntadeandalucia.es">antonio.tovar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office:value-type="string">
            <text:p>Antonio Márquez Arbizu </text:p>
          </table:table-cell>
          <table:table-cell table:style-name="ce56"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26" office:value-type="string">
            <text:p>670948125 / 748125</text:p>
          </table:table-cell>
          <table:table-cell table:style-name="ce113" table:content-validation-name="val4"/>
          <table:table-cell table:style-name="ce172" office:value-type="string">
            <text:p>antonio.marquez.arbizu</text:p>
          </table:table-cell>
          <table:table-cell table:style-name="ce168" table:formula="of:=VLOOKUP([.O114];['Exportacion MOS 09Abr15'.$B$2:.$B$148];1;0)" office:value-type="float" office:value="0">
            <text:p>#N/A</text:p>
          </table:table-cell>
          <table:table-cell office:value-type="string">
            <text:p>antonio.marquez.arbizu@juntadeandalucia.es</text:p>
          </table:table-cell>
          <table:table-cell table:number-columns-repeated="1007"/>
        </table:table-row>
        <table:table-row table:style-name="ro3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office:value-type="string">
            <text:p>Francisco Javier Manzano Moñino</text:p>
          </table:table-cell>
          <table:table-cell table:style-name="ce56" office:value-type="string">
            <text:p><text:span text:style-name="T6">(Representante Suplente) </text:span>Adjunto al 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20" office:value-type="string">
            <text:p>670949945/</text:p>
            <text:p>749945</text:p>
          </table:table-cell>
          <table:table-cell table:style-name="ce113" table:content-validation-name="val4"/>
          <table:table-cell table:style-name="ce168" office:value-type="string">
            <text:p>franciscoj.manzano</text:p>
          </table:table-cell>
          <table:table-cell table:style-name="ce168" table:formula="of:=VLOOKUP([.O115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franciscoj.manzano@juntadeandalucia.es">franciscoj.manzan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Francisco Flores Naharro</text:p>
          </table:table-cell>
          <table:table-cell table:style-name="ce56" office:value-type="string">
            <text:p>Asesor Técnico - Responsable del Área de Produc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20" office:value-type="float" office:value="670947954">
            <text:p>670947954</text:p>
          </table:table-cell>
          <table:table-cell table:style-name="ce113" table:content-validation-name="val4"/>
          <table:table-cell table:style-name="ce168" office:value-type="string">
            <text:p>francisco.flores</text:p>
          </table:table-cell>
          <table:table-cell table:style-name="ce168" table:formula="of:=VLOOKUP([.O116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francisco.flores@juntadeandalucia.es">francisco.flores@juntadeandalucia.es</text:a></text:p>
          </table:table-cell>
          <table:table-cell table:number-columns-repeated="1007"/>
        </table:table-row>
        <table:table-row table:style-name="ro7">
          <table:table-cell table:style-name="ce7" office:value-type="string">
            <text:p>CPRE</text:p>
          </table:table-cell>
          <table:table-cell table:style-name="ce15" office:value-type="string">
            <text:p>Consejería de Presidencia</text:p>
          </table:table-cell>
          <table:table-cell table:style-name="ce36"/>
          <table:table-cell table:style-name="ce55" office:value-type="string">
            <text:p>Rosario Santiago Moreno</text:p>
          </table:table-cell>
          <table:table-cell table:style-name="ce55" office:value-type="string">
            <text:p>DBA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34"/>
          <table:table-cell table:style-name="ce125" office:value-type="float" office:value="697958802">
            <text:p>697958802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rosario.santiago</text:p>
          </table:table-cell>
          <table:table-cell table:style-name="ce168" table:formula="of:=VLOOKUP([.O117];['Exportacion MOS 09Abr15'.$B$2:.$B$148];1;0)" office:value-type="string" office:string-value="rosario.santiago">
            <text:p>rosario.santiago</text:p>
          </table:table-cell>
          <table:table-cell table:style-name="ce201" office:value-type="string">
            <text:p><text:a xlink:href="mailto:rosario.santiago.ext@juntadeandalucia.es">rosario.santiago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Hans Dekker Dekker</text:p>
          </table:table-cell>
          <table:table-cell table:style-name="ce56" office:value-type="string">
            <text:p>Técnico Sistemas Solari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697958804">
            <text:p>697958804</text:p>
          </table:table-cell>
          <table:table-cell table:style-name="ce113" table:content-validation-name="val4"/>
          <table:table-cell table:style-name="ce168" office:value-type="string">
            <text:p>hans.dekker.ext</text:p>
          </table:table-cell>
          <table:table-cell table:style-name="ce168" table:formula="of:=VLOOKUP([.O118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hans.dekker.ext@juntadeandalucia.es">hans.dekker.ext@juntadeandalucia.es</text:a></text:p>
          </table:table-cell>
          <table:table-cell table:number-columns-repeated="1007"/>
        </table:table-row>
        <table:table-row table:style-name="ro2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Juan Antonio Solís Lojo</text:p>
          </table:table-cell>
          <table:table-cell table:style-name="ce56" office:value-type="string">
            <text:p>Técnico Sistemas Linux, virtualización y comunicaciones. Frontales y Servidores de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697958803">
            <text:p>697958803</text:p>
          </table:table-cell>
          <table:table-cell table:style-name="ce113" table:content-validation-name="val4"/>
          <table:table-cell table:style-name="ce168" office:value-type="string">
            <text:p>juan.solis.ext</text:p>
          </table:table-cell>
          <table:table-cell table:style-name="ce168" table:formula="of:=VLOOKUP([.O11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uan.solis.ext@juntadeandalucia.es">juan.solis.ext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Ángel María Barroso Chico</text:p>
          </table:table-cell>
          <table:table-cell table:style-name="ce56" office:value-type="string">
            <text:p>Técnico virtualización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6"/>
          <table:table-cell table:style-name="ce153" office:value-type="float" office:value="753409">
            <text:p>753409</text:p>
          </table:table-cell>
          <table:table-cell table:style-name="ce113" table:content-validation-name="val4"/>
          <table:table-cell table:style-name="ce168" office:value-type="string">
            <text:p>angel.barroso</text:p>
          </table:table-cell>
          <table:table-cell table:style-name="ce168" table:formula="of:=VLOOKUP([.O120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angel.barroso@juntadeandalucia.es">angel.barros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7" office:value-type="string">
            <text:p>Nuria Soult Rubio</text:p>
          </table:table-cell>
          <table:table-cell table:style-name="ce56" office:value-type="string">
            <text:p>Jefa Departamento Desarroll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20" office:value-type="float" office:value="755561">
            <text:p>75556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nuria.soult</text:p>
          </table:table-cell>
          <table:table-cell table:style-name="ce168" table:formula="of:=VLOOKUP([.O121];['Exportacion MOS 09Abr15'.$B$2:.$B$148];1;0)" office:value-type="string" office:string-value="nuria.soult">
            <text:p>nuria.soult</text:p>
          </table:table-cell>
          <table:table-cell table:style-name="ce197" office:value-type="string">
            <text:p><text:a xlink:href="mailto:nuria.soult@juntadeandalucia.es">nuria.soult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Luis Mª Ruiz Soto</text:p>
          </table:table-cell>
          <table:table-cell table:style-name="ce56" office:value-type="string">
            <text:p>Asesor Técnico Departamento Desarroll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35237">
            <text:p>335237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uism.ruiz</text:p>
          </table:table-cell>
          <table:table-cell table:style-name="ce168" table:formula="of:=VLOOKUP([.O122];['Exportacion MOS 09Abr15'.$B$2:.$B$148];1;0)" office:value-type="string" office:string-value="luism.ruiz">
            <text:p>luism.ruiz</text:p>
          </table:table-cell>
          <table:table-cell table:style-name="ce197" office:value-type="string">
            <text:p><text:a xlink:href="mailto:luism.ruiz@juntadeandalucia.es">luism.ruiz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CPRE</text:p>
          </table:table-cell>
          <table:table-cell table:style-name="ce14" office:value-type="string">
            <text:p>Consejería de Presidencia</text:p>
          </table:table-cell>
          <table:table-cell table:style-name="ce28"/>
          <table:table-cell table:style-name="ce56" office:value-type="string">
            <text:p>Antonio Dorado Pino</text:p>
          </table:table-cell>
          <table:table-cell table:style-name="ce56" office:value-type="string">
            <text:p>Jefe de Proyect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335116">
            <text:p>335116</text:p>
          </table:table-cell>
          <table:table-cell table:style-name="ce120"/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antonio.dorado</text:p>
          </table:table-cell>
          <table:table-cell table:style-name="ce168" table:formula="of:=VLOOKUP([.O123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antonio.dorado@juntadeandalucia.es">antonio.dorado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TC</text:p>
          </table:table-cell>
          <table:table-cell table:style-name="ce22" office:value-type="string">
            <text:p>Consejería de Turismo y Comercio</text:p>
          </table:table-cell>
          <table:table-cell table:style-name="ce37"/>
          <table:table-cell office:value-type="string">
            <text:p>Manuel Jesús Álvarez Márquez</text:p>
          </table:table-cell>
          <table:table-cell office:value-type="string">
            <text:p><text:s/>Adjunto Servicio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41812">
            <text:p>741812</text:p>
          </table:table-cell>
          <table:table-cell table:style-name="ce113" table:content-validation-name="val4"/>
          <table:table-cell table:style-name="ce168" office:value-type="string">
            <text:p>manuelj.alvarez</text:p>
          </table:table-cell>
          <table:table-cell table:style-name="ce168" table:formula="of:=VLOOKUP([.O125];['Exportacion MOS 09Abr15'.$B$2:.$B$148];1;0)" office:value-type="float" office:value="0">
            <text:p>#N/A</text:p>
          </table:table-cell>
          <table:table-cell office:value-type="string">
            <text:p><text:a xlink:href="mailto:manuelj.alvarez@juntadeandalucia.es">manuelj.alvarez@juntadeandalucia.es</text:a></text:p>
          </table:table-cell>
          <table:table-cell table:number-columns-repeated="1007"/>
        </table:table-row>
        <table:table-row table:style-name="ro8">
          <table:table-cell office:value-type="string">
            <text:p>CTC</text:p>
          </table:table-cell>
          <table:table-cell table:style-name="ce22" office:value-type="string">
            <text:p>Consejería de Turismo y Comercio</text:p>
          </table:table-cell>
          <table:table-cell table:style-name="ce37"/>
          <table:table-cell table:style-name="ce50" office:value-type="string">
            <text:p>Alberto José Díaz Caballero</text:p>
          </table:table-cell>
          <table:table-cell office:value-type="string">
            <text:p>Jefe Proyec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table:style-name="ce126" office:value-type="string">
            <text:p>623082/</text:p>
            <text:p>662973082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bertoj.diaz</text:p>
          </table:table-cell>
          <table:table-cell table:style-name="ce168" table:formula="of:=VLOOKUP([.O126];['Exportacion MOS 09Abr15'.$B$2:.$B$148];1;0)" office:value-type="string" office:string-value="albertoj.diaz">
            <text:p>albertoj.diaz</text:p>
          </table:table-cell>
          <table:table-cell table:style-name="ce200" office:value-type="string">
            <text:p><text:a xlink:href="mailto:albertoj.diaz@juntadeandalucia.es">albertoj.dia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TC</text:p>
          </table:table-cell>
          <table:table-cell table:style-name="ce22" office:value-type="string">
            <text:p>Consejería de Turismo y Comercio</text:p>
          </table:table-cell>
          <table:table-cell table:style-name="ce37"/>
          <table:table-cell office:value-type="string">
            <text:p>Francisco Javier García Pedrosa</text:p>
          </table:table-cell>
          <table:table-cell office:value-type="string">
            <text:p>Administrador Bas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string">
            <text:p>626981/</text:p>
            <text:p>66297698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franciscoj.garcia.pedrosa.ext</text:p>
          </table:table-cell>
          <table:table-cell table:style-name="ce168" table:formula="of:=VLOOKUP([.O127];['Exportacion MOS 09Abr15'.$B$2:.$B$148];1;0)" office:value-type="string" office:string-value="franciscoj.garcia.pedrosa.ext">
            <text:p>franciscoj.garcia.pedrosa.ext</text:p>
          </table:table-cell>
          <table:table-cell office:value-type="string">
            <text:p><text:a xlink:href="mailto:franciscoj.garcia.pedrosa.ext@juntadeandalucia.es">franciscoj.garcia.pedros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TC</text:p>
          </table:table-cell>
          <table:table-cell table:style-name="ce22" office:value-type="string">
            <text:p>Consejería de Turismo y Comercio</text:p>
          </table:table-cell>
          <table:table-cell table:style-name="ce37"/>
          <table:table-cell office:value-type="string">
            <text:p>Jesús Romero Muñoz </text:p>
          </table:table-cell>
          <table:table-cell office:value-type="string">
            <text:p>Adjunto Jefatura de Servicio de Informátic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string">
            <text:p>736506/</text:p>
            <text:p>677906506 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esus.romero.munoz</text:p>
          </table:table-cell>
          <table:table-cell table:style-name="ce168" table:formula="of:=VLOOKUP([.O128];['Exportacion MOS 09Abr15'.$B$2:.$B$148];1;0)" office:value-type="string" office:string-value="jesus.romero.munoz">
            <text:p>jesus.romero.munoz</text:p>
          </table:table-cell>
          <table:table-cell office:value-type="string">
            <text:p><text:a xlink:href="mailto:jesus.romero.munoz@juntadeandalucia.es">jesus.romero.munoz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office:value-type="string">
            <text:p>Martín Ayastuy López</text:p>
          </table:table-cell>
          <table:table-cell office:value-type="string">
            <text:p>Jefe de Servicio de Prospección del Mercado de Trabajo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46888">
            <text:p>746888</text:p>
          </table:table-cell>
          <table:table-cell table:style-name="ce113" table:content-validation-name="val4"/>
          <table:table-cell table:style-name="ce168" office:value-type="string">
            <text:p>martin.ayastuy</text:p>
          </table:table-cell>
          <table:table-cell table:style-name="ce168" table:formula="of:=VLOOKUP([.O130];['Exportacion MOS 09Abr15'.$B$2:.$B$148];1;0)" office:value-type="float" office:value="0">
            <text:p>#N/A</text:p>
          </table:table-cell>
          <table:table-cell office:value-type="string">
            <text:p><text:a xlink:href="mailto:martin.ayastuy@juntadeandalucia.es">martin.ayastuy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5" office:value-type="string">
            <text:p>SANDETEL</text:p>
          </table:table-cell>
          <table:table-cell table:style-name="ce46" office:value-type="string">
            <text:p>Miguel Ballesteros Cáliz</text:p>
          </table:table-cell>
          <table:table-cell table:style-name="ce46" office:value-type="string">
            <text:p>Adjunto a Jefe de Servicio o asimilado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17" office:value-type="float" office:value="696602">
            <text:p>696602</text:p>
          </table:table-cell>
          <table:table-cell table:style-name="ce113" table:content-validation-name="val4"/>
          <table:table-cell table:style-name="ce168" office:value-type="string">
            <text:p>miguel.ballesteros</text:p>
          </table:table-cell>
          <table:table-cell table:style-name="ce168" table:formula="of:=VLOOKUP([.O131];['Exportacion MOS 09Abr15'.$B$2:.$B$148];1;0)" office:value-type="float" office:value="0">
            <text:p>#N/A</text:p>
          </table:table-cell>
          <table:table-cell office:value-type="string">
            <text:p><text:a xlink:href="mailto:miguel.ballesteros@juntadeandalucia.es">miguel.ballestero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José Carlos Pavón</text:p>
          </table:table-cell>
          <table:table-cell table:style-name="ce46" office:value-type="string">
            <text:p>Administrador de Bases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1" office:value-type="float" office:value="346925">
            <text:p>346925</text:p>
          </table:table-cell>
          <table:table-cell table:style-name="ce154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c.pavon.ext</text:p>
          </table:table-cell>
          <table:table-cell table:style-name="ce168" table:formula="of:=VLOOKUP([.O132];['Exportacion MOS 09Abr15'.$B$2:.$B$148];1;0)" office:value-type="string" office:string-value="josec.pavon.ext">
            <text:p>josec.pavon.ext</text:p>
          </table:table-cell>
          <table:table-cell table:style-name="ce210" office:value-type="string">
            <text:p><text:a xlink:href="mailto:josec.pavon.ext@juntadeandalucia.es">josec.pavon.ext@juntadeandalucia.es</text:a></text:p>
            <text:p/>
          </table:table-cell>
          <table:table-cell table:number-columns-repeated="1007"/>
        </table:table-row>
        <table:table-row table:style-name="ro1">
          <table:table-cell table:style-name="ce7" office:value-type="string">
            <text:p>SAE</text:p>
          </table:table-cell>
          <table:table-cell table:style-name="ce21" office:value-type="string">
            <text:p>Servicio Andaluz de Empleo</text:p>
          </table:table-cell>
          <table:table-cell table:style-name="ce39"/>
          <table:table-cell table:style-name="ce58" office:value-type="string">
            <text:p>Oscar Caro Quintero</text:p>
          </table:table-cell>
          <table:table-cell table:style-name="ce58" office:value-type="string">
            <text:p>Administrador de Bases de Dato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2" office:value-type="float" office:value="346925">
            <text:p>346925</text:p>
          </table:table-cell>
          <table:table-cell table:style-name="ce155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oscar.caro.ext</text:p>
          </table:table-cell>
          <table:table-cell table:style-name="ce168" table:formula="of:=VLOOKUP([.O133];['Exportacion MOS 09Abr15'.$B$2:.$B$148];1;0)" office:value-type="string" office:string-value="oscar.caro.ext">
            <text:p>oscar.caro.ext</text:p>
          </table:table-cell>
          <table:table-cell table:style-name="ce211" office:value-type="string">
            <text:p><text:a xlink:href="mailto:siser.tic.sae@juntadeandalucia.es">siser.tic.sae@juntadeandalucia.es</text:a></text:p>
          </table:table-cell>
          <table:table-cell table:style-name="ce234" table:number-columns-repeated="1003"/>
          <table:table-cell table:style-name="ce237"/>
          <table:table-cell table:style-name="ce238" table:number-columns-repeated="3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Francisco Pardillo</text:p>
          </table:table-cell>
          <table:table-cell table:style-name="ce46" office:value-type="string">
            <text:p>Administrador de Bases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1" office:value-type="float" office:value="346925">
            <text:p>346925</text:p>
          </table:table-cell>
          <table:table-cell table:style-name="ce133" office:value-type="float" office:value="647118609">
            <text:p>647118609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francisco.pardillo.ext</text:p>
          </table:table-cell>
          <table:table-cell table:style-name="ce168" table:formula="of:=VLOOKUP([.O134];['Exportacion MOS 09Abr15'.$B$2:.$B$148];1;0)" office:value-type="string" office:string-value="francisco.pardillo.ext">
            <text:p>francisco.pardillo.ext</text:p>
          </table:table-cell>
          <table:table-cell table:style-name="ce47" office:value-type="string">
            <text:p><text:a xlink:href="mailto:exod.tic.sae@juntadeandalucia.es">francisco.pardillo.ext@juntadeandalucia.es</text:a> 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Eduardo Pérez Ortiz</text:p>
          </table:table-cell>
          <table:table-cell table:style-name="ce46" office:value-type="string">
            <text:p>Administrador de Servidor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33" office:value-type="float" office:value="954938378">
            <text:p>954938378</text:p>
          </table:table-cell>
          <table:table-cell table:style-name="ce154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eduardo.perez.ortiz.ext</text:p>
          </table:table-cell>
          <table:table-cell table:style-name="ce168" table:formula="of:=VLOOKUP([.O135];['Exportacion MOS 09Abr15'.$B$2:.$B$148];1;0)" office:value-type="string" office:string-value="eduardo.perez.ortiz.ext">
            <text:p>eduardo.perez.ortiz.ext</text:p>
          </table:table-cell>
          <table:table-cell table:style-name="ce47" office:value-type="string">
            <text:p>eduardo.perez.ortiz.ext@juntadeandalucia.es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59" office:value-type="string">
            <text:p>Jose Juan Palao</text:p>
          </table:table-cell>
          <table:table-cell table:style-name="ce46" office:value-type="string">
            <text:p>Administrador de Servidor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9" office:value-type="string">
            <text:p>josej.palao.ext</text:p>
          </table:table-cell>
          <table:table-cell table:style-name="ce168" table:formula="of:=VLOOKUP([.O136];['Exportacion MOS 09Abr15'.$B$2:.$B$148];1;0)" office:value-type="float" office:value="0">
            <text:p>#N/A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Javier Barroso Tristán</text:p>
          </table:table-cell>
          <table:table-cell table:style-name="ce46" office:value-type="string">
            <text:p>Administrador de Servidor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9" office:value-type="string">
            <text:p>javier.barroso.ext</text:p>
          </table:table-cell>
          <table:table-cell table:style-name="ce168" table:formula="of:=VLOOKUP([.O137];['Exportacion MOS 09Abr15'.$B$2:.$B$148];1;0)" office:value-type="float" office:value="0">
            <text:p>#N/A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9">
          <table:table-cell table:style-name="ce7" office:value-type="string">
            <text:p>SAE</text:p>
          </table:table-cell>
          <table:table-cell table:style-name="ce21" office:value-type="string">
            <text:p>Servicio Andaluz de Empleo</text:p>
          </table:table-cell>
          <table:table-cell table:style-name="ce39"/>
          <table:table-cell table:style-name="ce58" office:value-type="string">
            <text:p>Carlos Molina García</text:p>
          </table:table-cell>
          <table:table-cell table:style-name="ce58" office:value-type="string">
            <text:p>Responsable de Sistema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32"/>
          <table:table-cell table:style-name="ce127" office:value-type="float" office:value="690886934">
            <text:p>690886934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carlos.molina.ext</text:p>
          </table:table-cell>
          <table:table-cell table:style-name="ce168" table:formula="of:=VLOOKUP([.O138];['Exportacion MOS 09Abr15'.$B$2:.$B$148];1;0)" office:value-type="string" office:string-value="carlos.molina.ext">
            <text:p>carlos.molina.ext</text:p>
          </table:table-cell>
          <table:table-cell table:style-name="ce180" office:value-type="string">
            <text:p><text:a xlink:href="mailto:coordinacion.tic.sae@juntadeandalucia.es">coordinacion.tic.sae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Luis Carrascal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luis.carrascal.ext</text:p>
          </table:table-cell>
          <table:table-cell table:style-name="ce168" table:formula="of:=VLOOKUP([.O139];['Exportacion MOS 09Abr15'.$B$2:.$B$148];1;0)" office:value-type="string" office:string-value="luis.carrascal.ext">
            <text:p>luis.carrascal.ext</text:p>
          </table:table-cell>
          <table:table-cell office:value-type="string">
            <text:p><text:a xlink:href="mailto:coordinacion.tic.sae@juntadeandalucia.es">coordinacion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Juan José Guerra Martín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0" office:value-type="string">
            <text:p>jjose.guerra.ext</text:p>
          </table:table-cell>
          <table:table-cell table:style-name="ce168" table:formula="of:=VLOOKUP([.O140];['Exportacion MOS 09Abr15'.$B$2:.$B$148];1;0)" office:value-type="float" office:value="0">
            <text:p>#N/A</text:p>
          </table:table-cell>
          <table:table-cell office:value-type="string">
            <text:p><text:a xlink:href="mailto:coordinacion.tic.sae@juntadeandalucia.es">coordinacion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Antonio Sojo Ballesteros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0" office:value-type="string">
            <text:p>antonio.sojo.ext</text:p>
          </table:table-cell>
          <table:table-cell table:style-name="ce168" table:formula="of:=VLOOKUP([.O141];['Exportacion MOS 09Abr15'.$B$2:.$B$148];1;0)" office:value-type="float" office:value="0">
            <text:p>#N/A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Carlos López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0" office:value-type="string">
            <text:p>carlos.lopez.ext</text:p>
          </table:table-cell>
          <table:table-cell table:style-name="ce168" table:formula="of:=VLOOKUP([.O142];['Exportacion MOS 09Abr15'.$B$2:.$B$148];1;0)" office:value-type="float" office:value="0">
            <text:p>#N/A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8"/>
          <table:table-cell table:style-name="ce46" office:value-type="string">
            <text:p>Diego Ramírez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31" office:value-type="float" office:value="346925">
            <text:p>346925</text:p>
          </table:table-cell>
          <table:table-cell table:style-name="ce117" office:value-type="float" office:value="660550667">
            <text:p>660550667</text:p>
          </table:table-cell>
          <table:table-cell table:style-name="ce113" table:content-validation-name="val4" office:value-type="string">
            <text:p>Si</text:p>
          </table:table-cell>
          <table:table-cell table:style-name="ce180" office:value-type="string">
            <text:p>diego.ramirez.ext</text:p>
          </table:table-cell>
          <table:table-cell table:style-name="ce168" table:formula="of:=VLOOKUP([.O143];['Exportacion MOS 09Abr15'.$B$2:.$B$148];1;0)" office:value-type="string" office:string-value="diego.ramirez.ext">
            <text:p>diego.ramirez.ext</text:p>
          </table:table-cell>
          <table:table-cell office:value-type="string">
            <text:p><text:a xlink:href="mailto:siser.tic.sae@juntadeandalucia.es">siser.tic.sae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E</text:p>
          </table:table-cell>
          <table:table-cell table:style-name="ce20" office:value-type="string">
            <text:p>Servicio Andaluz de Empleo</text:p>
          </table:table-cell>
          <table:table-cell table:style-name="ce35" office:value-type="string">
            <text:p>SANDETEL</text:p>
          </table:table-cell>
          <table:table-cell table:style-name="ce46" office:value-type="string">
            <text:p>Eva García Lanzas</text:p>
          </table:table-cell>
          <table:table-cell table:style-name="ce46" office:value-type="string">
            <text:p>Otros Técnic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31"/>
          <table:table-cell table:style-name="ce117" office:value-type="float" office:value="699598">
            <text:p>699598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0" office:value-type="string">
            <text:p>eva.garcia.lanzas.ext</text:p>
          </table:table-cell>
          <table:table-cell table:style-name="ce168" table:formula="of:=VLOOKUP([.O144];['Exportacion MOS 09Abr15'.$B$2:.$B$148];1;0)" office:value-type="float" office:value="0">
            <text:p>#N/A</text:p>
          </table:table-cell>
          <table:table-cell office:value-type="string">
            <text:p><text:a xlink:href="mailto:coordinacion.tic.sae@juntadeandalucia.es">coordinacion.tic.sae@juntadeandalucia.es</text:a>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rganismos grupo C – Sector Socio Sanitario</text:p>
          </table:table-cell>
          <table:table-cell table:style-name="ce4"/>
          <table:table-cell table:style-name="ce27"/>
          <table:table-cell table:style-name="ce4" table:number-columns-repeated="9"/>
          <table:table-cell table:style-name="ce27"/>
          <table:table-cell table:style-name="ce4" table:number-columns-repeated="4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ASAG</text:p>
          </table:table-cell>
          <table:table-cell table:style-name="ce14" office:value-type="string">
            <text:p>Agencia Sanitaria del Alto Guadalquivir</text:p>
          </table:table-cell>
          <table:table-cell table:style-name="ce28"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46];['Exportacion MOS 09Abr15'.$B$2:.$B$148];1;0)" office:value-type="float" office:value="0">
            <text:p>#N/A</text:p>
          </table:table-cell>
          <table:table-cell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AG</text:p>
          </table:table-cell>
          <table:table-cell table:style-name="ce14" office:value-type="string">
            <text:p>Agencia Sanitaria del Alto Guadalquivir</text:p>
          </table:table-cell>
          <table:table-cell office:value-type="string">
            <text:p>SSPA</text:p>
          </table:table-cell>
          <table:table-cell office:value-type="string">
            <text:p>José Garrido Carrillo</text:p>
          </table:table-cell>
          <table:table-cell office:value-type="string">
            <text:p>Resp. Area 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221594">
            <text:p>221594</text:p>
          </table:table-cell>
          <table:table-cell/>
          <table:table-cell table:style-name="ce113" table:content-validation-name="val4"/>
          <table:table-cell table:style-name="ce168" office:value-type="string">
            <text:p>jose.garrido.sspa</text:p>
          </table:table-cell>
          <table:table-cell table:style-name="ce168" table:formula="of:=VLOOKUP([.O147];['Exportacion MOS 09Abr15'.$B$2:.$B$148];1;0)" office:value-type="float" office:value="0">
            <text:p>#N/A</text:p>
          </table:table-cell>
          <table:table-cell office:value-type="string">
            <text:p><text:a xlink:href="mailto:jgarrido@ephag.es">jgarrido@ephag.es</text:a></text:p>
          </table:table-cell>
          <table:table-cell table:number-columns-repeated="1007"/>
        </table:table-row>
        <table:table-row table:style-name="ro3">
          <table:table-cell office:value-type="string">
            <text:p>ASAG</text:p>
          </table:table-cell>
          <table:table-cell table:style-name="ce14" office:value-type="string">
            <text:p>Agencia Sanitaria del Alto Guadalquivir</text:p>
          </table:table-cell>
          <table:table-cell office:value-type="string">
            <text:p>SSPA</text:p>
          </table:table-cell>
          <table:table-cell table:style-name="ce60" office:value-type="string">
            <text:p>Francisco Román Rodríguez</text:p>
          </table:table-cell>
          <table:table-cell table:style-name="ce60" office:value-type="string">
            <text:p>R.U. Sistemas Alcala la Real (Ingeniero Técnico de Sistemas. <text:span text:style-name="T3">Bases de Datos Oracle 11g)</text:span>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34" office:value-type="string">
            <text:p>281036 / </text:p>
            <text:p>953599036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rancisco.roman.sspa</text:p>
          </table:table-cell>
          <table:table-cell table:style-name="ce168" table:formula="of:=VLOOKUP([.O148];['Exportacion MOS 09Abr15'.$B$2:.$B$148];1;0)" office:value-type="float" office:value="0">
            <text:p>#N/A</text:p>
          </table:table-cell>
          <table:table-cell table:style-name="ce212" office:value-type="string">
            <text:p><text:span text:style-name="T11"><text:a xlink:href="mailto:francisco.roman.sspa@juntadeandalucia.es">francisco.roman.sspa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ASAG</text:p>
          </table:table-cell>
          <table:table-cell table:style-name="ce14" office:value-type="string">
            <text:p>Agencia Sanitaria del Alto Guadalquivir</text:p>
          </table:table-cell>
          <table:table-cell office:value-type="string">
            <text:p>SSPA</text:p>
          </table:table-cell>
          <table:table-cell table:style-name="ce60" office:value-type="string">
            <text:p>Azahara Torres Medina</text:p>
          </table:table-cell>
          <table:table-cell table:style-name="ce60"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34" office:value-type="float" office:value="594093">
            <text:p>594093</text:p>
          </table:table-cell>
          <table:table-cell/>
          <table:table-cell table:style-name="ce113" table:content-validation-name="val4"/>
          <table:table-cell table:style-name="ce168" office:value-type="string">
            <text:p>azahara.torres.sspa </text:p>
          </table:table-cell>
          <table:table-cell table:style-name="ce168" table:formula="of:=VLOOKUP([.O149];['Exportacion MOS 09Abr15'.$B$2:.$B$148];1;0)" office:value-type="float" office:value="0">
            <text:p>#N/A</text:p>
          </table:table-cell>
          <table:table-cell table:style-name="ce212" office:value-type="string">
            <text:p><text:a xlink:href="mailto:Azahara.torres.sspa@juntadeandalucia.es">Azahara.torres.sspa@juntade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table:style-name="ce40"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51];['Exportacion MOS 09Abr15'.$B$2:.$B$148];1;0)" office:value-type="float" office:value="0">
            <text:p>#N/A</text:p>
          </table:table-cell>
          <table:table-cell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office:value-type="string">
            <text:p>SSPA</text:p>
          </table:table-cell>
          <table:table-cell office:value-type="string">
            <text:p>Juan Ignacio Román Sánchez</text:p>
          </table:table-cell>
          <table:table-cell office:value-type="string">
            <text:p>Resp.Sistemas y Comunicaciones ASBG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office:value-type="float" office:value="390001">
            <text:p>390001</text:p>
          </table:table-cell>
          <table:table-cell office:value-type="float" office:value="756968">
            <text:p>756968</text:p>
          </table:table-cell>
          <table:table-cell table:style-name="ce113" table:content-validation-name="val4" office:value-type="string">
            <text:p>Si</text:p>
          </table:table-cell>
          <table:table-cell table:style-name="ce181" office:value-type="string">
            <text:p>jignacio.roman.sspa</text:p>
          </table:table-cell>
          <table:table-cell table:style-name="ce168" table:formula="of:=VLOOKUP([.O152];['Exportacion MOS 09Abr15'.$B$2:.$B$148];1;0)" office:value-type="string" office:string-value="jignacio.roman.sspa">
            <text:p>jignacio.roman.sspa</text:p>
          </table:table-cell>
          <table:table-cell office:value-type="string">
            <text:p><text:a xlink:href="mailto:jignacio.roman.sspa@juntadeandalucia.es">jignacio.roman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office:value-type="string">
            <text:p>SSPA</text:p>
          </table:table-cell>
          <table:table-cell office:value-type="string">
            <text:p>Ignacio Hidalgo Elvira</text:p>
          </table:table-cell>
          <table:table-cell office:value-type="string">
            <text:p>Resp.TIC del Hosp.Alta Resolución Sierra Norte de Sevilla de la ASBG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384042">
            <text:p>384042</text:p>
          </table:table-cell>
          <table:table-cell office:value-type="float" office:value="761313">
            <text:p>761313</text:p>
          </table:table-cell>
          <table:table-cell table:style-name="ce113" table:content-validation-name="val4"/>
          <table:table-cell table:style-name="ce168" office:value-type="string">
            <text:p>ignacio.hidalgo.sspa</text:p>
          </table:table-cell>
          <table:table-cell table:style-name="ce168" table:formula="of:=VLOOKUP([.O153];['Exportacion MOS 09Abr15'.$B$2:.$B$148];1;0)" office:value-type="float" office:value="0">
            <text:p>#N/A</text:p>
          </table:table-cell>
          <table:table-cell office:value-type="string">
            <text:p><text:a xlink:href="mailto:ignacio.hidalgo.sspa@juntadeandalucia.es">ignacio.hidalgo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table:style-name="ce41" office:value-type="string">
            <text:p>EPSBG</text:p>
          </table:table-cell>
          <table:table-cell office:value-type="string">
            <text:p>Juan Carlos Liñán Reyes</text:p>
          </table:table-cell>
          <table:table-cell office:value-type="string">
            <text:p>Resp.TIC del Hosp.Alta Resolución de Ecija de la ASBG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385035">
            <text:p>385035</text:p>
          </table:table-cell>
          <table:table-cell office:value-type="float" office:value="761294">
            <text:p>761294</text:p>
          </table:table-cell>
          <table:table-cell table:style-name="ce113" table:content-validation-name="val4"/>
          <table:table-cell table:style-name="ce168" office:value-type="string">
            <text:p>jcarlos.linan.epsbg</text:p>
          </table:table-cell>
          <table:table-cell table:style-name="ce168" table:formula="of:=VLOOKUP([.O154];['Exportacion MOS 09Abr15'.$B$2:.$B$148];1;0)" office:value-type="float" office:value="0">
            <text:p>#N/A</text:p>
          </table:table-cell>
          <table:table-cell office:value-type="string">
            <text:p><text:a xlink:href="mailto:carlos.linan.sspa@juntadeandalucia.es">carlos.linan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office:value-type="string">
            <text:p>SSPA</text:p>
          </table:table-cell>
          <table:table-cell office:value-type="string">
            <text:p>Sonia Martínez Castro</text:p>
          </table:table-cell>
          <table:table-cell office:value-type="string">
            <text:p>Resp.TIC del Hosp.Alta Resolución de Utrera de la ASBG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396024">
            <text:p>396024</text:p>
          </table:table-cell>
          <table:table-cell office:value-type="float" office:value="698635">
            <text:p>698635</text:p>
          </table:table-cell>
          <table:table-cell table:style-name="ce113" table:content-validation-name="val4"/>
          <table:table-cell table:style-name="ce168" office:value-type="string">
            <text:p>sonia.martinez.castro.sspa</text:p>
          </table:table-cell>
          <table:table-cell table:style-name="ce168" table:formula="of:=VLOOKUP([.O155];['Exportacion MOS 09Abr15'.$B$2:.$B$148];1;0)" office:value-type="float" office:value="0">
            <text:p>#N/A</text:p>
          </table:table-cell>
          <table:table-cell office:value-type="string">
            <text:p><text:a xlink:href="mailto:sonia.martinez.castro.sspa@juntadeandalucia.es">sonia.martinez.castro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SBG</text:p>
          </table:table-cell>
          <table:table-cell office:value-type="string">
            <text:p>Agencia Sanitaria del Bajo Guadalquivir </text:p>
          </table:table-cell>
          <table:table-cell office:value-type="string">
            <text:p>SSPA</text:p>
          </table:table-cell>
          <table:table-cell office:value-type="string">
            <text:p>José Antonio Gómez Álvarez</text:p>
          </table:table-cell>
          <table:table-cell office:value-type="string">
            <text:p>Resp.TIC del Hosp.Alta Resolución de Moron de la ASBG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office:value-type="float" office:value="955851711">
            <text:p>955851711</text:p>
          </table:table-cell>
          <table:table-cell/>
          <table:table-cell table:style-name="ce113" table:content-validation-name="val4"/>
          <table:table-cell table:style-name="ce168" office:value-type="string">
            <text:p>josea.gomez.sspa</text:p>
          </table:table-cell>
          <table:table-cell table:style-name="ce168" table:formula="of:=VLOOKUP([.O156];['Exportacion MOS 09Abr15'.$B$2:.$B$148];1;0)" office:value-type="float" office:value="0">
            <text:p>#N/A</text:p>
          </table:table-cell>
          <table:table-cell office:value-type="string">
            <text:p><text:a xlink:href="mailto:josea.gomez.sspa@juntadeandalucia.es">josea.gomez.sspa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ASSDA</text:p>
          </table:table-cell>
          <table:table-cell office:value-type="string">
            <text:p>Agencia de Servicios Sociales y Dependencia de Andalucía </text:p>
          </table:table-cell>
          <table:table-cell/>
          <table:table-cell office:value-type="string">
            <text:p>Eduardo Venegas Bellido</text:p>
          </table:table-cell>
          <table:table-cell office:value-type="string">
            <text:p>Jefe de Sistemas Informáticos y Nuevas Tecnología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73623">
            <text:p>373623</text:p>
          </table:table-cell>
          <table:table-cell/>
          <table:table-cell table:style-name="ce113" table:content-validation-name="val4"/>
          <table:table-cell table:style-name="ce168" office:value-type="string">
            <text:p>eduardo.venegas.bellido</text:p>
          </table:table-cell>
          <table:table-cell table:style-name="ce168" table:formula="of:=VLOOKUP([.O158];['Exportacion MOS 09Abr15'.$B$2:.$B$148];1;0)" office:value-type="float" office:value="0">
            <text:p>#N/A</text:p>
          </table:table-cell>
          <table:table-cell office:value-type="string">
            <text:p><text:a xlink:href="mailto:eduardo.venegas.bellido@juntadeandalucia.es">eduardo.venegas.bellid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SDA</text:p>
          </table:table-cell>
          <table:table-cell office:value-type="string">
            <text:p>Agencia de Servicios Sociales y Dependencia de Andalucía </text:p>
          </table:table-cell>
          <table:table-cell/>
          <table:table-cell office:value-type="string">
            <text:p>Alberto Rodríguez Vela</text:p>
          </table:table-cell>
          <table:table-cell office:value-type="string">
            <text:p>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73630">
            <text:p>373630</text:p>
          </table:table-cell>
          <table:table-cell/>
          <table:table-cell table:style-name="ce113" table:content-validation-name="val4"/>
          <table:table-cell table:style-name="ce168" office:value-type="string">
            <text:p>alberto.rodriguez.vela</text:p>
          </table:table-cell>
          <table:table-cell table:style-name="ce168" table:formula="of:=VLOOKUP([.O159];['Exportacion MOS 09Abr15'.$B$2:.$B$148];1;0)" office:value-type="float" office:value="0">
            <text:p>#N/A</text:p>
          </table:table-cell>
          <table:table-cell office:value-type="string">
            <text:p><text:a xlink:href="mailto:alberto.rodriguez.vela@juntadeandalucia.es">alberto.rodriguez.vel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SDA</text:p>
          </table:table-cell>
          <table:table-cell office:value-type="string">
            <text:p>Agencia de Servicios Sociales y Dependencia de Andalucía </text:p>
          </table:table-cell>
          <table:table-cell/>
          <table:table-cell office:value-type="string">
            <text:p>Raúl García León</text:p>
          </table:table-cell>
          <table:table-cell office:value-type="string">
            <text:p>Desarrollo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73627">
            <text:p>373627</text:p>
          </table:table-cell>
          <table:table-cell/>
          <table:table-cell table:style-name="ce113" table:content-validation-name="val4"/>
          <table:table-cell table:style-name="ce168" office:value-type="string">
            <text:p>raul.garcia.leon</text:p>
          </table:table-cell>
          <table:table-cell table:style-name="ce168" table:formula="of:=VLOOKUP([.O160];['Exportacion MOS 09Abr15'.$B$2:.$B$148];1;0)" office:value-type="float" office:value="0">
            <text:p>#N/A</text:p>
          </table:table-cell>
          <table:table-cell office:value-type="string">
            <text:p><text:a xlink:href="mailto:raul.garcia.leon@juntadeandalucia.es">raul.garcia.leon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SSDA</text:p>
          </table:table-cell>
          <table:table-cell office:value-type="string">
            <text:p>Agencia de Servicios Sociales y Dependencia de Andalucía </text:p>
          </table:table-cell>
          <table:table-cell/>
          <table:table-cell office:value-type="string">
            <text:p>Álvaro Perera Domínguez </text:p>
          </table:table-cell>
          <table:table-cell office:value-type="string">
            <text:p>Técnico de Sistemas y 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office:value-type="float" office:value="373643">
            <text:p>373643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varo.perera</text:p>
          </table:table-cell>
          <table:table-cell table:style-name="ce168" table:formula="of:=VLOOKUP([.O161];['Exportacion MOS 09Abr15'.$B$2:.$B$148];1;0)" office:value-type="string" office:string-value="alvaro.perera">
            <text:p>alvaro.perera</text:p>
          </table:table-cell>
          <table:table-cell office:value-type="string">
            <text:p><text:a xlink:href="mailto:alvaro.perera@juntadeandalucia.es">alvaro.perera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63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Cristóbal Román Piña</text:p>
          </table:table-cell>
          <table:table-cell office:value-type="string">
            <text:p>Director del Área de Sistemas y Tecnologías de EPE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30142">
            <text:p>330142</text:p>
          </table:table-cell>
          <table:table-cell/>
          <table:table-cell table:style-name="ce113" table:content-validation-name="val4"/>
          <table:table-cell table:style-name="ce171" office:value-type="string">
            <text:p>cristobal.roman</text:p>
          </table:table-cell>
          <table:table-cell table:style-name="ce168" table:formula="of:=VLOOKUP([.O164];['Exportacion MOS 09Abr15'.$B$2:.$B$148];1;0)" office:value-type="float" office:value="0">
            <text:p>#N/A</text:p>
          </table:table-cell>
          <table:table-cell office:value-type="string">
            <text:p><text:a xlink:href="mailto:croman@epes.es">croman@epes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Juan Gayubo Autillo</text:p>
          </table:table-cell>
          <table:table-cell office:value-type="string">
            <text:p>Director de Sistema de Informa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942235">
            <text:p>942235</text:p>
          </table:table-cell>
          <table:table-cell office:value-type="float" office:value="671942189">
            <text:p>671942189</text:p>
          </table:table-cell>
          <table:table-cell table:style-name="ce113" table:content-validation-name="val4"/>
          <table:table-cell table:style-name="ce168" office:value-type="string">
            <text:p>juan.gayubo</text:p>
          </table:table-cell>
          <table:table-cell table:style-name="ce168" table:formula="of:=VLOOKUP([.O165];['Exportacion MOS 09Abr15'.$B$2:.$B$148];1;0)" office:value-type="float" office:value="0">
            <text:p>#N/A</text:p>
          </table:table-cell>
          <table:table-cell office:value-type="string">
            <text:p><text:a xlink:href="mailto:gayubo@epes.es">gayubo@epes.es</text:a>; <text:a xlink:href="mailto:juan.gayubo@juntadeandalucia.es">juan.gayub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1" office:value-type="string">
            <text:p>David Mateos Rueda</text:p>
          </table:table-cell>
          <table:table-cell table:style-name="ce75" office:value-type="string">
            <text:p>Ingeniero técnico Telecomunicación,  EP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string">
            <text:p>951042248 </text:p>
            <text:p>(942248)</text:p>
          </table:table-cell>
          <table:table-cell table:style-name="ce135" office:value-type="string">
            <text:p>670944483 (744483)</text:p>
          </table:table-cell>
          <table:table-cell table:style-name="ce113" table:content-validation-name="val4" office:value-type="string">
            <text:p>Si</text:p>
          </table:table-cell>
          <table:table-cell table:style-name="ce182" office:value-type="string">
            <text:p>david.mateos</text:p>
          </table:table-cell>
          <table:table-cell table:style-name="ce168" table:formula="of:=VLOOKUP([.O166];['Exportacion MOS 09Abr15'.$B$2:.$B$148];1;0)" office:value-type="string" office:string-value="david.mateos">
            <text:p>david.mateos</text:p>
          </table:table-cell>
          <table:table-cell table:style-name="ce75" office:value-type="string">
            <text:p><text:a xlink:href="mailto:dmateos@epes.es">dmateos@epes.es</text:a>;<text:a xlink:href="mailto:david.mateos@juntadeandalucia.es">david.mateo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1" office:value-type="string">
            <text:p>José Andrés Espinosa Delgado</text:p>
          </table:table-cell>
          <table:table-cell table:style-name="ce61" office:value-type="string">
            <text:p>Responsable técnico sistema de despacho, Técnico de Sistemas, Qualytel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5" office:value-type="string">
            <text:p>955030151 </text:p>
            <text:p>(330151)</text:p>
          </table:table-cell>
          <table:table-cell table:style-name="ce135" office:value-type="string">
            <text:p>670943399 (743399)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2" office:value-type="string">
            <text:p>josea.espinosa.ext</text:p>
          </table:table-cell>
          <table:table-cell table:style-name="ce168" table:formula="of:=VLOOKUP([.O167];['Exportacion MOS 09Abr15'.$B$2:.$B$148];1;0)" office:value-type="float" office:value="0">
            <text:p>#N/A</text:p>
          </table:table-cell>
          <table:table-cell table:style-name="ce75" office:value-type="string">
            <text:p><text:a xlink:href="mailto:jaespinosa@epes.es">jaespinosa@epes.es</text:a>; <text:span text:style-name="T15"><text:a xlink:href="mailto:josea.espinosa.ext@juntadeandalucia.es">josea.espinosa.ext@juntadeandalucia.es</text:a></text:span></text:p>
          </table:table-cell>
          <table:table-cell table:number-columns-repeated="1007"/>
        </table:table-row>
        <table:table-row table:style-name="ro3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1" office:value-type="string">
            <text:p>Jorge Jurado Cordón</text:p>
          </table:table-cell>
          <table:table-cell table:style-name="ce61" office:value-type="string">
            <text:p>Responsable de sistemas, coordinación, Ingeniero informático, MKPLAN21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5" office:value-type="string">
            <text:p>951042245 (942245)   </text:p>
          </table:table-cell>
          <table:table-cell table:style-name="ce135" office:value-type="string">
            <text:p>697955183</text:p>
            <text:p>(755183)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2" office:value-type="string">
            <text:p>jorge.jurado.ext</text:p>
          </table:table-cell>
          <table:table-cell table:style-name="ce168" table:formula="of:=VLOOKUP([.O168];['Exportacion MOS 09Abr15'.$B$2:.$B$148];1;0)" office:value-type="float" office:value="0">
            <text:p>#N/A</text:p>
          </table:table-cell>
          <table:table-cell table:style-name="ce213" office:value-type="string">
            <text:p><text:a xlink:href="mailto:jjurado@epes.es"> jjurado@epes.es </text:a>; <text:a xlink:href="mailto:jorge.jurado.ext@juntadeandalucia.es">jorge.jurado.ext@juntadeandaluci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EPES</text:p>
          </table:table-cell>
          <table:table-cell table:style-name="ce7" office:value-type="string">
            <text:p>Empresa Pública de Emergencias Sanitarias </text:p>
          </table:table-cell>
          <table:table-cell table:style-name="ce34"/>
          <table:table-cell table:style-name="ce62" office:value-type="string">
            <text:p>Javier Tomás García</text:p>
          </table:table-cell>
          <table:table-cell table:style-name="ce62" office:value-type="string">
            <text:p>Responsable desarrollo,Ingeniero informático,EZENTI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6" office:value-type="string">
            <text:p>951 042 259</text:p>
          </table:table-cell>
          <table:table-cell table:style-name="ce136" office:value-type="string">
            <text:p>682 747 922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3" office:value-type="string">
            <text:p>javier.tomas.ext</text:p>
          </table:table-cell>
          <table:table-cell table:style-name="ce168" table:formula="of:=VLOOKUP([.O169];['Exportacion MOS 09Abr15'.$B$2:.$B$148];1;0)" office:value-type="float" office:value="0">
            <text:p>#N/A</text:p>
          </table:table-cell>
          <table:table-cell table:style-name="ce213" office:value-type="string">
            <text:p><text:a xlink:href="mailto:jtomas@epes.es">jtomas@epes.es</text:a>;<text:a xlink:href="mailto:javier.tomas.ext@juntadeandalucia.es">javier.tomas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3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 office:value-type="string">
            <text:p>SSPA</text:p>
          </table:table-cell>
          <table:table-cell table:style-name="ce61" office:value-type="string">
            <text:p>Juan José Cubillas Mercado</text:p>
          </table:table-cell>
          <table:table-cell table:style-name="ce61" office:value-type="string">
            <text:p>Responsable Salud Responde,Ingeniero de Sistemas, Indra Sistemas S.A.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35" office:value-type="float" office:value="953312069">
            <text:p>953312069</text:p>
          </table:table-cell>
          <table:table-cell table:style-name="ce135" office:value-type="float" office:value="635521557">
            <text:p>635521557</text:p>
          </table:table-cell>
          <table:table-cell table:style-name="ce113" table:content-validation-name="val4" office:value-type="string">
            <text:p>Si</text:p>
          </table:table-cell>
          <table:table-cell table:style-name="ce182" office:value-type="string">
            <text:p>juanj.cubillas.exts</text:p>
          </table:table-cell>
          <table:table-cell table:style-name="ce168" table:formula="of:=VLOOKUP([.O170];['Exportacion MOS 09Abr15'.$B$2:.$B$148];1;0)" office:value-type="string" office:string-value="juanj.cubillas.exts">
            <text:p>juanj.cubillas.exts</text:p>
          </table:table-cell>
          <table:table-cell table:style-name="ce213" office:value-type="string">
            <text:p><text:a xlink:href="mailto:jjcubillas@indra.es">jjcubillas@indra.es</text:a>;<text:span text:style-name="T15"><text:a xlink:href="mailto:juanj.cubillas.exts@juntadeandalucia.es">juanj.cubillas.exts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3" office:value-type="string">
            <text:p>Andrés Anerios Llanos</text:p>
          </table:table-cell>
          <table:table-cell table:style-name="ce61" office:value-type="string">
            <text:p>Ingeniero Superior Se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5" office:value-type="float" office:value="914807512">
            <text:p>914807512</text:p>
          </table:table-cell>
          <table:table-cell table:style-name="ce135" office:value-type="float" office:value="647639057">
            <text:p>64763905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2" office:value-type="string">
            <text:p>andres.aneiros.ext</text:p>
          </table:table-cell>
          <table:table-cell table:style-name="ce168" table:formula="of:=VLOOKUP([.O171];['Exportacion MOS 09Abr15'.$B$2:.$B$148];1;0)" office:value-type="float" office:value="0">
            <text:p>#N/A</text:p>
          </table:table-cell>
          <table:table-cell table:style-name="ce213" office:value-type="string">
            <text:p><text:a xlink:href="mailto:andres.aneiros.ext@juntadeandalucia.es">andres.aneiros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3" office:value-type="string">
            <text:p>Francisco Antonio Muro Abad</text:p>
          </table:table-cell>
          <table:table-cell table:style-name="ce61" office:value-type="string">
            <text:p>Ingeniero Se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35"/>
          <table:table-cell table:style-name="ce135" office:value-type="float" office:value="647623595">
            <text:p>647623595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2" office:value-type="string">
            <text:p>franciscoa.muro.ext</text:p>
          </table:table-cell>
          <table:table-cell table:style-name="ce168" table:formula="of:=VLOOKUP([.O172];['Exportacion MOS 09Abr15'.$B$2:.$B$148];1;0)" office:value-type="float" office:value="0">
            <text:p>#N/A</text:p>
          </table:table-cell>
          <table:table-cell table:style-name="ce213" office:value-type="string">
            <text:p><text:a xlink:href="mailto:franciscoa.muro.ext@juntadeandalucia.es">franciscoa.mur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table:style-name="ce61" office:value-type="string">
            <text:p>Joaquín Lago Pérez</text:p>
          </table:table-cell>
          <table:table-cell table:style-name="ce61" office:value-type="string">
            <text:p>Jefe de Proyecto, <text:s/>Indr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35" office:value-type="float" office:value="600479992">
            <text:p>600479992</text:p>
          </table:table-cell>
          <table:table-cell table:style-name="ce113" table:content-validation-name="val4" office:value-type="string">
            <text:p>Si</text:p>
          </table:table-cell>
          <table:table-cell table:style-name="ce182" office:value-type="string">
            <text:p>joaquin.lago.ext</text:p>
          </table:table-cell>
          <table:table-cell table:style-name="ce168" table:formula="of:=VLOOKUP([.O173];['Exportacion MOS 09Abr15'.$B$2:.$B$148];1;0)" office:value-type="string" office:string-value="joaquin.lago.ext">
            <text:p>joaquin.lago.ext</text:p>
          </table:table-cell>
          <table:table-cell table:style-name="ce213" office:value-type="string">
            <text:p><text:a xlink:href="mailto:jlagop@indra.es">jlagop@indra.es  </text:a>; <text:a xlink:href="mailto:joaquin.lago.ext@juntadeandalucia.es">joaquin.lago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EPES</text:p>
          </table:table-cell>
          <table:table-cell table:style-name="ce7" office:value-type="string">
            <text:p>Empresa Pública de Emergencias Sanitarias </text:p>
          </table:table-cell>
          <table:table-cell table:style-name="ce34"/>
          <table:table-cell table:style-name="ce7" office:value-type="string">
            <text:p>Jesús Antona Archilla</text:p>
          </table:table-cell>
          <table:table-cell table:style-name="ce7" office:value-type="string">
            <text:p>Jefe de Proyect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/>
          <table:table-cell table:style-name="ce137" office:value-type="string">
            <text:p>951042228 (942228)</text:p>
          </table:table-cell>
          <table:table-cell table:style-name="ce156" office:value-type="float" office:value="605927245">
            <text:p>605927245</text:p>
          </table:table-cell>
          <table:table-cell table:style-name="ce164" table:content-validation-name="val4" office:value-type="string">
            <text:p>SI</text:p>
          </table:table-cell>
          <table:table-cell table:style-name="ce184" office:value-type="string">
            <text:p><text:span text:style-name="T14"><text:a xlink:href="mailto:jantona@epes.es">jantona@epes.es</text:a></text:span></text:p>
          </table:table-cell>
          <table:table-cell table:style-name="ce168" table:formula="of:=VLOOKUP([.O174];['Exportacion MOS 09Abr15'.$B$2:.$B$148];1;0)" office:value-type="string" office:string-value="jantona@epes.es">
            <text:p>jantona@epes.es</text:p>
          </table:table-cell>
          <table:table-cell table:style-name="ce214" office:value-type="string">
            <text:p><text:span text:style-name="T16"><text:a xlink:href="mailto:jesus.antona.ext@juntadeandalucia.es">jesus.antona.ext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Eduardo Priego Jiménez</text:p>
          </table:table-cell>
          <table:table-cell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138" office:value-type="string">
            <text:p>951042228 (942261)</text:p>
          </table:table-cell>
          <table:table-cell/>
          <table:table-cell table:style-name="ce113" table:content-validation-name="val4"/>
          <table:table-cell table:style-name="ce182" office:value-type="string">
            <text:p>eduardo.priego.ext</text:p>
          </table:table-cell>
          <table:table-cell table:style-name="ce168" table:formula="of:=VLOOKUP([.O175];['Exportacion MOS 09Abr15'.$B$2:.$B$148];1;0)" office:value-type="float" office:value="0">
            <text:p>#N/A</text:p>
          </table:table-cell>
          <table:table-cell office:value-type="string">
            <text:p><text:a xlink:href="mailto:eduardo.priego.ext@juntadeandalucia.es">eduardo.priego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Rafael Martín Mateos</text:p>
          </table:table-cell>
          <table:table-cell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38" office:value-type="string">
            <text:p>951042261(942261)</text:p>
          </table:table-cell>
          <table:table-cell table:style-name="ce40" office:value-type="float" office:value="638238734">
            <text:p>638238734</text:p>
          </table:table-cell>
          <table:table-cell table:style-name="ce113" table:content-validation-name="val4" office:value-type="string">
            <text:p>SI</text:p>
          </table:table-cell>
          <table:table-cell table:style-name="ce184" office:value-type="string">
            <text:p><text:span text:style-name="T14"><text:a xlink:href="mailto:rmartin@epes.es">rmartin@epes.es</text:a></text:span></text:p>
          </table:table-cell>
          <table:table-cell table:style-name="ce168" table:formula="of:=VLOOKUP([.O176];['Exportacion MOS 09Abr15'.$B$2:.$B$148];1;0)" office:value-type="string" office:string-value="rmartin@epes.es">
            <text:p>rmartin@epes.es</text:p>
          </table:table-cell>
          <table:table-cell table:style-name="ce215" office:value-type="string">
            <text:p><text:span text:style-name="T16"><text:a xlink:href="mailto:rafael.martin.mateos.ext@juntadeandalucia.es">rafael.martin.mateos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Yoshita Catarí de Valenzuela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38" office:value-type="string">
            <text:p>951042261(942261)</text:p>
          </table:table-cell>
          <table:table-cell table:style-name="ce40"/>
          <table:table-cell table:style-name="ce113" table:content-validation-name="val4"/>
          <table:table-cell table:style-name="ce182" office:value-type="string">
            <text:p>yoshita.catari.ext</text:p>
          </table:table-cell>
          <table:table-cell table:style-name="ce168" table:formula="of:=VLOOKUP([.O177];['Exportacion MOS 09Abr15'.$B$2:.$B$148];1;0)" office:value-type="float" office:value="0">
            <text:p>#N/A</text:p>
          </table:table-cell>
          <table:table-cell table:style-name="ce16" office:value-type="string">
            <text:p><text:a xlink:href="mailto:yoshita.catari.ext@juntadeandalucia.es">yoshita.catari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EPES</text:p>
          </table:table-cell>
          <table:table-cell table:style-name="ce7" office:value-type="string">
            <text:p>Empresa Pública de Emergencias Sanitarias </text:p>
          </table:table-cell>
          <table:table-cell table:style-name="ce34"/>
          <table:table-cell table:style-name="ce7" office:value-type="string">
            <text:p>Sergio Sánchez Trujillo</text:p>
          </table:table-cell>
          <table:table-cell table:style-name="ce76" office:value-type="string">
            <text:p>Técnico de Sistema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/>
          <table:table-cell table:style-name="ce137" office:value-type="string">
            <text:p>951042246(942246)</text:p>
          </table:table-cell>
          <table:table-cell table:style-name="ce152" office:value-type="float" office:value="638230898">
            <text:p>638230898</text:p>
          </table:table-cell>
          <table:table-cell table:style-name="ce113" table:content-validation-name="val4"/>
          <table:table-cell table:style-name="ce183" office:value-type="string">
            <text:p>sergio.sanchez.trujillo.ext</text:p>
          </table:table-cell>
          <table:table-cell table:style-name="ce168" table:formula="of:=VLOOKUP([.O178];['Exportacion MOS 09Abr15'.$B$2:.$B$148];1;0)" office:value-type="float" office:value="0">
            <text:p>#N/A</text:p>
          </table:table-cell>
          <table:table-cell table:style-name="ce214" office:value-type="string">
            <text:p><text:span text:style-name="T16"><text:a xlink:href="mailto:sergio.sanchez.trujillo.ext@juntadeandalucia.es">sergio.sanchez.trujillo.ext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Vanesa Martín Novella</text:p>
          </table:table-cell>
          <table:table-cell table:style-name="ce77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138" office:value-type="string">
            <text:p>951042230(942230)</text:p>
          </table:table-cell>
          <table:table-cell table:style-name="ce40" office:value-type="float" office:value="638230898">
            <text:p>638230898</text:p>
          </table:table-cell>
          <table:table-cell table:style-name="ce113" table:content-validation-name="val4"/>
          <table:table-cell table:style-name="ce182" office:value-type="string">
            <text:p>vanesa.martin.ext</text:p>
          </table:table-cell>
          <table:table-cell table:style-name="ce168" table:formula="of:=VLOOKUP([.O179];['Exportacion MOS 09Abr15'.$B$2:.$B$148];1;0)" office:value-type="float" office:value="0">
            <text:p>#N/A</text:p>
          </table:table-cell>
          <table:table-cell table:style-name="ce215" office:value-type="string">
            <text:p><text:span text:style-name="T17"><text:a xlink:href="mailto:vanesa.martin.ext@juntadeandalucia.es">vanesa.martin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EPES</text:p>
          </table:table-cell>
          <table:table-cell office:value-type="string">
            <text:p>Empresa Pública de Emergencias Sanitarias </text:p>
          </table:table-cell>
          <table:table-cell/>
          <table:table-cell office:value-type="string">
            <text:p>María del Pilar Castro Alvare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40" office:value-type="float" office:value="951042277">
            <text:p>951042277</text:p>
          </table:table-cell>
          <table:table-cell/>
          <table:table-cell table:style-name="ce113" table:content-validation-name="val4"/>
          <table:table-cell table:style-name="ce182" office:value-type="string">
            <text:p>mpilar.castro.ext</text:p>
          </table:table-cell>
          <table:table-cell table:style-name="ce168" table:formula="of:=VLOOKUP([.O180];['Exportacion MOS 09Abr15'.$B$2:.$B$148];1;0)" office:value-type="float" office:value="0">
            <text:p>#N/A</text:p>
          </table:table-cell>
          <table:table-cell table:style-name="ce216" office:value-type="string">
            <text:p><text:span text:style-name="T18"><text:a xlink:href="mailto:mpilar.castro.ext@juntadeandalucia.es">mpilar.castro.ext@juntadeandalucia.es</text:a></text:span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EPHPO</text:p>
          </table:table-cell>
          <table:table-cell table:style-name="ce14" office:value-type="string">
            <text:p>Agencia Publica Sanitaria Hospital del Poniente</text:p>
          </table:table-cell>
          <table:table-cell table:style-name="ce28"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82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EPHPO</text:p>
          </table:table-cell>
          <table:table-cell table:style-name="ce14" office:value-type="string">
            <text:p>Agencia Publica Sanitaria Hospital del Poniente</text:p>
          </table:table-cell>
          <table:table-cell office:value-type="string">
            <text:p>SSPA</text:p>
          </table:table-cell>
          <table:table-cell office:value-type="string">
            <text:p>Fermín Mayor García</text:p>
          </table:table-cell>
          <table:table-cell table:style-name="ce46" office:value-type="string">
            <text:p>Responsable de Sistemas y Comunicacione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string">
            <text:p>950022556 <text:s/>/ </text:p>
            <text:p>722556</text:p>
          </table:table-cell>
          <table:table-cell office:value-type="float" office:value="722556">
            <text:p>722556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fermin.mayor.sspa</text:p>
          </table:table-cell>
          <table:table-cell table:style-name="ce168" table:formula="of:=VLOOKUP([.O183];['Exportacion MOS 09Abr15'.$B$2:.$B$148];1;0)" office:value-type="string" office:string-value="fermin.mayor.sspa">
            <text:p>fermin.mayor.sspa</text:p>
          </table:table-cell>
          <table:table-cell office:value-type="string">
            <text:p><text:a xlink:href="mailto:fermin.mayor@ephpo.es">fermin.mayor@ephpo.es</text:a> / <text:a xlink:href="mailto:fermin.mayor.sspa@juntadeandalucia.es">fermin.mayor.ssp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EPHPO</text:p>
          </table:table-cell>
          <table:table-cell table:style-name="ce14" office:value-type="string">
            <text:p>Agencia Publica Sanitaria Hospital del Poniente</text:p>
          </table:table-cell>
          <table:table-cell office:value-type="string">
            <text:p>SSPA</text:p>
          </table:table-cell>
          <table:table-cell table:style-name="ce46" office:value-type="string">
            <text:p>Sergio Álvarez Rubio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17" office:value-type="float" office:value="195158">
            <text:p>195158</text:p>
          </table:table-cell>
          <table:table-cell/>
          <table:table-cell table:style-name="ce113" table:content-validation-name="val4"/>
          <table:table-cell table:style-name="ce168" office:value-type="string">
            <text:p>sergio.alvarez.sspa</text:p>
          </table:table-cell>
          <table:table-cell table:style-name="ce168" table:formula="of:=VLOOKUP([.O184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sergio.alvarez@ephpo.es">sergio.alvarez@ephpo.es</text:a></text:p>
          </table:table-cell>
          <table:table-cell table:number-columns-repeated="1007"/>
        </table:table-row>
        <table:table-row table:style-name="ro1">
          <table:table-cell office:value-type="string">
            <text:p>EPHPO</text:p>
          </table:table-cell>
          <table:table-cell table:style-name="ce14" office:value-type="string">
            <text:p>Agencia Publica Sanitaria Hospital del Poniente</text:p>
          </table:table-cell>
          <table:table-cell office:value-type="string">
            <text:p>SSPA</text:p>
          </table:table-cell>
          <table:table-cell table:style-name="ce46" office:value-type="string">
            <text:p>José Fernández Blanquez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table:style-name="ce16"/>
          <table:table-cell table:style-name="ce117" office:value-type="float" office:value="790029">
            <text:p>790029</text:p>
          </table:table-cell>
          <table:table-cell table:style-name="ce113" table:content-validation-name="val4"/>
          <table:table-cell table:style-name="ce168" office:value-type="string">
            <text:p>jose.fernandez.blanquez.sspa</text:p>
          </table:table-cell>
          <table:table-cell table:style-name="ce168" table:formula="of:=VLOOKUP([.O185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jose.fernandez@ephpo.es">jose.fernandez@ephpo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FPS</text:p>
          </table:table-cell>
          <table:table-cell office:value-type="string">
            <text:p>Fundación Progreso y Salud</text:p>
          </table:table-cell>
          <table:table-cell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Coordinador Organismos Grupo C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87];['Exportacion MOS 09Abr15'.$B$2:.$B$148];1;0)" office:value-type="float" office:value="0">
            <text:p>#N/A</text:p>
          </table:table-cell>
          <table:table-cell office:value-type="string">
            <text:p><text:a xlink:href="mailto:pedroa.alcantara@juntadeandalucia.es">pedroa.alcantara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FPS-FPS</text:p>
          </table:table-cell>
          <table:table-cell office:value-type="string">
            <text:p>Fundación Progreso y Salud</text:p>
          </table:table-cell>
          <table:table-cell office:value-type="string">
            <text:p>FPS</text:p>
          </table:table-cell>
          <table:table-cell office:value-type="string">
            <text:p>Esteban Toro Quijano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40463">
            <text:p>340463</text:p>
          </table:table-cell>
          <table:table-cell/>
          <table:table-cell table:style-name="ce113" table:content-validation-name="val4"/>
          <table:table-cell table:style-name="ce168" office:value-type="string">
            <text:p>esteban.toro</text:p>
          </table:table-cell>
          <table:table-cell table:style-name="ce168" table:formula="of:=VLOOKUP([.O188];['Exportacion MOS 09Abr15'.$B$2:.$B$148];1;0)" office:value-type="float" office:value="0">
            <text:p>#N/A</text:p>
          </table:table-cell>
          <table:table-cell table:style-name="ce217" office:value-type="string">
            <text:p><text:a xlink:href="mailto:esteban.toro@juntadeandalucia.es">esteban.tor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FPS-ACSA</text:p>
          </table:table-cell>
          <table:table-cell office:value-type="string">
            <text:p>Fundación Progreso y Salud – Agencia de Calidad Sanitaria de Andalucía</text:p>
          </table:table-cell>
          <table:table-cell office:value-type="string">
            <text:p>ACSA</text:p>
          </table:table-cell>
          <table:table-cell office:value-type="string">
            <text:p>Javier Ferrero Álvarez-Rementeria </text:p>
          </table:table-cell>
          <table:table-cell office:value-type="string">
            <text:p>dinamizador backup en FPS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 - No registrado</text:p>
          </table:table-cell>
          <table:table-cell/>
          <table:table-cell office:value-type="float" office:value="762179">
            <text:p>762179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avier.ferrero</text:p>
          </table:table-cell>
          <table:table-cell table:style-name="ce168" table:formula="of:=VLOOKUP([.O189];['Exportacion MOS 09Abr15'.$B$2:.$B$148];1;0)" office:value-type="float" office:value="0">
            <text:p>#N/A</text:p>
          </table:table-cell>
          <table:table-cell table:style-name="ce217" office:value-type="string">
            <text:p><text:a xlink:href="mailto:javier.ferrero@juntadeandalucia.es">javier.ferrero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2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 office:value-type="string">
            <text:p>SAS</text:p>
          </table:table-cell>
          <table:table-cell office:value-type="string">
            <text:p>Pedro Ángel Alcántara Capiscol</text:p>
          </table:table-cell>
          <table:table-cell office:value-type="string">
            <text:p>Jefe de Servicio de Informática <text:s/>(Secretaría General Técnica)</text:p>
            <text:p><text:span text:style-name="T2">Coordinador Organismos Grupo C</text:span>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54146">
            <text:p>754146</text:p>
          </table:table-cell>
          <table:table-cell table:style-name="ce113" table:content-validation-name="val4"/>
          <table:table-cell table:style-name="ce168" office:value-type="string">
            <text:p>pedroa.alcantara</text:p>
          </table:table-cell>
          <table:table-cell table:style-name="ce168" table:formula="of:=VLOOKUP([.O191];['Exportacion MOS 09Abr15'.$B$2:.$B$148];1;0)" office:value-type="float" office:value="0">
            <text:p>#N/A</text:p>
          </table:table-cell>
          <table:table-cell table:style-name="ce209" office:value-type="string">
            <text:p><text:span text:style-name="T19"><text:a xlink:href="mailto:pedroa.alcantara@juntadeandalucia.es">pedroa.alcantara@juntadeandalucia.es</text:a></text:span></text:p>
          </table:table-cell>
          <table:table-cell table:number-columns-repeated="1007"/>
        </table:table-row>
        <table:table-row table:style-name="ro10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office:value-type="string">
            <text:p>María Vázquez del Río</text:p>
          </table:table-cell>
          <table:table-cell office:value-type="string">
            <text:p>Asesor Técnico del Servicio Andaluz de Salud</text:p>
            <text:p><text:span text:style-name="T7">Responsable de las plataformas Oracle del SAS. </text:span>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120" office:value-type="string">
            <text:p>955017157/</text:p>
            <text:p>317157</text:p>
          </table:table-cell>
          <table:table-cell table:style-name="ce120" office:value-type="float" office:value="671564657">
            <text:p>671564657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ria.vazquez.sspa</text:p>
          </table:table-cell>
          <table:table-cell table:style-name="ce168" table:formula="of:=VLOOKUP([.O192];['Exportacion MOS 09Abr15'.$B$2:.$B$148];1;0)" office:value-type="string" office:string-value="maria.vazquez.sspa">
            <text:p>maria.vazquez.sspa</text:p>
          </table:table-cell>
          <table:table-cell table:style-name="ce209" office:value-type="string">
            <text:p><text:a xlink:href="mailto:maria.vazquez.sspa@juntadeandalucia.es">maria.vazquez.ssp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Fátima Iskander Pizán </text:p>
          </table:table-cell>
          <table:table-cell office:value-type="string">
            <text:p>Coordinación despliegues DAE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20" office:value-type="float" office:value="955017179">
            <text:p>955017179</text:p>
          </table:table-cell>
          <table:table-cell table:style-name="ce120" office:value-type="float" office:value="610482088">
            <text:p>610482088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atima.iskander.exts</text:p>
          </table:table-cell>
          <table:table-cell table:style-name="ce168" table:formula="of:=VLOOKUP([.O193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fatima.iskander.exts@juntadeandalucia.es">fatima.iskander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Ana Susana Díaz Moya</text:p>
          </table:table-cell>
          <table:table-cell table:style-name="ce56" office:value-type="string">
            <text:p>Técnico de BBBDD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2943">
            <text:p>954932943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as.diaz.exts</text:p>
          </table:table-cell>
          <table:table-cell table:style-name="ce168" table:formula="of:=VLOOKUP([.O194];['Exportacion MOS 09Abr15'.$B$2:.$B$148];1;0)" office:value-type="string" office:string-value="anas.diaz.exts">
            <text:p>anas.diaz.exts</text:p>
          </table:table-cell>
          <table:table-cell office:value-type="string">
            <text:p><text:a xlink:href="mailto:anas.diaz.exts@juntadeandalucia.es">anas.diaz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Gracia María Nogales Pérez <text:s/></text:p>
          </table:table-cell>
          <table:table-cell table:style-name="ce56" office:value-type="string">
            <text:p>Técnico de BBBDD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5017195">
            <text:p>955017195</text:p>
          </table:table-cell>
          <table:table-cell table:style-name="ce120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graciam.nogales.exts</text:p>
          </table:table-cell>
          <table:table-cell table:style-name="ce168" table:formula="of:=VLOOKUP([.O195];['Exportacion MOS 09Abr15'.$B$2:.$B$148];1;0)" office:value-type="string" office:string-value="graciam.nogales.exts">
            <text:p>graciam.nogales.exts</text:p>
          </table:table-cell>
          <table:table-cell office:value-type="string">
            <text:p><text:a xlink:href="mailto:graciam.nogales.exts@juntadeandalucia.es">graciam.nogales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Alfredo Peña Palma</text:p>
          </table:table-cell>
          <table:table-cell table:style-name="ce56" office:value-type="string">
            <text:p>Técnico de BBBDD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2309">
            <text:p>954932309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fredo.pena.exts</text:p>
          </table:table-cell>
          <table:table-cell table:style-name="ce168" table:formula="of:=VLOOKUP([.O196];['Exportacion MOS 09Abr15'.$B$2:.$B$148];1;0)" office:value-type="string" office:string-value="alfredo.pena.exts">
            <text:p>alfredo.pena.exts</text:p>
          </table:table-cell>
          <table:table-cell table:style-name="ce197" office:value-type="string">
            <text:p><text:a xlink:href="mailto:alfredo.pena.exts@juntadeandalucia.es">alfredo.pena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Rafael Gómez Casado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2952">
            <text:p>95493295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rafael.gomez.casado.exts</text:p>
          </table:table-cell>
          <table:table-cell table:style-name="ce168" table:formula="of:=VLOOKUP([.O197];['Exportacion MOS 09Abr15'.$B$2:.$B$148];1;0)" office:value-type="string" office:string-value="rafael.gomez.casado.exts">
            <text:p>rafael.gomez.casado.exts</text:p>
          </table:table-cell>
          <table:table-cell table:style-name="ce197" office:value-type="string">
            <text:p><text:a xlink:href="mailto:rafael.gomez.casado.exts@juntadeandalucia.es">rafael.gomez.casado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Juan Carlos Ramos Márquez 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2945">
            <text:p>95493294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uanc.ramos.exts</text:p>
          </table:table-cell>
          <table:table-cell table:style-name="ce168" table:formula="of:=VLOOKUP([.O198];['Exportacion MOS 09Abr15'.$B$2:.$B$148];1;0)" office:value-type="string" office:string-value="juanc.ramos.exts">
            <text:p>juanc.ramos.exts</text:p>
          </table:table-cell>
          <table:table-cell table:style-name="ce197" office:value-type="string">
            <text:p><text:a xlink:href="mailto:juanc.ramos.exts@juntadeandalucia.es">juanc.ramos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Daniel Duarte Hernández <text:s/>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8353">
            <text:p>954938353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daniel.duarte.exts</text:p>
          </table:table-cell>
          <table:table-cell table:style-name="ce168" table:formula="of:=VLOOKUP([.O199];['Exportacion MOS 09Abr15'.$B$2:.$B$148];1;0)" office:value-type="string" office:string-value="daniel.duarte.exts">
            <text:p>daniel.duarte.exts</text:p>
          </table:table-cell>
          <table:table-cell table:style-name="ce197" office:value-type="string">
            <text:p><text:a xlink:href="mailto:daniel.duarte.exts@juntadeandalucia.es">daniel.duarte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Reyes Zamorano Rodríguez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8304">
            <text:p>954938304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reyes.zamorano.exts</text:p>
          </table:table-cell>
          <table:table-cell table:style-name="ce168" table:formula="of:=VLOOKUP([.O200];['Exportacion MOS 09Abr15'.$B$2:.$B$148];1;0)" office:value-type="string" office:string-value="reyes.zamorano.exts">
            <text:p>reyes.zamorano.exts</text:p>
          </table:table-cell>
          <table:table-cell table:style-name="ce197" office:value-type="string">
            <text:p><text:a xlink:href="mailto:reyes.zamorano.exts@juntadeandalucia.es">reyes.zamorano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Diego Pineda Pérez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938342">
            <text:p>95493834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diego.pineda.exts</text:p>
          </table:table-cell>
          <table:table-cell table:style-name="ce168" table:formula="of:=VLOOKUP([.O201];['Exportacion MOS 09Abr15'.$B$2:.$B$148];1;0)" office:value-type="string" office:string-value="diego.pineda.exts">
            <text:p>diego.pineda.exts</text:p>
          </table:table-cell>
          <table:table-cell table:style-name="ce197" office:value-type="string">
            <text:p><text:a xlink:href="mailto:diego.pineda.exts@juntadeandalucia.es">diego.pineda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Manuel David Díaz Cano</text:p>
          </table:table-cell>
          <table:table-cell table:style-name="ce56" office:value-type="string">
            <text:p>Técnico de BBBDD (Grupo de Administración de BBDD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1032678">
            <text:p>951032678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nueld.diaz.exts</text:p>
          </table:table-cell>
          <table:table-cell table:style-name="ce168" table:formula="of:=VLOOKUP([.O202];['Exportacion MOS 09Abr15'.$B$2:.$B$148];1;0)" office:value-type="string" office:string-value="manueld.diaz.exts">
            <text:p>manueld.diaz.exts</text:p>
          </table:table-cell>
          <table:table-cell table:style-name="ce197" office:value-type="string">
            <text:p><text:a xlink:href="mailto:manueld.diaz.exts@juntadeandalucia.es">manueld.diaz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Pablo Florencio Jiménez</text:p>
          </table:table-cell>
          <table:table-cell table:style-name="ce56" office:value-type="string">
            <text:p>Técnico Unix/Linux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951017195">
            <text:p>95101719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pablo.florencio.exts</text:p>
          </table:table-cell>
          <table:table-cell table:style-name="ce168" table:formula="of:=VLOOKUP([.O203];['Exportacion MOS 09Abr15'.$B$2:.$B$148];1;0)" office:value-type="string" office:string-value="pablo.florencio.exts">
            <text:p>pablo.florencio.exts</text:p>
          </table:table-cell>
          <table:table-cell table:style-name="ce197" office:value-type="string">
            <text:p><text:a xlink:href="mailto:pablo.florencio.exts@juntadeandalucia.es">pablo.florencio.ext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Salvador López de Sagredo de la Iglesia</text:p>
          </table:table-cell>
          <table:table-cell table:style-name="ce56" office:value-type="string">
            <text:p>Coordinador Técnico (Grupo Tecnológico Microsoft/Intel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954938314">
            <text:p>954938314</text:p>
          </table:table-cell>
          <table:table-cell office:value-type="float" office:value="690715478">
            <text:p>690715478</text:p>
          </table:table-cell>
          <table:table-cell table:style-name="ce113" table:content-validation-name="val4"/>
          <table:table-cell table:style-name="ce168" office:value-type="string">
            <text:p>salvador.lopezsagredo.exts</text:p>
          </table:table-cell>
          <table:table-cell table:style-name="ce168" table:formula="of:=VLOOKUP([.O204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salvador.lopezsagredo.exts@juntadeandalucia.es">salvador.lopezsagredo.exts@juntadeandaluci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34"/>
          <table:table-cell table:style-name="ce55" office:value-type="string">
            <text:p>Juan Camacho Mateo</text:p>
          </table:table-cell>
          <table:table-cell table:style-name="ce55" office:value-type="string">
            <text:p>Técnico Microsoft/Intel (Grupo Tecnológico Microsoft/Intel)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/>
          <table:table-cell table:style-name="ce125" office:value-type="float" office:value="955938308">
            <text:p>955938308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juan.camacho.exts</text:p>
          </table:table-cell>
          <table:table-cell table:style-name="ce168" table:formula="of:=VLOOKUP([.O205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juan.camacho.exts@juntadeandalucia.es">juan.camacho.exts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Raquel Casaus Álvarez</text:p>
          </table:table-cell>
          <table:table-cell table:style-name="ce56" office:value-type="string">
            <text:p>Técnico - Oficina Técnica de InterOperabilidad de la STI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string">
            <text:p>955017191/</text:p>
            <text:p>317191</text:p>
          </table:table-cell>
          <table:table-cell office:value-type="float" office:value="682781365">
            <text:p>682781365</text:p>
          </table:table-cell>
          <table:table-cell table:style-name="ce113" table:content-validation-name="val4"/>
          <table:table-cell table:style-name="ce168" office:value-type="string">
            <text:p>raquel.casaus.exts</text:p>
          </table:table-cell>
          <table:table-cell table:style-name="ce168" table:formula="of:=VLOOKUP([.O206];['Exportacion MOS 09Abr15'.$B$2:.$B$148];1;0)" office:value-type="float" office:value="0">
            <text:p>#N/A</text:p>
          </table:table-cell>
          <table:table-cell office:value-type="string">
            <text:p><text:a xlink:href="mailto:raquel.casaus.exts@juntadeandalucia.es">raquel.casaus.exts@juntadeandalucia.es</text:a>; <text:a xlink:href="mailto:raquel.casaus@accenture.com">raquel.casaus@accenture.com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María del Mar Fernández López</text:p>
          </table:table-cell>
          <table:table-cell table:style-name="ce56" office:value-type="string">
            <text:p>Coordinadora de Servici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955017173">
            <text:p>955017173</text:p>
          </table:table-cell>
          <table:table-cell office:value-type="float" office:value="607477983">
            <text:p>607477983</text:p>
          </table:table-cell>
          <table:table-cell table:style-name="ce113" table:content-validation-name="val4"/>
          <table:table-cell table:style-name="ce168" office:value-type="string">
            <text:p>mariam.fernandez.exts</text:p>
          </table:table-cell>
          <table:table-cell table:style-name="ce168" table:formula="of:=VLOOKUP([.O207];['Exportacion MOS 09Abr15'.$B$2:.$B$148];1;0)" office:value-type="float" office:value="0">
            <text:p>#N/A</text:p>
          </table:table-cell>
          <table:table-cell office:value-type="string">
            <text:p><text:a xlink:href="mailto:mariam.fernandez.exts@juntadeandalucia.es">mariam.fernandez.exts@juntadeandalucia.es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Jorge García Naz</text:p>
          </table:table-cell>
          <table:table-cell table:style-name="ce56" office:value-type="string">
            <text:p>Técnico - Oficina Técnica de InterOperabilidad de la STI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string">
            <text:p>955693381/</text:p>
            <text:p>328381</text:p>
          </table:table-cell>
          <table:table-cell office:value-type="float" office:value="682779965">
            <text:p>682779965</text:p>
          </table:table-cell>
          <table:table-cell table:style-name="ce113" table:content-validation-name="val4"/>
          <table:table-cell table:style-name="ce168" office:value-type="string">
            <text:p>jorge.garcia.naz</text:p>
          </table:table-cell>
          <table:table-cell table:style-name="ce168" table:formula="of:=VLOOKUP([.O208];['Exportacion MOS 09Abr15'.$B$2:.$B$148];1;0)" office:value-type="float" office:value="0">
            <text:p>#N/A</text:p>
          </table:table-cell>
          <table:table-cell table:style-name="ce218" office:value-type="string">
            <text:p><text:a xlink:href="mailto:jorge.garcia.naz@juntadeandalucia.es">jorge.garcia.naz@juntadeandalucia.es</text:a>;<text:a xlink:href="mailto:jorge.garcia.naz@avanade.com">jorge.garcia.naz@avanade.com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Juan Manuel Menacho Diz </text:p>
          </table:table-cell>
          <table:table-cell table:style-name="ce56" office:value-type="string">
            <text:p>Técnico - Oficina Técnica de Interoperabilidad de la STI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954468171">
            <text:p>954468171</text:p>
          </table:table-cell>
          <table:table-cell office:value-type="float" office:value="682781379">
            <text:p>682781379</text:p>
          </table:table-cell>
          <table:table-cell table:style-name="ce113" table:content-validation-name="val4"/>
          <table:table-cell table:style-name="ce168" office:value-type="string">
            <text:p>juanm.menacho.exts</text:p>
          </table:table-cell>
          <table:table-cell table:style-name="ce168" table:formula="of:=VLOOKUP([.O20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uanm.menacho.exts@juntadeandalucia.es">juanm.menacho.exts@juntadeandalucia.es</text:a>;<text:a xlink:href="mailto:juan.m.menachodiz@avanade.com">juan.m.menachodiz@avanade.com</text:a></text:p>
          </table:table-cell>
          <table:table-cell table:number-columns-repeated="1007"/>
        </table:table-row>
        <table:table-row table:style-name="ro3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64" office:value-type="string">
            <text:p>Patricia Andrés Díaz</text:p>
          </table:table-cell>
          <table:table-cell table:style-name="ce56" office:value-type="string">
            <text:p>Técnico - Oficina Técnica de InterOperabilidad de la STI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954468171">
            <text:p>954468171</text:p>
          </table:table-cell>
          <table:table-cell office:value-type="float" office:value="682779961">
            <text:p>682779961</text:p>
          </table:table-cell>
          <table:table-cell table:style-name="ce113" table:content-validation-name="val4"/>
          <table:table-cell table:style-name="ce168" office:value-type="string">
            <text:p>patricia.andres.exts</text:p>
          </table:table-cell>
          <table:table-cell table:style-name="ce168" table:formula="of:=VLOOKUP([.O210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patricia.andres.exts@juntadeandalucia.es">patricia.andres.exts@juntadeandalucia.es</text:a>; <text:a xlink:href="mailto:patricia.andres.diaz@avanade.com">patricia.andres.diaz@avanade.com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Pablo Zapata Ferrusola</text:p>
          </table:table-cell>
          <table:table-cell table:style-name="ce56" office:value-type="string">
            <text:p>Ingeniero de Sistemas Senior, Soporte a Producción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/>
          <table:table-cell table:style-name="ce120" office:value-type="float" office:value="665659634">
            <text:p>665659634</text:p>
          </table:table-cell>
          <table:table-cell table:style-name="ce113" table:content-validation-name="val4"/>
          <table:table-cell table:style-name="ce185" office:value-type="string">
            <text:p>(se desconoce uid corporativo)</text:p>
          </table:table-cell>
          <table:table-cell table:style-name="ce168" table:formula="of:=VLOOKUP([.O211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pzapata@indra.es">pzapata@indr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Juan José Cubillas Mercado </text:p>
          </table:table-cell>
          <table:table-cell table:style-name="ce56" office:value-type="string">
            <text:p><text:s/>Ingeniero de Sistemas Se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office:annotation draw:style-name="gr2" draw:text-style-name="P1" svg:width="2.899cm" svg:height="4.269cm" svg:x="41.836cm" svg:y="106.529cm" draw:caption-point-x="-11.039cm" draw:caption-point-y="101.182cm">
              <dc:date>2014-10-22T00:00:00</dc:date>
              <text:p text:style-name="P1"><text:span text:style-name="T1">Tiene un único usuario en MOS pero el usuario está repetido en este fichero, trabaja para EPES y SAS</text:span></text:p>
            </office:annotation>
            <text:p>Si</text:p>
          </table:table-cell>
          <table:table-cell table:style-name="ce139" office:value-type="string">
            <text:p><text:span text:style-name="T9">95466051</text:span>1</text:p>
          </table:table-cell>
          <table:table-cell table:style-name="ce157" office:value-type="float" office:value="635521557">
            <text:p>635521557</text:p>
          </table:table-cell>
          <table:table-cell table:style-name="ce113" table:content-validation-name="val4" office:value-type="string">
            <office:annotation draw:style-name="gr2" draw:text-style-name="P1" svg:width="2.899cm" svg:height="4.269cm" svg:x="35.561cm" svg:y="112.776cm" draw:caption-point-x="-0.61cm" draw:caption-point-y="94.935cm">
              <dc:date>2014-10-22T00:00:00</dc:date>
              <text:p text:style-name="P1"><text:span text:style-name="T1">Tiene un único usuario en MOS pero el usuario está repetido en este fichero, trabaja para EPES y SAS</text:span></text:p>
            </office:annotation>
            <text:p>Si</text:p>
          </table:table-cell>
          <table:table-cell table:style-name="ce168" office:value-type="string">
            <text:p>juanj.cubillas.exts</text:p>
          </table:table-cell>
          <table:table-cell table:style-name="ce168" table:formula="of:=VLOOKUP([.O212];['Exportacion MOS 09Abr15'.$B$2:.$B$148];1;0)" office:value-type="string" office:string-value="juanj.cubillas.exts">
            <text:p>juanj.cubillas.exts</text:p>
          </table:table-cell>
          <table:table-cell table:style-name="ce209" office:value-type="string">
            <text:p><text:a xlink:href="mailto:juanj.cubillas.exts@juntadeandalucia.es">juanj.cubillas.exts@juntadeandalucia.es</text:a>; <text:a xlink:href="mailto:jjcubillas@indra.es">jjcubillas@indr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Francisco Javier González Rivera </text:p>
          </table:table-cell>
          <table:table-cell table:style-name="ce56" office:value-type="string">
            <text:p>Ingeniero de Sistemas Seni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20" office:value-type="float" office:value="954660511">
            <text:p>954660511</text:p>
          </table:table-cell>
          <table:table-cell table:style-name="ce158" office:value-type="float" office:value="626812181">
            <text:p>626812181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ranciscoj.gonzalez.exts</text:p>
          </table:table-cell>
          <table:table-cell table:style-name="ce168" table:formula="of:=VLOOKUP([.O213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franciscoj.gonzalez.exts@juntadeandalucia.es">franciscoj.gonzalez.exts@juntadeandalucia.es</text:a></text:p>
            <text:p><text:a xlink:href="mailto:fjgrivera@indra.es">fjgrivera@indra.es</text:a></text:p>
          </table:table-cell>
          <table:table-cell table:number-columns-repeated="1007"/>
        </table:table-row>
        <table:table-row table:style-name="ro1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Miguel García Márquez</text:p>
          </table:table-cell>
          <table:table-cell table:style-name="ce56" office:value-type="string">
            <text:p>Técnico de BBBDD (Oficina Técnica de Proyectos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39" office:value-type="float" office:value="954932287">
            <text:p>954932287</text:p>
          </table:table-cell>
          <table:table-cell table:style-name="ce157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iguel.garcia.exts</text:p>
          </table:table-cell>
          <table:table-cell table:style-name="ce168" table:formula="of:=VLOOKUP([.O214];['Exportacion MOS 09Abr15'.$B$2:.$B$148];1;0)" office:value-type="string" office:string-value="miguel.garcia.exts">
            <text:p>miguel.garcia.exts</text:p>
          </table:table-cell>
          <table:table-cell table:style-name="ce209" office:value-type="string">
            <text:p><text:a xlink:href="mailto:miguel.garcia.exts@juntadeandalucia.es">miguel.garcia.exts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Enrique Velasco Martín</text:p>
          </table:table-cell>
          <table:table-cell table:style-name="ce56" office:value-type="string">
            <text:p>Técnico de BBBDD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9" office:value-type="float" office:value="954932943">
            <text:p>954932943</text:p>
          </table:table-cell>
          <table:table-cell table:style-name="ce157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enrique.velasco.exts</text:p>
          </table:table-cell>
          <table:table-cell table:style-name="ce168" table:formula="of:=VLOOKUP([.O215];['Exportacion MOS 09Abr15'.$B$2:.$B$148];1;0)" office:value-type="string" office:string-value="enrique.velasco.exts">
            <text:p>enrique.velasco.exts</text:p>
          </table:table-cell>
          <table:table-cell table:style-name="ce209" office:value-type="string">
            <text:p><text:a xlink:href="mailto:enrique.velasco.exts@juntadeandalucia.es">enrique.velasco.exts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Inmaculada Segovia Martín</text:p>
          </table:table-cell>
          <table:table-cell table:style-name="ce56" office:value-type="string">
            <text:p>Técnico de BBBDD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39" office:value-type="float" office:value="954932943">
            <text:p>954932943</text:p>
          </table:table-cell>
          <table:table-cell table:style-name="ce157"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inmaculada.segovia.exts</text:p>
          </table:table-cell>
          <table:table-cell table:style-name="ce168" table:formula="of:=VLOOKUP([.O216];['Exportacion MOS 09Abr15'.$B$2:.$B$148];1;0)" office:value-type="string" office:string-value="inmaculada.segovia.exts">
            <text:p>inmaculada.segovia.exts</text:p>
          </table:table-cell>
          <table:table-cell table:style-name="ce209" office:value-type="string">
            <text:p><text:a xlink:href="mailto:inmaculada.segovia.exts@juntadeandalucia.es">inmaculada.segovia.exts@juntadeandalucia.es</text:a></text:p>
          </table:table-cell>
          <table:table-cell table:number-columns-repeated="1007"/>
        </table:table-row>
        <table:table-row table:style-name="ro1">
          <table:table-cell table:style-name="ce10" office:value-type="string">
            <text:p>SAS</text:p>
          </table:table-cell>
          <table:table-cell table:style-name="ce10" office:value-type="string">
            <text:p>Servicio Andaluz de Salud</text:p>
          </table:table-cell>
          <table:table-cell table:style-name="ce35"/>
          <table:table-cell table:style-name="ce65" office:value-type="string">
            <office:annotation draw:style-name="gr3" draw:text-style-name="P1" svg:width="6.966cm" svg:height="2.461cm" svg:x="25.513cm" svg:y="109.419cm" draw:caption-point-x="-15.143cm" draw:caption-point-y="102.495cm">
              <dc:date>2014-11-21T00:00:00</dc:date>
              <text:p text:style-name="P1"><text:span text:style-name="T1">Pendiente confirmar la baja con SAS – se recibe correo de notificacion automatico informando que ya no pertenece a la oficina técnica de proyectos</text:span></text:p>
            </office:annotation>
            <text:p>Andrés Leal Pérez</text:p>
          </table:table-cell>
          <table:table-cell table:style-name="ce65" office:value-type="string">
            <text:p>Técnico de BBBDD </text:p>
          </table:table-cell>
          <table:table-cell table:style-name="ce91" table:content-validation-name="val1"/>
          <table:table-cell table:style-name="ce100" table:content-validation-name="val2"/>
          <table:table-cell table:style-name="ce108" table:content-validation-name="val3" office:value-type="string">
            <text:p>X</text:p>
          </table:table-cell>
          <table:table-cell table:style-name="ce108" table:content-validation-name="val3" office:value-type="string">
            <text:p>X</text:p>
          </table:table-cell>
          <table:table-cell table:style-name="ce108" table:content-validation-name="val3"/>
          <table:table-cell table:style-name="ce115" table:content-validation-name="val4" office:value-type="string">
            <text:p>Si</text:p>
          </table:table-cell>
          <table:table-cell table:style-name="ce140" office:value-type="float" office:value="955017192">
            <text:p>955017192</text:p>
          </table:table-cell>
          <table:table-cell table:style-name="ce159"/>
          <table:table-cell table:style-name="ce115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andres.leal81@hotmail.com">andres.leal81@hotmail.com</text:a></text:span></text:p>
          </table:table-cell>
          <table:table-cell table:style-name="ce168" table:formula="of:=VLOOKUP([.O217];['Exportacion MOS 09Abr15'.$B$2:.$B$148];1;0)" office:value-type="string" office:string-value="andres.leal81@hotmail.com">
            <text:p>andres.leal81@hotmail.com</text:p>
          </table:table-cell>
          <table:table-cell table:style-name="ce219" office:value-type="string">
            <office:annotation draw:style-name="gr3" draw:text-style-name="P1" svg:width="2.899cm" svg:height="2.461cm" svg:x="64.474cm" svg:y="109.419cm" draw:caption-point-x="-3.19cm" draw:caption-point-y="102.495cm">
              <dc:date>2014-11-21T00:00:00</dc:date>
              <text:p text:style-name="P1"><text:span text:style-name="T1">Está dado de alta en MOS con su cuenta hotmail</text:span></text:p>
            </office:annotation>
            <text:p><text:a xlink:href="mailto:andres.leal.exts@juntadeandalucia.es">andres.leal.exts@juntadeandalucia.es</text:a></text:p>
            <text:p><text:a xlink:href="mailto:andres.leal81@hotmail.com">andres.leal81@hotmail.com</text:a></text:p>
          </table:table-cell>
          <table:table-cell table:style-name="ce233" table:number-columns-repeated="1003"/>
          <table:table-cell table:style-name="ce235"/>
          <table:table-cell table:number-columns-repeated="3"/>
        </table:table-row>
        <table:table-row table:style-name="ro6">
          <table:table-cell office:value-type="string">
            <text:p>SAS</text:p>
          </table:table-cell>
          <table:table-cell table:style-name="ce20" office:value-type="string">
            <text:p>Servicio Andaluz de Salud</text:p>
          </table:table-cell>
          <table:table-cell table:style-name="ce38"/>
          <table:table-cell office:value-type="string">
            <text:p>Simón Murillo Pérez</text:p>
          </table:table-cell>
          <table:table-cell office:value-type="string">
            <text:p>Coordinador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office:value-type="float" office:value="955017157">
            <text:p>955017157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simon.murillo.exts</text:p>
          </table:table-cell>
          <table:table-cell table:style-name="ce168" table:formula="of:=VLOOKUP([.O218];['Exportacion MOS 09Abr15'.$B$2:.$B$148];1;0)" office:value-type="string" office:string-value="simon.murillo.exts">
            <text:p>simon.murillo.exts</text:p>
          </table:table-cell>
          <table:table-cell office:value-type="string">
            <text:p><text:a xlink:href="mailto:simon.murillo.exts@juntadeandalucia.es">simon.murillo.ext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office:value-type="string">
            <text:p>Jesús León Santiago </text:p>
          </table:table-cell>
          <table:table-cell table:style-name="ce50" office:value-type="string">
            <text:p>Coordinador Técnico CTI-DB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float" office:value="0">
            <text:p>0</text:p>
          </table:table-cell>
          <table:table-cell table:style-name="ce113" table:content-validation-name="val4" office:value-type="string">
            <text:p>Si</text:p>
          </table:table-cell>
          <table:table-cell table:style-name="ce141"/>
          <table:table-cell office:value-type="float" office:value="650547983">
            <text:p>650547983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esus.leon.exts</text:p>
          </table:table-cell>
          <table:table-cell table:style-name="ce168" table:formula="of:=VLOOKUP([.O219];['Exportacion MOS 09Abr15'.$B$2:.$B$148];1;0)" office:value-type="string" office:string-value="jesus.leon.exts">
            <text:p>jesus.leon.exts</text:p>
          </table:table-cell>
          <table:table-cell table:style-name="ce217" office:value-type="string">
            <text:p><text:a xlink:href="mailto:jesus.leon.exts@juntadeandalucia.es">jesus.leon.ext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56" office:value-type="string">
            <text:p>Francisco Carbonell Acera</text:p>
          </table:table-cell>
          <table:table-cell table:style-name="ce56" office:value-type="string">
            <text:p>Enlace Dinamizador (backup)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 - No registrado</text:p>
          </table:table-cell>
          <table:table-cell table:style-name="ce139"/>
          <table:table-cell table:style-name="ce157" office:value-type="float" office:value="671569612">
            <text:p>671569612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franciscom.carbonell.sspa</text:p>
          </table:table-cell>
          <table:table-cell table:style-name="ce168" table:formula="of:=VLOOKUP([.O220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franciscom.carbonell.sspa@juntadeandalucia.es">franciscom.carbonell.sspa@juntadeandalucia.es</text:a>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34"/>
          <table:table-cell table:style-name="ce55" office:value-type="string">
            <text:p>Francisco Javier Delgado Leal</text:p>
          </table:table-cell>
          <table:table-cell table:style-name="ce55" office:value-type="string">
            <text:p>Responsable de arquitectura y desarroll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25"/>
          <table:table-cell table:style-name="ce122" office:value-type="float" office:value="750193">
            <text:p>750193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franciscoj.delgado.leal.sspa</text:p>
          </table:table-cell>
          <table:table-cell table:style-name="ce168" table:formula="of:=VLOOKUP([.O221];['Exportacion MOS 09Abr15'.$B$2:.$B$148];1;0)" office:value-type="string" office:string-value="franciscoj.delgado.leal.sspa">
            <text:p>franciscoj.delgado.leal.sspa</text:p>
          </table:table-cell>
          <table:table-cell table:style-name="ce220" office:value-type="string">
            <text:p><text:a xlink:href="mailto:franciscoj.delgado.leal.sspa@juntadeandalucia.es">franciscoj.delgado.leal.ssp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66" office:value-type="string">
            <text:p>Alberto Ramiro</text:p>
          </table:table-cell>
          <table:table-cell table:style-name="ce66" office:value-type="string">
            <text:p>Responsable Infraestructura y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6"/>
          <table:table-cell table:style-name="ce160" office:value-type="float" office:value="747816">
            <text:p>747816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86" office:value-type="string">
            <text:p>alberto.ramiro.sspa</text:p>
          </table:table-cell>
          <table:table-cell table:style-name="ce168" table:formula="of:=VLOOKUP([.O222];['Exportacion MOS 09Abr15'.$B$2:.$B$148];1;0)" office:value-type="float" office:value="0">
            <text:p>#N/A</text:p>
          </table:table-cell>
          <table:table-cell table:style-name="ce221" office:value-type="string">
            <text:p><text:span text:style-name="T20"><text:a xlink:href="mailto:alberto.ramiro.sspa@juntadeandalucia.es">alberto.ramiro.sspa@juntadeandalucia.es</text:a></text:span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  <text:p>Hospital Serranía (AGS Serranía de Málaga)</text:p>
          </table:table-cell>
          <table:table-cell/>
          <table:table-cell table:style-name="ce56" office:value-type="string">
            <text:p>Álvaro Pérez Rodríguez </text:p>
          </table:table-cell>
          <table:table-cell table:style-name="ce51" office:value-type="string">
            <text:p>Técnico medio de función administrativ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style-name="ce120" office:value-type="float" office:value="951065272">
            <text:p>951065272</text:p>
          </table:table-cell>
          <table:table-cell table:style-name="ce158" office:value-type="float" office:value="767935">
            <text:p>767935</text:p>
          </table:table-cell>
          <table:table-cell table:style-name="ce113" table:content-validation-name="val4"/>
          <table:table-cell table:style-name="ce168" office:value-type="string">
            <text:p>alvaro.perez.sspa</text:p>
          </table:table-cell>
          <table:table-cell table:style-name="ce168" table:formula="of:=VLOOKUP([.O223];['Exportacion MOS 09Abr15'.$B$2:.$B$148];1;0)" office:value-type="float" office:value="0">
            <text:p>#N/A</text:p>
          </table:table-cell>
          <table:table-cell table:style-name="ce209" office:value-type="string">
            <text:p><text:a xlink:href="mailto:alvaro.perez.sspa@juntadeandalucia.es">alvaro.perez.sspa@juntadeandalucia.es</text:a>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34"/>
          <table:table-cell table:style-name="ce7" office:value-type="string">
            <text:p>David Giráldez Sánchez</text:p>
          </table:table-cell>
          <table:table-cell table:style-name="ce73" office:value-type="string">
            <text:p>Técnico de Sistemas SISSE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/>
          <table:table-cell table:style-name="ce142" office:value-type="float" office:value="312154">
            <text:p>312154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david.giraldez.exts</text:p>
          </table:table-cell>
          <table:table-cell table:style-name="ce168" table:formula="of:=VLOOKUP([.O224];['Exportacion MOS 09Abr15'.$B$2:.$B$148];1;0)" office:value-type="float" office:value="0">
            <text:p>#N/A</text:p>
          </table:table-cell>
          <table:table-cell table:style-name="ce222" office:value-type="string">
            <text:p><text:a xlink:href="mailto:david.giraldez.exts@juntadeandalucia.es">david.giraldez.exts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San Cecilio</text:span></text:p>
          </table:table-cell>
          <table:table-cell/>
          <table:table-cell office:value-type="string">
            <text:p>Guillermo Sevilla Nacete</text:p>
          </table:table-cell>
          <table:table-cell office:value-type="string">
            <text:p>DB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87" office:value-type="string">
            <text:p>guillermo.sevilla.exts</text:p>
          </table:table-cell>
          <table:table-cell table:style-name="ce168" table:formula="of:=VLOOKUP([.O225];['Exportacion MOS 09Abr15'.$B$2:.$B$148];1;0)" office:value-type="float" office:value="0">
            <text:p>#N/A</text:p>
          </table:table-cell>
          <table:table-cell office:value-type="string">
            <text:p><text:a xlink:href="mailto:guillermo.sevilla.exts@juntadeandalucia.es">guillermo.sevilla.exts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San Cecilio</text:span></text:p>
          </table:table-cell>
          <table:table-cell/>
          <table:table-cell office:value-type="string">
            <text:p>Jose Carlos Trigueros</text:p>
          </table:table-cell>
          <table:table-cell table:style-name="ce24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43" office:value-type="float" office:value="619165633">
            <text:p>619165633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87" office:value-type="string">
            <text:p>josec.trigueros.exts</text:p>
          </table:table-cell>
          <table:table-cell table:style-name="ce168" table:formula="of:=VLOOKUP([.O226];['Exportacion MOS 09Abr15'.$B$2:.$B$148];1;0)" office:value-type="float" office:value="0">
            <text:p>#N/A</text:p>
          </table:table-cell>
          <table:table-cell table:style-name="ce223" office:value-type="string">
            <text:p><text:span text:style-name="T21"><text:a xlink:href="mailto:josec.trigueros.exts@juntadeandalucia.es">josec.trigueros.exts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San Cecilio</text:span></text:p>
          </table:table-cell>
          <table:table-cell/>
          <table:table-cell office:value-type="string">
            <text:p>María José Giménez</text:p>
          </table:table-cell>
          <table:table-cell table:style-name="ce24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43" office:value-type="float" office:value="671536647">
            <text:p>671536647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87" office:value-type="string">
            <text:p>mariaj.gimenez.exts</text:p>
          </table:table-cell>
          <table:table-cell table:style-name="ce168" table:formula="of:=VLOOKUP([.O227];['Exportacion MOS 09Abr15'.$B$2:.$B$148];1;0)" office:value-type="float" office:value="0">
            <text:p>#N/A</text:p>
          </table:table-cell>
          <table:table-cell table:style-name="ce224" office:value-type="string">
            <text:p><text:span text:style-name="T21"><text:a xlink:href="mailto:mariaj.gimenez.exts@juntadeandalucia.es">mariaj.gimenez.exts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San Cecilio</text:span></text:p>
          </table:table-cell>
          <table:table-cell/>
          <table:table-cell office:value-type="string">
            <text:p>Antonio Cristobal Delgado Matas</text:p>
          </table:table-cell>
          <table:table-cell table:style-name="ce24" office:value-type="string">
            <text:p>Coord. Prov.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43" office:value-type="float" office:value="123095">
            <text:p>123095</text:p>
          </table:table-cell>
          <table:table-cell table:style-name="ce143" office:value-type="float" office:value="698998">
            <text:p>698998</text:p>
          </table:table-cell>
          <table:table-cell table:style-name="ce113" table:content-validation-name="val4" office:value-type="string">
            <text:p>Si</text:p>
          </table:table-cell>
          <table:table-cell table:style-name="ce188" office:value-type="string">
            <text:p>antonioc.delgado.sspa</text:p>
          </table:table-cell>
          <table:table-cell table:style-name="ce168" table:formula="of:=VLOOKUP([.O228];['Exportacion MOS 09Abr15'.$B$2:.$B$148];1;0)" office:value-type="string" office:string-value="antonioc.delgado.sspa">
            <text:p>antonioc.delgado.sspa</text:p>
          </table:table-cell>
          <table:table-cell table:style-name="ce225" office:value-type="string">
            <text:p><text:span text:style-name="T22"><text:a xlink:href="mailto:antonioc.delgado.sspa@juntadeandalucia.es">antonioc.delgado.sspa@juntadeandalucia.es</text:a></text:span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  <text:p><text:span text:style-name="T2">Hospital Universitario Virgen del Rocío</text:span></text:p>
          </table:table-cell>
          <table:table-cell/>
          <table:table-cell office:value-type="string">
            <text:p>Luis Santiago Sánchez Fernández</text:p>
          </table:table-cell>
          <table:table-cell office:value-type="string">
            <text:p>Administrador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number-columns-repeated="2"/>
          <table:table-cell table:style-name="ce113" table:content-validation-name="val4" office:value-type="string">
            <text:p>Si</text:p>
          </table:table-cell>
          <table:table-cell table:style-name="ce186" office:value-type="string">
            <text:p>luissantiago.sanchez.sspa</text:p>
          </table:table-cell>
          <table:table-cell table:style-name="ce168" table:formula="of:=VLOOKUP([.O229];['Exportacion MOS 09Abr15'.$B$2:.$B$148];1;0)" office:value-type="string" office:string-value="luissantiago.sanchez.sspa">
            <text:p>luissantiago.sanchez.sspa</text:p>
          </table:table-cell>
          <table:table-cell office:value-type="string">
            <text:p><text:a xlink:href="mailto:luissantiago.sanchez.sspa@juntadeandalucia.es">luissantiago.sanchez.ssp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office:value-type="string">
            <text:p>Francisco Javier Caro Belleirín </text:p>
          </table:table-cell>
          <table:table-cell office:value-type="string">
            <text:p>Administrador de BBBDD y Administrador servicio de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number-columns-repeated="2"/>
          <table:table-cell table:style-name="ce113" table:content-validation-name="val4" office:value-type="string">
            <text:p>Si</text:p>
          </table:table-cell>
          <table:table-cell table:style-name="ce187" office:value-type="string">
            <text:p>franciscoj.caro.exts</text:p>
          </table:table-cell>
          <table:table-cell table:style-name="ce168" table:formula="of:=VLOOKUP([.O230];['Exportacion MOS 09Abr15'.$B$2:.$B$148];1;0)" office:value-type="string" office:string-value="franciscoj.caro.exts">
            <text:p>franciscoj.caro.exts</text:p>
          </table:table-cell>
          <table:table-cell office:value-type="string">
            <text:p><text:a xlink:href="mailto:franciscoj.caro.exts@juntadeandalucia.es">franciscoj.caro.exts@juntadeandalucia.es</text:a> </text:p>
          </table:table-cell>
          <table:table-cell table:number-columns-repeated="1007"/>
        </table:table-row>
        <table:table-row table:style-name="ro5">
          <table:table-cell office:value-type="string">
            <text:p>SAS</text:p>
          </table:table-cell>
          <table:table-cell office:value-type="string">
            <text:p>Servicio Andaluz de Salud</text:p>
          </table:table-cell>
          <table:table-cell/>
          <table:table-cell table:style-name="ce67" office:value-type="string">
            <text:p>Antonio Jesús Córdoba Rojas</text:p>
          </table:table-cell>
          <table:table-cell table:style-name="ce78" office:value-type="string">
            <text:p>Técnico de BBDD (Sistemas Distribuidos Indra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20" office:value-type="float" office:value="954369500">
            <text:p>954369500</text:p>
          </table:table-cell>
          <table:table-cell table:style-name="ce120" office:value-type="float" office:value="683667865">
            <text:p>68366786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tonioj.cordoba.exts</text:p>
          </table:table-cell>
          <table:table-cell table:style-name="ce168" table:formula="of:=VLOOKUP([.O231];['Exportacion MOS 09Abr15'.$B$2:.$B$148];1;0)" office:value-type="string" office:string-value="antonioj.cordoba.exts">
            <text:p>antonioj.cordoba.exts</text:p>
          </table:table-cell>
          <table:table-cell table:style-name="ce209" office:value-type="string">
            <text:p><text:a xlink:href="mailto:antonioj.cordoba.exts@juntadeandalucia.es">antonioj.cordoba.exts@juntadeandalucia.es</text:a></text:p>
          </table:table-cell>
          <table:table-cell table:number-columns-repeated="1007"/>
        </table:table-row>
        <table:table-row table:style-name="ro12">
          <table:table-cell table:style-name="ce11" office:value-type="string">
            <text:p>SAS</text:p>
          </table:table-cell>
          <table:table-cell table:style-name="ce23" office:value-type="string">
            <text:p>Sistema Sanitario Publico Andaluz</text:p>
          </table:table-cell>
          <table:table-cell table:style-name="ce42"/>
          <table:table-cell table:style-name="ce68" office:value-type="string">
            <text:p>Juan Emilio García Lluch </text:p>
          </table:table-cell>
          <table:table-cell table:style-name="ce79" office:value-type="string">
            <text:p>Asesor técnic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44" office:value-type="float" office:value="951032240">
            <text:p>951032240</text:p>
          </table:table-cell>
          <table:table-cell table:style-name="ce152"/>
          <table:table-cell table:style-name="ce113" table:content-validation-name="val4" office:value-type="string">
            <text:p>Si</text:p>
          </table:table-cell>
          <table:table-cell table:style-name="ce189" office:value-type="string">
            <text:p>emilio.garcia.sspa</text:p>
          </table:table-cell>
          <table:table-cell table:style-name="ce168" table:formula="of:=VLOOKUP([.O232];['Exportacion MOS 09Abr15'.$B$2:.$B$148];1;0)" office:value-type="string" office:string-value="emilio.garcia.sspa">
            <text:p>emilio.garcia.sspa</text:p>
          </table:table-cell>
          <table:table-cell table:style-name="ce226" office:value-type="string">
            <text:p><text:span text:style-name="T23"><text:a xlink:href="mailto:emilio.garcia.sspa@juntadeandalucia.es">emilio.garcia.sspa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3">
          <table:table-cell table:style-name="ce11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42"/>
          <table:table-cell table:style-name="ce69" office:value-type="string">
            <text:p>David González Moreno </text:p>
          </table:table-cell>
          <table:table-cell table:style-name="ce69" office:value-type="string">
            <text:p>Asesor técnico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45" office:value-type="float" office:value="955013668">
            <text:p>955013668</text:p>
          </table:table-cell>
          <table:table-cell table:style-name="ce152"/>
          <table:table-cell table:style-name="ce164" table:content-validation-name="val4" office:value-type="string">
            <text:p>Si - No registrado</text:p>
          </table:table-cell>
          <table:table-cell table:style-name="ce69" office:value-type="string">
            <text:p>david.gonzalez.moreno.exts </text:p>
          </table:table-cell>
          <table:table-cell table:style-name="ce168" table:formula="of:=VLOOKUP([.O233];['Exportacion MOS 09Abr15'.$B$2:.$B$148];1;0)" office:value-type="float" office:value="0">
            <text:p>#N/A</text:p>
          </table:table-cell>
          <table:table-cell table:style-name="ce227" office:value-type="string">
            <text:p>david.gonzalez.moreno.exts@juntadeandalucia.es 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4">
          <table:table-cell table:style-name="ce11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42"/>
          <table:table-cell table:style-name="ce69" office:value-type="string">
            <text:p>David Giraldez </text:p>
          </table:table-cell>
          <table:table-cell table:style-name="ce69" office:value-type="string">
            <text:p>Asesor técnico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45" office:value-type="float" office:value="955013668">
            <text:p>955013668</text:p>
          </table:table-cell>
          <table:table-cell table:style-name="ce152"/>
          <table:table-cell table:style-name="ce164" table:content-validation-name="val4" office:value-type="string">
            <text:p>Si - No registrado</text:p>
          </table:table-cell>
          <table:table-cell table:style-name="ce69" office:value-type="string">
            <text:p>David.giraldez.exts </text:p>
          </table:table-cell>
          <table:table-cell table:style-name="ce168" table:formula="of:=VLOOKUP([.O234];['Exportacion MOS 09Abr15'.$B$2:.$B$148];1;0)" office:value-type="float" office:value="0">
            <text:p>#N/A</text:p>
          </table:table-cell>
          <table:table-cell table:style-name="ce228" office:value-type="string">
            <text:p>david.giraldez.exts@juntadeandalucia.es 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5">
          <table:table-cell table:style-name="ce11" office:value-type="string">
            <text:p>sas</text:p>
          </table:table-cell>
          <table:table-cell table:style-name="ce7" office:value-type="string">
            <text:p>Servicio Andaluz de Salud</text:p>
          </table:table-cell>
          <table:table-cell table:style-name="ce42"/>
          <table:table-cell table:style-name="ce69" office:value-type="string">
            <text:p>Fernando García </text:p>
          </table:table-cell>
          <table:table-cell table:style-name="ce69" office:value-type="string">
            <text:p>Asesor técnico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45" office:value-type="float" office:value="955013668">
            <text:p>955013668</text:p>
          </table:table-cell>
          <table:table-cell table:style-name="ce152"/>
          <table:table-cell table:style-name="ce164" table:content-validation-name="val4" office:value-type="string">
            <text:p>Si - No registrado</text:p>
          </table:table-cell>
          <table:table-cell table:style-name="ce69" office:value-type="string">
            <text:p>fernando.garcia.sspa </text:p>
          </table:table-cell>
          <table:table-cell table:style-name="ce168" table:formula="of:=VLOOKUP([.O235];['Exportacion MOS 09Abr15'.$B$2:.$B$148];1;0)" office:value-type="float" office:value="0">
            <text:p>#N/A</text:p>
          </table:table-cell>
          <table:table-cell table:style-name="ce228" office:value-type="string">
            <text:p>fernando.garcia.sspa@juntadeandalucia.es 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2">
          <table:table-cell office:value-type="string">
            <text:p>SAS</text:p>
          </table:table-cell>
          <table:table-cell office:value-type="string">
            <text:p>Sistema Sanitario Publico Andaluz</text:p>
          </table:table-cell>
          <table:table-cell/>
          <table:table-cell table:style-name="ce70" office:value-type="string">
            <text:p>Jose Alberto García Gutierrez </text:p>
          </table:table-cell>
          <table:table-cell table:style-name="ce80" office:value-type="string">
            <text:p>Asesor técnic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46" office:value-type="float" office:value="951032240">
            <text:p>951032240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90" office:value-type="string">
            <text:p>josea.garcia.exts</text:p>
          </table:table-cell>
          <table:table-cell table:style-name="ce168" table:formula="of:=VLOOKUP([.O236];['Exportacion MOS 09Abr15'.$B$2:.$B$148];1;0)" office:value-type="float" office:value="0">
            <text:p>#N/A</text:p>
          </table:table-cell>
          <table:table-cell table:style-name="ce229" office:value-type="string">
            <text:p><text:span text:style-name="T23"><text:a xlink:href="mailto:josea.garcia.exts@juntadeandalucia.es">josea.garcia.exts@juntadeandalucia.es</text:a></text:span></text:p>
          </table:table-cell>
          <table:table-cell table:number-columns-repeated="1007"/>
        </table:table-row>
        <table:table-row table:style-name="ro16">
          <table:table-cell office:value-type="string">
            <text:p>SAS</text:p>
          </table:table-cell>
          <table:table-cell office:value-type="string">
            <text:p>Servicio Andaluz de Salud</text:p>
            <text:p>Hospital Universitario Virgen de las Nieves</text:p>
          </table:table-cell>
          <table:table-cell/>
          <table:table-cell office:value-type="string">
            <text:p>Ignacio Rojas Izquierdo</text:p>
          </table:table-cell>
          <table:table-cell office:value-type="string">
            <text:p>Técnico de Base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958020244">
            <text:p>958020244</text:p>
          </table:table-cell>
          <table:table-cell office:value-type="float" office:value="120244">
            <text:p>120244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ignacio.rojas.exts</text:p>
          </table:table-cell>
          <table:table-cell table:style-name="ce168" table:formula="of:=VLOOKUP([.O237];['Exportacion MOS 09Abr15'.$B$2:.$B$148];1;0)" office:value-type="string" office:string-value="ignacio.rojas.exts">
            <text:p>ignacio.rojas.exts</text:p>
          </table:table-cell>
          <table:table-cell office:value-type="string">
            <text:p><text:a xlink:href="mailto:ignacio.rojas.exts@juntadeandalucia.es">ignacio.rojas.exts@juntadeandalucia.es</text:a></text:p>
          </table:table-cell>
          <table:table-cell table:number-columns-repeated="1007"/>
        </table:table-row>
        <table:table-row table:style-name="ro16">
          <table:table-cell office:value-type="string">
            <text:p>SAS</text:p>
          </table:table-cell>
          <table:table-cell office:value-type="string">
            <text:p>Servicio Andaluz de Salud</text:p>
            <text:p>Hospital Universitario Virgen de las Nieves</text:p>
          </table:table-cell>
          <table:table-cell/>
          <table:table-cell office:value-type="string">
            <text:p>Nicolas Barajas Garcia</text:p>
          </table:table-cell>
          <table:table-cell table:style-name="ce81" office:value-type="string">
            <text:p>Referente 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61" office:value-type="float" office:value="630986939">
            <text:p>630986939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nicolas.baraja.exts</text:p>
          </table:table-cell>
          <table:table-cell table:style-name="ce168" table:formula="of:=VLOOKUP([.O238];['Exportacion MOS 09Abr15'.$B$2:.$B$148];1;0)" office:value-type="float" office:value="0">
            <text:p>#N/A</text:p>
          </table:table-cell>
          <table:table-cell table:style-name="ce223" office:value-type="string">
            <text:p><text:span text:style-name="T21"><text:a xlink:href="mailto:nicolas.baraja.exts@juntadeandalucia.es">nicolas.baraja.exts@juntadeandalucia.es</text:a></text:span></text:p>
          </table:table-cell>
          <table:table-cell table:number-columns-repeated="1007"/>
        </table:table-row>
        <table:table-row table:style-name="ro16">
          <table:table-cell office:value-type="string">
            <text:p>SAS</text:p>
          </table:table-cell>
          <table:table-cell office:value-type="string">
            <text:p>Servicio Andaluz de Salud</text:p>
            <text:p>Hospital Universitario Virgen de las Nieves</text:p>
          </table:table-cell>
          <table:table-cell/>
          <table:table-cell office:value-type="string">
            <text:p>Francisco J. Moreno García</text:p>
          </table:table-cell>
          <table:table-cell table:style-name="ce81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61" office:value-type="float" office:value="626057089">
            <text:p>626057089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francisco.moreno.exts</text:p>
          </table:table-cell>
          <table:table-cell table:style-name="ce168" table:formula="of:=VLOOKUP([.O239];['Exportacion MOS 09Abr15'.$B$2:.$B$148];1;0)" office:value-type="float" office:value="0">
            <text:p>#N/A</text:p>
          </table:table-cell>
          <table:table-cell table:style-name="ce224" office:value-type="string">
            <text:p><text:span text:style-name="T21"><text:a xlink:href="mailto:francisco.moreno.exts@juntadeandalucia.es">francisco.moreno.exts@juntadeandalucia.es</text:a></text:span></text:p>
          </table:table-cell>
          <table:table-cell table:number-columns-repeated="1007"/>
        </table:table-row>
        <table:table-row table:style-name="ro16">
          <table:table-cell office:value-type="string">
            <text:p>SAS</text:p>
          </table:table-cell>
          <table:table-cell table:style-name="ce24" office:value-type="string">
            <text:p>Hospital de Baza</text:p>
          </table:table-cell>
          <table:table-cell/>
          <table:table-cell office:value-type="string">
            <text:p>Jose Angel Torres</text:p>
          </table:table-cell>
          <table:table-cell table:style-name="ce82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61" office:value-type="float" office:value="607554909">
            <text:p>607554909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josea.torres.exts</text:p>
          </table:table-cell>
          <table:table-cell table:style-name="ce168" table:formula="of:=VLOOKUP([.O240];['Exportacion MOS 09Abr15'.$B$2:.$B$148];1;0)" office:value-type="float" office:value="0">
            <text:p>#N/A</text:p>
          </table:table-cell>
          <table:table-cell table:style-name="ce224" office:value-type="string">
            <text:p><text:span text:style-name="T21"><text:a xlink:href="mailto:josea.torres.exts@juntadeandalucia.es">josea.torres.exts@juntadeandalucia.es</text:a></text:span></text:p>
          </table:table-cell>
          <table:table-cell table:number-columns-repeated="1007"/>
        </table:table-row>
        <table:table-row table:style-name="ro16">
          <table:table-cell office:value-type="string">
            <text:p>SAS</text:p>
          </table:table-cell>
          <table:table-cell table:style-name="ce24" office:value-type="string">
            <text:p>Hospital de Baza</text:p>
          </table:table-cell>
          <table:table-cell/>
          <table:table-cell office:value-type="string">
            <text:p>Isidro Lopez Vilches</text:p>
          </table:table-cell>
          <table:table-cell table:style-name="ce83" office:value-type="string">
            <text:p>Resposable Informática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61" office:value-type="float" office:value="635101">
            <text:p>635101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91" office:value-type="string">
            <text:p>isidro.lopez.sspa</text:p>
          </table:table-cell>
          <table:table-cell table:style-name="ce168" table:formula="of:=VLOOKUP([.O241];['Exportacion MOS 09Abr15'.$B$2:.$B$148];1;0)" office:value-type="float" office:value="0">
            <text:p>#N/A</text:p>
          </table:table-cell>
          <table:table-cell table:style-name="ce225" office:value-type="string">
            <text:p><text:span text:style-name="T22"><text:a xlink:href="mailto:isidro.lopez.sspa@juntadeandalucia.es">isidro.lopez.sspa@juntadeandalucia.es</text:a></text:span></text:p>
          </table:table-cell>
          <table:table-cell table:number-columns-repeated="1007"/>
        </table:table-row>
        <table:table-row table:style-name="ro16">
          <table:table-cell office:value-type="string">
            <text:p>SAS</text:p>
          </table:table-cell>
          <table:table-cell table:style-name="ce24" office:value-type="string">
            <text:p>Hospital Virgen de las Nieves</text:p>
          </table:table-cell>
          <table:table-cell/>
          <table:table-cell office:value-type="string">
            <text:p>Carmen Mena Gallardo</text:p>
          </table:table-cell>
          <table:table-cell table:style-name="ce83" office:value-type="string">
            <text:p>Técnico Sistemas S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43" office:value-type="float" office:value="120293">
            <text:p>120293</text:p>
          </table:table-cell>
          <table:table-cell table:style-name="ce161"/>
          <table:table-cell table:style-name="ce164" table:content-validation-name="val4" office:value-type="string">
            <text:p>Si - No registrado</text:p>
          </table:table-cell>
          <table:table-cell table:style-name="ce191" office:value-type="string">
            <text:p>carmen.mena.sspa</text:p>
          </table:table-cell>
          <table:table-cell table:style-name="ce168" table:formula="of:=VLOOKUP([.O242];['Exportacion MOS 09Abr15'.$B$2:.$B$148];1;0)" office:value-type="float" office:value="0">
            <text:p>#N/A</text:p>
          </table:table-cell>
          <table:table-cell table:style-name="ce225" office:value-type="string">
            <text:p><text:span text:style-name="T22"><text:a xlink:href="mailto:carmen.mena.sspa@juntadeandalucia.es">carmen.mena.sspa@juntadeandalucia.es</text:a></text:span></text:p>
          </table:table-cell>
          <table:table-cell table:number-columns-repeated="1007"/>
        </table:table-row>
        <table:table-row table:style-name="ro16">
          <table:table-cell office:value-type="string">
            <text:p>SAS</text:p>
          </table:table-cell>
          <table:table-cell table:style-name="ce24" office:value-type="string">
            <text:p>Hospital Santa Ana Motril</text:p>
          </table:table-cell>
          <table:table-cell/>
          <table:table-cell office:value-type="string">
            <text:p>Juan F. Rodriguez Diaz</text:p>
          </table:table-cell>
          <table:table-cell table:style-name="ce82" office:value-type="string">
            <text:p>Técnico AT2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43"/>
          <table:table-cell table:style-name="ce161" office:value-type="float" office:value="607615025">
            <text:p>607615025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91" office:value-type="string">
            <text:p>jffrancisco.rodriguez.exts</text:p>
          </table:table-cell>
          <table:table-cell table:style-name="ce168" table:formula="of:=VLOOKUP([.O243];['Exportacion MOS 09Abr15'.$B$2:.$B$148];1;0)" office:value-type="float" office:value="0">
            <text:p>#N/A</text:p>
          </table:table-cell>
          <table:table-cell table:style-name="ce224" office:value-type="string">
            <text:p><text:span text:style-name="T21"><text:a xlink:href="mailto:jffrancisco.rodriguez.exts@juntadeandalucia.es">jffrancisco.rodriguez.exts@juntadeandalucia.es</text:a></text:span></text:p>
          </table:table-cell>
          <table:table-cell table:number-columns-repeated="1007"/>
        </table:table-row>
        <table:table-row table:style-name="ro17">
          <table:table-cell table:style-name="ce4" office:value-type="string">
            <text:p>Organismos grupos D1 y D2</text:p>
          </table:table-cell>
          <table:table-cell table:style-name="ce25"/>
          <table:table-cell table:style-name="ce27"/>
          <table:table-cell table:style-name="ce4" table:number-columns-repeated="9"/>
          <table:table-cell table:style-name="ce27"/>
          <table:table-cell table:style-name="ce4" table:number-columns-repeated="4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AAC</text:p>
          </table:table-cell>
          <table:table-cell office:value-type="string">
            <text:p>Agencia Andaluza del Conocimiento</text:p>
          </table:table-cell>
          <table:table-cell/>
          <table:table-cell office:value-type="string">
            <text:p>Rafael González Martínez</text:p>
          </table:table-cell>
          <table:table-cell office:value-type="string">
            <text:p>Jefe del Dpto.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58004">
            <text:p>358004</text:p>
          </table:table-cell>
          <table:table-cell/>
          <table:table-cell table:style-name="ce113" table:content-validation-name="val4"/>
          <table:table-cell table:style-name="ce168" office:value-type="string">
            <text:p>rafael.gonzalez.martinez</text:p>
          </table:table-cell>
          <table:table-cell table:style-name="ce168" table:formula="of:=VLOOKUP([.O245];['Exportacion MOS 09Abr15'.$B$2:.$B$148];1;0)" office:value-type="float" office:value="0">
            <text:p>#N/A</text:p>
          </table:table-cell>
          <table:table-cell office:value-type="string">
            <text:p><text:a xlink:href="mailto:rafael.gonzalez.martinez@juntadeandalucia.es">rafael.gonzalez.martin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AC</text:p>
          </table:table-cell>
          <table:table-cell office:value-type="string">
            <text:p>Agencia Andaluza del Conocimiento</text:p>
          </table:table-cell>
          <table:table-cell table:style-name="ce32" office:value-type="string">
            <text:p>AGAE</text:p>
          </table:table-cell>
          <table:table-cell table:style-name="ce50" office:value-type="string">
            <text:p>Juan Rafael Maroto Escobar </text:p>
          </table:table-cell>
          <table:table-cell table:style-name="ce50" office:value-type="string">
            <text:p>Técnico de bases de datos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550029">
            <text:p>550029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rafael.maroto</text:p>
          </table:table-cell>
          <table:table-cell table:style-name="ce168" table:formula="of:=VLOOKUP([.O246];['Exportacion MOS 09Abr15'.$B$2:.$B$148];1;0)" office:value-type="string" office:string-value="jrafael.maroto">
            <text:p>jrafael.maroto</text:p>
          </table:table-cell>
          <table:table-cell table:style-name="ce200" office:value-type="string">
            <text:p><text:a xlink:href="mailto:jrafael.maroto@juntadeandalucia.es">jrafael.maroto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AAC</text:p>
          </table:table-cell>
          <table:table-cell table:style-name="ce7" office:value-type="string">
            <text:p>Agencia Andaluza del Conocimiento</text:p>
          </table:table-cell>
          <table:table-cell table:style-name="ce34"/>
          <table:table-cell table:style-name="ce55" office:value-type="string">
            <text:p>Antonia Muñoz de Luna Herrera </text:p>
          </table:table-cell>
          <table:table-cell table:style-name="ce73" office:value-type="string">
            <text:p>Técnico de bases de datos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/>
          <table:table-cell table:style-name="ce147" office:value-type="float" office:value="307474">
            <text:p>307474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antonia.m.herrera</text:p>
          </table:table-cell>
          <table:table-cell table:style-name="ce168" table:formula="of:=VLOOKUP([.O247];['Exportacion MOS 09Abr15'.$B$2:.$B$148];1;0)" office:value-type="float" office:value="0">
            <text:p>#N/A</text:p>
          </table:table-cell>
          <table:table-cell table:style-name="ce222" office:value-type="string">
            <text:p><text:a xlink:href="mailto:antonia.m.herrera@juntadeandalucia.es">antonia.m.herrer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AAC</text:p>
          </table:table-cell>
          <table:table-cell office:value-type="string">
            <text:p>Agencia Andaluza del Conocimiento</text:p>
          </table:table-cell>
          <table:table-cell/>
          <table:table-cell table:style-name="ce71" office:value-type="string">
            <text:p>Manuel Gutiérrez Molina </text:p>
          </table:table-cell>
          <table:table-cell table:style-name="ce50" office:value-type="string">
            <text:p>Técnico de bases de datos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No</text:p>
          </table:table-cell>
          <table:table-cell table:style-name="ce71" office:value-type="float" office:value="307474">
            <text:p>307474</text:p>
          </table:table-cell>
          <table:table-cell/>
          <table:table-cell table:style-name="ce164" table:content-validation-name="val4"/>
          <table:table-cell table:style-name="ce49" office:value-type="string">
            <text:p>manuel.g.molina</text:p>
          </table:table-cell>
          <table:table-cell table:style-name="ce168" table:formula="of:=VLOOKUP([.O248];['Exportacion MOS 09Abr15'.$B$2:.$B$148];1;0)" office:value-type="float" office:value="0">
            <text:p>#N/A</text:p>
          </table:table-cell>
          <table:table-cell table:style-name="ce71" office:value-type="string">
            <text:p>manuel.g.molina@juntadeandalucia.es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AAE</text:p>
          </table:table-cell>
          <table:table-cell office:value-type="string">
            <text:p>Agencia Andaluza de la Energía</text:p>
          </table:table-cell>
          <table:table-cell/>
          <table:table-cell office:value-type="string">
            <text:p>Benito Abad Bellido Alcón</text:p>
          </table:table-cell>
          <table:table-cell office:value-type="string">
            <text:p>Jefe del Dpto. de Sistemas de Inform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697954562">
            <text:p>697954562</text:p>
          </table:table-cell>
          <table:table-cell table:style-name="ce113" table:content-validation-name="val4"/>
          <table:table-cell table:style-name="ce168" office:value-type="string">
            <text:p>benito.bellido</text:p>
          </table:table-cell>
          <table:table-cell table:style-name="ce168" table:formula="of:=VLOOKUP([.O250];['Exportacion MOS 09Abr15'.$B$2:.$B$148];1;0)" office:value-type="float" office:value="0">
            <text:p>#N/A</text:p>
          </table:table-cell>
          <table:table-cell office:value-type="string">
            <text:p><text:a xlink:href="mailto:benito.bellido@juntadeandalucia.es">benito.bellid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AE</text:p>
          </table:table-cell>
          <table:table-cell office:value-type="string">
            <text:p>Agencia Andaluza de la Energía</text:p>
          </table:table-cell>
          <table:table-cell/>
          <table:table-cell office:value-type="string">
            <text:p>José Alfonso Falcón Martín</text:p>
          </table:table-cell>
          <table:table-cell table:style-name="ce56" office:value-type="string">
            <text:p>Jefe de Área Nuevas Tecnologías y 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346685">
            <text:p>34668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alfonso.falcon</text:p>
          </table:table-cell>
          <table:table-cell table:style-name="ce168" table:formula="of:=VLOOKUP([.O251];['Exportacion MOS 09Abr15'.$B$2:.$B$148];1;0)" office:value-type="string" office:string-value="jalfonso.falcon">
            <text:p>jalfonso.falcon</text:p>
          </table:table-cell>
          <table:table-cell office:value-type="string">
            <text:p><text:a xlink:href="mailto:jalfonso.falcon@juntadeandalucia.es">jalfonso.falcon@juntade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AAIICC</text:p>
          </table:table-cell>
          <table:table-cell table:style-name="ce20" office:value-type="string">
            <text:p>Agencia Andaluza de Instituciones Culturales</text:p>
          </table:table-cell>
          <table:table-cell table:style-name="ce38"/>
          <table:table-cell office:value-type="string">
            <text:p>Damián García González</text:p>
          </table:table-cell>
          <table:table-cell office:value-type="string">
            <text:p>Director de la unidad de Tecnología y Sistema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955037135/</text:p>
            <text:p>337135</text:p>
          </table:table-cell>
          <table:table-cell/>
          <table:table-cell table:style-name="ce113" table:content-validation-name="val4"/>
          <table:table-cell table:style-name="ce168" office:value-type="string">
            <text:p>damian.garcia</text:p>
          </table:table-cell>
          <table:table-cell table:style-name="ce168" table:formula="of:=VLOOKUP([.O253];['Exportacion MOS 09Abr15'.$B$2:.$B$148];1;0)" office:value-type="float" office:value="0">
            <text:p>#N/A</text:p>
          </table:table-cell>
          <table:table-cell office:value-type="string">
            <text:p><text:a xlink:href="mailto:damian.garcia@juntadeandalucia.es">damian.garci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AIICC</text:p>
          </table:table-cell>
          <table:table-cell table:style-name="ce20" office:value-type="string">
            <text:p>Agencia Andaluza de Instituciones Culturales</text:p>
          </table:table-cell>
          <table:table-cell table:style-name="ce38"/>
          <table:table-cell office:value-type="string">
            <text:p>Sebastián Serrano Rico</text:p>
          </table:table-cell>
          <table:table-cell office:value-type="string">
            <text:p>RESPONSABLE SISTEMAS Y TELECOMUNICACIONE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office:value-type="float" office:value="368178">
            <text:p>368178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sebastian.serrano</text:p>
          </table:table-cell>
          <table:table-cell table:style-name="ce168" table:formula="of:=VLOOKUP([.O254];['Exportacion MOS 09Abr15'.$B$2:.$B$148];1;0)" office:value-type="string" office:string-value="sebastian.serrano">
            <text:p>sebastian.serrano</text:p>
          </table:table-cell>
          <table:table-cell table:style-name="ce197" office:value-type="string">
            <text:p><text:a xlink:href="mailto:sebastian.serrano@juntadeandalucia.es">sebastian.serran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AIICC</text:p>
          </table:table-cell>
          <table:table-cell table:style-name="ce20" office:value-type="string">
            <text:p>Agencia Andaluza de Instituciones Culturales</text:p>
          </table:table-cell>
          <table:table-cell table:style-name="ce38"/>
          <table:table-cell office:value-type="string">
            <text:p>José González Fernánde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368204">
            <text:p>368204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.g.fernandez</text:p>
          </table:table-cell>
          <table:table-cell table:style-name="ce168" table:formula="of:=VLOOKUP([.O255];['Exportacion MOS 09Abr15'.$B$2:.$B$148];1;0)" office:value-type="string" office:string-value="jose.g.fernandez">
            <text:p>jose.g.fernandez</text:p>
          </table:table-cell>
          <table:table-cell table:style-name="ce197" office:value-type="string">
            <text:p><text:a xlink:href="mailto:jose.g.fernandez@juntadeandalucia.es">jose.g.fernandez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AAIICC</text:p>
          </table:table-cell>
          <table:table-cell table:style-name="ce21" office:value-type="string">
            <text:p>Agencia Andaluza de Instituciones Culturales</text:p>
          </table:table-cell>
          <table:table-cell table:style-name="ce39"/>
          <table:table-cell table:style-name="ce7" office:value-type="string">
            <text:p>Ramón Román Castro</text:p>
          </table:table-cell>
          <table:table-cell table:style-name="ce7"/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34" office:value-type="float" office:value="368204">
            <text:p>368204</text:p>
          </table:table-cell>
          <table:table-cell table:style-name="ce34"/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ramon.roman.c</text:p>
          </table:table-cell>
          <table:table-cell table:style-name="ce168" table:formula="of:=VLOOKUP([.O256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ramon.roman.c@juntadeandalucia.es">ramon.roman.c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ADCA</text:p>
          </table:table-cell>
          <table:table-cell office:value-type="string">
            <text:p>Agencia de Defensa de la Competencia de Andalucía</text:p>
          </table:table-cell>
          <table:table-cell/>
          <table:table-cell office:value-type="string">
            <text:p>Isabel Oliet Pala</text:p>
          </table:table-cell>
          <table:table-cell office:value-type="string">
            <text:p>Jefa del Servicio de Gestión Economíca y Personal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38734">
            <text:p>338734</text:p>
          </table:table-cell>
          <table:table-cell/>
          <table:table-cell table:style-name="ce113" table:content-validation-name="val4"/>
          <table:table-cell table:style-name="ce168" office:value-type="string">
            <text:p>isabel.oliet.pala</text:p>
          </table:table-cell>
          <table:table-cell table:style-name="ce168" table:formula="of:=VLOOKUP([.O258];['Exportacion MOS 09Abr15'.$B$2:.$B$148];1;0)" office:value-type="float" office:value="0">
            <text:p>#N/A</text:p>
          </table:table-cell>
          <table:table-cell office:value-type="string">
            <text:p><text:span text:style-name="T24"><text:a xlink:href="mailto:isabel.oliet.pala@juntadeandalucia.es">isabel.oliet.pala@juntadeandalucia.es</text:a></text:span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12" office:value-type="string">
            <text:p>AEFPA</text:p>
          </table:table-cell>
          <table:table-cell table:style-name="ce14" office:value-type="string">
            <text:p>Andalucía Emprende, Fundación Pública Andaluza</text:p>
          </table:table-cell>
          <table:table-cell table:style-name="ce32" office:value-type="string">
            <text:p>FAEE</text:p>
          </table:table-cell>
          <table:table-cell office:value-type="string">
            <text:p>Jorge Pérez Andersen</text:p>
          </table:table-cell>
          <table:table-cell office:value-type="string">
            <text:p>DIRECTOR DE GESTION DEL CONOCIMIENTO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68891">
            <text:p>368891</text:p>
          </table:table-cell>
          <table:table-cell/>
          <table:table-cell table:style-name="ce113" table:content-validation-name="val4"/>
          <table:table-cell table:style-name="ce168" office:value-type="string">
            <text:p>jorge.perez.andersen</text:p>
          </table:table-cell>
          <table:table-cell table:style-name="ce168" table:formula="of:=VLOOKUP([.O260];['Exportacion MOS 09Abr15'.$B$2:.$B$148];1;0)" office:value-type="float" office:value="0">
            <text:p>#N/A</text:p>
          </table:table-cell>
          <table:table-cell office:value-type="string">
            <text:p><text:a xlink:href="mailto:jperez@andaluciaemprende.es">jperez@andaluciaemprende.es</text:a></text:p>
          </table:table-cell>
          <table:table-cell table:number-columns-repeated="1007"/>
        </table:table-row>
        <table:table-row table:style-name="ro5">
          <table:table-cell table:style-name="ce13" office:value-type="string">
            <text:p>AEFPA</text:p>
          </table:table-cell>
          <table:table-cell table:style-name="ce7" office:value-type="string">
            <text:p>Andalucía Emprende, Fundación Publica Andaluza</text:p>
          </table:table-cell>
          <table:table-cell table:style-name="ce34" office:value-type="string">
            <text:p>FAEE</text:p>
          </table:table-cell>
          <table:table-cell table:style-name="ce7" office:value-type="string">
            <text:p>Enrique Benavent Olmo</text:p>
          </table:table-cell>
          <table:table-cell table:style-name="ce7" office:value-type="string">
            <text:p>Jefe de Proyectos Desarrollos e Implantación 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/>
          <table:table-cell table:style-name="ce34" office:value-type="string">
            <text:p>955929896 (368896)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enrique.benavent.olmo</text:p>
          </table:table-cell>
          <table:table-cell table:style-name="ce168" table:formula="of:=VLOOKUP([.O261];['Exportacion MOS 09Abr15'.$B$2:.$B$148];1;0)" office:value-type="float" office:value="0">
            <text:p>#N/A</text:p>
          </table:table-cell>
          <table:table-cell table:style-name="ce74" office:value-type="string">
            <text:p><text:a xlink:href="mailto:ebenavent@andaluciaemprende.es">ebenavent@andaluciaemprende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3">
          <table:table-cell office:value-type="string">
            <text:p>AGAPA</text:p>
          </table:table-cell>
          <table:table-cell office:value-type="string">
            <text:p>Agencia de Gestión Agraria y Pesquera de Andalucía </text:p>
          </table:table-cell>
          <table:table-cell/>
          <table:table-cell office:value-type="string">
            <text:p>Guillermo Rosado Cueto</text:p>
          </table:table-cell>
          <table:table-cell office:value-type="string">
            <text:p>Jefe Dpto de Admon Sistemas e Infraestructuras(Subd.Sistemas de Información)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office:value-type="float" office:value="955059700">
            <text:p>955059700</text:p>
          </table:table-cell>
          <table:table-cell office:value-type="float" office:value="744350">
            <text:p>74435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guillermo.rosado</text:p>
          </table:table-cell>
          <table:table-cell table:style-name="ce168" table:formula="of:=VLOOKUP([.O263];['Exportacion MOS 09Abr15'.$B$2:.$B$148];1;0)" office:value-type="string" office:string-value="guillermo.rosado">
            <text:p>guillermo.rosado</text:p>
          </table:table-cell>
          <table:table-cell office:value-type="string">
            <text:p><text:a xlink:href="mailto:guillermo.rosado@juntadeandalucia.es">guillermo.rosado@juntadeandalucia.es</text:a></text:p>
          </table:table-cell>
          <table:table-cell table:number-columns-repeated="1007"/>
        </table:table-row>
        <table:table-row table:style-name="ro3">
          <table:table-cell table:style-name="ce7" office:value-type="string">
            <text:p>AGAPA</text:p>
          </table:table-cell>
          <table:table-cell table:style-name="ce7" office:value-type="string">
            <text:p>Agencia de Gestión Agraria y Pesquera de Andalucía </text:p>
          </table:table-cell>
          <table:table-cell table:style-name="ce34"/>
          <table:table-cell table:style-name="ce7" office:value-type="string">
            <text:p>Mª Carmen Zurera Valle</text:p>
          </table:table-cell>
          <table:table-cell table:style-name="ce7" office:value-type="string">
            <text:p>Administrador de bases de datos y servidores de aplicaciones-Cordinadora de grup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34"/>
          <table:table-cell table:style-name="ce34" office:value-type="float" office:value="756912">
            <text:p>756912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mcarmen.zurera</text:p>
          </table:table-cell>
          <table:table-cell table:style-name="ce168" table:formula="of:=VLOOKUP([.O264];['Exportacion MOS 09Abr15'.$B$2:.$B$148];1;0)" office:value-type="string" office:string-value="mcarmen.zurera">
            <text:p>mcarmen.zurera</text:p>
          </table:table-cell>
          <table:table-cell table:style-name="ce180" office:value-type="string">
            <text:p><text:a xlink:href="mailto:mcarmen.zurera@juntadeandalucia.es">mcarmen.zurer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AGAPA</text:p>
          </table:table-cell>
          <table:table-cell office:value-type="string">
            <text:p>Agencia de Gestión Agraria y Pesquera de Andalucía </text:p>
          </table:table-cell>
          <table:table-cell/>
          <table:table-cell office:value-type="string">
            <text:p>Mª Carmen Jurado González </text:p>
          </table:table-cell>
          <table:table-cell office:value-type="string">
            <text:p>Administrador de bases de datos y servidores de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office:value-type="float" office:value="359843">
            <text:p>359843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ariac.jurado.gonzalez</text:p>
          </table:table-cell>
          <table:table-cell table:style-name="ce168" table:formula="of:=VLOOKUP([.O265];['Exportacion MOS 09Abr15'.$B$2:.$B$148];1;0)" office:value-type="string" office:string-value="mariac.jurado.gonzalez">
            <text:p>mariac.jurado.gonzalez</text:p>
          </table:table-cell>
          <table:table-cell office:value-type="string">
            <text:p><text:a xlink:href="mailto:mariac.jurado.gonzalez@juntadeandalucia.es">mariac.jurado.gonzalez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AGAPA</text:p>
          </table:table-cell>
          <table:table-cell office:value-type="string">
            <text:p>Agencia de Gestión Agraria y Pesquera de Andalucía </text:p>
          </table:table-cell>
          <table:table-cell/>
          <table:table-cell office:value-type="string">
            <text:p>Mª Carmen Robles Agudo</text:p>
          </table:table-cell>
          <table:table-cell office:value-type="string">
            <text:p>Administrador de bases de datos y servidores de aplicacione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office:value-type="float" office:value="359843">
            <text:p>359843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mcarmen.robles.agudo</text:p>
          </table:table-cell>
          <table:table-cell table:style-name="ce168" table:formula="of:=VLOOKUP([.O266];['Exportacion MOS 09Abr15'.$B$2:.$B$148];1;0)" office:value-type="string" office:string-value="mcarmen.robles.agudo">
            <text:p>mcarmen.robles.agudo</text:p>
          </table:table-cell>
          <table:table-cell office:value-type="string">
            <text:p><text:a xlink:href="mailto:mcarmen.robles.agudo@juntadeandalucia.es">mcarmen.robles.agudo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7" office:value-type="string">
            <text:p>AIDEA</text:p>
          </table:table-cell>
          <table:table-cell table:style-name="ce21" office:value-type="string">
            <text:p>Agencia de Innovación y Desarrollo de Andalucía</text:p>
          </table:table-cell>
          <table:table-cell table:style-name="ce39"/>
          <table:table-cell table:style-name="ce7" office:value-type="string">
            <text:p>Juan Francisco Sánchez García</text:p>
          </table:table-cell>
          <table:table-cell table:style-name="ce7" office:value-type="string">
            <text:p>Secretario General</text:p>
          </table:table-cell>
          <table:table-cell table:style-name="ce90" table:content-validation-name="val1" office:value-type="string">
            <text:p>X</text:p>
          </table:table-cell>
          <table:table-cell table:style-name="ce99" table:content-validation-name="val2"/>
          <table:table-cell table:style-name="ce107" table:content-validation-name="val3" table:number-columns-repeated="3"/>
          <table:table-cell table:style-name="ce113" table:content-validation-name="val4"/>
          <table:table-cell table:style-name="ce34" office:value-type="float" office:value="955030742">
            <text:p>955030742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juanf.sanchez.garcia</text:p>
          </table:table-cell>
          <table:table-cell table:style-name="ce168" table:formula="of:=VLOOKUP([.O268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jsanchez@agenciaidea.es">jsanchez@agenciaide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AIDEA</text:p>
          </table:table-cell>
          <table:table-cell table:style-name="ce20" office:value-type="string">
            <text:p>Agencia de Innovación y Desarrollo de Andalucía</text:p>
          </table:table-cell>
          <table:table-cell table:style-name="ce38"/>
          <table:table-cell office:value-type="string">
            <text:p>María Alonso Araujo</text:p>
          </table:table-cell>
          <table:table-cell table:style-name="ce56" office:value-type="string">
            <text:p>Jefa de Unidad de Sistemas de Informa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48" office:value-type="string">
            <text:p><text:span text:style-name="T10">955030765</text:span>/</text:p>
            <text:p>330765</text:p>
          </table:table-cell>
          <table:table-cell table:style-name="ce120" office:value-type="float" office:value="677903887">
            <text:p>677903887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maria.alonso.araujo</text:p>
          </table:table-cell>
          <table:table-cell table:style-name="ce168" table:formula="of:=VLOOKUP([.O26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malonso@agenciaidea.es">malonso@agenciaidea.es</text:a></text:p>
          </table:table-cell>
          <table:table-cell table:number-columns-repeated="1007"/>
        </table:table-row>
        <table:table-row table:style-name="ro1">
          <table:table-cell office:value-type="string">
            <text:p>AIDEA</text:p>
          </table:table-cell>
          <table:table-cell table:style-name="ce20" office:value-type="string">
            <text:p>Agencia de Innovación y Desarrollo de Andalucía</text:p>
          </table:table-cell>
          <table:table-cell table:style-name="ce38"/>
          <table:table-cell office:value-type="string">
            <text:p>Joaquín Berrocoso Domínguez </text:p>
          </table:table-cell>
          <table:table-cell table:style-name="ce56" office:value-type="string">
            <text:p>Técnico de Unidad de Sistemas de Informa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0" office:value-type="float" office:value="955030815">
            <text:p>955030815</text:p>
          </table:table-cell>
          <table:table-cell table:style-name="ce120" office:value-type="float" office:value="671595358">
            <text:p>671595358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jberrocoso@agenciaidea.es">jberrocoso@agenciaidea.es</text:a></text:span></text:p>
          </table:table-cell>
          <table:table-cell table:style-name="ce168" table:formula="of:=VLOOKUP([.O270];['Exportacion MOS 09Abr15'.$B$2:.$B$148];1;0)" office:value-type="string" office:string-value="jberrocoso@agenciaidea.es">
            <text:p>jberrocoso@agenciaidea.es</text:p>
          </table:table-cell>
          <table:table-cell table:style-name="ce197" office:value-type="string">
            <text:p><text:a xlink:href="mailto:jberrocoso@agenciaidea.es">jberrocoso@agenciaide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AMAYA</text:p>
          </table:table-cell>
          <table:table-cell table:style-name="ce14" office:value-type="string">
            <text:p>Agencia de Medio Ambiente y Agua</text:p>
          </table:table-cell>
          <table:table-cell table:style-name="ce32" office:value-type="string">
            <text:p>EGMASA</text:p>
          </table:table-cell>
          <table:table-cell office:value-type="string">
            <text:p>Jose Antonio Fernández Adarve</text:p>
          </table:table-cell>
          <table:table-cell/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70941577">
            <text:p>670941577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.fernandez.adarve.ext</text:p>
          </table:table-cell>
          <table:table-cell table:style-name="ce168" table:formula="of:=VLOOKUP([.O272];['Exportacion MOS 09Abr15'.$B$2:.$B$148];1;0)" office:value-type="string" office:string-value="jose.fernandez.adarve.ext">
            <text:p>jose.fernandez.adarve.ext</text:p>
          </table:table-cell>
          <table:table-cell office:value-type="string">
            <text:p><text:a xlink:href="mailto:jafernandez@agenciamedioambienteyagua.es">jafernandez@agenciamedioambienteyagu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AMAYA</text:p>
          </table:table-cell>
          <table:table-cell table:style-name="ce15" office:value-type="string">
            <text:p>Agencia de Medio Ambiente y Agua</text:p>
          </table:table-cell>
          <table:table-cell table:style-name="ce32" office:value-type="string">
            <text:p>EGMASA</text:p>
          </table:table-cell>
          <table:table-cell table:style-name="ce58" office:value-type="string">
            <text:p>Juan Antonio Martínez Guirado </text:p>
          </table:table-cell>
          <table:table-cell table:style-name="ce58" office:value-type="string">
            <text:p>Responsable de Sistemas de Información Corporativa</text:p>
          </table:table-cell>
          <table:table-cell table:style-name="ce90" table:content-validation-name="val1"/>
          <table:table-cell table:style-name="ce99" table:content-validation-name="val2" office:value-type="string">
            <text:p>X</text:p>
          </table:table-cell>
          <table:table-cell table:style-name="ce107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149"/>
          <table:table-cell table:style-name="ce127" office:value-type="float" office:value="753130">
            <text:p>753130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jamartinez@agenciamedioambienteyagua.es">jamartinez@agenciamedioambienteyagua.es</text:a></text:span></text:p>
          </table:table-cell>
          <table:table-cell table:style-name="ce168" table:formula="of:=VLOOKUP([.O273];['Exportacion MOS 09Abr15'.$B$2:.$B$148];1;0)" office:value-type="string" office:string-value="jamartinez@agenciamedioambienteyagua.es">
            <text:p>jamartinez@agenciamedioambienteyagua.es</text:p>
          </table:table-cell>
          <table:table-cell table:style-name="ce203" office:value-type="string">
            <text:p><text:span text:style-name="T11"><text:a xlink:href="mailto:jamartinez@agenciamedioambienteyagua.es">jamartinez@agenciamedioambienteyagu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AMAYA</text:p>
          </table:table-cell>
          <table:table-cell table:style-name="ce14" office:value-type="string">
            <text:p>Agencia de Medio Ambiente y Agua</text:p>
          </table:table-cell>
          <table:table-cell table:style-name="ce32" office:value-type="string">
            <text:p>EGMASA</text:p>
          </table:table-cell>
          <table:table-cell table:style-name="ce46" office:value-type="string">
            <text:p>César Sánchez de Alcázar Cruz </text:p>
          </table:table-cell>
          <table:table-cell table:style-name="ce46" office:value-type="string">
            <text:p>Administrador de Bases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769214">
            <text:p>769214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csanchezdealcazar@agenciamedioambienteyagua.es">csanchezdealcazar@agenciamedioambienteyagua.es</text:a></text:span></text:p>
          </table:table-cell>
          <table:table-cell table:style-name="ce168" table:formula="of:=VLOOKUP([.O274];['Exportacion MOS 09Abr15'.$B$2:.$B$148];1;0)" office:value-type="string" office:string-value="csanchezdealcazar@agenciamedioambienteyagua.es">
            <text:p>csanchezdealcazar@agenciamedioambienteyagua.es</text:p>
          </table:table-cell>
          <table:table-cell table:style-name="ce195" office:value-type="string">
            <text:p><text:span text:style-name="T4"><text:a xlink:href="mailto:csanchezdealcazar@agenciamedioambienteyagua.es">csanchezdealcazar@agenciamedioambienteyagua.es</text:a></text:span></text:p>
          </table:table-cell>
          <table:table-cell table:number-columns-repeated="1007"/>
        </table:table-row>
        <table:table-row table:style-name="ro6">
          <table:table-cell office:value-type="string">
            <text:p>AMAYA</text:p>
          </table:table-cell>
          <table:table-cell table:style-name="ce14" office:value-type="string">
            <text:p>Agencia de Medio Ambiente y Agua</text:p>
          </table:table-cell>
          <table:table-cell table:style-name="ce32" office:value-type="string">
            <text:p>EGMASA</text:p>
          </table:table-cell>
          <table:table-cell table:style-name="ce46" office:value-type="string">
            <text:p>Enrique Martín Minchero</text:p>
          </table:table-cell>
          <table:table-cell table:style-name="ce46" office:value-type="string">
            <text:p>Dirección de Proyec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768621">
            <text:p>768621</text:p>
          </table:table-cell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emartin@agenciamedioambienteyagua.es">emartin@agenciamedioambienteyagua.es</text:a></text:span></text:p>
          </table:table-cell>
          <table:table-cell table:style-name="ce168" table:formula="of:=VLOOKUP([.O275];['Exportacion MOS 09Abr15'.$B$2:.$B$148];1;0)" office:value-type="string" office:string-value="emartin@agenciamedioambienteyagua.es">
            <text:p>emartin@agenciamedioambienteyagua.es</text:p>
          </table:table-cell>
          <table:table-cell table:style-name="ce195" office:value-type="string">
            <text:p><text:a xlink:href="mailto:emartin@agenciamedioambienteyagua.es">emartin@agenciamedioambienteyagu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5">
          <table:table-cell office:value-type="string">
            <text:p>AOPJA</text:p>
          </table:table-cell>
          <table:table-cell office:value-type="string">
            <text:p>Agencia de Obra Pública de la Junta de Andalucía </text:p>
          </table:table-cell>
          <table:table-cell/>
          <table:table-cell office:value-type="string">
            <text:p>Carlos Álvarez Gala</text:p>
          </table:table-cell>
          <table:table-cell office:value-type="string">
            <text:p>Coord.Dpto Organización y S.Inform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307569/</text:p>
            <text:p>307400</text:p>
          </table:table-cell>
          <table:table-cell/>
          <table:table-cell table:style-name="ce113" table:content-validation-name="val4"/>
          <table:table-cell table:style-name="ce171" office:value-type="string">
            <text:p>carlos.alvarez.aopja</text:p>
          </table:table-cell>
          <table:table-cell table:style-name="ce168" table:formula="of:=VLOOKUP([.O277];['Exportacion MOS 09Abr15'.$B$2:.$B$148];1;0)" office:value-type="float" office:value="0">
            <text:p>#N/A</text:p>
          </table:table-cell>
          <table:table-cell office:value-type="string">
            <text:p><text:a xlink:href="mailto:carlos.alvarez@aopandalucia.es">carlos.alvarez@aop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OPJA</text:p>
          </table:table-cell>
          <table:table-cell office:value-type="string">
            <text:p>Agencia de Obra Pública de la Junta de Andalucía </text:p>
          </table:table-cell>
          <table:table-cell/>
          <table:table-cell office:value-type="string">
            <text:p>Vicente Rivero Redondo</text:p>
          </table:table-cell>
          <table:table-cell office:value-type="string">
            <text:p>Administrador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office:value-type="float" office:value="955007570">
            <text:p>955007570</text:p>
          </table:table-cell>
          <table:table-cell office:value-type="float" office:value="670948695">
            <text:p>670948695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vicente.rivero</text:p>
          </table:table-cell>
          <table:table-cell table:style-name="ce168" table:formula="of:=VLOOKUP([.O278];['Exportacion MOS 09Abr15'.$B$2:.$B$148];1;0)" office:value-type="float" office:value="0">
            <text:p>#N/A</text:p>
          </table:table-cell>
          <table:table-cell office:value-type="string">
            <text:p><text:a xlink:href="mailto:vicente.rivero@aopandalucia.es">vicente.rivero@aop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5">
          <table:table-cell office:value-type="string">
            <text:p>APPA</text:p>
          </table:table-cell>
          <table:table-cell table:style-name="ce14" office:value-type="string">
            <text:p>Agencia Publica de Puertos de Andalucía</text:p>
          </table:table-cell>
          <table:table-cell table:style-name="ce43" office:value-type="string">
            <text:p>EPPA</text:p>
          </table:table-cell>
          <table:table-cell table:style-name="ce56" office:value-type="string">
            <text:p>Juan de Dios Galán Herrero</text:p>
          </table:table-cell>
          <table:table-cell table:style-name="ce56" office:value-type="string">
            <text:p>Jefe del Departamento de <text:s/>Sistemas de Inform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0" office:value-type="float" office:value="307231">
            <text:p>307231</text:p>
          </table:table-cell>
          <table:table-cell table:style-name="ce120" office:value-type="float" office:value="740715">
            <text:p>740715</text:p>
          </table:table-cell>
          <table:table-cell table:style-name="ce113" table:content-validation-name="val4"/>
          <table:table-cell table:style-name="ce171" office:value-type="string">
            <text:p>juande.galan</text:p>
          </table:table-cell>
          <table:table-cell table:style-name="ce168" table:formula="of:=VLOOKUP([.O280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galan@eppa.es">jgalan@epp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APPA</text:p>
          </table:table-cell>
          <table:table-cell table:style-name="ce15" office:value-type="string">
            <text:p>Agencia Publica de Puertos de Andalucía</text:p>
          </table:table-cell>
          <table:table-cell table:style-name="ce43" office:value-type="string">
            <text:p>EPPA</text:p>
          </table:table-cell>
          <table:table-cell table:style-name="ce7" office:value-type="string">
            <text:p>Manuel Moreno Lavado</text:p>
          </table:table-cell>
          <table:table-cell table:style-name="ce55" office:value-type="string">
            <text:p>Técnico Informátic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/>
          <table:table-cell table:style-name="ce125" office:value-type="float" office:value="307260">
            <text:p>307260</text:p>
          </table:table-cell>
          <table:table-cell table:style-name="ce125" office:value-type="float" office:value="748425">
            <text:p>748425</text:p>
          </table:table-cell>
          <table:table-cell table:style-name="ce113" table:content-validation-name="val4"/>
          <table:table-cell table:style-name="ce171" office:value-type="string">
            <text:p>manuel.moreno.l</text:p>
          </table:table-cell>
          <table:table-cell table:style-name="ce168" table:formula="of:=VLOOKUP([.O281];['Exportacion MOS 09Abr15'.$B$2:.$B$148];1;0)" office:value-type="float" office:value="0">
            <text:p>#N/A</text:p>
          </table:table-cell>
          <table:table-cell table:style-name="ce228" office:value-type="string">
            <text:p><text:a xlink:href="mailto:mmoreno@eppa.es">mmoreno@epp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APPA</text:p>
          </table:table-cell>
          <table:table-cell table:style-name="ce14" office:value-type="string">
            <text:p>Agencia Publica de Puertos de Andalucía</text:p>
          </table:table-cell>
          <table:table-cell table:style-name="ce43" office:value-type="string">
            <text:p>EPPA</text:p>
          </table:table-cell>
          <table:table-cell table:style-name="ce56" office:value-type="string">
            <text:p>Edgardo Aguirre</text:p>
          </table:table-cell>
          <table:table-cell table:style-name="ce56" office:value-type="string">
            <text:p>Técnico Informátic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20" office:value-type="float" office:value="307220">
            <text:p>307220</text:p>
          </table:table-cell>
          <table:table-cell table:style-name="ce120" office:value-type="float" office:value="740713">
            <text:p>740713</text:p>
          </table:table-cell>
          <table:table-cell table:style-name="ce113" table:content-validation-name="val4"/>
          <table:table-cell table:style-name="ce171" office:value-type="string">
            <text:p>edgardo.aguirre</text:p>
          </table:table-cell>
          <table:table-cell table:style-name="ce168" table:formula="of:=VLOOKUP([.O282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eaguirre@eppa.es">eaguirre@epp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AVRA</text:p>
          </table:table-cell>
          <table:table-cell table:style-name="ce18" office:value-type="string">
            <text:p>Agencia de Vivienda y Rehabilitación de Andalucía</text:p>
          </table:table-cell>
          <table:table-cell table:style-name="ce32" office:value-type="string">
            <text:p>EPSA</text:p>
          </table:table-cell>
          <table:table-cell office:value-type="string">
            <text:p>Pedro Jiménez Romero</text:p>
          </table:table-cell>
          <table:table-cell/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office:value-type="float" office:value="755744">
            <text:p>755744</text:p>
          </table:table-cell>
          <table:table-cell table:style-name="ce113" table:content-validation-name="val4"/>
          <table:table-cell table:style-name="ce168" office:value-type="string">
            <text:p>pedro.jimenez.romero</text:p>
          </table:table-cell>
          <table:table-cell table:style-name="ce168" table:formula="of:=VLOOKUP([.O284];['Exportacion MOS 09Abr15'.$B$2:.$B$148];1;0)" office:value-type="float" office:value="0">
            <text:p>#N/A</text:p>
          </table:table-cell>
          <table:table-cell office:value-type="string">
            <text:p><text:a xlink:href="mailto:pedro.jimenez.romero@juntadeandalucia.es">pedro.jimenez.romer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VRA</text:p>
          </table:table-cell>
          <table:table-cell table:style-name="ce18" office:value-type="string">
            <text:p>Agencia de Vivienda y Rehabilitación de Andalucía</text:p>
          </table:table-cell>
          <table:table-cell table:style-name="ce32" office:value-type="string">
            <text:p>EPSA</text:p>
          </table:table-cell>
          <table:table-cell office:value-type="string">
            <text:p>Fernando Pujol Conejo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6"/>
          <table:table-cell office:value-type="float" office:value="760592">
            <text:p>760592</text:p>
          </table:table-cell>
          <table:table-cell table:style-name="ce113" table:content-validation-name="val4"/>
          <table:table-cell table:style-name="ce168" office:value-type="string">
            <text:p>fernando.pujol</text:p>
          </table:table-cell>
          <table:table-cell table:style-name="ce168" table:formula="of:=VLOOKUP([.O285];['Exportacion MOS 09Abr15'.$B$2:.$B$148];1;0)" office:value-type="float" office:value="0">
            <text:p>#N/A</text:p>
          </table:table-cell>
          <table:table-cell office:value-type="string">
            <text:p><text:a xlink:href="mailto:fernando.pujol@juntadeandalucia.es">fernando.pujol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AVRA</text:p>
          </table:table-cell>
          <table:table-cell table:style-name="ce18" office:value-type="string">
            <text:p>Agencia de Vivienda y Rehabilitación de Andalucía</text:p>
          </table:table-cell>
          <table:table-cell table:style-name="ce32" office:value-type="string">
            <text:p>EPSA</text:p>
          </table:table-cell>
          <table:table-cell office:value-type="string">
            <text:p>Marta Gamoneda Moreno</text:p>
          </table:table-cell>
          <table:table-cell office:value-type="string">
            <text:p><text:s/>administradores de base de datos Oracle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office:value-type="float" office:value="375450">
            <text:p>375450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arta.gamoneda</text:p>
          </table:table-cell>
          <table:table-cell table:style-name="ce168" table:formula="of:=VLOOKUP([.O286];['Exportacion MOS 09Abr15'.$B$2:.$B$148];1;0)" office:value-type="float" office:value="0">
            <text:p>#N/A</text:p>
          </table:table-cell>
          <table:table-cell office:value-type="string">
            <text:p><text:a xlink:href="mailto:marta.gamoneda@juntadeandalucia.es">marta.gamoneda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AVRA</text:p>
          </table:table-cell>
          <table:table-cell table:style-name="ce19" office:value-type="string">
            <text:p>Agencia de Vivienda y Rehabilitación de Andalucía</text:p>
          </table:table-cell>
          <table:table-cell table:style-name="ce32" office:value-type="string">
            <text:p>EPSA</text:p>
          </table:table-cell>
          <table:table-cell table:style-name="ce7" office:value-type="string">
            <text:p>Antonio Alcocer Tirado</text:p>
          </table:table-cell>
          <table:table-cell table:style-name="ce7" office:value-type="string">
            <text:p><text:s/>administradores de base de datos Oracle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34" office:value-type="float" office:value="375448">
            <text:p>375448</text:p>
          </table:table-cell>
          <table:table-cell table:style-name="ce34"/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antonio.alcocer@connectis-cs.es">antonio.alcocer@connectis-cs.es</text:a></text:span></text:p>
          </table:table-cell>
          <table:table-cell table:style-name="ce168" table:formula="of:=VLOOKUP([.O287];['Exportacion MOS 09Abr15'.$B$2:.$B$148];1;0)" office:value-type="string" office:string-value="antonio.alcocer@connectis-cs.es">
            <text:p>antonio.alcocer@connectis-cs.es</text:p>
          </table:table-cell>
          <table:table-cell table:style-name="ce180" office:value-type="string">
            <text:p><text:a xlink:href="mailto:antonio.alcocer.tirado.ext@juntadeandalucia.es">antonio.alcocer.tirado.ext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AA</text:p>
          </table:table-cell>
          <table:table-cell table:style-name="ce14" office:value-type="string">
            <text:p>Consejo Audiovisual de Andalucía</text:p>
          </table:table-cell>
          <table:table-cell table:style-name="ce28"/>
          <table:table-cell table:style-name="ce56" office:value-type="string">
            <text:p>José Fernández García</text:p>
          </table:table-cell>
          <table:table-cell table:style-name="ce56" office:value-type="string">
            <text:p>Jefe del Gabinete de Telecomunicacione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style-name="ce120" office:value-type="float" office:value="338292">
            <text:p>338292</text:p>
          </table:table-cell>
          <table:table-cell table:style-name="ce120" office:value-type="float" office:value="745056">
            <text:p>745056</text:p>
          </table:table-cell>
          <table:table-cell table:style-name="ce113" table:content-validation-name="val4"/>
          <table:table-cell table:style-name="ce168" office:value-type="string">
            <text:p>jose.fernandez.garcia</text:p>
          </table:table-cell>
          <table:table-cell table:style-name="ce168" table:formula="of:=VLOOKUP([.O28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jose.fernandez.garcia@juntadeandalucia.es">jose.fernandez.garcia@juntadeandalucia.es</text:a></text:p>
          </table:table-cell>
          <table:table-cell table:number-columns-repeated="1007"/>
        </table:table-row>
        <table:table-row table:style-name="ro6">
          <table:table-cell table:style-name="ce7" office:value-type="string">
            <text:p>CAA</text:p>
          </table:table-cell>
          <table:table-cell table:style-name="ce15" office:value-type="string">
            <text:p>Consejo Audiovisual de Andalucía</text:p>
          </table:table-cell>
          <table:table-cell table:style-name="ce36"/>
          <table:table-cell table:style-name="ce55" office:value-type="string">
            <text:p>Javier Blanco Rodríguez</text:p>
          </table:table-cell>
          <table:table-cell table:style-name="ce7"/>
          <table:table-cell table:style-name="ce90" table:content-validation-name="val1"/>
          <table:table-cell table:style-name="ce99" table:content-validation-name="val2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25" office:value-type="float" office:value="338318">
            <text:p>338318</text:p>
          </table:table-cell>
          <table:table-cell table:style-name="ce125" office:value-type="float" office:value="746229">
            <text:p>746229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fjavier.blanco</text:p>
          </table:table-cell>
          <table:table-cell table:style-name="ce168" table:formula="of:=VLOOKUP([.O290];['Exportacion MOS 09Abr15'.$B$2:.$B$148];1;0)" office:value-type="string" office:string-value="fjavier.blanco">
            <text:p>fjavier.blanco</text:p>
          </table:table-cell>
          <table:table-cell table:style-name="ce201" office:value-type="string">
            <text:p><text:a xlink:href="mailto:fjavier.blanco@juntadeandalucia.es">fjavier.blanco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AAC</text:p>
          </table:table-cell>
          <table:table-cell table:style-name="ce26" office:value-type="string">
            <text:p>Centro Andaluz de Arte Contemporáneo </text:p>
          </table:table-cell>
          <table:table-cell table:style-name="ce44"/>
          <table:table-cell office:value-type="string">
            <text:p>Luis Arranz Hernán</text:p>
          </table:table-cell>
          <table:table-cell office:value-type="string">
            <text:p>Jefe Servicio Administr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955037071/</text:p>
            <text:p>337071</text:p>
          </table:table-cell>
          <table:table-cell/>
          <table:table-cell table:style-name="ce113" table:content-validation-name="val4"/>
          <table:table-cell table:style-name="ce168" office:value-type="string">
            <text:p>luis.arranz</text:p>
          </table:table-cell>
          <table:table-cell table:style-name="ce168" table:formula="of:=VLOOKUP([.O292];['Exportacion MOS 09Abr15'.$B$2:.$B$148];1;0)" office:value-type="float" office:value="0">
            <text:p>#N/A</text:p>
          </table:table-cell>
          <table:table-cell office:value-type="string">
            <text:p><text:a xlink:href="mailto:luis.arranz@juntadeandalucia.es">luis.arran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CAAC</text:p>
          </table:table-cell>
          <table:table-cell table:style-name="ce26" office:value-type="string">
            <text:p>Centro Andaluz de Arte Contemporáneo </text:p>
          </table:table-cell>
          <table:table-cell table:style-name="ce44"/>
          <table:table-cell table:style-name="ce56" office:value-type="string">
            <text:p>Antonio Luis Sánchez Martos</text:p>
          </table:table-cell>
          <table:table-cell table:style-name="ce56" office:value-type="string">
            <text:p>Asesor de Microinformática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37088">
            <text:p>337088</text:p>
          </table:table-cell>
          <table:table-cell office:value-type="float" office:value="696990">
            <text:p>696990</text:p>
          </table:table-cell>
          <table:table-cell table:style-name="ce113" table:content-validation-name="val4"/>
          <table:table-cell table:style-name="ce171" office:value-type="string">
            <text:p>antoniol.sanchez</text:p>
          </table:table-cell>
          <table:table-cell table:style-name="ce168" table:formula="of:=VLOOKUP([.O293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antoniol.sanchez@juntadeandalucia.es">antoniol.sanchez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7" office:value-type="string">
            <text:p>CCA</text:p>
          </table:table-cell>
          <table:table-cell table:style-name="ce7" office:value-type="string">
            <text:p>Consejo Consultivo de Andalucía </text:p>
          </table:table-cell>
          <table:table-cell table:style-name="ce34"/>
          <table:table-cell table:style-name="ce7" office:value-type="string">
            <text:p>Pedro A Jiménez Barrionuevo</text:p>
          </table:table-cell>
          <table:table-cell table:style-name="ce7" office:value-type="string">
            <text:p>Jefe de Informática</text:p>
          </table:table-cell>
          <table:table-cell table:style-name="ce90" table:content-validation-name="val1" office:value-type="string">
            <text:p>X</text:p>
          </table:table-cell>
          <table:table-cell table:style-name="ce99" table:content-validation-name="val2"/>
          <table:table-cell table:style-name="ce107" table:content-validation-name="val3" table:number-columns-repeated="3"/>
          <table:table-cell table:style-name="ce113" table:content-validation-name="val4"/>
          <table:table-cell table:style-name="ce34" office:value-type="string">
            <text:p>958029311 </text:p>
            <text:p>(129311)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pedroa.jimenez</text:p>
          </table:table-cell>
          <table:table-cell table:style-name="ce168" table:formula="of:=VLOOKUP([.O295];['Exportacion MOS 09Abr15'.$B$2:.$B$148];1;0)" office:value-type="float" office:value="0">
            <text:p>#N/A</text:p>
          </table:table-cell>
          <table:table-cell table:style-name="ce201" office:value-type="string">
            <text:p><text:a xlink:href="mailto:pedroa.jimenez@juntadeandalucia.es">pedroa.jimenez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CICA</text:p>
          </table:table-cell>
          <table:table-cell table:style-name="ce14" office:value-type="string">
            <text:p>Centro Informático Científico de Andalucía</text:p>
          </table:table-cell>
          <table:table-cell table:style-name="ce28"/>
          <table:table-cell office:value-type="string">
            <text:p>Juan Antonio Ortega Ramírez</text:p>
          </table:table-cell>
          <table:table-cell office:value-type="string">
            <text:p>Director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955 056 600</text:p>
          </table:table-cell>
          <table:table-cell/>
          <table:table-cell table:style-name="ce113" table:content-validation-name="val4"/>
          <table:table-cell table:style-name="ce192" office:value-type="string">
            <text:p>(no disponen de uid corporativo)</text:p>
          </table:table-cell>
          <table:table-cell table:style-name="ce168" table:formula="of:=VLOOKUP([.O297];['Exportacion MOS 09Abr15'.$B$2:.$B$148];1;0)" office:value-type="float" office:value="0">
            <text:p>#N/A</text:p>
          </table:table-cell>
          <table:table-cell office:value-type="string">
            <text:p><text:a xlink:href="mailto:ortega@cica.es">ortega@cica.es</text:a></text:p>
            <text:p><text:a xlink:href="mailto:jortega@us.es">jortega@us.es</text:a></text:p>
          </table:table-cell>
          <table:table-cell table:number-columns-repeated="1007"/>
        </table:table-row>
        <table:table-row table:style-name="ro1">
          <table:table-cell office:value-type="string">
            <text:p>CICA</text:p>
          </table:table-cell>
          <table:table-cell table:style-name="ce14" office:value-type="string">
            <text:p>Centro Informático Científico de Andalucía</text:p>
          </table:table-cell>
          <table:table-cell table:style-name="ce45" office:value-type="string">
            <text:p>CEICE</text:p>
          </table:table-cell>
          <table:table-cell office:value-type="string">
            <text:p>Jose Carlos Alarcón Arévalo</text:p>
          </table:table-cell>
          <table:table-cell office:value-type="string">
            <text:p>Dinamizador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62" office:value-type="float" office:value="740016">
            <text:p>740016</text:p>
          </table:table-cell>
          <table:table-cell table:style-name="ce113" table:content-validation-name="val4"/>
          <table:table-cell table:style-name="ce171" office:value-type="string">
            <text:p>josecarlos.alarcon</text:p>
          </table:table-cell>
          <table:table-cell table:style-name="ce168" table:formula="of:=VLOOKUP([.O298];['Exportacion MOS 09Abr15'.$B$2:.$B$148];1;0)" office:value-type="float" office:value="0">
            <text:p>#N/A</text:p>
          </table:table-cell>
          <table:table-cell office:value-type="string">
            <text:p><text:a xlink:href="mailto:josecarlos.alarcon@juntadeandalucia.es">josecarlos.alarcon@juntadeandalucia.es</text:a></text:p>
            <text:p><text:a xlink:href="mailto:jcalarcon@cica.es">jcalarcon@cica.es</text:a></text:p>
          </table:table-cell>
          <table:table-cell table:number-columns-repeated="1007"/>
        </table:table-row>
        <table:table-row table:style-name="ro5">
          <table:table-cell office:value-type="string">
            <text:p>CICA</text:p>
          </table:table-cell>
          <table:table-cell table:style-name="ce14" office:value-type="string">
            <text:p>Centro Informático Científico de Andalucía</text:p>
          </table:table-cell>
          <table:table-cell table:style-name="ce45" office:value-type="string">
            <office:annotation draw:style-name="gr4" draw:text-style-name="P1" svg:width="2.899cm" svg:height="1.623cm" svg:x="18.937cm" svg:y="166.679cm" draw:caption-point-x="-14.141cm" draw:caption-point-y="121.123cm">
              <dc:date>2014-11-21T00:00:00</dc:date>
              <text:p text:style-name="P1"><text:span text:style-name="T1">Hay que discriminar por sede</text:span></text:p>
            </office:annotation>
            <text:p>CEICE</text:p>
          </table:table-cell>
          <table:table-cell office:value-type="string">
            <text:p>Ana Belén Girón González </text:p>
          </table:table-cell>
          <table:table-cell table:style-name="ce84" office:value-type="string">
            <text:p>Responsable Departamen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office:value-type="string">
            <text:p>955056600 / 95505669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nab.giron</text:p>
          </table:table-cell>
          <table:table-cell table:style-name="ce168" table:formula="of:=VLOOKUP([.O299];['Exportacion MOS 09Abr15'.$B$2:.$B$148];1;0)" office:value-type="string" office:string-value="anab.giron">
            <text:p>anab.giron</text:p>
          </table:table-cell>
          <table:table-cell office:value-type="string">
            <text:p><text:a xlink:href="mailto:anab.giron@juntadeandalucia.es">anab.giron@juntadeandalucia.es</text:a> / <text:a xlink:href="mailto:abgiron@cica.es">abgiron@cica.es</text:a></text:p>
            <text:p><text:a xlink:href="mailto:sistemas@cica.es">sistemas@cic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CICA</text:p>
          </table:table-cell>
          <table:table-cell table:style-name="ce15" office:value-type="string">
            <text:p>Centro Informático Científico de Andalucía</text:p>
          </table:table-cell>
          <table:table-cell table:style-name="ce36"/>
          <table:table-cell table:style-name="ce7" office:value-type="string">
            <text:p>Pablo Vázquez Martínez</text:p>
          </table:table-cell>
          <table:table-cell table:style-name="ce7" office:value-type="string">
            <text:p>Técnico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/>
          <table:table-cell table:style-name="ce34" table:number-columns-repeated="2"/>
          <table:table-cell table:style-name="ce113" table:content-validation-name="val4"/>
          <table:table-cell table:style-name="ce192" office:value-type="string">
            <text:p>(no disponen de uid corporativo)</text:p>
          </table:table-cell>
          <table:table-cell table:style-name="ce168" table:formula="of:=VLOOKUP([.O300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pablo.vazquez@cica.es">pablo.vazquez@cica.es</text:a></text:p>
            <text:p><text:a xlink:href="mailto:sistemas@cica.es">sistemas@cic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table:style-name="ce7" office:value-type="string">
            <text:p>CICA</text:p>
          </table:table-cell>
          <table:table-cell table:style-name="ce14" office:value-type="string">
            <text:p>Centro Informático Científico de Andalucía</text:p>
          </table:table-cell>
          <table:table-cell table:style-name="ce28"/>
          <table:table-cell office:value-type="string">
            <text:p>Ignacio Bocanegra</text:p>
          </table:table-cell>
          <table:table-cell office:value-type="string">
            <text:p>Técnico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table:number-columns-repeated="2"/>
          <table:table-cell table:style-name="ce113" table:content-validation-name="val4"/>
          <table:table-cell table:style-name="ce192" office:value-type="string">
            <text:p>(no disponen de uid corporativo)</text:p>
          </table:table-cell>
          <table:table-cell table:style-name="ce168" table:formula="of:=VLOOKUP([.O301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ignacio.bocanegra@cica.es">ignacio.bocanegra@cica.es</text:a></text:p>
            <text:p><text:a xlink:href="mailto:sistemas@cica.es">sistemas@cic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EPTDA-TUR</text:p>
          </table:table-cell>
          <table:table-cell office:value-type="string">
            <text:p>Empresa Pública para la Gestión del Turismo y del Deporte de Andalucía, S.A - Área de TURISMO </text:p>
          </table:table-cell>
          <table:table-cell office:value-type="string">
            <text:p>EPTDA</text:p>
          </table:table-cell>
          <table:table-cell office:value-type="string">
            <text:p>Pablo Guzmán Álvarez</text:p>
          </table:table-cell>
          <table:table-cell office:value-type="string">
            <text:p>Jefe de Servicio de Informática Área Turismo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990353">
            <text:p>990353</text:p>
          </table:table-cell>
          <table:table-cell office:value-type="float" office:value="736277">
            <text:p>736277</text:p>
          </table:table-cell>
          <table:table-cell table:style-name="ce113" table:content-validation-name="val4"/>
          <table:table-cell table:style-name="ce168" office:value-type="string">
            <text:p>pablo.guzman</text:p>
          </table:table-cell>
          <table:table-cell table:style-name="ce168" table:formula="of:=VLOOKUP([.O303];['Exportacion MOS 09Abr15'.$B$2:.$B$148];1;0)" office:value-type="float" office:value="0">
            <text:p>#N/A</text:p>
          </table:table-cell>
          <table:table-cell office:value-type="string">
            <text:p><text:a xlink:href="mailto:pguzman@andalucia.org">pguzman@andalucia.org</text:a></text:p>
          </table:table-cell>
          <table:table-cell table:number-columns-repeated="1007"/>
        </table:table-row>
        <table:table-row table:style-name="ro5">
          <table:table-cell office:value-type="string">
            <text:p>EPTDA-TUR</text:p>
          </table:table-cell>
          <table:table-cell office:value-type="string">
            <text:p>Empresa Pública para la Gestión del Turismo y del Deporte de Andalucía, S.A - Área de TURISMO </text:p>
          </table:table-cell>
          <table:table-cell office:value-type="string">
            <text:p>EPTDA</text:p>
          </table:table-cell>
          <table:table-cell office:value-type="string">
            <text:p>Moisés Rubiño García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/>
          <table:table-cell office:value-type="float" office:value="736280">
            <text:p>73628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moises.rubino</text:p>
          </table:table-cell>
          <table:table-cell table:style-name="ce168" table:formula="of:=VLOOKUP([.O304];['Exportacion MOS 09Abr15'.$B$2:.$B$148];1;0)" office:value-type="float" office:value="0">
            <text:p>#N/A</text:p>
          </table:table-cell>
          <table:table-cell table:style-name="ce230" office:value-type="string">
            <text:p><text:span text:style-name="T19"><text:a xlink:href="mailto:mrubino@andalucia.org">mrubino@andalucia.org</text:a></text:span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table:style-name="ce14" office:value-type="string">
            <text:p>EPTDA-DEP</text:p>
          </table:table-cell>
          <table:table-cell office:value-type="string">
            <text:p>Empresa Pública para la Gestión del Turismo y del Deporte de Andalucía, S.A – Área de DEPORTE</text:p>
          </table:table-cell>
          <table:table-cell office:value-type="string">
            <text:p>EPTDA</text:p>
          </table:table-cell>
          <table:table-cell office:value-type="string">
            <text:p>Dolores (Lola) Gómez Ruiz</text:p>
          </table:table-cell>
          <table:table-cell office:value-type="string">
            <text:p>Subdirectora de Recursos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43954">
            <text:p>343954</text:p>
          </table:table-cell>
          <table:table-cell office:value-type="float" office:value="744037">
            <text:p>744037</text:p>
          </table:table-cell>
          <table:table-cell table:style-name="ce113" table:content-validation-name="val4"/>
          <table:table-cell table:style-name="ce168" office:value-type="string">
            <text:p>dolores.gomez.ruiz</text:p>
          </table:table-cell>
          <table:table-cell table:style-name="ce168" table:formula="of:=VLOOKUP([.O306];['Exportacion MOS 09Abr15'.$B$2:.$B$148];1;0)" office:value-type="float" office:value="0">
            <text:p>#N/A</text:p>
          </table:table-cell>
          <table:table-cell office:value-type="string">
            <text:p><text:a xlink:href="mailto:dolores.gomez.ruiz@juntadeandalucia.es">dolores.gomez.ruiz@juntadeandalucia.es</text:a></text:p>
          </table:table-cell>
          <table:table-cell table:number-columns-repeated="1007"/>
        </table:table-row>
        <table:table-row table:style-name="ro5">
          <table:table-cell table:style-name="ce15" office:value-type="string">
            <text:p>EPTDA-DEP</text:p>
          </table:table-cell>
          <table:table-cell table:style-name="ce7" office:value-type="string">
            <text:p>Empresa Pública para la Gestión del Turismo y del Deporte de Andalucía, S.A – Área de DEPORTE</text:p>
          </table:table-cell>
          <table:table-cell table:style-name="ce34" office:value-type="string">
            <text:p>EPTDA</text:p>
          </table:table-cell>
          <table:table-cell table:style-name="ce58" office:value-type="string">
            <text:p>Ignacio Alonso Abad</text:p>
          </table:table-cell>
          <table:table-cell table:style-name="ce58" office:value-type="string">
            <text:p>Asesor técnico informático</text:p>
          </table:table-cell>
          <table:table-cell table:style-name="ce90" table:content-validation-name="val1"/>
          <table:table-cell table:style-name="ce99" table:content-validation-name="val2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07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34"/>
          <table:table-cell table:style-name="ce127" office:value-type="float" office:value="746176">
            <text:p>746176</text:p>
          </table:table-cell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ignacio.alonso</text:p>
          </table:table-cell>
          <table:table-cell table:style-name="ce168" table:formula="of:=VLOOKUP([.O307];['Exportacion MOS 09Abr15'.$B$2:.$B$148];1;0)" office:value-type="string" office:string-value="ignacio.alonso">
            <text:p>ignacio.alonso</text:p>
          </table:table-cell>
          <table:table-cell table:style-name="ce180" office:value-type="string">
            <text:p><text:a xlink:href="mailto:ignacio.alonso@juntadeandalucia.es">ignacio.alonso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table:style-name="ce14" office:value-type="string">
            <text:p>EPTDA-DEP</text:p>
          </table:table-cell>
          <table:table-cell office:value-type="string">
            <text:p>Empresa Pública para la Gestión del Turismo y del Deporte de Andalucía, S.A – Área de DEPORTE</text:p>
          </table:table-cell>
          <table:table-cell office:value-type="string">
            <text:p>EPTDA</text:p>
          </table:table-cell>
          <table:table-cell table:style-name="ce46" office:value-type="string">
            <text:p>Bernardo Mestre Arispon</text:p>
          </table:table-cell>
          <table:table-cell table:style-name="ce46" office:value-type="string">
            <text:p>Técnico Informátic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/>
          <table:table-cell table:style-name="ce117" office:value-type="float" office:value="741786">
            <text:p>741786</text:p>
          </table:table-cell>
          <table:table-cell table:style-name="ce113" table:content-validation-name="val4"/>
          <table:table-cell table:style-name="ce171" office:value-type="string">
            <text:p>bernardo.mestre</text:p>
          </table:table-cell>
          <table:table-cell table:style-name="ce168" table:formula="of:=VLOOKUP([.O308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bernardo.mestre@juntadeandalucia.es">bernardo.mestre@juntadeandalucia.es</text:a></text:p>
          </table:table-cell>
          <table:table-cell table:number-columns-repeated="1007"/>
        </table:table-row>
        <table:table-row table:style-name="ro5">
          <table:table-cell table:style-name="ce14" office:value-type="string">
            <text:p>EPTDA-DEP</text:p>
          </table:table-cell>
          <table:table-cell office:value-type="string">
            <text:p>Empresa Pública para la Gestión del Turismo y del Deporte de Andalucía, S.A – Área de DEPORTE</text:p>
          </table:table-cell>
          <table:table-cell office:value-type="string">
            <text:p>EPTDA</text:p>
          </table:table-cell>
          <table:table-cell table:style-name="ce46" office:value-type="string">
            <text:p>Francisco Javier Perez Rey</text:p>
          </table:table-cell>
          <table:table-cell table:style-name="ce46" office:value-type="string">
            <text:p>Técnico Informátic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/>
          <table:table-cell table:style-name="ce117" office:value-type="float" office:value="746367">
            <text:p>746367</text:p>
          </table:table-cell>
          <table:table-cell table:style-name="ce113" table:content-validation-name="val4"/>
          <table:table-cell table:style-name="ce171" office:value-type="string">
            <text:p>fran.perez</text:p>
          </table:table-cell>
          <table:table-cell table:style-name="ce168" table:formula="of:=VLOOKUP([.O309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fran.perez@juntadeandalucia.es">fran.perez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EXTENDA</text:p>
          </table:table-cell>
          <table:table-cell office:value-type="string">
            <text:p>Agencia Andaluza de Promoción Exterior </text:p>
          </table:table-cell>
          <table:table-cell/>
          <table:table-cell office:value-type="string">
            <text:p>Félix Gamero García</text:p>
          </table:table-cell>
          <table:table-cell/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630161">
            <text:p>630161</text:p>
          </table:table-cell>
          <table:table-cell table:style-name="ce164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fgg@extenda.es">fgg@extenda.es</text:a></text:span></text:p>
          </table:table-cell>
          <table:table-cell table:style-name="ce168" table:formula="of:=VLOOKUP([.O311];['Exportacion MOS 09Abr15'.$B$2:.$B$148];1;0)" office:value-type="string" office:string-value="fgg@extenda.es">
            <text:p>fgg@extenda.es</text:p>
          </table:table-cell>
          <table:table-cell office:value-type="string">
            <text:p><text:a xlink:href="mailto:fgg@extenda.es">fgg@extend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EXTENDA</text:p>
          </table:table-cell>
          <table:table-cell table:style-name="ce7" office:value-type="string">
            <text:p>Agencia Andaluza de Promoción Exterior </text:p>
          </table:table-cell>
          <table:table-cell table:style-name="ce34"/>
          <table:table-cell table:style-name="ce7" office:value-type="string">
            <text:p>José Rafael García Díaz</text:p>
          </table:table-cell>
          <table:table-cell table:style-name="ce7"/>
          <table:table-cell table:style-name="ce90" table:content-validation-name="val1"/>
          <table:table-cell table:style-name="ce99" table:content-validation-name="val2"/>
          <table:table-cell table:style-name="ce107" table:content-validation-name="val3" table:number-columns-repeated="2"/>
          <table:table-cell table:style-name="ce107" table:content-validation-name="val3" office:value-type="string">
            <text:p>X</text:p>
          </table:table-cell>
          <table:table-cell table:style-name="ce113" table:content-validation-name="val4"/>
          <table:table-cell table:style-name="ce34"/>
          <table:table-cell table:style-name="ce34" office:value-type="float" office:value="630162">
            <text:p>630162</text:p>
          </table:table-cell>
          <table:table-cell table:style-name="ce113" table:content-validation-name="val4"/>
          <table:table-cell table:style-name="ce171" office:value-type="string">
            <text:p>jose.garcia.diaz</text:p>
          </table:table-cell>
          <table:table-cell table:style-name="ce168" table:formula="of:=VLOOKUP([.O312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jgd@extenda.es">jgd@extend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EXTENDA</text:p>
          </table:table-cell>
          <table:table-cell office:value-type="string">
            <text:p>Agencia Andaluza de Promoción Exterior </text:p>
          </table:table-cell>
          <table:table-cell/>
          <table:table-cell office:value-type="string">
            <text:p>José Manuel Marchena Escobar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30164">
            <text:p>630164</text:p>
          </table:table-cell>
          <table:table-cell table:style-name="ce164" table:content-validation-name="val4" office:value-type="string">
            <text:p>Si - No registrado</text:p>
          </table:table-cell>
          <table:table-cell table:style-name="ce171" office:value-type="string">
            <text:p>josemanuel.marchena</text:p>
          </table:table-cell>
          <table:table-cell table:style-name="ce168" table:formula="of:=VLOOKUP([.O313];['Exportacion MOS 09Abr15'.$B$2:.$B$148];1;0)" office:value-type="float" office:value="0">
            <text:p>#N/A</text:p>
          </table:table-cell>
          <table:table-cell office:value-type="string">
            <text:p><text:a xlink:href="mailto:jme.ext@extenda.es">jme.ext@extenda.es</text:a></text:p>
          </table:table-cell>
          <table:table-cell table:number-columns-repeated="1007"/>
        </table:table-row>
        <table:table-row table:style-name="ro1">
          <table:table-cell office:value-type="string">
            <text:p>EXTENDA</text:p>
          </table:table-cell>
          <table:table-cell office:value-type="string">
            <text:p>Agencia Andaluza de Promoción Exterior </text:p>
          </table:table-cell>
          <table:table-cell/>
          <table:table-cell office:value-type="string">
            <text:p>Alberto Pool Melchor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/>
          <table:table-cell office:value-type="float" office:value="630166">
            <text:p>630166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alberto.pool.melchor.ext</text:p>
          </table:table-cell>
          <table:table-cell table:style-name="ce168" table:formula="of:=VLOOKUP([.O314];['Exportacion MOS 09Abr15'.$B$2:.$B$148];1;0)" office:value-type="float" office:value="0">
            <text:p>#N/A</text:p>
          </table:table-cell>
          <table:table-cell office:value-type="string">
            <text:p><text:a xlink:href="mailto:alp.ext@extenda.es">alp.ext@extend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7" office:value-type="string">
            <text:p>IAAP</text:p>
          </table:table-cell>
          <table:table-cell table:style-name="ce15" office:value-type="string">
            <text:p>Instituto Andaluz de Administración Pública</text:p>
          </table:table-cell>
          <table:table-cell table:style-name="ce36"/>
          <table:table-cell table:style-name="ce7" office:value-type="string">
            <text:p>Marco García Romero</text:p>
          </table:table-cell>
          <table:table-cell table:style-name="ce7" office:value-type="string">
            <text:p>Jefe del Servicio de Informática</text:p>
          </table:table-cell>
          <table:table-cell table:style-name="ce90" table:content-validation-name="val1" office:value-type="string">
            <text:p>X</text:p>
          </table:table-cell>
          <table:table-cell table:style-name="ce99" table:content-validation-name="val2"/>
          <table:table-cell table:style-name="ce107" table:content-validation-name="val3" table:number-columns-repeated="3"/>
          <table:table-cell table:style-name="ce113" table:content-validation-name="val4"/>
          <table:table-cell table:style-name="ce34" office:value-type="float" office:value="342463">
            <text:p>342463</text:p>
          </table:table-cell>
          <table:table-cell table:style-name="ce34" office:value-type="float" office:value="748520">
            <text:p>748520</text:p>
          </table:table-cell>
          <table:table-cell table:style-name="ce113" table:content-validation-name="val4"/>
          <table:table-cell table:style-name="ce171" office:value-type="string">
            <text:p>marco.garcia</text:p>
          </table:table-cell>
          <table:table-cell table:style-name="ce168" table:formula="of:=VLOOKUP([.O316];['Exportacion MOS 09Abr15'.$B$2:.$B$148];1;0)" office:value-type="float" office:value="0">
            <text:p>#N/A</text:p>
          </table:table-cell>
          <table:table-cell table:style-name="ce180" office:value-type="string">
            <text:p><text:a xlink:href="mailto:marco.garcia@juntadeandalucia.es">marco.garci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IAAP</text:p>
          </table:table-cell>
          <table:table-cell table:style-name="ce14" office:value-type="string">
            <text:p>Instituto Andaluz de Administración Pública</text:p>
          </table:table-cell>
          <table:table-cell table:style-name="ce28"/>
          <table:table-cell table:style-name="ce60" office:value-type="string">
            <text:p>Fernando Félix Gutiérrez</text:p>
          </table:table-cell>
          <table:table-cell table:style-name="ce60" office:value-type="string">
            <text:p>Departamento de 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134" office:value-type="string">
            <text:p>342345 / </text:p>
            <text:p>95504234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fernandof.gutierrez</text:p>
          </table:table-cell>
          <table:table-cell table:style-name="ce168" table:formula="of:=VLOOKUP([.O317];['Exportacion MOS 09Abr15'.$B$2:.$B$148];1;0)" office:value-type="string" office:string-value="fernandof.gutierrez">
            <text:p>fernandof.gutierrez</text:p>
          </table:table-cell>
          <table:table-cell table:style-name="ce212" office:value-type="string">
            <text:p><text:span text:style-name="T11"><text:a xlink:href="mailto:fernandof.gutierrez@juntadeandalucia.es">fernandof.gutierrez@juntadeandalucia.es</text:a></text:span></text:p>
          </table:table-cell>
          <table:table-cell table:number-columns-repeated="1007"/>
        </table:table-row>
        <table:table-row table:style-name="ro5">
          <table:table-cell office:value-type="string">
            <text:p>IAAP</text:p>
          </table:table-cell>
          <table:table-cell table:style-name="ce14" office:value-type="string">
            <text:p>Instituto Andaluz de Administración Pública</text:p>
          </table:table-cell>
          <table:table-cell table:style-name="ce28"/>
          <table:table-cell table:style-name="ce46" office:value-type="string">
            <text:p>Cesareo Juan Ibarra De Pablo</text:p>
          </table:table-cell>
          <table:table-cell table:style-name="ce46" office:value-type="string">
            <text:p>Administrador de Bases de Datos (DBA)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office:annotation draw:style-name="gr4" draw:text-style-name="P1" svg:width="8.695cm" svg:height="1.623cm" svg:x="41.836cm" svg:y="173.317cm" draw:caption-point-x="-11.039cm" draw:caption-point-y="132.673cm">
              <dc:date>2014-10-22T00:00:00</dc:date>
              <text:p text:style-name="P1"><text:span text:style-name="T1">No requiere usuario adicional en MOS porque en MOS trabaja con su otro uid cesar.ibarra.ext (correspondiente a CJI-SGJ)</text:span></text:p>
            </office:annotation>
            <text:p>Si - No registrado</text:p>
          </table:table-cell>
          <table:table-cell table:style-name="ce117" office:value-type="string">
            <text:p>955 04 23 45 /</text:p>
            <text:p><text:span text:style-name="T11">342345 </text:span></text:p>
            <text:p/>
          </table:table-cell>
          <table:table-cell/>
          <table:table-cell table:style-name="ce113" table:content-validation-name="val4" office:value-type="string">
            <office:annotation draw:style-name="gr4" draw:text-style-name="P1" svg:width="8.695cm" svg:height="1.623cm" svg:x="35.561cm" svg:y="163.369cm" draw:caption-point-x="-0.61cm" draw:caption-point-y="142.621cm">
              <dc:date>2014-10-22T00:00:00</dc:date>
              <text:p text:style-name="P1"><text:span text:style-name="T1">No requiere usuario adicional en MOS porque en MOS trabaja con su otro uid cesar.ibarra.ext (correspondiente a CJI-SGJ)</text:span></text:p>
            </office:annotation>
            <text:p>Si - No registrado</text:p>
          </table:table-cell>
          <table:table-cell table:style-name="ce168" office:value-type="string">
            <text:p>cesareo.ibarra.ext</text:p>
          </table:table-cell>
          <table:table-cell table:style-name="ce168" table:formula="of:=VLOOKUP([.O318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11"><text:a xlink:href="mailto:cesareo.ibarra.ext@juntadeandalucia.es">cesareo.ibarra.ext@juntadeandalucia.es</text:a></text:span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IAAP</text:p>
          </table:table-cell>
          <table:table-cell table:style-name="ce15" office:value-type="string">
            <text:p>Instituto Andaluz de Administración Pública</text:p>
          </table:table-cell>
          <table:table-cell table:style-name="ce36"/>
          <table:table-cell table:style-name="ce58" office:value-type="string">
            <text:p>Virgilio Rey Lorenzana</text:p>
          </table:table-cell>
          <table:table-cell table:style-name="ce58" office:value-type="string">
            <text:p>Tecnico en Servidores de Aplicación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/>
          <table:table-cell table:style-name="ce107" table:content-validation-name="val3" office:value-type="string">
            <text:p>X</text:p>
          </table:table-cell>
          <table:table-cell table:style-name="ce107" table:content-validation-name="val3"/>
          <table:table-cell table:style-name="ce113" table:content-validation-name="val4" office:value-type="string">
            <text:p>Si</text:p>
          </table:table-cell>
          <table:table-cell table:style-name="ce134" office:value-type="string">
            <text:p>342345 / </text:p>
            <text:p>955042345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virgilio.rey.ext</text:p>
          </table:table-cell>
          <table:table-cell table:style-name="ce168" table:formula="of:=VLOOKUP([.O319];['Exportacion MOS 09Abr15'.$B$2:.$B$148];1;0)" office:value-type="string" office:string-value="virgilio.rey.ext">
            <text:p>virgilio.rey.ext</text:p>
          </table:table-cell>
          <table:table-cell table:style-name="ce203" office:value-type="string">
            <text:p><text:span text:style-name="T11"><text:a xlink:href="mailto:virgilio.rey.ext@juntadeandalucia.es">virgilio.rey.ext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5">
          <table:table-cell office:value-type="string">
            <text:p>IAAP</text:p>
          </table:table-cell>
          <table:table-cell table:style-name="ce14" office:value-type="string">
            <text:p>Instituto Andaluz de Administración Pública</text:p>
          </table:table-cell>
          <table:table-cell table:style-name="ce28"/>
          <table:table-cell table:style-name="ce46" office:value-type="string">
            <text:p>Francisco A. de Alba Quiñones</text:p>
          </table:table-cell>
          <table:table-cell table:style-name="ce46" office:value-type="string">
            <text:p>Tecnico en Servidores de Aplicación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17" office:value-type="string">
            <text:p>955 04 24 69/</text:p>
            <text:p><text:span text:style-name="T4">342469 </text:span></text:p>
            <text:p/>
          </table:table-cell>
          <table:table-cell/>
          <table:table-cell table:style-name="ce164" table:content-validation-name="val4" office:value-type="string">
            <text:p>Si - No registrado</text:p>
          </table:table-cell>
          <table:table-cell table:style-name="ce168" office:value-type="string">
            <text:p>francisco.alba.ext</text:p>
          </table:table-cell>
          <table:table-cell table:style-name="ce168" table:formula="of:=VLOOKUP([.O320];['Exportacion MOS 09Abr15'.$B$2:.$B$148];1;0)" office:value-type="float" office:value="0">
            <text:p>#N/A</text:p>
          </table:table-cell>
          <table:table-cell table:style-name="ce195" office:value-type="string">
            <text:p><text:span text:style-name="T4"><text:a xlink:href="mailto:francisco.alba.ext@juntadeandalucia.es">francisco.alba.ext@juntadeandalucia.es</text:a></text:span></text:p>
          </table:table-cell>
          <table:table-cell table:number-columns-repeated="1007"/>
        </table:table-row>
        <table:table-row table:style-name="ro1">
          <table:table-cell office:value-type="string">
            <text:p>IAAP</text:p>
          </table:table-cell>
          <table:table-cell table:style-name="ce14" office:value-type="string">
            <text:p>Instituto Andaluz de Administración Pública</text:p>
          </table:table-cell>
          <table:table-cell table:style-name="ce28"/>
          <table:table-cell table:style-name="ce46" office:value-type="string">
            <text:p>Javier Velázquez Rubio</text:p>
          </table:table-cell>
          <table:table-cell table:style-name="ce46" office:value-type="string">
            <text:p>Programador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17" office:value-type="string">
            <text:p>955042318/</text:p>
            <text:p>342318 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avier.velazquez.ext</text:p>
          </table:table-cell>
          <table:table-cell table:style-name="ce168" table:formula="of:=VLOOKUP([.O321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javier.velazquez.ext@juntadeandalucia.es">javier.velazquez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/>
          <table:table-cell office:value-type="string">
            <text:p>Fernando González González</text:p>
          </table:table-cell>
          <table:table-cell office:value-type="string">
            <text:p>Jefe Servicio.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749501">
            <text:p>749501</text:p>
          </table:table-cell>
          <table:table-cell/>
          <table:table-cell table:style-name="ce113" table:content-validation-name="val4"/>
          <table:table-cell table:style-name="ce168" office:value-type="string">
            <text:p>fernando.gonzalez.gonzalez</text:p>
          </table:table-cell>
          <table:table-cell table:style-name="ce168" table:formula="of:=VLOOKUP([.O323];['Exportacion MOS 09Abr15'.$B$2:.$B$148];1;0)" office:value-type="float" office:value="0">
            <text:p>#N/A</text:p>
          </table:table-cell>
          <table:table-cell office:value-type="string">
            <text:p><text:a xlink:href="mailto:fernando.gonzalez.gonzalez@juntadeandalucia.es">fernando.gonzalez.gonzalez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/>
          <table:table-cell office:value-type="string">
            <text:p>Alberto Zamora Cueto</text:p>
          </table:table-cell>
          <table:table-cell table:style-name="ce46" office:value-type="string">
            <text:p>DBA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 table:style-name="ce16"/>
          <table:table-cell table:style-name="ce117" office:value-type="float" office:value="671597678">
            <text:p>67159767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berto.zamora.ext</text:p>
          </table:table-cell>
          <table:table-cell table:style-name="ce168" table:formula="of:=VLOOKUP([.O324];['Exportacion MOS 09Abr15'.$B$2:.$B$148];1;0)" office:value-type="string" office:string-value="alberto.zamora.ext">
            <text:p>alberto.zamora.ext</text:p>
          </table:table-cell>
          <table:table-cell office:value-type="string">
            <text:p><text:a xlink:href="mailto:alberto.zamora.ext@juntadeandalucia.es">alberto.zamora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/>
          <table:table-cell office:value-type="string">
            <text:p>Cristóbal Contreras Mireime</text:p>
          </table:table-cell>
          <table:table-cell table:style-name="ce46" office:value-type="string">
            <text:p>Técnico de sistemas/Programador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6"/>
          <table:table-cell table:style-name="ce117" office:value-type="float" office:value="671563195">
            <text:p>671563195</text:p>
          </table:table-cell>
          <table:table-cell table:style-name="ce113" table:content-validation-name="val4"/>
          <table:table-cell table:style-name="ce168" office:value-type="string">
            <text:p>cristobal.contreras.m.ext</text:p>
          </table:table-cell>
          <table:table-cell table:style-name="ce168" table:formula="of:=VLOOKUP([.O325];['Exportacion MOS 09Abr15'.$B$2:.$B$148];1;0)" office:value-type="float" office:value="0">
            <text:p>#N/A</text:p>
          </table:table-cell>
          <table:table-cell office:value-type="string">
            <text:p><text:a xlink:href="mailto:cristobal.contreras.m.ext@juntadeandalucia.es">cristobal.contreras.m.ext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IAJ</text:p>
          </table:table-cell>
          <table:table-cell office:value-type="string">
            <text:p>Instituto Andaluz de la Juventud</text:p>
          </table:table-cell>
          <table:table-cell/>
          <table:table-cell office:value-type="string">
            <text:p>José Manuel Parrado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/>
          <table:table-cell table:style-name="ce16"/>
          <table:table-cell table:style-name="ce117" office:value-type="float" office:value="671563198">
            <text:p>671563198</text:p>
          </table:table-cell>
          <table:table-cell table:style-name="ce113" table:content-validation-name="val4"/>
          <table:table-cell table:style-name="ce168" office:value-type="string">
            <text:p>josem.parrado.ext</text:p>
          </table:table-cell>
          <table:table-cell table:style-name="ce168" table:formula="of:=VLOOKUP([.O326];['Exportacion MOS 09Abr15'.$B$2:.$B$148];1;0)" office:value-type="float" office:value="0">
            <text:p>#N/A</text:p>
          </table:table-cell>
          <table:table-cell office:value-type="string">
            <text:p><text:a xlink:href="mailto:josem.parrado.ext@juntadeandalucia.es">josem.parrado.ext@juntadeandalucia.es</text:a></text:p>
          </table:table-cell>
          <table:table-cell table:number-columns-repeated="1007"/>
        </table:table-row>
        <table:table-row table:style-name="ro4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style-name="ce6" table:number-columns-repeated="1003"/>
          <table:table-cell table:style-name="ce236"/>
          <table:table-cell table:number-columns-repeated="3"/>
        </table:table-row>
        <table:table-row table:style-name="ro1"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/>
          <table:table-cell office:value-type="string">
            <text:p>Juan Antonio Moreno Álvarez</text:p>
          </table:table-cell>
          <table:table-cell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98920">
            <text:p>398920</text:p>
          </table:table-cell>
          <table:table-cell/>
          <table:table-cell table:style-name="ce113" table:content-validation-name="val4"/>
          <table:table-cell table:style-name="ce168" office:value-type="string">
            <text:p>juan.moreno.alvarez</text:p>
          </table:table-cell>
          <table:table-cell table:style-name="ce168" table:formula="of:=VLOOKUP([.O328];['Exportacion MOS 09Abr15'.$B$2:.$B$148];1;0)" office:value-type="float" office:value="0">
            <text:p>#N/A</text:p>
          </table:table-cell>
          <table:table-cell office:value-type="string">
            <text:p><text:a xlink:href="mailto:juan.moreno.alvarez@juntadeandalucia.es">juan.moreno.alvarez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/>
          <table:table-cell table:style-name="ce46" office:value-type="string">
            <text:p>Antonio Rendón Ruiz</text:p>
          </table:table-cell>
          <table:table-cell office:value-type="string">
            <text:p>Adm.de Sistemas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office:value-type="float" office:value="398918">
            <text:p>398918</text:p>
          </table:table-cell>
          <table:table-cell/>
          <table:table-cell table:style-name="ce113" table:content-validation-name="val4"/>
          <table:table-cell table:style-name="ce168" office:value-type="string">
            <text:p>antonio.rendon.ext</text:p>
          </table:table-cell>
          <table:table-cell table:style-name="ce168" table:formula="of:=VLOOKUP([.O329];['Exportacion MOS 09Abr15'.$B$2:.$B$148];1;0)" office:value-type="float" office:value="0">
            <text:p>#N/A</text:p>
          </table:table-cell>
          <table:table-cell office:value-type="string">
            <text:p><text:a xlink:href="mailto:antonio.rendon.ext@juntadeandalucia.es">antonio.rendon.ext@juntadeandalucia.es</text:a></text:p>
          </table:table-cell>
          <table:table-cell table:number-columns-repeated="1007"/>
        </table:table-row>
        <table:table-row table:style-name="ro6">
          <table:table-cell office:value-type="string">
            <text:p>IAM</text:p>
          </table:table-cell>
          <table:table-cell office:value-type="string">
            <text:p>Instituto Andaluz de la Mujer</text:p>
          </table:table-cell>
          <table:table-cell/>
          <table:table-cell office:value-type="string">
            <text:p>Luis Rodríguez García</text:p>
          </table:table-cell>
          <table:table-cell office:value-type="string">
            <text:p>Adm.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 office:value-type="float" office:value="398918">
            <text:p>398918</text:p>
          </table:table-cell>
          <table:table-cell/>
          <table:table-cell table:style-name="ce113" table:content-validation-name="val4"/>
          <table:table-cell table:style-name="ce168" office:value-type="string">
            <text:p>luis.rodriguez.garcia.ext</text:p>
          </table:table-cell>
          <table:table-cell table:style-name="ce168" table:formula="of:=VLOOKUP([.O330];['Exportacion MOS 09Abr15'.$B$2:.$B$148];1;0)" office:value-type="float" office:value="0">
            <text:p>#N/A</text:p>
          </table:table-cell>
          <table:table-cell office:value-type="string">
            <text:p><text:a xlink:href="mailto:luis.rodriguez.garcia.ext@juntadeandalucia.es">luis.rodriguez.garcia.ext@juntadeandalucia.es</text:a> 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table:style-name="ce7" office:value-type="string">
            <text:p>IAPH</text:p>
          </table:table-cell>
          <table:table-cell table:style-name="ce21" office:value-type="string">
            <text:p>Instituto Andaluz de Patrimonio Histórico</text:p>
          </table:table-cell>
          <table:table-cell table:style-name="ce39"/>
          <table:table-cell table:style-name="ce7" office:value-type="string">
            <text:p>José Luis Zafra Ojuel</text:p>
          </table:table-cell>
          <table:table-cell table:style-name="ce7" office:value-type="string">
            <text:p>Jefe de Área de Sistemas de Información</text:p>
          </table:table-cell>
          <table:table-cell table:style-name="ce90" table:content-validation-name="val1" office:value-type="string">
            <text:p>X</text:p>
          </table:table-cell>
          <table:table-cell table:style-name="ce99" table:content-validation-name="val2" office:value-type="string">
            <text:p>X</text:p>
          </table:table-cell>
          <table:table-cell table:style-name="ce107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table:style-name="ce34" office:value-type="string">
            <text:p>9550337135/</text:p>
            <text:p>337135</text:p>
          </table:table-cell>
          <table:table-cell table:style-name="ce163"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oseluis.zafra</text:p>
          </table:table-cell>
          <table:table-cell table:style-name="ce168" table:formula="of:=VLOOKUP([.O332];['Exportacion MOS 09Abr15'.$B$2:.$B$148];1;0)" office:value-type="string" office:string-value="joseluis.zafra">
            <text:p>joseluis.zafra</text:p>
          </table:table-cell>
          <table:table-cell table:style-name="ce180" office:value-type="string">
            <text:p><text:a xlink:href="mailto:joseluis.zafra@juntadeandalucia.es">joseluis.zafra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IAPH</text:p>
          </table:table-cell>
          <table:table-cell table:style-name="ce20" office:value-type="string">
            <text:p>Instituto Andaluz de Patrimonio Histórico</text:p>
          </table:table-cell>
          <table:table-cell table:style-name="ce38"/>
          <table:table-cell table:style-name="ce46" office:value-type="string">
            <text:p>José Antonio Prada Baena </text:p>
          </table:table-cell>
          <table:table-cell table:style-name="ce46" office:value-type="string">
            <text:p>Té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office:value-type="string">
            <text:p>955037099/</text:p>
            <text:p>337099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josea.prada</text:p>
          </table:table-cell>
          <table:table-cell table:style-name="ce168" table:formula="of:=VLOOKUP([.O333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josea.prada@juntadeandalucia.es">josea.prada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Antonio Molina González</text:p>
          </table:table-cell>
          <table:table-cell office:value-type="string">
            <text:p>Jefe del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office:value-type="float" office:value="333921">
            <text:p>333921</text:p>
          </table:table-cell>
          <table:table-cell/>
          <table:table-cell table:style-name="ce113" table:content-validation-name="val4"/>
          <table:table-cell table:style-name="ce168" office:value-type="string">
            <text:p>antonio.molina.gonzalez</text:p>
          </table:table-cell>
          <table:table-cell table:style-name="ce168" table:formula="of:=VLOOKUP([.O335];['Exportacion MOS 09Abr15'.$B$2:.$B$148];1;0)" office:value-type="float" office:value="0">
            <text:p>#N/A</text:p>
          </table:table-cell>
          <table:table-cell office:value-type="string">
            <text:p><text:a xlink:href="mailto:antonio.molina.gonzalez@juntadeandalucia.es">antonio.molina.gonzalez@juntadeandalucia.es</text:a></text:p>
          </table:table-cell>
          <table:table-cell table:number-columns-repeated="1007"/>
        </table:table-row>
        <table:table-row table:style-name="ro5">
          <table:table-cell table:style-name="ce7" office:value-type="string">
            <text:p>IECA</text:p>
          </table:table-cell>
          <table:table-cell table:style-name="ce15" office:value-type="string">
            <text:p>Instituto de Estadística y Cartografía de Andalucía</text:p>
          </table:table-cell>
          <table:table-cell table:style-name="ce36"/>
          <table:table-cell table:style-name="ce58" office:value-type="string">
            <text:p>José Ángel Gutiérrez Morales</text:p>
          </table:table-cell>
          <table:table-cell table:style-name="ce58" office:value-type="string">
            <text:p>Jefe del Departamento de Sistemas del Servicio de Informática</text:p>
          </table:table-cell>
          <table:table-cell table:style-name="ce90" table:content-validation-name="val1"/>
          <table:table-cell table:style-name="ce99" table:content-validation-name="val2" office:value-type="string">
            <text:p>X</text:p>
          </table:table-cell>
          <table:table-cell table:style-name="ce107" table:content-validation-name="val3" table:number-columns-repeated="3"/>
          <table:table-cell table:style-name="ce113" table:content-validation-name="val4"/>
          <table:table-cell table:style-name="ce127" office:value-type="string">
            <text:p>333878 </text:p>
            <text:p>(955033878) </text:p>
          </table:table-cell>
          <table:table-cell table:style-name="ce34"/>
          <table:table-cell table:style-name="ce113" table:content-validation-name="val4"/>
          <table:table-cell table:style-name="ce171" office:value-type="string">
            <text:p>joseangel.gutierrez</text:p>
          </table:table-cell>
          <table:table-cell table:style-name="ce168" table:formula="of:=VLOOKUP([.O336];['Exportacion MOS 09Abr15'.$B$2:.$B$148];1;0)" office:value-type="float" office:value="0">
            <text:p>#N/A</text:p>
          </table:table-cell>
          <table:table-cell table:style-name="ce203" office:value-type="string">
            <text:p><text:span text:style-name="T3"><text:a xlink:href="mailto:joseangel.gutierrez@juntadeandalucia.es">joseangel.gutierrez@juntadeandalucia.es</text:a></text:span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Manuel Costoyas Presa</text:p>
          </table:table-cell>
          <table:table-cell office:value-type="string">
            <text:p>te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office:value-type="float" office:value="334030">
            <text:p>334030</text:p>
          </table:table-cell>
          <table:table-cell/>
          <table:table-cell table:style-name="ce113" table:content-validation-name="val4"/>
          <table:table-cell table:style-name="ce168" office:value-type="string">
            <text:p>manuel.costoyas.ext</text:p>
          </table:table-cell>
          <table:table-cell table:style-name="ce168" table:formula="of:=VLOOKUP([.O337];['Exportacion MOS 09Abr15'.$B$2:.$B$148];1;0)" office:value-type="float" office:value="0">
            <text:p>#N/A</text:p>
          </table:table-cell>
          <table:table-cell office:value-type="string">
            <text:p><text:a xlink:href="mailto:manuel.costoyas.ext@juntadeandalucia.es">manuel.costoyas.ext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Augusto García Baena</text:p>
          </table:table-cell>
          <table:table-cell office:value-type="string">
            <text:p>te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333936">
            <text:p>333936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ugusto.garcia</text:p>
          </table:table-cell>
          <table:table-cell table:style-name="ce168" table:formula="of:=VLOOKUP([.O338];['Exportacion MOS 09Abr15'.$B$2:.$B$148];1;0)" office:value-type="string" office:string-value="augusto.garcia">
            <text:p>augusto.garcia</text:p>
          </table:table-cell>
          <table:table-cell office:value-type="string">
            <text:p><text:a xlink:href="mailto:augusto.garcia@juntadeandalucia.es">augusto.garcia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Enrique Lago García</text:p>
          </table:table-cell>
          <table:table-cell office:value-type="string">
            <text:p>te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/>
          <table:table-cell office:value-type="float" office:value="333924">
            <text:p>333924</text:p>
          </table:table-cell>
          <table:table-cell/>
          <table:table-cell table:style-name="ce113" table:content-validation-name="val4"/>
          <table:table-cell table:style-name="ce168" office:value-type="string">
            <text:p>enrique.lago</text:p>
          </table:table-cell>
          <table:table-cell table:style-name="ce168" table:formula="of:=VLOOKUP([.O339];['Exportacion MOS 09Abr15'.$B$2:.$B$148];1;0)" office:value-type="float" office:value="0">
            <text:p>#N/A</text:p>
          </table:table-cell>
          <table:table-cell office:value-type="string">
            <text:p><text:a xlink:href="mailto:enrique.lago@juntadeandalucia.es">enrique.lago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IECA</text:p>
          </table:table-cell>
          <table:table-cell table:style-name="ce14" office:value-type="string">
            <text:p>Instituto de Estadística y Cartografía de Andalucía</text:p>
          </table:table-cell>
          <table:table-cell table:style-name="ce28"/>
          <table:table-cell office:value-type="string">
            <text:p>Abel Martín Ruiz</text:p>
          </table:table-cell>
          <table:table-cell office:value-type="string">
            <text:p>tecnico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office:value-type="float" office:value="333936">
            <text:p>333936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bel.martin.ruiz.ext</text:p>
          </table:table-cell>
          <table:table-cell table:style-name="ce168" table:formula="of:=VLOOKUP([.O340];['Exportacion MOS 09Abr15'.$B$2:.$B$148];1;0)" office:value-type="string" office:string-value="abel.martin.ruiz.ext">
            <text:p>abel.martin.ruiz.ext</text:p>
          </table:table-cell>
          <table:table-cell office:value-type="string">
            <text:p><text:a xlink:href="mailto:abel.martin.ruiz.ext@juntadeandalucia.es">abel.martin.ruiz.ext@juntadeandalucia.es</text:a>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IECA</text:p>
          </table:table-cell>
          <table:table-cell table:style-name="ce15" office:value-type="string">
            <text:p>Instituto de Estadística y Cartografía de Andalucía</text:p>
          </table:table-cell>
          <table:table-cell table:style-name="ce36"/>
          <table:table-cell table:style-name="ce7" office:value-type="string">
            <text:p>José Aurelio Pérez Piñas</text:p>
          </table:table-cell>
          <table:table-cell table:style-name="ce7" office:value-type="string">
            <text:p>tecnico de sistemas</text:p>
          </table:table-cell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34" office:value-type="float" office:value="333924">
            <text:p>333924</text:p>
          </table:table-cell>
          <table:table-cell table:style-name="ce34"/>
          <table:table-cell table:style-name="ce113" table:content-validation-name="val4" office:value-type="string">
            <text:p>Si</text:p>
          </table:table-cell>
          <table:table-cell table:style-name="ce171" office:value-type="string">
            <text:p>josea.perez.pinas</text:p>
          </table:table-cell>
          <table:table-cell table:style-name="ce168" table:formula="of:=VLOOKUP([.O341];['Exportacion MOS 09Abr15'.$B$2:.$B$148];1;0)" office:value-type="string" office:string-value="josea.perez.pinas">
            <text:p>josea.perez.pinas</text:p>
          </table:table-cell>
          <table:table-cell table:style-name="ce180" office:value-type="string">
            <text:p><text:a xlink:href="mailto:josea.perez.pinas@juntadeandalucia.es">josea.perez.pinas@juntadeandaluci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IFAPA</text:p>
          </table:table-cell>
          <table:table-cell table:style-name="ce14" office:value-type="string">
            <text:p>Instituto de Investigación y Formación Agraria y Pesquera de Andalucía</text:p>
          </table:table-cell>
          <table:table-cell table:style-name="ce28"/>
          <table:table-cell table:style-name="ce56" office:value-type="string">
            <text:p>Francisco Fuentes Aceituno</text:p>
          </table:table-cell>
          <table:table-cell table:style-name="ce56" office:value-type="string">
            <text:p>Jefe de Servici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120" office:value-type="string">
            <text:p>632284 /671532284</text:p>
          </table:table-cell>
          <table:table-cell table:style-name="ce113" table:content-validation-name="val4"/>
          <table:table-cell table:style-name="ce168" office:value-type="string">
            <text:p>francisco.fuentes</text:p>
          </table:table-cell>
          <table:table-cell table:style-name="ce168" table:formula="of:=VLOOKUP([.O343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francisco.fuentes@juntadeandalucia.es">francisco.fuentes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IFAPA</text:p>
          </table:table-cell>
          <table:table-cell table:style-name="ce14" office:value-type="string">
            <text:p>Instituto de Investigación y Formación Agraria y Pesquera de Andalucía</text:p>
          </table:table-cell>
          <table:table-cell table:style-name="ce28"/>
          <table:table-cell office:value-type="string">
            <text:p>Javier Díaz Calero</text:p>
          </table:table-cell>
          <table:table-cell office:value-type="string">
            <text:p>Adjunto Jefe Servicio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97747">
            <text:p>697747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avier.diazcalero</text:p>
          </table:table-cell>
          <table:table-cell table:style-name="ce168" table:formula="of:=VLOOKUP([.O344];['Exportacion MOS 09Abr15'.$B$2:.$B$148];1;0)" office:value-type="string" office:string-value="javier.diazcalero">
            <text:p>javier.diazcalero</text:p>
          </table:table-cell>
          <table:table-cell table:style-name="ce197" office:value-type="string">
            <text:p><text:a xlink:href="mailto:javier.diazcalero@juntadeandalucia.es">javier.diazcaler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IFAPA</text:p>
          </table:table-cell>
          <table:table-cell table:style-name="ce14" office:value-type="string">
            <text:p>Instituto de Investigación y Formación Agraria y Pesquera de Andalucía</text:p>
          </table:table-cell>
          <table:table-cell table:style-name="ce28"/>
          <table:table-cell table:style-name="ce56" office:value-type="string">
            <text:p>Lorenzo Ortiz <text:s/></text:p>
          </table:table-cell>
          <table:table-cell table:style-name="ce56" office:value-type="string">
            <text:p>Responsabl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40110">
            <text:p>64011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orenzo.ortiz.ext</text:p>
          </table:table-cell>
          <table:table-cell table:style-name="ce168" table:formula="of:=VLOOKUP([.O345];['Exportacion MOS 09Abr15'.$B$2:.$B$148];1;0)" office:value-type="string" office:string-value="lorenzo.ortiz.ext">
            <text:p>lorenzo.ortiz.ext</text:p>
          </table:table-cell>
          <table:table-cell office:value-type="string">
            <text:p><text:a xlink:href="mailto:lorenzo.ortiz.ext@juntadeandalucia.es">lorenzo.ortiz.ext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IFAPA</text:p>
          </table:table-cell>
          <table:table-cell table:style-name="ce14" office:value-type="string">
            <text:p>Instituto de Investigación y Formación Agraria y Pesquera de Andalucía</text:p>
          </table:table-cell>
          <table:table-cell table:style-name="ce28"/>
          <table:table-cell table:style-name="ce56" office:value-type="string">
            <text:p>Jonathan Guerrero <text:s/></text:p>
          </table:table-cell>
          <table:table-cell table:style-name="ce56" office:value-type="string">
            <text:p>Adm. Bases de Dato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office:value-type="float" office:value="632290">
            <text:p>632290</text:p>
          </table:table-cell>
          <table:table-cell table:style-name="ce113" table:content-validation-name="val4" office:value-type="string">
            <text:p>Si</text:p>
          </table:table-cell>
          <table:table-cell table:style-name="ce170" office:value-type="string">
            <text:p><text:span text:style-name="T12"><text:a xlink:href="mailto:jonathan.guerrero.navarro@gmail.com">jonathan.guerrero.navarro@gmail.com</text:a></text:span></text:p>
          </table:table-cell>
          <table:table-cell table:style-name="ce168" table:formula="of:=VLOOKUP([.O346];['Exportacion MOS 09Abr15'.$B$2:.$B$148];1;0)" office:value-type="string" office:string-value="jonathan.guerrero.navarro@gmail.com">
            <text:p>jonathan.guerrero.navarro@gmail.com</text:p>
          </table:table-cell>
          <table:table-cell office:value-type="string">
            <text:p><text:a xlink:href="mailto:jonathan.guerrero.ext@juntadeandalucia.es">jonathan.guerrero.ext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1">
          <table:table-cell office:value-type="string">
            <text:p>PAG</text:p>
          </table:table-cell>
          <table:table-cell table:style-name="ce14" office:value-type="string">
            <text:p>Patronato de la Alhambra y Generalife</text:p>
          </table:table-cell>
          <table:table-cell table:style-name="ce28"/>
          <table:table-cell table:style-name="ce72" office:value-type="string">
            <text:p>Lucía Mª Pérez Aguilera</text:p>
          </table:table-cell>
          <table:table-cell table:style-name="ce46" office:value-type="string">
            <text:p>Jefa del Departamento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</text:p>
          </table:table-cell>
          <table:table-cell office:value-type="string">
            <text:p>958027947</text:p>
            <text:p><text:span text:style-name="T4">(127988)</text:span></text:p>
          </table:table-cell>
          <table:table-cell table:style-name="ce117" office:value-type="float" office:value="755280">
            <text:p>755280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luciam.perez</text:p>
          </table:table-cell>
          <table:table-cell table:style-name="ce168" table:formula="of:=VLOOKUP([.O348];['Exportacion MOS 09Abr15'.$B$2:.$B$148];1;0)" office:value-type="string" office:string-value="luciam.perez">
            <text:p>luciam.perez</text:p>
          </table:table-cell>
          <table:table-cell office:value-type="string">
            <text:p><text:a xlink:href="mailto:luciam.perez@juntadeandalucia.es">luciam.per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PAG</text:p>
          </table:table-cell>
          <table:table-cell table:style-name="ce14" office:value-type="string">
            <text:p>Patronato de la Alhambra y Generalife</text:p>
          </table:table-cell>
          <table:table-cell table:style-name="ce28"/>
          <table:table-cell table:style-name="ce72" office:value-type="string">
            <text:p>Mª Carolina Jiménez Egea</text:p>
          </table:table-cell>
          <table:table-cell office:value-type="string">
            <text:p>Técnico 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17" office:value-type="float" office:value="958027987">
            <text:p>958027987</text:p>
          </table:table-cell>
          <table:table-cell table:style-name="ce117" office:value-type="float" office:value="697957479">
            <text:p>697957479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mcarolina.jimenez</text:p>
          </table:table-cell>
          <table:table-cell table:style-name="ce168" table:formula="of:=VLOOKUP([.O349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mcarolina.jimenez@juntadeandalucia.es">mcarolina.jimenez@juntadeandalucia.es</text:a></text:p>
          </table:table-cell>
          <table:table-cell table:number-columns-repeated="1007"/>
        </table:table-row>
        <table:table-row table:style-name="ro1">
          <table:table-cell office:value-type="string">
            <text:p>PAG</text:p>
          </table:table-cell>
          <table:table-cell table:style-name="ce14" office:value-type="string">
            <text:p>Patronato de la Alhambra y Generalife</text:p>
          </table:table-cell>
          <table:table-cell table:style-name="ce28"/>
          <table:table-cell table:style-name="ce72" office:value-type="string">
            <text:p>Francisco Arraez Sánchez</text:p>
          </table:table-cell>
          <table:table-cell office:value-type="string">
            <text:p>Técnico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No</text:p>
          </table:table-cell>
          <table:table-cell table:style-name="ce117" office:value-type="float" office:value="958027952">
            <text:p>958027952</text:p>
          </table:table-cell>
          <table:table-cell table:style-name="ce117" office:value-type="float" office:value="671597654">
            <text:p>671597654</text:p>
          </table:table-cell>
          <table:table-cell table:style-name="ce164" table:content-validation-name="val4"/>
          <table:table-cell table:style-name="ce168" office:value-type="string">
            <text:p>francisco.arraez</text:p>
          </table:table-cell>
          <table:table-cell table:style-name="ce168" table:formula="of:=VLOOKUP([.O350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arraez@juntadeandalucia.es">arraez@juntadeandaluci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RTVA</text:p>
          </table:table-cell>
          <table:table-cell table:style-name="ce20" office:value-type="string">
            <text:p>Radio Televisión de Andalucía</text:p>
          </table:table-cell>
          <table:table-cell table:style-name="ce38"/>
          <table:table-cell office:value-type="string">
            <text:p>Pedro Montero Carvajal</text:p>
          </table:table-cell>
          <table:table-cell office:value-type="string">
            <text:p>Responsable Area Desarrollo y Gestión Corporativ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office:value-type="string">
            <text:p>356227/</text:p>
            <text:p>356228</text:p>
          </table:table-cell>
          <table:table-cell table:style-name="ce35" office:value-type="float" office:value="742947742948">
            <text:p>742947742948</text:p>
          </table:table-cell>
          <table:table-cell table:style-name="ce113" table:content-validation-name="val4"/>
          <table:table-cell table:style-name="ce168" office:value-type="string">
            <text:p>pedro.montero.carvajal</text:p>
          </table:table-cell>
          <table:table-cell table:style-name="ce168" table:formula="of:=VLOOKUP([.O352];['Exportacion MOS 09Abr15'.$B$2:.$B$148];1;0)" office:value-type="float" office:value="0">
            <text:p>#N/A</text:p>
          </table:table-cell>
          <table:table-cell office:value-type="string">
            <text:p><text:a xlink:href="mailto:pmontero@rtva.es">pmontero@rtva.es</text:a></text:p>
          </table:table-cell>
          <table:table-cell table:number-columns-repeated="1007"/>
        </table:table-row>
        <table:table-row table:style-name="ro18">
          <table:table-cell table:style-name="ce7" office:value-type="string">
            <text:p>RTVA</text:p>
          </table:table-cell>
          <table:table-cell table:style-name="ce21" office:value-type="string">
            <text:p>Radio Televisión de Andalucía</text:p>
          </table:table-cell>
          <table:table-cell table:style-name="ce39"/>
          <table:table-cell table:style-name="ce7" office:value-type="string">
            <text:p>Luis Romero Mige</text:p>
          </table:table-cell>
          <table:table-cell table:style-name="ce7"/>
          <table:table-cell table:style-name="ce90" table:content-validation-name="val1"/>
          <table:table-cell table:style-name="ce99" table:content-validation-name="val2"/>
          <table:table-cell table:style-name="ce107" table:content-validation-name="val3" office:value-type="string">
            <text:p>X</text:p>
          </table:table-cell>
          <table:table-cell table:style-name="ce107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25" office:value-type="float" office:value="356267">
            <text:p>356267</text:p>
          </table:table-cell>
          <table:table-cell table:style-name="ce125" office:value-type="float" office:value="755150">
            <text:p>75515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luis.romero.mige</text:p>
          </table:table-cell>
          <table:table-cell table:style-name="ce168" table:formula="of:=VLOOKUP([.O353];['Exportacion MOS 09Abr15'.$B$2:.$B$148];1;0)" office:value-type="float" office:value="0">
            <text:p>#N/A</text:p>
          </table:table-cell>
          <table:table-cell table:style-name="ce231" office:value-type="string">
            <text:p><text:a xlink:href="mailto:lromero@rtva.es">lromero@rtva.es</text:a></text:p>
          </table:table-cell>
          <table:table-cell table:style-name="ce7" table:number-columns-repeated="1003"/>
          <table:table-cell table:style-name="ce149"/>
          <table:table-cell table:style-name="ce238" table:number-columns-repeated="3"/>
        </table:table-row>
        <table:table-row table:style-name="ro6">
          <table:table-cell office:value-type="string">
            <text:p>RTVA</text:p>
          </table:table-cell>
          <table:table-cell table:style-name="ce20" office:value-type="string">
            <text:p>Radio Televisión de Andalucía</text:p>
          </table:table-cell>
          <table:table-cell table:style-name="ce38"/>
          <table:table-cell office:value-type="string">
            <text:p>José Manuel López del Toro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 table:style-name="ce120" office:value-type="float" office:value="356282">
            <text:p>356282</text:p>
          </table:table-cell>
          <table:table-cell/>
          <table:table-cell table:style-name="ce113" table:content-validation-name="val4" office:value-type="string">
            <text:p>Si</text:p>
          </table:table-cell>
          <table:table-cell table:style-name="ce173" office:value-type="string">
            <text:p><text:span text:style-name="T12"><text:a xlink:href="mailto:jmlopezt@rtva.es">jmlopezt@rtva.es</text:a></text:span></text:p>
          </table:table-cell>
          <table:table-cell table:style-name="ce168" table:formula="of:=VLOOKUP([.O354];['Exportacion MOS 09Abr15'.$B$2:.$B$148];1;0)" office:value-type="string" office:string-value="jmlopezt@rtva.es">
            <text:p>jmlopezt@rtva.es</text:p>
          </table:table-cell>
          <table:table-cell table:style-name="ce200" office:value-type="string">
            <text:p><text:a xlink:href="mailto:jmlopezt@rtva.es">jmlopezt@rtva.es</text:a></text:p>
          </table:table-cell>
          <table:table-cell table:number-columns-repeated="1007"/>
        </table:table-row>
        <table:table-row table:style-name="ro1">
          <table:table-cell office:value-type="string">
            <text:p>RTVA</text:p>
          </table:table-cell>
          <table:table-cell table:style-name="ce20" office:value-type="string">
            <text:p>Radio Televisión de Andalucía</text:p>
          </table:table-cell>
          <table:table-cell table:style-name="ce38"/>
          <table:table-cell office:value-type="string">
            <text:p>Alejandro Rodríguez Sánchez</text:p>
          </table:table-cell>
          <table:table-cell/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 - No registrado</text:p>
          </table:table-cell>
          <table:table-cell table:style-name="ce120" office:value-type="float" office:value="354662">
            <text:p>354662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71" office:value-type="string">
            <text:p>alejandro.rodriguez.s</text:p>
          </table:table-cell>
          <table:table-cell table:style-name="ce168" table:formula="of:=VLOOKUP([.O355];['Exportacion MOS 09Abr15'.$B$2:.$B$148];1;0)" office:value-type="float" office:value="0">
            <text:p>#N/A</text:p>
          </table:table-cell>
          <table:table-cell table:style-name="ce200" office:value-type="string">
            <text:p><text:a xlink:href="mailto:arodriguez@rtva.es">arodriguez@rtva.es</text:a>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office:value-type="string">
            <text:p>Juan Jesús Velasco Rivera</text:p>
          </table:table-cell>
          <table:table-cell office:value-type="string">
            <text:p>Responsable de Informática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/>
          <table:table-cell office:value-type="float" office:value="736782">
            <text:p>736782</text:p>
          </table:table-cell>
          <table:table-cell table:style-name="ce113" table:content-validation-name="val4"/>
          <table:table-cell table:style-name="ce168" office:value-type="string">
            <text:p>juanj.velasco</text:p>
          </table:table-cell>
          <table:table-cell table:style-name="ce168" table:formula="of:=VLOOKUP([.O357];['Exportacion MOS 09Abr15'.$B$2:.$B$148];1;0)" office:value-type="float" office:value="0">
            <text:p>#N/A</text:p>
          </table:table-cell>
          <table:table-cell office:value-type="string">
            <text:p><text:a xlink:href="mailto:juanj.velasco@juntadeandalucia.es">juanj.velasco@juntadeandalucia.es</text:a></text:p>
          </table:table-cell>
          <table:table-cell table:style-name="ce16" table:number-columns-repeated="1003"/>
          <table:table-cell table:number-columns-repeated="4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Carlos Corredera Carmona</text:p>
          </table:table-cell>
          <table:table-cell table:style-name="ce56" office:value-type="string">
            <text:p>Responsable de producción</text:p>
          </table:table-cell>
          <table:table-cell table:style-name="ce88" table:content-validation-name="val1"/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/>
          <table:table-cell table:style-name="ce120"/>
          <table:table-cell table:style-name="ce120" office:value-type="float" office:value="755958">
            <text:p>755958</text:p>
          </table:table-cell>
          <table:table-cell table:style-name="ce113" table:content-validation-name="val4"/>
          <table:table-cell table:style-name="ce168" office:value-type="string">
            <text:p>carlos.corredera</text:p>
          </table:table-cell>
          <table:table-cell table:style-name="ce168" table:formula="of:=VLOOKUP([.O358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carlos.corredera@juntadeandalucia.es">carlos.correder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Antonio Viana </text:p>
          </table:table-cell>
          <table:table-cell table:style-name="ce56" office:value-type="string">
            <text:p>Producción de sistemas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756806">
            <text:p>756806</text:p>
          </table:table-cell>
          <table:table-cell table:style-name="ce113" table:content-validation-name="val4"/>
          <table:table-cell table:style-name="ce168" office:value-type="string">
            <text:p>antonio.viana</text:p>
          </table:table-cell>
          <table:table-cell table:style-name="ce168" table:formula="of:=VLOOKUP([.O359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antonio.viana@juntadeandalucia.es">antonio.vian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Alfredo Sarmiento</text:p>
          </table:table-cell>
          <table:table-cell table:style-name="ce56" office:value-type="string">
            <text:p>Responsable Técnico de AndalucíaCERT 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20" office:value-type="float" office:value="758595">
            <text:p>758595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alfredo.sarmiento</text:p>
          </table:table-cell>
          <table:table-cell table:style-name="ce168" table:formula="of:=VLOOKUP([.O360];['Exportacion MOS 09Abr15'.$B$2:.$B$148];1;0)" office:value-type="string" office:string-value="alfredo.sarmiento">
            <text:p>alfredo.sarmiento</text:p>
          </table:table-cell>
          <table:table-cell table:style-name="ce197" office:value-type="string">
            <text:p><text:a xlink:href="mailto:alfredo.sarmiento@juntadeandalucia.es">alfredo.sarmient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Rafael Romero</text:p>
          </table:table-cell>
          <table:table-cell table:style-name="ce56" office:value-type="string">
            <text:p>Unidad de Entrega y Disponibilidad del Servici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743208">
            <text:p>743208</text:p>
          </table:table-cell>
          <table:table-cell table:style-name="ce113" table:content-validation-name="val4"/>
          <table:table-cell table:style-name="ce168" office:value-type="string">
            <text:p>rafael.romero.sanchez</text:p>
          </table:table-cell>
          <table:table-cell table:style-name="ce168" table:formula="of:=VLOOKUP([.O361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rafael.romero.sanchez@juntadeandalucia.es">rafael.romero.sanchez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Oliver López Yela 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20" office:value-type="float" office:value="695229">
            <text:p>695229</text:p>
          </table:table-cell>
          <table:table-cell table:style-name="ce113" table:content-validation-name="val4"/>
          <table:table-cell table:style-name="ce168" office:value-type="string">
            <text:p>oliver.lopez</text:p>
          </table:table-cell>
          <table:table-cell table:style-name="ce168" table:formula="of:=VLOOKUP([.O362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oliver.lopez@juntadeandalucia.es">oliver.lopez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Federico Coria Lebrero</text:p>
          </table:table-cell>
          <table:table-cell table:style-name="ce56" office:value-type="string">
            <text:p>Administrador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/>
          <table:table-cell table:style-name="ce117" office:value-type="string">
            <text:p>677902762/</text:p>
            <text:p>732762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federico.coria</text:p>
          </table:table-cell>
          <table:table-cell table:style-name="ce168" table:formula="of:=VLOOKUP([.O363];['Exportacion MOS 09Abr15'.$B$2:.$B$148];1;0)" office:value-type="string" office:string-value="federico.coria">
            <text:p>federico.coria</text:p>
          </table:table-cell>
          <table:table-cell table:style-name="ce195" office:value-type="string">
            <text:p><text:a xlink:href="mailto:federico.coria@juntadeandalucia.es">federico.coria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Nicolás Hermoso Ruiz </text:p>
          </table:table-cell>
          <table:table-cell table:style-name="ce56" office:value-type="string">
            <text:p>Responsable del proyecto para CEI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/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/>
          <table:table-cell/>
          <table:table-cell table:style-name="ce117" office:value-type="float" office:value="764152">
            <text:p>764152</text:p>
          </table:table-cell>
          <table:table-cell table:style-name="ce113" table:content-validation-name="val4"/>
          <table:table-cell table:style-name="ce168" office:value-type="string">
            <text:p>nicolas.hermoso</text:p>
          </table:table-cell>
          <table:table-cell table:style-name="ce168" table:formula="of:=VLOOKUP([.O364];['Exportacion MOS 09Abr15'.$B$2:.$B$148];1;0)" office:value-type="float" office:value="0">
            <text:p>#N/A</text:p>
          </table:table-cell>
          <table:table-cell table:style-name="ce197" office:value-type="string">
            <text:p><text:a xlink:href="mailto:nicolas.hermoso@juntadeandalucia.es">nicolas.hermoso@juntadeandalucia.es</text:a>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Juan Alfonso Martinez Ochoa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17" office:value-type="float" office:value="683667878">
            <text:p>68366787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alfonso.martinez.ext</text:p>
          </table:table-cell>
          <table:table-cell table:style-name="ce168" table:formula="of:=VLOOKUP([.O365];['Exportacion MOS 09Abr15'.$B$2:.$B$148];1;0)" office:value-type="string" office:string-value="jalfonso.martinez.ext">
            <text:p>jalfonso.martinez.ext</text:p>
          </table:table-cell>
          <table:table-cell table:style-name="ce197" office:value-type="string">
            <text:p>jamochoa@indra.es 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Rafael Alberto Hernandez Ramos 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17" office:value-type="float" office:value="648925004">
            <text:p>648925004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ralberto.hernandez.ext</text:p>
          </table:table-cell>
          <table:table-cell table:style-name="ce168" table:formula="of:=VLOOKUP([.O366];['Exportacion MOS 09Abr15'.$B$2:.$B$148];1;0)" office:value-type="string" office:string-value="ralberto.hernandez.ext">
            <text:p>ralberto.hernandez.ext</text:p>
          </table:table-cell>
          <table:table-cell table:style-name="ce197" office:value-type="string">
            <text:p>ahernandezram@eservicios.indra.es </text:p>
          </table:table-cell>
          <table:table-cell table:number-columns-repeated="1007"/>
        </table:table-row>
        <table:table-row table:style-name="ro5">
          <table:table-cell office:value-type="string">
            <text:p>SANDETEL</text:p>
          </table:table-cell>
          <table:table-cell office:value-type="string">
            <text:p>Sociedad Andaluza para el Desarrollo de las Telecomunicaciones </text:p>
          </table:table-cell>
          <table:table-cell/>
          <table:table-cell table:style-name="ce56" office:value-type="string">
            <text:p>Jose Antonio Garcia Garcia </text:p>
          </table:table-cell>
          <table:table-cell table:style-name="ce56"/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</text:p>
          </table:table-cell>
          <table:table-cell/>
          <table:table-cell table:style-name="ce117" office:value-type="float" office:value="671562048">
            <text:p>671562048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joseantonio.garcia</text:p>
          </table:table-cell>
          <table:table-cell table:style-name="ce168" table:formula="of:=VLOOKUP([.O367];['Exportacion MOS 09Abr15'.$B$2:.$B$148];1;0)" office:value-type="string" office:string-value="joseantonio.garcia">
            <text:p>joseantonio.garcia</text:p>
          </table:table-cell>
          <table:table-cell table:style-name="ce197" office:value-type="string">
            <text:p>joseantonio.garcia@juntadeandalucia.es</text:p>
          </table:table-cell>
          <table:table-cell table:number-columns-repeated="1007"/>
        </table:table-row>
        <table:table-row table:style-name="ro6">
          <table:table-cell table:style-name="ce6"/>
          <table:table-cell table:style-name="ce17"/>
          <table:table-cell table:style-name="ce29"/>
          <table:table-cell table:style-name="ce6" table:number-columns-repeated="2"/>
          <table:table-cell table:style-name="ce89" table:content-validation-name="val1"/>
          <table:table-cell table:style-name="ce98" table:content-validation-name="val2"/>
          <table:table-cell table:style-name="ce106" table:content-validation-name="val3" table:number-columns-repeated="3"/>
          <table:table-cell table:style-name="ce114" table:content-validation-name="val4"/>
          <table:table-cell table:style-name="ce118" table:number-columns-repeated="2"/>
          <table:table-cell table:style-name="ce114" table:content-validation-name="val4"/>
          <table:table-cell table:style-name="ce169" table:number-columns-repeated="2"/>
          <table:table-cell table:style-name="ce196"/>
          <table:table-cell table:number-columns-repeated="1007"/>
        </table:table-row>
        <table:table-row table:style-name="ro5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 table:style-name="ce28"/>
          <table:table-cell office:value-type="string">
            <text:p>Luis Manuel Gavira Cortés</text:p>
          </table:table-cell>
          <table:table-cell office:value-type="string">
            <text:p>Tecnico Adjunto Unidad de Sistemas de Información</text:p>
          </table:table-cell>
          <table:table-cell table:style-name="ce88" table:content-validation-name="val1" office:value-type="string">
            <text:p>X</text:p>
          </table:table-cell>
          <table:table-cell table:style-name="ce97" table:content-validation-name="val2" office:value-type="string">
            <text:p>X</text:p>
          </table:table-cell>
          <table:table-cell table:style-name="ce105" table:content-validation-name="val3" table:number-columns-repeated="3"/>
          <table:table-cell table:style-name="ce113" table:content-validation-name="val4" office:value-type="string">
            <text:p>Si - No registrado</text:p>
          </table:table-cell>
          <table:table-cell office:value-type="string">
            <text:p>955542886 </text:p>
            <text:p>(656522)</text:p>
          </table:table-cell>
          <table:table-cell/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luis.gavira.cortes</text:p>
          </table:table-cell>
          <table:table-cell table:style-name="ce168" table:formula="of:=VLOOKUP([.O369];['Exportacion MOS 09Abr15'.$B$2:.$B$148];1;0)" office:value-type="float" office:value="0">
            <text:p>#N/A</text:p>
          </table:table-cell>
          <table:table-cell office:value-type="string">
            <text:p><text:a xlink:href="mailto:lgcortes@veiasa.es">lgcortes@veiasa.es</text:a></text:p>
          </table:table-cell>
          <table:table-cell table:number-columns-repeated="1007"/>
        </table:table-row>
        <table:table-row table:style-name="ro1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 table:style-name="ce28"/>
          <table:table-cell table:style-name="ce46" office:value-type="string">
            <text:p><text:span text:style-name="T3">Sergio </text:span>Oterino Cubero</text:p>
          </table:table-cell>
          <table:table-cell table:style-name="ce46" office:value-type="string">
            <text:p>Responsable de Desarroll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office:value-type="string">
            <text:p>X</text:p>
          </table:table-cell>
          <table:table-cell table:style-name="ce105" table:content-validation-name="val3"/>
          <table:table-cell table:style-name="ce113" table:content-validation-name="val4" office:value-type="string">
            <text:p>Si</text:p>
          </table:table-cell>
          <table:table-cell table:style-name="ce117"/>
          <table:table-cell table:style-name="ce117" office:value-type="string">
            <text:p>671562791 /</text:p>
            <text:p>671532981</text:p>
          </table:table-cell>
          <table:table-cell table:style-name="ce113" table:content-validation-name="val4" office:value-type="string">
            <text:p>Si</text:p>
          </table:table-cell>
          <table:table-cell table:style-name="ce168" office:value-type="string">
            <text:p>sergio.oterino.ext</text:p>
          </table:table-cell>
          <table:table-cell table:style-name="ce168" table:formula="of:=VLOOKUP([.O370];['Exportacion MOS 09Abr15'.$B$2:.$B$148];1;0)" office:value-type="string" office:string-value="sergio.oterino.ext">
            <text:p>sergio.oterino.ext</text:p>
          </table:table-cell>
          <table:table-cell table:style-name="ce195" office:value-type="string">
            <text:p><text:a xlink:href="mailto:soterino@veiasa.es">soterino@veiasa.es</text:a></text:p>
          </table:table-cell>
          <table:table-cell table:number-columns-repeated="1007"/>
        </table:table-row>
        <table:table-row table:style-name="ro1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 table:style-name="ce28"/>
          <table:table-cell table:style-name="ce46" office:value-type="string">
            <text:p><text:span text:style-name="T4">David</text:span><text:span text:style-name="T5"> </text:span>Pelayo Cruz</text:p>
          </table:table-cell>
          <table:table-cell table:style-name="ce46" office:value-type="string">
            <text:p>Responsable de Sistemas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office:value-type="string">
            <text:p>X</text:p>
          </table:table-cell>
          <table:table-cell table:style-name="ce105" table:content-validation-name="val3" table:number-columns-repeated="2"/>
          <table:table-cell table:style-name="ce113" table:content-validation-name="val4" office:value-type="string">
            <text:p>Si - No registrado</text:p>
          </table:table-cell>
          <table:table-cell table:style-name="ce117"/>
          <table:table-cell table:style-name="ce117" office:value-type="string">
            <text:p>600166521 /671532980</text:p>
          </table:table-cell>
          <table:table-cell table:style-name="ce113" table:content-validation-name="val4" office:value-type="string">
            <text:p>Si - No registrado</text:p>
          </table:table-cell>
          <table:table-cell table:style-name="ce168" office:value-type="string">
            <text:p>david.pelayo.ext</text:p>
          </table:table-cell>
          <table:table-cell table:style-name="ce168" table:formula="of:=VLOOKUP([.O371];['Exportacion MOS 09Abr15'.$B$2:.$B$148];1;0)" office:value-type="float" office:value="0">
            <text:p>#N/A</text:p>
          </table:table-cell>
          <table:table-cell table:style-name="ce195" office:value-type="string">
            <text:p><text:a xlink:href="mailto:dpelayo@veiasa.es">dpelayo@veiasa.es</text:a></text:p>
          </table:table-cell>
          <table:table-cell table:number-columns-repeated="1007"/>
        </table:table-row>
        <table:table-row table:style-name="ro19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/>
          <table:table-cell office:value-type="string">
            <text:p>MARIA DOLORES PAREDES GARRIDO</text:p>
          </table:table-cell>
          <table:table-cell office:value-type="string">
            <text:p>Técnico Sistemas de Información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table:style-name="ce126" office:value-type="float" office:value="641824">
            <text:p>641824</text:p>
          </table:table-cell>
          <table:table-cell table:style-name="ce113" table:content-validation-name="val4" office:value-type="string">
            <text:p>Si</text:p>
          </table:table-cell>
          <table:table-cell office:value-type="string">
            <text:p>mdolores.paredes.ext</text:p>
          </table:table-cell>
          <table:table-cell table:style-name="ce168" table:formula="of:=VLOOKUP([.O372];['Exportacion MOS 09Abr15'.$B$2:.$B$148];1;0)" office:value-type="string" office:string-value="mdolores.paredes.ext">
            <text:p>mdolores.paredes.ext</text:p>
          </table:table-cell>
          <table:table-cell table:style-name="ce47" office:value-type="string">
            <text:p>mdolores.paredes.ext@juntadeandalucia.es</text:p>
          </table:table-cell>
          <table:table-cell table:number-columns-repeated="1007"/>
        </table:table-row>
        <table:table-row table:style-name="ro20">
          <table:table-cell office:value-type="string">
            <text:p>VEIASA</text:p>
          </table:table-cell>
          <table:table-cell table:style-name="ce14" office:value-type="string">
            <text:p>Verificaciones Industriales de Andalucía</text:p>
          </table:table-cell>
          <table:table-cell/>
          <table:table-cell table:style-name="ce47" office:value-type="string">
            <text:p>JOSE MANUEL PÉREZ BUTELO </text:p>
          </table:table-cell>
          <table:table-cell table:style-name="ce47" office:value-type="string">
            <text:p>Técnico Sistemas de Información. Técnico de Desarrollo</text:p>
          </table:table-cell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2"/>
          <table:table-cell table:style-name="ce105" table:content-validation-name="val3" office:value-type="string">
            <text:p>X</text:p>
          </table:table-cell>
          <table:table-cell table:style-name="ce113" table:content-validation-name="val4" office:value-type="string">
            <text:p>Si</text:p>
          </table:table-cell>
          <table:table-cell/>
          <table:table-cell table:style-name="ce126" office:value-type="float" office:value="645108161">
            <text:p>645108161</text:p>
          </table:table-cell>
          <table:table-cell table:style-name="ce113" table:content-validation-name="val4" office:value-type="string">
            <text:p>Si</text:p>
          </table:table-cell>
          <table:table-cell table:style-name="ce194" office:value-type="string">
            <text:p><text:span text:style-name="T14"><text:a xlink:href="mailto:jmperez@veiasa.es">jmperez@veiasa.es</text:a></text:span></text:p>
          </table:table-cell>
          <table:table-cell table:style-name="ce168" table:formula="of:=VLOOKUP([.O373];['Exportacion MOS 09Abr15'.$B$2:.$B$148];1;0)" office:value-type="string" office:string-value="jmperez@veiasa.es">
            <text:p>jmperez@veiasa.es</text:p>
          </table:table-cell>
          <table:table-cell table:style-name="ce232" office:value-type="string">
            <text:p><text:a xlink:href="mailto:josemanuel.perez.butelo.ext@juntadeandalucia.es">josemanuel.perez.butelo.ext@juntadeandalucia.es</text:a></text:p>
          </table:table-cell>
          <table:table-cell table:number-columns-repeated="1007"/>
        </table:table-row>
        <table:table-row table:style-name="ro6" table:number-rows-repeated="113">
          <table:table-cell table:number-columns-repeated="5"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 table:number-columns-repeated="2"/>
          <table:table-cell table:style-name="ce113" table:content-validation-name="val4"/>
          <table:table-cell table:number-columns-repeated="1010"/>
        </table:table-row>
        <table:table-row table:style-name="ro6" table:number-rows-repeated="135">
          <table:table-cell table:style-name="ce7" table:number-columns-repeated="2"/>
          <table:table-cell table:style-name="ce34"/>
          <table:table-cell table:style-name="ce7" table:number-columns-repeated="2"/>
          <table:table-cell table:style-name="ce88" table:content-validation-name="val1"/>
          <table:table-cell table:style-name="ce97" table:content-validation-name="val2"/>
          <table:table-cell table:style-name="ce105" table:content-validation-name="val3" table:number-columns-repeated="3"/>
          <table:table-cell table:style-name="ce113" table:content-validation-name="val4"/>
          <table:table-cell/>
          <table:table-cell table:style-name="ce34"/>
          <table:table-cell table:style-name="ce113" table:content-validation-name="val4"/>
          <table:table-cell table:style-name="ce180" table:number-columns-repeated="3"/>
          <table:table-cell table:style-name="ce7" table:number-columns-repeated="1003"/>
          <table:table-cell table:number-columns-repeated="4"/>
        </table:table-row>
        <table:table-row table:style-name="ro6" table:number-rows-repeated="2">
          <table:table-cell table:style-name="ce7" table:number-columns-repeated="2"/>
          <table:table-cell table:style-name="ce34"/>
          <table:table-cell table:style-name="ce7" table:number-columns-repeated="2"/>
          <table:table-cell/>
          <table:table-cell table:style-name="ce7" table:number-columns-repeated="4"/>
          <table:table-cell table:style-name="ce34" table:content-validation-name="val4"/>
          <table:table-cell/>
          <table:table-cell table:style-name="ce34"/>
          <table:table-cell table:style-name="ce34" table:content-validation-name="val4"/>
          <table:table-cell table:style-name="ce180" table:number-columns-repeated="3"/>
          <table:table-cell table:style-name="ce7" table:number-columns-repeated="1003"/>
          <table:table-cell table:number-columns-repeated="4"/>
        </table:table-row>
        <table:table-row table:style-name="ro6" table:number-rows-repeated="221">
          <table:table-cell table:style-name="ce7" table:number-columns-repeated="2"/>
          <table:table-cell table:style-name="ce34"/>
          <table:table-cell table:style-name="ce7" table:number-columns-repeated="2"/>
          <table:table-cell/>
          <table:table-cell table:style-name="ce7" table:number-columns-repeated="4"/>
          <table:table-cell table:style-name="ce34" table:content-validation-name="val4"/>
          <table:table-cell table:number-columns-repeated="2"/>
          <table:table-cell table:style-name="ce34" table:content-validation-name="val4"/>
          <table:table-cell table:number-columns-repeated="1010"/>
        </table:table-row>
        <table:table-row table:style-name="ro6" table:number-rows-repeated="64616">
          <table:table-cell table:number-columns-repeated="10"/>
          <table:table-cell table:content-validation-name="val4"/>
          <table:table-cell table:number-columns-repeated="2"/>
          <table:table-cell table:content-validation-name="val4"/>
          <table:table-cell table:number-columns-repeated="1010"/>
        </table:table-row>
        <table:table-row table:style-name="ro6" table:number-rows-repeated="30">
          <table:table-cell table:style-name="ce16" table:number-columns-repeated="2"/>
          <table:table-cell table:style-name="ce40"/>
          <table:table-cell table:style-name="ce16" table:number-columns-repeated="2"/>
          <table:table-cell table:style-name="ce93"/>
          <table:table-cell table:style-name="ce16" table:number-columns-repeated="4"/>
          <table:table-cell table:style-name="ce16" table:content-validation-name="val4"/>
          <table:table-cell table:style-name="ce40" table:number-columns-repeated="2"/>
          <table:table-cell table:style-name="ce16" table:content-validation-name="val4"/>
          <table:table-cell table:style-name="ce168" table:number-columns-repeated="2"/>
          <table:table-cell table:style-name="ce16" table:number-columns-repeated="1004"/>
          <table:table-cell table:number-columns-repeated="4"/>
        </table:table-row>
        <table:table-row table:style-name="ro6" table:number-rows-repeated="53">
          <table:table-cell table:style-name="ce16" table:number-columns-repeated="2"/>
          <table:table-cell table:style-name="ce40"/>
          <table:table-cell table:style-name="ce16" table:number-columns-repeated="2"/>
          <table:table-cell table:style-name="ce93"/>
          <table:table-cell table:style-name="ce16" table:number-columns-repeated="4"/>
          <table:table-cell table:style-name="ce16" table:content-validation-name="val4"/>
          <table:table-cell table:style-name="ce16"/>
          <table:table-cell table:style-name="ce40"/>
          <table:table-cell table:style-name="ce16" table:content-validation-name="val4"/>
          <table:table-cell table:style-name="ce168" table:number-columns-repeated="2"/>
          <table:table-cell table:style-name="ce16" table:number-columns-repeated="1004"/>
          <table:table-cell table:number-columns-repeated="4"/>
        </table:table-row>
        <table:table-row table:style-name="ro6">
          <table:table-cell table:style-name="ce16" table:number-columns-repeated="2"/>
          <table:table-cell table:style-name="ce40"/>
          <table:table-cell table:style-name="ce16" table:number-columns-repeated="2"/>
          <table:table-cell table:style-name="ce93"/>
          <table:table-cell table:style-name="ce16" table:number-columns-repeated="4"/>
          <table:table-cell table:style-name="ce16" table:content-validation-name="val4"/>
          <table:table-cell table:style-name="ce16"/>
          <table:table-cell table:style-name="ce40"/>
          <table:table-cell table:style-name="ce16" table:content-validation-name="val4"/>
          <table:table-cell table:style-name="ce168" table:number-columns-repeated="2"/>
          <table:table-cell table:style-name="ce16" table:number-columns-repeated="1004"/>
          <table:table-cell table:number-columns-repeated="4"/>
        </table:table-row>
      </table:table>
      <table:table table:name="Exportacion MOS 09Abr15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249"/>
        <table:table-column table:style-name="co14" table:default-cell-style-name="Default"/>
        <table:table-column table:style-name="co15" table:default-cell-style-name="Default"/>
        <table:table-column table:style-name="co16" table:default-cell-style-name="ce255"/>
        <table:table-column table:style-name="co17" table:default-cell-style-name="Default"/>
        <table:table-column table:style-name="co16" table:number-columns-repeated="3" table:default-cell-style-name="ce255"/>
        <table:table-column table:style-name="co18" table:default-cell-style-name="ce255"/>
        <table:table-column table:style-name="co19" table:default-cell-style-name="Default"/>
        <table:table-column table:style-name="co1" table:number-columns-repeated="1012" table:default-cell-style-name="Default"/>
        <table:table-row table:style-name="ro21">
          <table:table-cell table:style-name="ce239" office:value-type="string">
            <text:p>Username</text:p>
          </table:table-cell>
          <table:table-cell table:style-name="ce239" office:value-type="string">
            <text:p>uid</text:p>
          </table:table-cell>
          <table:table-cell table:style-name="ce245"/>
          <table:table-cell table:style-name="ce239" office:value-type="string">
            <text:p>tipo dominio</text:p>
          </table:table-cell>
          <table:table-cell table:style-name="ce239" office:value-type="string">
            <text:p>Name</text:p>
          </table:table-cell>
          <table:table-cell table:style-name="ce251" office:value-type="string">
            <text:p>Support Identifier</text:p>
          </table:table-cell>
          <table:table-cell table:style-name="ce239" office:value-type="string">
            <text:p>Last Sign In</text:p>
          </table:table-cell>
          <table:table-cell table:style-name="ce251" office:value-type="string">
            <text:p>Role</text:p>
          </table:table-cell>
          <table:table-cell table:style-name="ce251" office:value-type="string">
            <text:p>User Status</text:p>
          </table:table-cell>
          <table:table-cell table:style-name="ce251" office:value-type="string">
            <text:p>Request Status</text:p>
          </table:table-cell>
          <table:table-cell table:style-name="ce251" office:value-type="string">
            <text:p>Interno</text:p>
          </table:table-cell>
          <table:table-cell table:style-name="ce239" office:value-type="string">
            <text:p>Organization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antonio.granados.ext@juntadeandalucia.es</text:p>
          </table:table-cell>
          <table:table-cell table:style-name="ce240" office:value-type="string">
            <text:p>jantonio.granados.ext</text:p>
          </table:table-cell>
          <table:table-cell table:style-name="ce246" table:formula="of:=VLOOKUP([.B2];['COMPLETAR - Nueva Lista'.$O$5:.$O$373];1;0)" office:value-type="string" office:string-value="jantonio.granados.ext">
            <text:p>jantonio.granados.ext</text:p>
          </table:table-cell>
          <table:table-cell table:style-name="ce240"/>
          <table:table-cell table:style-name="ce240" office:value-type="string">
            <text:p>José Antonio Granado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2:40:00">
            <text:p>09/04/15 12:4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rosario.nunez.ext@juntadeandalucia.es</text:p>
          </table:table-cell>
          <table:table-cell table:style-name="ce240" office:value-type="string">
            <text:p>rosario.nunez.ext</text:p>
          </table:table-cell>
          <table:table-cell table:style-name="ce246" table:formula="of:=VLOOKUP([.B3];['COMPLETAR - Nueva Lista'.$O$5:.$O$373];1;0)" office:value-type="string" office:string-value="rosario.nunez.ext">
            <text:p>rosario.nunez.ext</text:p>
          </table:table-cell>
          <table:table-cell table:style-name="ce240"/>
          <table:table-cell table:style-name="ce240" office:value-type="string">
            <text:p>ROSARIO NUÑEZ PER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2:30:00">
            <text:p>09/04/15 12:3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rge.pardeiro.sanchez@es.pwc.com</text:p>
          </table:table-cell>
          <table:table-cell table:style-name="ce243" office:value-type="string">
            <text:p>jorge.pardeiro.sanchez@es.pwc.com</text:p>
          </table:table-cell>
          <table:table-cell table:style-name="ce246" table:formula="of:=VLOOKUP([.B4];['COMPLETAR - Nueva Lista'.$O$5:.$O$373];1;0)" office:value-type="string" office:string-value="jorge.pardeiro.sanchez@es.pwc.com">
            <text:p>jorge.pardeiro.sanchez@es.pwc.com</text:p>
          </table:table-cell>
          <table:table-cell table:style-name="ce243" office:value-type="string">
            <text:p>PERSONAL / EMPRESA</text:p>
          </table:table-cell>
          <table:table-cell table:style-name="ce240" office:value-type="string">
            <text:p>Jorge Pardei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2:26:00">
            <text:p>09/04/15 12:2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tonio.alcocer@connectis-cs.es</text:p>
          </table:table-cell>
          <table:table-cell table:style-name="ce243" office:value-type="string">
            <text:p>antonio.alcocer@connectis-cs.es</text:p>
          </table:table-cell>
          <table:table-cell table:style-name="ce246" table:formula="of:=VLOOKUP([.B5];['COMPLETAR - Nueva Lista'.$O$5:.$O$373];1;0)" office:value-type="string" office:string-value="antonio.alcocer@connectis-cs.es">
            <text:p>antonio.alcocer@connectis-cs.es</text:p>
          </table:table-cell>
          <table:table-cell table:style-name="ce243" office:value-type="string">
            <text:p>PERSONAL / EMPRESA</text:p>
          </table:table-cell>
          <table:table-cell table:style-name="ce240" office:value-type="string">
            <text:p>Antonio Alcocer Tira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2:26:00">
            <text:p>09/04/15 12:2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gustin.calvo@oracle.com</text:p>
          </table:table-cell>
          <table:table-cell table:style-name="ce241" office:value-type="string">
            <text:p>agustin.calvo@oracle.com</text:p>
          </table:table-cell>
          <table:table-cell table:style-name="ce240" table:formula="of:=VLOOKUP([.B6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Agustin Calvo Cobo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2:21:00">
            <text:p>09/04/15 12:2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orenzo.v.pairet.ext@juntadeandalucia.es</text:p>
          </table:table-cell>
          <table:table-cell table:style-name="ce240" office:value-type="string">
            <text:p>lorenzo.v.pairet.ext</text:p>
          </table:table-cell>
          <table:table-cell table:style-name="ce240" table:formula="of:=VLOOKUP([.B7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Lorenzo Varela Pairet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2:12:00">
            <text:p>09/04/15 12:12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aura.martinez.atienza@juntadeandalucia.es</text:p>
          </table:table-cell>
          <table:table-cell table:style-name="ce240" office:value-type="string">
            <text:p>laura.martinez.atienza</text:p>
          </table:table-cell>
          <table:table-cell table:style-name="ce240" table:formula="of:=VLOOKUP([.B8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Laura Martínez Atienz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2:01:00">
            <text:p>09/04/15 12:01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rosario.santiago@juntadeandalucia.es</text:p>
          </table:table-cell>
          <table:table-cell table:style-name="ce240" office:value-type="string">
            <text:p>rosario.santiago</text:p>
          </table:table-cell>
          <table:table-cell table:style-name="ce246" table:formula="of:=VLOOKUP([.B9];['COMPLETAR - Nueva Lista'.$O$5:.$O$373];1;0)" office:value-type="string" office:string-value="rosario.santiago">
            <text:p>rosario.santiago</text:p>
          </table:table-cell>
          <table:table-cell table:style-name="ce240"/>
          <table:table-cell table:style-name="ce240" office:value-type="string">
            <text:p>Chari Santiago Moren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1:56:00">
            <text:p>09/04/15 11:5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anuel.perez.ron.ext@juntadeandalucia.es</text:p>
          </table:table-cell>
          <table:table-cell table:style-name="ce240" office:value-type="string">
            <text:p>manuel.perez.ron.ext</text:p>
          </table:table-cell>
          <table:table-cell table:style-name="ce246" table:formula="of:=VLOOKUP([.B10];['COMPLETAR - Nueva Lista'.$O$5:.$O$373];1;0)" office:value-type="string" office:string-value="manuel.perez.ron.ext">
            <text:p>manuel.perez.ron.ext</text:p>
          </table:table-cell>
          <table:table-cell table:style-name="ce240"/>
          <table:table-cell table:style-name="ce240" office:value-type="string">
            <text:p>Manuel Pérez Ro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1:55:00">
            <text:p>09/04/15 11:5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eopoldo.coronel.ext@juntadeandalucia.es</text:p>
          </table:table-cell>
          <table:table-cell table:style-name="ce240" office:value-type="string">
            <text:p>leopoldo.coronel.ext</text:p>
          </table:table-cell>
          <table:table-cell table:style-name="ce246" table:formula="of:=VLOOKUP([.B11];['COMPLETAR - Nueva Lista'.$O$5:.$O$373];1;0)" office:value-type="string" office:string-value="leopoldo.coronel.ext">
            <text:p>leopoldo.coronel.ext</text:p>
          </table:table-cell>
          <table:table-cell table:style-name="ce240"/>
          <table:table-cell table:style-name="ce240" office:value-type="string">
            <text:p>Leopoldo Coronel Lóp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1:20:00">
            <text:p>09/04/15 11:2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ourdes.perez.ext@juntadeandalucia.es</text:p>
          </table:table-cell>
          <table:table-cell table:style-name="ce240" office:value-type="string">
            <text:p>lourdes.perez.ext</text:p>
          </table:table-cell>
          <table:table-cell table:style-name="ce246" table:formula="of:=VLOOKUP([.B12];['COMPLETAR - Nueva Lista'.$O$5:.$O$373];1;0)" office:value-type="string" office:string-value="lourdes.perez.ext">
            <text:p>lourdes.perez.ext</text:p>
          </table:table-cell>
          <table:table-cell table:style-name="ce240"/>
          <table:table-cell table:style-name="ce240" office:value-type="string">
            <text:p>Lourdes Pér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0:58:00">
            <text:p>09/04/15 10:5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ranciscoj.garcia.pedrosa.ext@juntadeandalucia.es</text:p>
          </table:table-cell>
          <table:table-cell table:style-name="ce240" office:value-type="string">
            <text:p>franciscoj.garcia.pedrosa.ext</text:p>
          </table:table-cell>
          <table:table-cell table:style-name="ce246" table:formula="of:=VLOOKUP([.B13];['COMPLETAR - Nueva Lista'.$O$5:.$O$373];1;0)" office:value-type="string" office:string-value="franciscoj.garcia.pedrosa.ext">
            <text:p>franciscoj.garcia.pedrosa.ext</text:p>
          </table:table-cell>
          <table:table-cell table:style-name="ce240"/>
          <table:table-cell table:style-name="ce240" office:value-type="string">
            <text:p>Francisco Javier Garcia Pedros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0:31:00">
            <text:p>09/04/15 10:3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eduardo.fedriani@juntadeandalucia.es</text:p>
          </table:table-cell>
          <table:table-cell table:style-name="ce240" office:value-type="string">
            <text:p>eduardo.fedriani</text:p>
          </table:table-cell>
          <table:table-cell table:style-name="ce246" table:formula="of:=VLOOKUP([.B14];['COMPLETAR - Nueva Lista'.$O$5:.$O$373];1;0)" office:value-type="string" office:string-value="eduardo.fedriani">
            <text:p>eduardo.fedriani</text:p>
          </table:table-cell>
          <table:table-cell table:style-name="ce240"/>
          <table:table-cell table:style-name="ce240" office:value-type="string">
            <text:p>Eduardo Fedriani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0:31:00">
            <text:p>09/04/15 10:3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paola.juarez@oracle.com</text:p>
          </table:table-cell>
          <table:table-cell table:style-name="ce241" office:value-type="string">
            <text:p>paola.juarez@oracle.com</text:p>
          </table:table-cell>
          <table:table-cell table:style-name="ce240" table:formula="of:=VLOOKUP([.B15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Paola Juarez Go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10:11:00">
            <text:p>09/04/15 10:1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lvaro.perera@juntadeandalucia.es</text:p>
          </table:table-cell>
          <table:table-cell table:style-name="ce240" office:value-type="string">
            <text:p>alvaro.perera</text:p>
          </table:table-cell>
          <table:table-cell table:style-name="ce246" table:formula="of:=VLOOKUP([.B16];['COMPLETAR - Nueva Lista'.$O$5:.$O$373];1;0)" office:value-type="string" office:string-value="alvaro.perera">
            <text:p>alvaro.perera</text:p>
          </table:table-cell>
          <table:table-cell table:style-name="ce240"/>
          <table:table-cell table:style-name="ce240" office:value-type="string">
            <text:p>Jose Perera Domíng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09:34:00">
            <text:p>09/04/15 09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.g.fernandez@juntadeandalucia.es</text:p>
          </table:table-cell>
          <table:table-cell table:style-name="ce240" office:value-type="string">
            <text:p>jose.g.fernandez</text:p>
          </table:table-cell>
          <table:table-cell table:style-name="ce246" table:formula="of:=VLOOKUP([.B17];['COMPLETAR - Nueva Lista'.$O$5:.$O$373];1;0)" office:value-type="string" office:string-value="jose.g.fernandez">
            <text:p>jose.g.fernandez</text:p>
          </table:table-cell>
          <table:table-cell table:style-name="ce240"/>
          <table:table-cell table:style-name="ce240" office:value-type="string">
            <text:p>Jose Gonzalez Fernand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09:31:00">
            <text:p>09/04/15 09:3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sysassysdba@gmail.com</text:p>
          </table:table-cell>
          <table:table-cell table:style-name="ce243" office:value-type="string">
            <text:p><text:a xlink:href="mailto:sysassysdba@gmail.com">sysassysdba@gmail.com</text:a></text:p>
          </table:table-cell>
          <table:table-cell table:style-name="ce246" table:formula="of:=VLOOKUP([.B18];['COMPLETAR - Nueva Lista'.$O$5:.$O$373];1;0)" office:value-type="string" office:string-value="sysassysdba@gmail.com">
            <text:p>sysassysdba@gmail.com</text:p>
          </table:table-cell>
          <table:table-cell table:style-name="ce243" office:value-type="string">
            <text:p>PERSONAL / EMPRESA</text:p>
          </table:table-cell>
          <table:table-cell table:style-name="ce240" office:value-type="string">
            <text:p>David Luis Moya Garri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08:37:00">
            <text:p>09/04/15 08:3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sergio.toro.ext@juntadeandalucia.es</text:p>
          </table:table-cell>
          <table:table-cell table:style-name="ce240" office:value-type="string">
            <text:p>sergio.toro.ext</text:p>
          </table:table-cell>
          <table:table-cell table:style-name="ce240" table:formula="of:=VLOOKUP([.B19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Sergio Toro Ramír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07:54:00">
            <text:p>09/04/15 07:54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uanj.cubillas.exts@juntadeandalucia.es</text:p>
          </table:table-cell>
          <table:table-cell table:style-name="ce240" office:value-type="string">
            <text:p>juanj.cubillas.exts</text:p>
          </table:table-cell>
          <table:table-cell table:style-name="ce246" table:formula="of:=VLOOKUP([.B20];['COMPLETAR - Nueva Lista'.$O$5:.$O$373];1;0)" office:value-type="string" office:string-value="juanj.cubillas.exts">
            <text:p>juanj.cubillas.exts</text:p>
          </table:table-cell>
          <table:table-cell table:style-name="ce240"/>
          <table:table-cell table:style-name="ce240" office:value-type="string">
            <text:p>Juan Cubillas Merca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07:10:00">
            <text:p>09/04/15 07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belen.infante.ext@juntadeandalucia.es</text:p>
          </table:table-cell>
          <table:table-cell table:style-name="ce240" office:value-type="string">
            <text:p>belen.infante.ext</text:p>
          </table:table-cell>
          <table:table-cell table:style-name="ce246" table:formula="of:=VLOOKUP([.B21];['COMPLETAR - Nueva Lista'.$O$5:.$O$373];1;0)" office:value-type="string" office:string-value="belen.infante.ext">
            <text:p>belen.infante.ext</text:p>
          </table:table-cell>
          <table:table-cell table:style-name="ce240"/>
          <table:table-cell table:style-name="ce240" office:value-type="string">
            <text:p>María Belén Infante Gó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T06:33:00">
            <text:p>09/04/15 06:3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a.bautista.ext@juntadeandalucia.es</text:p>
          </table:table-cell>
          <table:table-cell table:style-name="ce240" office:value-type="string">
            <text:p>josea.bautista.ext</text:p>
          </table:table-cell>
          <table:table-cell table:style-name="ce246" table:formula="of:=VLOOKUP([.B22];['COMPLETAR - Nueva Lista'.$O$5:.$O$373];1;0)" office:value-type="string" office:string-value="josea.bautista.ext">
            <text:p>josea.bautista.ext</text:p>
          </table:table-cell>
          <table:table-cell table:style-name="ce240"/>
          <table:table-cell table:style-name="ce240" office:value-type="string">
            <text:p>Jose Antonio Bautista Rosú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9">
            <text:p>09/04/15 00:0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daniel.gimenez.ext@juntadeandalucia.es</text:p>
          </table:table-cell>
          <table:table-cell table:style-name="ce240" office:value-type="string">
            <text:p>daniel.gimenez.ext</text:p>
          </table:table-cell>
          <table:table-cell table:style-name="ce240" table:formula="of:=VLOOKUP([.B23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Daniel Gimenez Iturralde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9:28:00">
            <text:p>08/04/15 19:28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rafael.gomez.casado.exts@juntadeandalucia.es</text:p>
          </table:table-cell>
          <table:table-cell table:style-name="ce240" office:value-type="string">
            <text:p>rafael.gomez.casado.exts</text:p>
          </table:table-cell>
          <table:table-cell table:style-name="ce246" table:formula="of:=VLOOKUP([.B24];['COMPLETAR - Nueva Lista'.$O$5:.$O$373];1;0)" office:value-type="string" office:string-value="rafael.gomez.casado.exts">
            <text:p>rafael.gomez.casado.exts</text:p>
          </table:table-cell>
          <table:table-cell table:style-name="ce240"/>
          <table:table-cell table:style-name="ce240" office:value-type="string">
            <text:p>Rafael Gó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9:23:00">
            <text:p>08/04/15 19:2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gregorio.adame@oracle.com</text:p>
          </table:table-cell>
          <table:table-cell table:style-name="ce241" office:value-type="string">
            <text:p>gregorio.adame@oracle.com</text:p>
          </table:table-cell>
          <table:table-cell table:style-name="ce240" table:formula="of:=VLOOKUP([.B25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Gregorio Adame Nis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8:45:00">
            <text:p>08/04/15 18:4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nathan.ortiz@oracle.com</text:p>
          </table:table-cell>
          <table:table-cell table:style-name="ce241" office:value-type="string">
            <text:p>jonathan.ortiz@oracle.com</text:p>
          </table:table-cell>
          <table:table-cell table:style-name="ce240" table:formula="of:=VLOOKUP([.B26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Jonathan Ortiz Lun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8:43:00">
            <text:p>08/04/15 18:4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enrique.ramiro@oracle.com</text:p>
          </table:table-cell>
          <table:table-cell table:style-name="ce241" office:value-type="string">
            <text:p>enrique.ramiro@oracle.com</text:p>
          </table:table-cell>
          <table:table-cell table:style-name="ce240" table:formula="of:=VLOOKUP([.B27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Enrique Ramiro Coronill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8:25:00">
            <text:p>08/04/15 18:2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style-name="ce238" table:number-columns-repeated="1012"/>
        </table:table-row>
        <table:table-row table:style-name="ro21">
          <table:table-cell table:style-name="ce240" office:value-type="string">
            <text:p>pablo.fernandez.riejos@oracle.com</text:p>
          </table:table-cell>
          <table:table-cell table:style-name="ce241" office:value-type="string">
            <text:p>pablo.fernandez.riejos@oracle.com</text:p>
          </table:table-cell>
          <table:table-cell table:style-name="ce240" table:formula="of:=VLOOKUP([.B28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Pablo Fernandez Riejo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8:14:00">
            <text:p>08/04/15 18:1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isidro.granados@oracle.com</text:p>
          </table:table-cell>
          <table:table-cell table:style-name="ce241" office:value-type="string">
            <text:p>isidro.granados@oracle.com</text:p>
          </table:table-cell>
          <table:table-cell table:style-name="ce240" table:formula="of:=VLOOKUP([.B29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Isidro Granados Go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8:07:00">
            <text:p>08/04/15 18:0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tonioj.cordoba.exts@juntadeandalucia.es</text:p>
          </table:table-cell>
          <table:table-cell table:style-name="ce240" office:value-type="string">
            <text:p>antonioj.cordoba.exts</text:p>
          </table:table-cell>
          <table:table-cell table:style-name="ce246" table:formula="of:=VLOOKUP([.B30];['COMPLETAR - Nueva Lista'.$O$5:.$O$373];1;0)" office:value-type="string" office:string-value="antonioj.cordoba.exts">
            <text:p>antonioj.cordoba.exts</text:p>
          </table:table-cell>
          <table:table-cell table:style-name="ce240"/>
          <table:table-cell table:style-name="ce240" office:value-type="string">
            <text:p>Antonio Jesús Córdoba Roja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6:25:00">
            <text:p>08/04/15 16:2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arisol.segade@oracle.com</text:p>
          </table:table-cell>
          <table:table-cell table:style-name="ce241" office:value-type="string">
            <text:p>marisol.segade@oracle.com</text:p>
          </table:table-cell>
          <table:table-cell table:style-name="ce240" table:formula="of:=VLOOKUP([.B31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Maria Soledad Segade Vazq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6:05:00">
            <text:p>08/04/15 16:0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avier.palacios.ext@juntadeandalucia.es</text:p>
          </table:table-cell>
          <table:table-cell table:style-name="ce240" office:value-type="string">
            <text:p>javier.palacios.ext</text:p>
          </table:table-cell>
          <table:table-cell table:style-name="ce246" table:formula="of:=VLOOKUP([.B32];['COMPLETAR - Nueva Lista'.$O$5:.$O$373];1;0)" office:value-type="string" office:string-value="javier.palacios.ext">
            <text:p>javier.palacios.ext</text:p>
          </table:table-cell>
          <table:table-cell table:style-name="ce240"/>
          <table:table-cell table:style-name="ce240" office:value-type="string">
            <text:p>Javier Palacios Pér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5:27:00">
            <text:p>08/04/15 15:2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guillermo.holgado@juntadeandalucia.es</text:p>
          </table:table-cell>
          <table:table-cell table:style-name="ce240" office:value-type="string">
            <text:p>guillermo.holgado</text:p>
          </table:table-cell>
          <table:table-cell table:style-name="ce246" table:formula="of:=VLOOKUP([.B33];['COMPLETAR - Nueva Lista'.$O$5:.$O$373];1;0)" office:value-type="string" office:string-value="guillermo.holgado">
            <text:p>guillermo.holgado</text:p>
          </table:table-cell>
          <table:table-cell table:style-name="ce240"/>
          <table:table-cell table:style-name="ce240" office:value-type="string">
            <text:p>Guillermo Holga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5:00:00">
            <text:p>08/04/15 15:0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carlos.pena.ext@juntadeandalucia.es</text:p>
          </table:table-cell>
          <table:table-cell table:style-name="ce240" office:value-type="string">
            <text:p>jcarlos.pena.ext</text:p>
          </table:table-cell>
          <table:table-cell table:style-name="ce246" table:formula="of:=VLOOKUP([.B34];['COMPLETAR - Nueva Lista'.$O$5:.$O$373];1;0)" office:value-type="string" office:string-value="jcarlos.pena.ext">
            <text:p>jcarlos.pena.ext</text:p>
          </table:table-cell>
          <table:table-cell table:style-name="ce240"/>
          <table:table-cell table:style-name="ce240" office:value-type="string">
            <text:p>Juan Carlos Peña Jaramill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4:50:00">
            <text:p>08/04/15 14:5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diego.torre.ext@juntadeandalucia.es</text:p>
          </table:table-cell>
          <table:table-cell table:style-name="ce240" office:value-type="string">
            <text:p>diego.torre.ext</text:p>
          </table:table-cell>
          <table:table-cell table:style-name="ce246" table:formula="of:=VLOOKUP([.B35];['COMPLETAR - Nueva Lista'.$O$5:.$O$373];1;0)" office:value-type="string" office:string-value="diego.torre.ext">
            <text:p>diego.torre.ext</text:p>
          </table:table-cell>
          <table:table-cell table:style-name="ce240"/>
          <table:table-cell table:style-name="ce240" office:value-type="string">
            <text:p>Diego Hernan Torre Celad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3:04:00">
            <text:p>08/04/15 13:0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uanc.ramos.exts@juntadeandalucia.es</text:p>
          </table:table-cell>
          <table:table-cell table:style-name="ce240" office:value-type="string">
            <text:p>juanc.ramos.exts</text:p>
          </table:table-cell>
          <table:table-cell table:style-name="ce246" table:formula="of:=VLOOKUP([.B36];['COMPLETAR - Nueva Lista'.$O$5:.$O$373];1;0)" office:value-type="string" office:string-value="juanc.ramos.exts">
            <text:p>juanc.ramos.exts</text:p>
          </table:table-cell>
          <table:table-cell table:style-name="ce240"/>
          <table:table-cell table:style-name="ce240" office:value-type="string">
            <text:p>Juan Carlos Ramos Márq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2:21:00">
            <text:p>08/04/15 12:2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reyes.zamorano.exts@juntadeandalucia.es</text:p>
          </table:table-cell>
          <table:table-cell table:style-name="ce240" office:value-type="string">
            <text:p>reyes.zamorano.exts</text:p>
          </table:table-cell>
          <table:table-cell table:style-name="ce246" table:formula="of:=VLOOKUP([.B37];['COMPLETAR - Nueva Lista'.$O$5:.$O$373];1;0)" office:value-type="string" office:string-value="reyes.zamorano.exts">
            <text:p>reyes.zamorano.exts</text:p>
          </table:table-cell>
          <table:table-cell table:style-name="ce240"/>
          <table:table-cell table:style-name="ce240" office:value-type="string">
            <text:p>Reyes Zamorano Rodrig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1:56:00">
            <text:p>08/04/15 11:5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lexis.vizcaino.ext@juntadeandalucia.es</text:p>
          </table:table-cell>
          <table:table-cell table:style-name="ce240" office:value-type="string">
            <text:p>alexis.vizcaino.ext</text:p>
          </table:table-cell>
          <table:table-cell table:style-name="ce246" table:formula="of:=VLOOKUP([.B38];['COMPLETAR - Nueva Lista'.$O$5:.$O$373];1;0)" office:value-type="string" office:string-value="alexis.vizcaino.ext">
            <text:p>alexis.vizcaino.ext</text:p>
          </table:table-cell>
          <table:table-cell table:style-name="ce240"/>
          <table:table-cell table:style-name="ce240" office:value-type="string">
            <text:p>Alexis Vizcain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0:59:00">
            <text:p>08/04/15 10:5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ismael.contreras.ext@juntadeandalucia.es</text:p>
          </table:table-cell>
          <table:table-cell table:style-name="ce240" office:value-type="string">
            <text:p>ismael.contreras.ext</text:p>
          </table:table-cell>
          <table:table-cell table:style-name="ce240" table:formula="of:=VLOOKUP([.B39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Ismael Contrera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0:37:00">
            <text:p>08/04/15 10:37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lfredo.pena.exts@juntadeandalucia.es</text:p>
          </table:table-cell>
          <table:table-cell table:style-name="ce240" office:value-type="string">
            <text:p>alfredo.pena.exts</text:p>
          </table:table-cell>
          <table:table-cell table:style-name="ce246" table:formula="of:=VLOOKUP([.B40];['COMPLETAR - Nueva Lista'.$O$5:.$O$373];1;0)" office:value-type="string" office:string-value="alfredo.pena.exts">
            <text:p>alfredo.pena.exts</text:p>
          </table:table-cell>
          <table:table-cell table:style-name="ce240"/>
          <table:table-cell table:style-name="ce240" office:value-type="string">
            <text:p>Alfredo Peñ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10:21:00">
            <text:p>08/04/15 10:2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uanm.ruiz.calleja.ext@juntadeandalucia.es</text:p>
          </table:table-cell>
          <table:table-cell table:style-name="ce240" office:value-type="string">
            <text:p>juanm.ruiz.calleja.ext</text:p>
          </table:table-cell>
          <table:table-cell table:style-name="ce240" table:formula="of:=VLOOKUP([.B41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Juan Manuel Ruiz Callej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09:47:00">
            <text:p>08/04/15 09:47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aria.vazquez.sspa@juntadeandalucia.es</text:p>
          </table:table-cell>
          <table:table-cell table:style-name="ce240" office:value-type="string">
            <text:p>maria.vazquez.sspa</text:p>
          </table:table-cell>
          <table:table-cell table:style-name="ce246" table:formula="of:=VLOOKUP([.B42];['COMPLETAR - Nueva Lista'.$O$5:.$O$373];1;0)" office:value-type="string" office:string-value="maria.vazquez.sspa">
            <text:p>maria.vazquez.sspa</text:p>
          </table:table-cell>
          <table:table-cell table:style-name="ce240"/>
          <table:table-cell table:style-name="ce240" office:value-type="string">
            <text:p>Maria Vazq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8T08:54:00">
            <text:p>08/04/15 08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daniel.duarte.exts@juntadeandalucia.es</text:p>
          </table:table-cell>
          <table:table-cell table:style-name="ce240" office:value-type="string">
            <text:p>daniel.duarte.exts</text:p>
          </table:table-cell>
          <table:table-cell table:style-name="ce246" table:formula="of:=VLOOKUP([.B43];['COMPLETAR - Nueva Lista'.$O$5:.$O$373];1;0)" office:value-type="string" office:string-value="daniel.duarte.exts">
            <text:p>daniel.duarte.exts</text:p>
          </table:table-cell>
          <table:table-cell table:style-name="ce240"/>
          <table:table-cell table:style-name="ce240" office:value-type="string">
            <text:p>Daniel Duarte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7T18:43:00">
            <text:p>07/04/15 18:4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uissantiago.sanchez.sspa@juntadeandalucia.es</text:p>
          </table:table-cell>
          <table:table-cell table:style-name="ce240" office:value-type="string">
            <text:p>luissantiago.sanchez.sspa</text:p>
          </table:table-cell>
          <table:table-cell table:style-name="ce246" table:formula="of:=VLOOKUP([.B44];['COMPLETAR - Nueva Lista'.$O$5:.$O$373];1;0)" office:value-type="string" office:string-value="luissantiago.sanchez.sspa">
            <text:p>luissantiago.sanchez.sspa</text:p>
          </table:table-cell>
          <table:table-cell table:style-name="ce240"/>
          <table:table-cell table:style-name="ce240" office:value-type="string">
            <text:p>Luis Santiago Sánchez Fd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7T18:24:00">
            <text:p>07/04/15 18:2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david.mateos@juntadeandalucia.es</text:p>
          </table:table-cell>
          <table:table-cell table:style-name="ce240" office:value-type="string">
            <text:p>david.mateos</text:p>
          </table:table-cell>
          <table:table-cell table:style-name="ce246" table:formula="of:=VLOOKUP([.B45];['COMPLETAR - Nueva Lista'.$O$5:.$O$373];1;0)" office:value-type="string" office:string-value="david.mateos">
            <text:p>david.mateos</text:p>
          </table:table-cell>
          <table:table-cell table:style-name="ce240"/>
          <table:table-cell table:style-name="ce240" office:value-type="string">
            <text:p>David Mateos Rued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7T15:54:00">
            <text:p>07/04/15 15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tonioc.delgado.sspa@juntadeandalucia.es</text:p>
          </table:table-cell>
          <table:table-cell table:style-name="ce240" office:value-type="string">
            <text:p>antonioc.delgado.sspa</text:p>
          </table:table-cell>
          <table:table-cell table:style-name="ce246" table:formula="of:=VLOOKUP([.B46];['COMPLETAR - Nueva Lista'.$O$5:.$O$373];1;0)" office:value-type="string" office:string-value="antonioc.delgado.sspa">
            <text:p>antonioc.delgado.sspa</text:p>
          </table:table-cell>
          <table:table-cell table:style-name="ce240"/>
          <table:table-cell table:style-name="ce240" office:value-type="string">
            <text:p>Antonio Cristobal Delga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7T14:09:00">
            <text:p>07/04/15 14:0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c.pavon.ext@juntadeandalucia.es</text:p>
          </table:table-cell>
          <table:table-cell table:style-name="ce240" office:value-type="string">
            <text:p>josec.pavon.ext</text:p>
          </table:table-cell>
          <table:table-cell table:style-name="ce246" table:formula="of:=VLOOKUP([.B47];['COMPLETAR - Nueva Lista'.$O$5:.$O$373];1;0)" office:value-type="string" office:string-value="josec.pavon.ext">
            <text:p>josec.pavon.ext</text:p>
          </table:table-cell>
          <table:table-cell table:style-name="ce240"/>
          <table:table-cell table:style-name="ce240" office:value-type="string">
            <text:p>Jose Carlos Pavó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7T13:57:00">
            <text:p>07/04/15 13:5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toniom.godoy.ext@juntadeandalucia.es</text:p>
          </table:table-cell>
          <table:table-cell table:style-name="ce240" office:value-type="string">
            <text:p>antoniom.godoy.ext</text:p>
          </table:table-cell>
          <table:table-cell table:style-name="ce246" table:formula="of:=VLOOKUP([.B48];['COMPLETAR - Nueva Lista'.$O$5:.$O$373];1;0)" office:value-type="string" office:string-value="antoniom.godoy.ext">
            <text:p>antoniom.godoy.ext</text:p>
          </table:table-cell>
          <table:table-cell table:style-name="ce240"/>
          <table:table-cell table:style-name="ce240" office:value-type="string">
            <text:p>Antonio Godoy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7T11:13:00">
            <text:p>07/04/15 11:1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david.sanchez.alcazarcruz.ext@juntadeandalucia.es</text:p>
          </table:table-cell>
          <table:table-cell table:style-name="ce240" office:value-type="string">
            <text:p>david.sanchez.alcazarcruz.ext</text:p>
          </table:table-cell>
          <table:table-cell table:style-name="ce246" table:formula="of:=VLOOKUP([.B49];['COMPLETAR - Nueva Lista'.$O$5:.$O$373];1;0)" office:value-type="string" office:string-value="david.sanchez.alcazarcruz.ext">
            <text:p>david.sanchez.alcazarcruz.ext</text:p>
          </table:table-cell>
          <table:table-cell table:style-name="ce240"/>
          <table:table-cell table:style-name="ce240" office:value-type="string">
            <text:p>David Sánchez de Alcázar Cru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7T11:08:00">
            <text:p>07/04/15 11:0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carmen.zurera@juntadeandalucia.es</text:p>
          </table:table-cell>
          <table:table-cell table:style-name="ce240" office:value-type="string">
            <text:p>mcarmen.zurera</text:p>
          </table:table-cell>
          <table:table-cell table:style-name="ce246" table:formula="of:=VLOOKUP([.B50];['COMPLETAR - Nueva Lista'.$O$5:.$O$373];1;0)" office:value-type="string" office:string-value="mcarmen.zurera">
            <text:p>mcarmen.zurera</text:p>
          </table:table-cell>
          <table:table-cell table:style-name="ce240"/>
          <table:table-cell table:style-name="ce240" office:value-type="string">
            <text:p>Mª Zurera Valle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6T18:42:00">
            <text:p>06/04/15 18:4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alfonso.martinez.ext@juntadeandalucia.es</text:p>
          </table:table-cell>
          <table:table-cell table:style-name="ce240" office:value-type="string">
            <text:p>jalfonso.martinez.ext</text:p>
          </table:table-cell>
          <table:table-cell table:style-name="ce246" table:formula="of:=VLOOKUP([.B51];['COMPLETAR - Nueva Lista'.$O$5:.$O$373];1;0)" office:value-type="string" office:string-value="jalfonso.martinez.ext">
            <text:p>jalfonso.martinez.ext</text:p>
          </table:table-cell>
          <table:table-cell table:style-name="ce240"/>
          <table:table-cell table:style-name="ce240" office:value-type="string">
            <text:p>Juan Alfonso Martinez Ocho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6T15:49:00">
            <text:p>06/04/15 15:4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rafael.maroto@juntadeandalucia.es</text:p>
          </table:table-cell>
          <table:table-cell table:style-name="ce240" office:value-type="string">
            <text:p>jrafael.maroto</text:p>
          </table:table-cell>
          <table:table-cell table:style-name="ce246" table:formula="of:=VLOOKUP([.B52];['COMPLETAR - Nueva Lista'.$O$5:.$O$373];1;0)" office:value-type="string" office:string-value="jrafael.maroto">
            <text:p>jrafael.maroto</text:p>
          </table:table-cell>
          <table:table-cell table:style-name="ce240"/>
          <table:table-cell table:style-name="ce240" office:value-type="string">
            <text:p>Juan Rafael Maroto Escobar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6T14:10:00">
            <text:p>06/04/15 14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ignacio.rojas.exts@juntadeandalucia.es</text:p>
          </table:table-cell>
          <table:table-cell table:style-name="ce240" office:value-type="string">
            <text:p>ignacio.rojas.exts</text:p>
          </table:table-cell>
          <table:table-cell table:style-name="ce246" table:formula="of:=VLOOKUP([.B53];['COMPLETAR - Nueva Lista'.$O$5:.$O$373];1;0)" office:value-type="string" office:string-value="ignacio.rojas.exts">
            <text:p>ignacio.rojas.exts</text:p>
          </table:table-cell>
          <table:table-cell table:style-name="ce240"/>
          <table:table-cell table:style-name="ce240" office:value-type="string">
            <text:p>Ignacio Roja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1T14:10:00">
            <text:p>01/04/15 14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dres.leal81@hotmail.com</text:p>
          </table:table-cell>
          <table:table-cell table:style-name="ce243" office:value-type="string">
            <text:p>andres.leal81@hotmail.com</text:p>
          </table:table-cell>
          <table:table-cell table:style-name="ce246" table:formula="of:=VLOOKUP([.B54];['COMPLETAR - Nueva Lista'.$O$5:.$O$373];1;0)" office:value-type="string" office:string-value="andres.leal81@hotmail.com">
            <text:p>andres.leal81@hotmail.com</text:p>
          </table:table-cell>
          <table:table-cell table:style-name="ce243" office:value-type="string">
            <text:p>PERSONAL / EMPRESA</text:p>
          </table:table-cell>
          <table:table-cell table:style-name="ce240" office:value-type="string">
            <text:p>Andres Leal Pér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1T13:45:00">
            <text:p>01/04/15 13:4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carmen.robles.agudo@juntadeandalucia.es</text:p>
          </table:table-cell>
          <table:table-cell table:style-name="ce240" office:value-type="string">
            <text:p>mcarmen.robles.agudo</text:p>
          </table:table-cell>
          <table:table-cell table:style-name="ce246" table:formula="of:=VLOOKUP([.B55];['COMPLETAR - Nueva Lista'.$O$5:.$O$373];1;0)" office:value-type="string" office:string-value="mcarmen.robles.agudo">
            <text:p>mcarmen.robles.agudo</text:p>
          </table:table-cell>
          <table:table-cell table:style-name="ce240"/>
          <table:table-cell table:style-name="ce240" office:value-type="string">
            <text:p>Mª Robles Agu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1T13:42:00">
            <text:p>01/04/15 13:4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tonio.morales.ramirez.ext@juntadeandalucia.es</text:p>
          </table:table-cell>
          <table:table-cell table:style-name="ce240" office:value-type="string">
            <text:p>antonio.morales.ramirez.ext</text:p>
          </table:table-cell>
          <table:table-cell table:style-name="ce246" table:formula="of:=VLOOKUP([.B56];['COMPLETAR - Nueva Lista'.$O$5:.$O$373];1;0)" office:value-type="string" office:string-value="antonio.morales.ramirez.ext">
            <text:p>antonio.morales.ramirez.ext</text:p>
          </table:table-cell>
          <table:table-cell table:style-name="ce240"/>
          <table:table-cell table:style-name="ce240" office:value-type="string">
            <text:p>Antonio Morales Ramir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1T11:41:00">
            <text:p>01/04/15 11:4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anueld.diaz.exts@juntadeandalucia.es</text:p>
          </table:table-cell>
          <table:table-cell table:style-name="ce240" office:value-type="string">
            <text:p>manueld.diaz.exts</text:p>
          </table:table-cell>
          <table:table-cell table:style-name="ce246" table:formula="of:=VLOOKUP([.B57];['COMPLETAR - Nueva Lista'.$O$5:.$O$373];1;0)" office:value-type="string" office:string-value="manueld.diaz.exts">
            <text:p>manueld.diaz.exts</text:p>
          </table:table-cell>
          <table:table-cell table:style-name="ce240"/>
          <table:table-cell table:style-name="ce240" office:value-type="string">
            <text:p>Manuel Díaz Can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4-01T09:56:00">
            <text:p>01/04/15 09:5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csanchezdealcazar@agenciamedioambienteyagua.es</text:p>
          </table:table-cell>
          <table:table-cell table:style-name="ce244" office:value-type="string">
            <text:p>csanchezdealcazar@agenciamedioambienteyagua.es</text:p>
          </table:table-cell>
          <table:table-cell table:style-name="ce246" table:formula="of:=VLOOKUP([.B58];['COMPLETAR - Nueva Lista'.$O$5:.$O$373];1;0)" office:value-type="string" office:string-value="csanchezdealcazar@agenciamedioambienteyagua.es">
            <text:p>csanchezdealcazar@agenciamedioambienteyagua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Cesar Sanchez de Alcazar Cru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31T12:07:00">
            <text:p>31/03/15 12:0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maria.gomez@oracle.com</text:p>
          </table:table-cell>
          <table:table-cell table:style-name="ce241" office:value-type="string">
            <text:p>josemaria.gomez@oracle.com</text:p>
          </table:table-cell>
          <table:table-cell table:style-name="ce240" table:formula="of:=VLOOKUP([.B59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José María Gó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30T11:26:00">
            <text:p>30/03/15 11:2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esus.leon.exts@juntadeandalucia.es</text:p>
          </table:table-cell>
          <table:table-cell table:style-name="ce240" office:value-type="string">
            <text:p>jesus.leon.exts</text:p>
          </table:table-cell>
          <table:table-cell table:style-name="ce246" table:formula="of:=VLOOKUP([.B60];['COMPLETAR - Nueva Lista'.$O$5:.$O$373];1;0)" office:value-type="string" office:string-value="jesus.leon.exts">
            <text:p>jesus.leon.exts</text:p>
          </table:table-cell>
          <table:table-cell table:style-name="ce240"/>
          <table:table-cell table:style-name="ce240" office:value-type="string">
            <text:p>Jesús León Santiag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9T14:01:00">
            <text:p>29/03/15 14:0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diego.pineda.exts@juntadeandalucia.es</text:p>
          </table:table-cell>
          <table:table-cell table:style-name="ce240" office:value-type="string">
            <text:p>diego.pineda.exts</text:p>
          </table:table-cell>
          <table:table-cell table:style-name="ce246" table:formula="of:=VLOOKUP([.B61];['COMPLETAR - Nueva Lista'.$O$5:.$O$373];1;0)" office:value-type="string" office:string-value="diego.pineda.exts">
            <text:p>diego.pineda.exts</text:p>
          </table:table-cell>
          <table:table-cell table:style-name="ce240"/>
          <table:table-cell table:style-name="ce240" office:value-type="string">
            <text:p>Diego Pineda Pér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7T14:18:00">
            <text:p>27/03/15 14:1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style-name="ce260" table:number-columns-repeated="1012"/>
        </table:table-row>
        <table:table-row table:style-name="ro21">
          <table:table-cell table:style-name="ce240" office:value-type="string">
            <text:p>jose.e.flores@oracle.com</text:p>
          </table:table-cell>
          <table:table-cell table:style-name="ce241" office:value-type="string">
            <text:p>jose.e.flores@oracle.com</text:p>
          </table:table-cell>
          <table:table-cell table:style-name="ce240" table:formula="of:=VLOOKUP([.B62];['COMPLETAR - Nueva Lista'.$O$5:.$O$373];1;0)" office:value-type="float" office:value="0">
            <text:p>#N/A</text:p>
          </table:table-cell>
          <table:table-cell table:style-name="ce241" office:value-type="string">
            <text:p>ORACLE</text:p>
          </table:table-cell>
          <table:table-cell table:style-name="ce240" office:value-type="string">
            <text:p>JOSE ENRIQUE FLORES ZARATE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7T12:47:00">
            <text:p>27/03/15 12:4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ORACLE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ariaa.avila.ext@juntadeandalucia.es</text:p>
          </table:table-cell>
          <table:table-cell table:style-name="ce240" office:value-type="string">
            <text:p>mariaa.avila.ext</text:p>
          </table:table-cell>
          <table:table-cell table:style-name="ce246" table:formula="of:=VLOOKUP([.B63];['COMPLETAR - Nueva Lista'.$O$5:.$O$373];1;0)" office:value-type="string" office:string-value="mariaa.avila.ext">
            <text:p>mariaa.avila.ext</text:p>
          </table:table-cell>
          <table:table-cell table:style-name="ce240"/>
          <table:table-cell table:style-name="ce240" office:value-type="string">
            <text:p>Mª Antonia Avila Arellan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7T11:54:00">
            <text:p>27/03/15 11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carlos.dura.ext@juntadeandalucia.es</text:p>
          </table:table-cell>
          <table:table-cell table:style-name="ce240" office:value-type="string">
            <text:p>carlos.dura.ext</text:p>
          </table:table-cell>
          <table:table-cell table:style-name="ce246" table:formula="of:=VLOOKUP([.B64];['COMPLETAR - Nueva Lista'.$O$5:.$O$373];1;0)" office:value-type="string" office:string-value="carlos.dura.ext">
            <text:p>carlos.dura.ext</text:p>
          </table:table-cell>
          <table:table-cell table:style-name="ce240"/>
          <table:table-cell table:style-name="ce240" office:value-type="string">
            <text:p>Carlos Durá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7T10:07:00">
            <text:p>27/03/15 10:0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rmartin@epes.es</text:p>
          </table:table-cell>
          <table:table-cell table:style-name="ce244" office:value-type="string">
            <text:p>rmartin@epes.es</text:p>
          </table:table-cell>
          <table:table-cell table:style-name="ce246" table:formula="of:=VLOOKUP([.B65];['COMPLETAR - Nueva Lista'.$O$5:.$O$373];1;0)" office:value-type="string" office:string-value="rmartin@epes.es">
            <text:p>rmartin@epes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Rafael Martín Mateo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6T23:12:00">
            <text:p>26/03/15 23:1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nathan.guerrero.navarro@gmail.com</text:p>
          </table:table-cell>
          <table:table-cell table:style-name="ce243" office:value-type="string">
            <text:p>jonathan.guerrero.navarro@gmail.com</text:p>
          </table:table-cell>
          <table:table-cell table:style-name="ce246" table:formula="of:=VLOOKUP([.B66];['COMPLETAR - Nueva Lista'.$O$5:.$O$373];1;0)" office:value-type="string" office:string-value="jonathan.guerrero.navarro@gmail.com">
            <text:p>jonathan.guerrero.navarro@gmail.com</text:p>
          </table:table-cell>
          <table:table-cell table:style-name="ce243" office:value-type="string">
            <text:p>PERSONAL / EMPRESA</text:p>
          </table:table-cell>
          <table:table-cell table:style-name="ce240" office:value-type="string">
            <text:p>Jonathan Guerre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6T16:05:00">
            <text:p>26/03/15 16:0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tonio.moreno.vicente@gmail.com</text:p>
          </table:table-cell>
          <table:table-cell table:style-name="ce243" office:value-type="string">
            <text:p>antonio.moreno.vicente@gmail.com</text:p>
          </table:table-cell>
          <table:table-cell table:style-name="ce246" table:formula="of:=VLOOKUP([.B67];['COMPLETAR - Nueva Lista'.$O$5:.$O$373];1;0)" office:value-type="string" office:string-value="antonio.moreno.vicente@gmail.com">
            <text:p>antonio.moreno.vicente@gmail.com</text:p>
          </table:table-cell>
          <table:table-cell table:style-name="ce243" office:value-type="string">
            <text:p>PERSONAL / EMPRESA</text:p>
          </table:table-cell>
          <table:table-cell table:style-name="ce240" office:value-type="string">
            <text:p>Antonio Moren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6T14:56:00">
            <text:p>26/03/15 14:5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uanj.perez.ext@juntadeandalucia.es</text:p>
          </table:table-cell>
          <table:table-cell table:style-name="ce240" office:value-type="string">
            <text:p>juanj.perez.ext</text:p>
          </table:table-cell>
          <table:table-cell table:style-name="ce246" table:formula="of:=VLOOKUP([.B68];['COMPLETAR - Nueva Lista'.$O$5:.$O$373];1;0)" office:value-type="string" office:string-value="juanj.perez.ext">
            <text:p>juanj.perez.ext</text:p>
          </table:table-cell>
          <table:table-cell table:style-name="ce240"/>
          <table:table-cell table:style-name="ce240" office:value-type="string">
            <text:p>Juan Jesus Perez Go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6T13:54:00">
            <text:p>26/03/15 13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ralberto.hernandez.ext@juntadeandalucia.es</text:p>
          </table:table-cell>
          <table:table-cell table:style-name="ce240" office:value-type="string">
            <text:p>ralberto.hernandez.ext</text:p>
          </table:table-cell>
          <table:table-cell table:style-name="ce246" table:formula="of:=VLOOKUP([.B69];['COMPLETAR - Nueva Lista'.$O$5:.$O$373];1;0)" office:value-type="string" office:string-value="ralberto.hernandez.ext">
            <text:p>ralberto.hernandez.ext</text:p>
          </table:table-cell>
          <table:table-cell table:style-name="ce240"/>
          <table:table-cell table:style-name="ce240" office:value-type="string">
            <text:p>Rafael Hernand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6T01:53:00">
            <text:p>26/03/15 01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ariac.sequera.ext@juntadeandalucia.es</text:p>
          </table:table-cell>
          <table:table-cell table:style-name="ce240" office:value-type="string">
            <text:p>mariac.sequera.ext</text:p>
          </table:table-cell>
          <table:table-cell table:style-name="ce246" table:formula="of:=VLOOKUP([.B70];['COMPLETAR - Nueva Lista'.$O$5:.$O$373];1;0)" office:value-type="string" office:string-value="mariac.sequera.ext">
            <text:p>mariac.sequera.ext</text:p>
          </table:table-cell>
          <table:table-cell table:style-name="ce240"/>
          <table:table-cell table:style-name="ce240" office:value-type="string">
            <text:p>Mª Carmen Seque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5T13:22:00">
            <text:p>25/03/15 13:2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a.tinoco@juntadeandalucia.es</text:p>
          </table:table-cell>
          <table:table-cell table:style-name="ce240" office:value-type="string">
            <text:p>josea.tinoco</text:p>
          </table:table-cell>
          <table:table-cell table:style-name="ce246" table:formula="of:=VLOOKUP([.B71];['COMPLETAR - Nueva Lista'.$O$5:.$O$373];1;0)" office:value-type="string" office:string-value="josea.tinoco">
            <text:p>josea.tinoco</text:p>
          </table:table-cell>
          <table:table-cell table:style-name="ce240"/>
          <table:table-cell table:style-name="ce240" office:value-type="string">
            <text:p>Andres Tinoc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5T07:41:00">
            <text:p>25/03/15 07:4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alfonso.falcon@juntadeandalucia.es</text:p>
          </table:table-cell>
          <table:table-cell table:style-name="ce240" office:value-type="string">
            <text:p>jalfonso.falcon</text:p>
          </table:table-cell>
          <table:table-cell table:style-name="ce246" table:formula="of:=VLOOKUP([.B72];['COMPLETAR - Nueva Lista'.$O$5:.$O$373];1;0)" office:value-type="string" office:string-value="jalfonso.falcon">
            <text:p>jalfonso.falcon</text:p>
          </table:table-cell>
          <table:table-cell table:style-name="ce240"/>
          <table:table-cell table:style-name="ce240" office:value-type="string">
            <text:p>José Alfonso Falcón Mar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4T13:05:00">
            <text:p>24/03/15 13:0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uanm.marin.ext@juntadeandalucia.es</text:p>
          </table:table-cell>
          <table:table-cell table:style-name="ce240" office:value-type="string">
            <text:p>juanm.marin.ext</text:p>
          </table:table-cell>
          <table:table-cell table:style-name="ce246" table:formula="of:=VLOOKUP([.B73];['COMPLETAR - Nueva Lista'.$O$5:.$O$373];1;0)" office:value-type="string" office:string-value="juanm.marin.ext">
            <text:p>juanm.marin.ext</text:p>
          </table:table-cell>
          <table:table-cell table:style-name="ce240"/>
          <table:table-cell table:style-name="ce240" office:value-type="string">
            <text:p>Juan Manuel Mar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4T12:00:00">
            <text:p>24/03/15 12:0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carlosm.casado@ts.fujitsu.com</text:p>
          </table:table-cell>
          <table:table-cell table:style-name="ce243" office:value-type="string">
            <text:p>carlosm.casado@ts.fujitsu.com</text:p>
          </table:table-cell>
          <table:table-cell table:style-name="ce246" table:formula="of:=VLOOKUP([.B74];['COMPLETAR - Nueva Lista'.$O$5:.$O$373];1;0)" office:value-type="string" office:string-value="carlosm.casado@ts.fujitsu.com">
            <text:p>carlosm.casado@ts.fujitsu.com</text:p>
          </table:table-cell>
          <table:table-cell table:style-name="ce243" office:value-type="string">
            <text:p>PERSONAL / EMPRESA</text:p>
          </table:table-cell>
          <table:table-cell table:style-name="ce240" office:value-type="string">
            <text:p>Carlos Casado Garcí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4T10:14:00">
            <text:p>24/03/15 10:1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iguel.garcia.exts@juntadeandalucia.es</text:p>
          </table:table-cell>
          <table:table-cell table:style-name="ce240" office:value-type="string">
            <text:p>miguel.garcia.exts</text:p>
          </table:table-cell>
          <table:table-cell table:style-name="ce246" table:formula="of:=VLOOKUP([.B75];['COMPLETAR - Nueva Lista'.$O$5:.$O$373];1;0)" office:value-type="string" office:string-value="miguel.garcia.exts">
            <text:p>miguel.garcia.exts</text:p>
          </table:table-cell>
          <table:table-cell table:style-name="ce240"/>
          <table:table-cell table:style-name="ce240" office:value-type="string">
            <text:p>miguel garcia marq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3T17:50:00">
            <text:p>23/03/15 17:5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nuria.soult@juntadeandalucia.es</text:p>
          </table:table-cell>
          <table:table-cell table:style-name="ce240" office:value-type="string">
            <text:p>nuria.soult</text:p>
          </table:table-cell>
          <table:table-cell table:style-name="ce246" table:formula="of:=VLOOKUP([.B76];['COMPLETAR - Nueva Lista'.$O$5:.$O$373];1;0)" office:value-type="string" office:string-value="nuria.soult">
            <text:p>nuria.soult</text:p>
          </table:table-cell>
          <table:table-cell table:style-name="ce240"/>
          <table:table-cell table:style-name="ce240" office:value-type="string">
            <text:p>Nuria Soult Rubi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3T12:02:00">
            <text:p>23/03/15 12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samuel.gonzalez.ext@juntadeandalucia.es</text:p>
          </table:table-cell>
          <table:table-cell table:style-name="ce240" office:value-type="string">
            <text:p>samuel.gonzalez.ext</text:p>
          </table:table-cell>
          <table:table-cell table:style-name="ce240" table:formula="of:=VLOOKUP([.B77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Samuel Gonzal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23T11:55:00">
            <text:p>23/03/15 11:55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sergio.diaz@juntadeandalucia.es</text:p>
          </table:table-cell>
          <table:table-cell table:style-name="ce240" office:value-type="string">
            <text:p>sergio.diaz</text:p>
          </table:table-cell>
          <table:table-cell table:style-name="ce246" table:formula="of:=VLOOKUP([.B78];['COMPLETAR - Nueva Lista'.$O$5:.$O$373];1;0)" office:value-type="string" office:string-value="sergio.diaz">
            <text:p>sergio.diaz</text:p>
          </table:table-cell>
          <table:table-cell table:style-name="ce240"/>
          <table:table-cell table:style-name="ce240" office:value-type="string">
            <text:p>Sergio Diaz Rui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19T14:09:00">
            <text:p>19/03/15 14:0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sonia.torres.ext@juntadeandalucia.es</text:p>
          </table:table-cell>
          <table:table-cell table:style-name="ce240" office:value-type="string">
            <text:p>sonia.torres.ext</text:p>
          </table:table-cell>
          <table:table-cell table:style-name="ce246" table:formula="of:=VLOOKUP([.B79];['COMPLETAR - Nueva Lista'.$O$5:.$O$373];1;0)" office:value-type="string" office:string-value="sonia.torres.ext">
            <text:p>sonia.torres.ext</text:p>
          </table:table-cell>
          <table:table-cell table:style-name="ce240"/>
          <table:table-cell table:style-name="ce240" office:value-type="string">
            <text:p>Sonia Maria Torres LLane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19T10:02:00">
            <text:p>19/03/15 10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mlopezt@rtva.es</text:p>
          </table:table-cell>
          <table:table-cell table:style-name="ce244" office:value-type="string">
            <text:p>jmlopezt@rtva.es</text:p>
          </table:table-cell>
          <table:table-cell table:style-name="ce246" table:formula="of:=VLOOKUP([.B80];['COMPLETAR - Nueva Lista'.$O$5:.$O$373];1;0)" office:value-type="string" office:string-value="jmlopezt@rtva.es">
            <text:p>jmlopezt@rtva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JOSÉ MANUEL LÓPEZ DEL TO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16T15:34:00">
            <text:p>16/03/15 15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uism.ruiz@juntadeandalucia.es</text:p>
          </table:table-cell>
          <table:table-cell table:style-name="ce240" office:value-type="string">
            <text:p>luism.ruiz</text:p>
          </table:table-cell>
          <table:table-cell table:style-name="ce246" table:formula="of:=VLOOKUP([.B81];['COMPLETAR - Nueva Lista'.$O$5:.$O$373];1;0)" office:value-type="string" office:string-value="luism.ruiz">
            <text:p>luism.ruiz</text:p>
          </table:table-cell>
          <table:table-cell table:style-name="ce240"/>
          <table:table-cell table:style-name="ce240" office:value-type="string">
            <text:p>Luis Rui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16T12:10:00">
            <text:p>16/03/15 12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avier.rey.ext@juntadeandalucia.es</text:p>
          </table:table-cell>
          <table:table-cell table:style-name="ce240" office:value-type="string">
            <text:p>javier.rey.ext</text:p>
          </table:table-cell>
          <table:table-cell table:style-name="ce240" table:formula="of:=VLOOKUP([.B82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Fco Javier Rey Rive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13T14:29:00">
            <text:p>13/03/15 14:29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ernandof.gutierrez@juntadeandalucia.es</text:p>
          </table:table-cell>
          <table:table-cell table:style-name="ce240" office:value-type="string">
            <text:p>fernandof.gutierrez</text:p>
          </table:table-cell>
          <table:table-cell table:style-name="ce246" table:formula="of:=VLOOKUP([.B83];['COMPLETAR - Nueva Lista'.$O$5:.$O$373];1;0)" office:value-type="string" office:string-value="fernandof.gutierrez">
            <text:p>fernandof.gutierrez</text:p>
          </table:table-cell>
          <table:table-cell table:style-name="ce240"/>
          <table:table-cell table:style-name="ce240" office:value-type="string">
            <text:p>Fernando Felix Gutierrez Dia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11T10:53:00">
            <text:p>11/03/15 10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calberto.rodriguez.ext@juntadeandalucia.es</text:p>
          </table:table-cell>
          <table:table-cell table:style-name="ce240" office:value-type="string">
            <text:p>calberto.rodriguez.ext</text:p>
          </table:table-cell>
          <table:table-cell table:style-name="ce246" table:formula="of:=VLOOKUP([.B84];['COMPLETAR - Nueva Lista'.$O$5:.$O$373];1;0)" office:value-type="string" office:string-value="calberto.rodriguez.ext">
            <text:p>calberto.rodriguez.ext</text:p>
          </table:table-cell>
          <table:table-cell table:style-name="ce240"/>
          <table:table-cell table:style-name="ce240" office:value-type="string">
            <text:p>Carlos Rodríguez Sánch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10T14:02:00">
            <text:p>10/03/15 14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unix.cji@juntadeandalucia.es</text:p>
          </table:table-cell>
          <table:table-cell table:style-name="ce243" office:value-type="string">
            <text:p>unix.cji</text:p>
          </table:table-cell>
          <table:table-cell table:style-name="ce246" table:formula="of:=VLOOKUP([.B85];['COMPLETAR - Nueva Lista'.$O$5:.$O$373];1;0)" office:value-type="string" office:string-value="unix.cji">
            <text:p>unix.cji</text:p>
          </table:table-cell>
          <table:table-cell table:style-name="ce243" office:value-type="string">
            <text:p>USUARIO ANONIMO</text:p>
          </table:table-cell>
          <table:table-cell table:style-name="ce240" office:value-type="string">
            <text:p>Jesús Ramón Fernández Ric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09T13:41:00">
            <text:p>09/03/15 13:4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antona@epes.es</text:p>
          </table:table-cell>
          <table:table-cell table:style-name="ce244" office:value-type="string">
            <text:p>jantona@epes.es</text:p>
          </table:table-cell>
          <table:table-cell table:style-name="ce246" table:formula="of:=VLOOKUP([.B86];['COMPLETAR - Nueva Lista'.$O$5:.$O$373];1;0)" office:value-type="string" office:string-value="jantona@epes.es">
            <text:p>jantona@epes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Jesus Antona Archill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06T11:50:00">
            <text:p>06/03/15 11:5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Pending</text:p>
          </table:table-cell>
          <table:table-cell table:style-name="ce252" office:value-type="string">
            <text:p>Pending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1" office:value-type="string">
            <text:p>israel.romero@juntadeandalucia.es</text:p>
          </table:table-cell>
          <table:table-cell table:style-name="ce241" office:value-type="string">
            <text:p>israel.romero</text:p>
          </table:table-cell>
          <table:table-cell table:style-name="ce247" table:formula="of:=VLOOKUP([.B87];['COMPLETAR - Nueva Lista'.$O$5:.$O$373];1;0)" office:value-type="float" office:value="0">
            <text:p>#N/A</text:p>
          </table:table-cell>
          <table:table-cell table:style-name="ce241"/>
          <table:table-cell table:style-name="ce241" office:value-type="string">
            <text:p>Israel Romero</text:p>
          </table:table-cell>
          <table:table-cell table:style-name="ce253" office:value-type="float" office:value="14651112">
            <text:p>14651112</text:p>
          </table:table-cell>
          <table:table-cell table:style-name="ce257" office:value-type="date" office:date-value="2015-03-06T09:15:00">
            <text:p>06/03/15 09:15</text:p>
          </table:table-cell>
          <table:table-cell table:style-name="ce253" office:value-type="string">
            <text:p>User</text:p>
          </table:table-cell>
          <table:table-cell table:style-name="ce253" office:value-type="string">
            <text:p>Active</text:p>
          </table:table-cell>
          <table:table-cell table:style-name="ce253" office:value-type="string">
            <text:p>Approved</text:p>
          </table:table-cell>
          <table:table-cell table:style-name="ce253"/>
          <table:table-cell table:style-name="ce241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ai.alonso.ext@juntadeandalucia.es</text:p>
          </table:table-cell>
          <table:table-cell table:style-name="ce240" office:value-type="string">
            <text:p>anai.alonso.ext</text:p>
          </table:table-cell>
          <table:table-cell table:style-name="ce246" table:formula="of:=VLOOKUP([.B88];['COMPLETAR - Nueva Lista'.$O$5:.$O$373];1;0)" office:value-type="string" office:string-value="anai.alonso.ext">
            <text:p>anai.alonso.ext</text:p>
          </table:table-cell>
          <table:table-cell table:style-name="ce240"/>
          <table:table-cell table:style-name="ce240" office:value-type="string">
            <text:p>ANA ISABEL ALONSO PIÑÓ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04T13:00:00">
            <text:p>04/03/15 13:0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graciam.nogales.exts@juntadeandalucia.es</text:p>
          </table:table-cell>
          <table:table-cell table:style-name="ce240" office:value-type="string">
            <text:p>graciam.nogales.exts</text:p>
          </table:table-cell>
          <table:table-cell table:style-name="ce246" table:formula="of:=VLOOKUP([.B89];['COMPLETAR - Nueva Lista'.$O$5:.$O$373];1;0)" office:value-type="string" office:string-value="graciam.nogales.exts">
            <text:p>graciam.nogales.exts</text:p>
          </table:table-cell>
          <table:table-cell table:style-name="ce240"/>
          <table:table-cell table:style-name="ce240" office:value-type="string">
            <text:p>Gracia Nogale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3-02T16:20:00">
            <text:p>02/03/15 16:2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lberto.zamora.ext@juntadeandalucia.es</text:p>
          </table:table-cell>
          <table:table-cell table:style-name="ce240" office:value-type="string">
            <text:p>alberto.zamora.ext</text:p>
          </table:table-cell>
          <table:table-cell table:style-name="ce246" table:formula="of:=VLOOKUP([.B90];['COMPLETAR - Nueva Lista'.$O$5:.$O$373];1;0)" office:value-type="string" office:string-value="alberto.zamora.ext">
            <text:p>alberto.zamora.ext</text:p>
          </table:table-cell>
          <table:table-cell table:style-name="ce240"/>
          <table:table-cell table:style-name="ce240" office:value-type="string">
            <text:p>Alberto Zamo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27T13:35:00">
            <text:p>27/02/15 13:3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ranciscoj.caro.exts@juntadeandalucia.es</text:p>
          </table:table-cell>
          <table:table-cell table:style-name="ce240" office:value-type="string">
            <text:p>franciscoj.caro.exts</text:p>
          </table:table-cell>
          <table:table-cell table:style-name="ce246" table:formula="of:=VLOOKUP([.B91];['COMPLETAR - Nueva Lista'.$O$5:.$O$373];1;0)" office:value-type="string" office:string-value="franciscoj.caro.exts">
            <text:p>franciscoj.caro.exts</text:p>
          </table:table-cell>
          <table:table-cell table:style-name="ce240"/>
          <table:table-cell table:style-name="ce240" office:value-type="string">
            <text:p>Javier Ca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27T10:38:00">
            <text:p>27/02/15 10:3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mperez@veiasa.es</text:p>
          </table:table-cell>
          <table:table-cell table:style-name="ce244" office:value-type="string">
            <text:p>jmperez@veiasa.es</text:p>
          </table:table-cell>
          <table:table-cell table:style-name="ce246" table:formula="of:=VLOOKUP([.B92];['COMPLETAR - Nueva Lista'.$O$5:.$O$373];1;0)" office:value-type="string" office:string-value="jmperez@veiasa.es">
            <text:p>jmperez@veiasa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José Manuel Pérez Butel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26T15:46:00">
            <text:p>26/02/15 15:4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sergio.oterino.ext@juntadeandalucia.es</text:p>
          </table:table-cell>
          <table:table-cell table:style-name="ce240" office:value-type="string">
            <text:p>sergio.oterino.ext</text:p>
          </table:table-cell>
          <table:table-cell table:style-name="ce246" table:formula="of:=VLOOKUP([.B93];['COMPLETAR - Nueva Lista'.$O$5:.$O$373];1;0)" office:value-type="string" office:string-value="sergio.oterino.ext">
            <text:p>sergio.oterino.ext</text:p>
          </table:table-cell>
          <table:table-cell table:style-name="ce240"/>
          <table:table-cell table:style-name="ce240" office:value-type="string">
            <text:p>Sergio Oterino Cube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24T20:47:00">
            <text:p>24/02/15 20:4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ermin.mayor.sspa@juntadeandalucia.es</text:p>
          </table:table-cell>
          <table:table-cell table:style-name="ce240" office:value-type="string">
            <text:p>fermin.mayor.sspa</text:p>
          </table:table-cell>
          <table:table-cell table:style-name="ce246" table:formula="of:=VLOOKUP([.B94];['COMPLETAR - Nueva Lista'.$O$5:.$O$373];1;0)" office:value-type="string" office:string-value="fermin.mayor.sspa">
            <text:p>fermin.mayor.sspa</text:p>
          </table:table-cell>
          <table:table-cell table:style-name="ce240"/>
          <table:table-cell table:style-name="ce240" office:value-type="string">
            <text:p>Fermin Garci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23T14:22:00">
            <text:p>23/02/15 14:2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ignacio.roman.sspa@juntadeandalucia.es</text:p>
          </table:table-cell>
          <table:table-cell table:style-name="ce240" office:value-type="string">
            <text:p>jignacio.roman.sspa</text:p>
          </table:table-cell>
          <table:table-cell table:style-name="ce246" table:formula="of:=VLOOKUP([.B95];['COMPLETAR - Nueva Lista'.$O$5:.$O$373];1;0)" office:value-type="string" office:string-value="jignacio.roman.sspa">
            <text:p>jignacio.roman.sspa</text:p>
          </table:table-cell>
          <table:table-cell table:style-name="ce240"/>
          <table:table-cell table:style-name="ce240" office:value-type="string">
            <text:p>Juan Roman Sanch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21T20:53:00">
            <text:p>21/02/15 20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dolores.paredes.ext@juntadeandalucia.es</text:p>
          </table:table-cell>
          <table:table-cell table:style-name="ce240" office:value-type="string">
            <text:p>mdolores.paredes.ext</text:p>
          </table:table-cell>
          <table:table-cell table:style-name="ce246" table:formula="of:=VLOOKUP([.B96];['COMPLETAR - Nueva Lista'.$O$5:.$O$373];1;0)" office:value-type="string" office:string-value="mdolores.paredes.ext">
            <text:p>mdolores.paredes.ext</text:p>
          </table:table-cell>
          <table:table-cell table:style-name="ce240"/>
          <table:table-cell table:style-name="ce240" office:value-type="string">
            <text:p>María Dolores Paredes Garri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20T11:09:00">
            <text:p>20/02/15 11:0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uis.sanchez.ext@juntadeandalucia.es</text:p>
          </table:table-cell>
          <table:table-cell table:style-name="ce240" office:value-type="string">
            <text:p>luis.sanchez.ext</text:p>
          </table:table-cell>
          <table:table-cell table:style-name="ce246" table:formula="of:=VLOOKUP([.B97];['COMPLETAR - Nueva Lista'.$O$5:.$O$373];1;0)" office:value-type="string" office:string-value="luis.sanchez.ext">
            <text:p>luis.sanchez.ext</text:p>
          </table:table-cell>
          <table:table-cell table:style-name="ce240"/>
          <table:table-cell table:style-name="ce240" office:value-type="string">
            <text:p>Luis SÁNCHEZ VALLEJ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19T21:49:00">
            <text:p>19/02/15 21:4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german.tendero.ext@juntadeandalucia.es</text:p>
          </table:table-cell>
          <table:table-cell table:style-name="ce240" office:value-type="string">
            <text:p>german.tendero.ext</text:p>
          </table:table-cell>
          <table:table-cell table:style-name="ce246" table:formula="of:=VLOOKUP([.B98];['COMPLETAR - Nueva Lista'.$O$5:.$O$373];1;0)" office:value-type="string" office:string-value="german.tendero.ext">
            <text:p>german.tendero.ext</text:p>
          </table:table-cell>
          <table:table-cell table:style-name="ce240"/>
          <table:table-cell table:style-name="ce240" office:value-type="string">
            <text:p>German Tendero Gom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16T19:34:00">
            <text:p>16/02/15 19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emartin@agenciamedioambienteyagua.es</text:p>
          </table:table-cell>
          <table:table-cell table:style-name="ce244" office:value-type="string">
            <text:p>emartin@agenciamedioambienteyagua.es</text:p>
          </table:table-cell>
          <table:table-cell table:style-name="ce246" table:formula="of:=VLOOKUP([.B99];['COMPLETAR - Nueva Lista'.$O$5:.$O$373];1;0)" office:value-type="string" office:string-value="emartin@agenciamedioambienteyagua.es">
            <text:p>emartin@agenciamedioambienteyagua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Enrique Mar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16T16:45:00">
            <text:p>16/02/15 16:4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emilio.garcia.sspa@juntadeandalucia.es</text:p>
          </table:table-cell>
          <table:table-cell table:style-name="ce240" office:value-type="string">
            <text:p>emilio.garcia.sspa</text:p>
          </table:table-cell>
          <table:table-cell table:style-name="ce246" table:formula="of:=VLOOKUP([.B100];['COMPLETAR - Nueva Lista'.$O$5:.$O$373];1;0)" office:value-type="string" office:string-value="emilio.garcia.sspa">
            <text:p>emilio.garcia.sspa</text:p>
          </table:table-cell>
          <table:table-cell table:style-name="ce240"/>
          <table:table-cell table:style-name="ce240" office:value-type="string">
            <text:p>Juan Emilio Garcia Lluch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11T13:38:00">
            <text:p>11/02/15 13:3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simon.murillo.exts@juntadeandalucia.es</text:p>
          </table:table-cell>
          <table:table-cell table:style-name="ce240" office:value-type="string">
            <text:p>simon.murillo.exts</text:p>
          </table:table-cell>
          <table:table-cell table:style-name="ce246" table:formula="of:=VLOOKUP([.B101];['COMPLETAR - Nueva Lista'.$O$5:.$O$373];1;0)" office:value-type="string" office:string-value="simon.murillo.exts">
            <text:p>simon.murillo.exts</text:p>
          </table:table-cell>
          <table:table-cell table:style-name="ce240"/>
          <table:table-cell table:style-name="ce240" office:value-type="string">
            <text:p>Simon Murill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2-05T13:29:00">
            <text:p>05/02/15 13:2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ignacio.alonso@juntadeandalucia.es</text:p>
          </table:table-cell>
          <table:table-cell table:style-name="ce240" office:value-type="string">
            <text:p>ignacio.alonso</text:p>
          </table:table-cell>
          <table:table-cell table:style-name="ce246" table:formula="of:=VLOOKUP([.B102];['COMPLETAR - Nueva Lista'.$O$5:.$O$373];1;0)" office:value-type="string" office:string-value="ignacio.alonso">
            <text:p>ignacio.alonso</text:p>
          </table:table-cell>
          <table:table-cell table:style-name="ce240"/>
          <table:table-cell table:style-name="ce240" office:value-type="string">
            <text:p>Ignacio Alons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1-29T13:51:00">
            <text:p>29/01/15 13:5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a.perez.pinas@juntadeandalucia.es</text:p>
          </table:table-cell>
          <table:table-cell table:style-name="ce240" office:value-type="string">
            <text:p>josea.perez.pinas</text:p>
          </table:table-cell>
          <table:table-cell table:style-name="ce246" table:formula="of:=VLOOKUP([.B103];['COMPLETAR - Nueva Lista'.$O$5:.$O$373];1;0)" office:value-type="string" office:string-value="josea.perez.pinas">
            <text:p>josea.perez.pinas</text:p>
          </table:table-cell>
          <table:table-cell table:style-name="ce240"/>
          <table:table-cell table:style-name="ce240" office:value-type="string">
            <text:p>José Pérez Piñas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1-27T17:59:00">
            <text:p>27/01/15 17:5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antonio.garcia@juntadeandalucia.es</text:p>
          </table:table-cell>
          <table:table-cell table:style-name="ce240" office:value-type="string">
            <text:p>joseantonio.garcia</text:p>
          </table:table-cell>
          <table:table-cell table:style-name="ce246" table:formula="of:=VLOOKUP([.B104];['COMPLETAR - Nueva Lista'.$O$5:.$O$373];1;0)" office:value-type="string" office:string-value="joseantonio.garcia">
            <text:p>joseantonio.garcia</text:p>
          </table:table-cell>
          <table:table-cell table:style-name="ce240"/>
          <table:table-cell table:style-name="ce240" office:value-type="string">
            <text:p>Jose Antonio Garci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5-01-19T13:02:00">
            <text:p>19/01/15 13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mparo.gamero@juntadeandalucia.es</text:p>
          </table:table-cell>
          <table:table-cell table:style-name="ce240" office:value-type="string">
            <text:p>amparo.gamero</text:p>
          </table:table-cell>
          <table:table-cell table:style-name="ce240" table:formula="of:=VLOOKUP([.B105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Amparo Gamero Esteba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12-03T09:09:00">
            <text:p>03/12/14 09:09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gg@extenda.es</text:p>
          </table:table-cell>
          <table:table-cell table:style-name="ce244" office:value-type="string">
            <text:p>fgg@extenda.es</text:p>
          </table:table-cell>
          <table:table-cell table:style-name="ce246" table:formula="of:=VLOOKUP([.B106];['COMPLETAR - Nueva Lista'.$O$5:.$O$373];1;0)" office:value-type="string" office:string-value="fgg@extenda.es">
            <text:p>fgg@extenda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Jose Manuel Marchena Escobar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11-18T18:11:00">
            <text:p>18/11/14 18:1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lexei.hornero.ext@juntadeandalucia.es</text:p>
          </table:table-cell>
          <table:table-cell table:style-name="ce240" office:value-type="string">
            <text:p>alexei.hornero.ext</text:p>
          </table:table-cell>
          <table:table-cell table:style-name="ce246" table:formula="of:=VLOOKUP([.B107];['COMPLETAR - Nueva Lista'.$O$5:.$O$373];1;0)" office:value-type="string" office:string-value="alexei.hornero.ext">
            <text:p>alexei.hornero.ext</text:p>
          </table:table-cell>
          <table:table-cell table:style-name="ce240"/>
          <table:table-cell table:style-name="ce240" office:value-type="string">
            <text:p>Alexei Hornero Incer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11-07T09:05:00">
            <text:p>07/11/14 09:0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javier.blanco@juntadeandalucia.es</text:p>
          </table:table-cell>
          <table:table-cell table:style-name="ce240" office:value-type="string">
            <text:p>fjavier.blanco</text:p>
          </table:table-cell>
          <table:table-cell table:style-name="ce246" table:formula="of:=VLOOKUP([.B108];['COMPLETAR - Nueva Lista'.$O$5:.$O$373];1;0)" office:value-type="string" office:string-value="fjavier.blanco">
            <text:p>fjavier.blanco</text:p>
          </table:table-cell>
          <table:table-cell table:style-name="ce240"/>
          <table:table-cell table:style-name="ce240" office:value-type="string">
            <text:p>Francisco Blanco Rodrígu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11-06T09:34:00">
            <text:p>06/11/14 09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ulio.chatin.ext@juntadeandalucia.es</text:p>
          </table:table-cell>
          <table:table-cell table:style-name="ce240" office:value-type="string">
            <text:p>julio.chatin.ext</text:p>
          </table:table-cell>
          <table:table-cell table:style-name="ce240" table:formula="of:=VLOOKUP([.B109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Julio Cha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10-22T11:50:00">
            <text:p>22/10/14 11:50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carlos.molina.ext@juntadeandalucia.es</text:p>
          </table:table-cell>
          <table:table-cell table:style-name="ce240" office:value-type="string">
            <text:p>carlos.molina.ext</text:p>
          </table:table-cell>
          <table:table-cell table:style-name="ce246" table:formula="of:=VLOOKUP([.B110];['COMPLETAR - Nueva Lista'.$O$5:.$O$373];1;0)" office:value-type="string" office:string-value="carlos.molina.ext">
            <text:p>carlos.molina.ext</text:p>
          </table:table-cell>
          <table:table-cell table:style-name="ce240"/>
          <table:table-cell table:style-name="ce240" office:value-type="string">
            <text:p>Carlos Molin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10-16T18:17:00">
            <text:p>16/10/14 18:1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ab.giron@juntadeandalucia.es</text:p>
          </table:table-cell>
          <table:table-cell table:style-name="ce240" office:value-type="string">
            <text:p>anab.giron</text:p>
          </table:table-cell>
          <table:table-cell table:style-name="ce246" table:formula="of:=VLOOKUP([.B111];['COMPLETAR - Nueva Lista'.$O$5:.$O$373];1;0)" office:value-type="string" office:string-value="anab.giron">
            <text:p>anab.giron</text:p>
          </table:table-cell>
          <table:table-cell table:style-name="ce240"/>
          <table:table-cell table:style-name="ce240" office:value-type="string">
            <text:p>ANA BELEN GIRO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9-25T17:09:00">
            <text:p>25/09/14 17:0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oscar.caro.ext@juntadeandalucia.es</text:p>
          </table:table-cell>
          <table:table-cell table:style-name="ce240" office:value-type="string">
            <text:p>oscar.caro.ext</text:p>
          </table:table-cell>
          <table:table-cell table:style-name="ce246" table:formula="of:=VLOOKUP([.B112];['COMPLETAR - Nueva Lista'.$O$5:.$O$373];1;0)" office:value-type="string" office:string-value="oscar.caro.ext">
            <text:p>oscar.caro.ext</text:p>
          </table:table-cell>
          <table:table-cell table:style-name="ce240"/>
          <table:table-cell table:style-name="ce240" office:value-type="string">
            <text:p>Óscar Caro Quinter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9-23T18:40:00">
            <text:p>23/09/14 18:4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remedios.m.marigorta@juntadeandalucia.es</text:p>
          </table:table-cell>
          <table:table-cell table:style-name="ce240" office:value-type="string">
            <text:p>remedios.m.marigorta</text:p>
          </table:table-cell>
          <table:table-cell table:style-name="ce240" table:formula="of:=VLOOKUP([.B113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Remedios Martínez de Marigort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8-28T14:47:00">
            <text:p>28/08/14 14:47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rancisco.pardillo.ext@juntadeandalucia.es</text:p>
          </table:table-cell>
          <table:table-cell table:style-name="ce240" office:value-type="string">
            <text:p>francisco.pardillo.ext</text:p>
          </table:table-cell>
          <table:table-cell table:style-name="ce246" table:formula="of:=VLOOKUP([.B114];['COMPLETAR - Nueva Lista'.$O$5:.$O$373];1;0)" office:value-type="string" office:string-value="francisco.pardillo.ext">
            <text:p>francisco.pardillo.ext</text:p>
          </table:table-cell>
          <table:table-cell table:style-name="ce240"/>
          <table:table-cell table:style-name="ce240" office:value-type="string">
            <text:p>Francisco Pardillo Mar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8-18T14:50:00">
            <text:p>18/08/14 14:5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mariac.jurado.gonzalez@juntadeandalucia.es</text:p>
          </table:table-cell>
          <table:table-cell table:style-name="ce240" office:value-type="string">
            <text:p>mariac.jurado.gonzalez</text:p>
          </table:table-cell>
          <table:table-cell table:style-name="ce246" table:formula="of:=VLOOKUP([.B115];['COMPLETAR - Nueva Lista'.$O$5:.$O$373];1;0)" office:value-type="string" office:string-value="mariac.jurado.gonzalez">
            <text:p>mariac.jurado.gonzalez</text:p>
          </table:table-cell>
          <table:table-cell table:style-name="ce240"/>
          <table:table-cell table:style-name="ce240" office:value-type="string">
            <text:p>Mª Jura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7-29T11:02:00">
            <text:p>29/07/14 11:0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uans.ojeda@juntadeandalucia.es</text:p>
          </table:table-cell>
          <table:table-cell table:style-name="ce240" office:value-type="string">
            <text:p>juans.ojeda</text:p>
          </table:table-cell>
          <table:table-cell table:style-name="ce240" table:formula="of:=VLOOKUP([.B116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Juan Ojeda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7-11T12:46:00">
            <text:p>11/07/14 12:46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DP-SCO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pablo.florencio.exts@juntadeandalucia.es</text:p>
          </table:table-cell>
          <table:table-cell table:style-name="ce240" office:value-type="string">
            <text:p>pablo.florencio.exts</text:p>
          </table:table-cell>
          <table:table-cell table:style-name="ce246" table:formula="of:=VLOOKUP([.B117];['COMPLETAR - Nueva Lista'.$O$5:.$O$373];1;0)" office:value-type="string" office:string-value="pablo.florencio.exts">
            <text:p>pablo.florencio.exts</text:p>
          </table:table-cell>
          <table:table-cell table:style-name="ce240"/>
          <table:table-cell table:style-name="ce240" office:value-type="string">
            <text:p>Pablo Florencio Jimén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7-02T11:53:00">
            <text:p>02/07/14 11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diego.ramirez.ext@juntadeandalucia.es</text:p>
          </table:table-cell>
          <table:table-cell table:style-name="ce240" office:value-type="string">
            <text:p>diego.ramirez.ext</text:p>
          </table:table-cell>
          <table:table-cell table:style-name="ce246" table:formula="of:=VLOOKUP([.B118];['COMPLETAR - Nueva Lista'.$O$5:.$O$373];1;0)" office:value-type="string" office:string-value="diego.ramirez.ext">
            <text:p>diego.ramirez.ext</text:p>
          </table:table-cell>
          <table:table-cell table:style-name="ce240"/>
          <table:table-cell table:style-name="ce240" office:value-type="string">
            <text:p>Diego Ramírez Sánch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6-17T13:19:00">
            <text:p>17/06/14 13:19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uis.carrascal.ext@juntadeandalucia.es</text:p>
          </table:table-cell>
          <table:table-cell table:style-name="ce240" office:value-type="string">
            <text:p>luis.carrascal.ext</text:p>
          </table:table-cell>
          <table:table-cell table:style-name="ce246" table:formula="of:=VLOOKUP([.B119];['COMPLETAR - Nueva Lista'.$O$5:.$O$373];1;0)" office:value-type="string" office:string-value="luis.carrascal.ext">
            <text:p>luis.carrascal.ext</text:p>
          </table:table-cell>
          <table:table-cell table:style-name="ce240"/>
          <table:table-cell table:style-name="ce240" office:value-type="string">
            <text:p>Luis Carrascal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5-27T11:08:00">
            <text:p>27/05/14 11:0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lfredo.sarmiento@juntadeandalucia.es</text:p>
          </table:table-cell>
          <table:table-cell table:style-name="ce240" office:value-type="string">
            <text:p>alfredo.sarmiento</text:p>
          </table:table-cell>
          <table:table-cell table:style-name="ce246" table:formula="of:=VLOOKUP([.B120];['COMPLETAR - Nueva Lista'.$O$5:.$O$373];1;0)" office:value-type="string" office:string-value="alfredo.sarmiento">
            <text:p>alfredo.sarmiento</text:p>
          </table:table-cell>
          <table:table-cell table:style-name="ce240"/>
          <table:table-cell table:style-name="ce240" office:value-type="string">
            <text:p>Sarmiento Gonzalez Alfred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5-21T08:06:00">
            <text:p>21/05/14 08:0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2" office:value-type="string">
            <text:p>agustin.m.gonzalez.ext@juntadeandalucia.es</text:p>
          </table:table-cell>
          <table:table-cell table:style-name="ce242" office:value-type="string">
            <text:p>agustin.m.gonzalez.ext</text:p>
          </table:table-cell>
          <table:table-cell table:style-name="ce248" table:formula="of:=VLOOKUP([.B121];['COMPLETAR - Nueva Lista'.$O$5:.$O$373];1;0)" office:value-type="string" office:string-value="agustin.m.gonzalez.ext">
            <text:p>agustin.m.gonzalez.ext</text:p>
          </table:table-cell>
          <table:table-cell table:style-name="ce242"/>
          <table:table-cell table:style-name="ce242" office:value-type="string">
            <text:p>Agustín Mula González</text:p>
          </table:table-cell>
          <table:table-cell table:style-name="ce254" office:value-type="float" office:value="14651112">
            <text:p>14651112</text:p>
          </table:table-cell>
          <table:table-cell table:style-name="ce258" office:value-type="date" office:date-value="2014-05-06T17:44:00">
            <text:p>06/05/14 17:44</text:p>
          </table:table-cell>
          <table:table-cell table:style-name="ce254" office:value-type="string">
            <text:p>User</text:p>
          </table:table-cell>
          <table:table-cell table:style-name="ce254" office:value-type="string">
            <text:p>Active</text:p>
          </table:table-cell>
          <table:table-cell table:style-name="ce254" office:value-type="string">
            <text:p>Approved</text:p>
          </table:table-cell>
          <table:table-cell table:style-name="ce254"/>
          <table:table-cell table:style-name="ce242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tonio.montoro.ext@juntadeandalucia.es</text:p>
          </table:table-cell>
          <table:table-cell table:style-name="ce240" office:value-type="string">
            <text:p>antonio.montoro.ext</text:p>
          </table:table-cell>
          <table:table-cell table:style-name="ce246" table:formula="of:=VLOOKUP([.B122];['COMPLETAR - Nueva Lista'.$O$5:.$O$373];1;0)" office:value-type="string" office:string-value="antonio.montoro.ext">
            <text:p>antonio.montoro.ext</text:p>
          </table:table-cell>
          <table:table-cell table:style-name="ce240"/>
          <table:table-cell table:style-name="ce240" office:value-type="string">
            <text:p>Antonio Montoro Pavo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5-06T10:23:00">
            <text:p>06/05/14 10:2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esus.romero.munoz@juntadeandalucia.es</text:p>
          </table:table-cell>
          <table:table-cell table:style-name="ce240" office:value-type="string">
            <text:p>jesus.romero.munoz</text:p>
          </table:table-cell>
          <table:table-cell table:style-name="ce246" table:formula="of:=VLOOKUP([.B123];['COMPLETAR - Nueva Lista'.$O$5:.$O$373];1;0)" office:value-type="string" office:string-value="jesus.romero.munoz">
            <text:p>jesus.romero.munoz</text:p>
          </table:table-cell>
          <table:table-cell table:style-name="ce240"/>
          <table:table-cell table:style-name="ce240" office:value-type="string">
            <text:p>Jesus Romero Muño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3-11T09:17:00">
            <text:p>11/03/14 09:1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ranciscoj.delgado.leal.sspa@juntadeandalucia.es</text:p>
          </table:table-cell>
          <table:table-cell table:style-name="ce240" office:value-type="string">
            <text:p>franciscoj.delgado.leal.sspa</text:p>
          </table:table-cell>
          <table:table-cell table:style-name="ce246" table:formula="of:=VLOOKUP([.B124];['COMPLETAR - Nueva Lista'.$O$5:.$O$373];1;0)" office:value-type="string" office:string-value="franciscoj.delgado.leal.sspa">
            <text:p>franciscoj.delgado.leal.sspa</text:p>
          </table:table-cell>
          <table:table-cell table:style-name="ce240"/>
          <table:table-cell table:style-name="ce240" office:value-type="string">
            <text:p>Francisco Javier Delgado Leal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3-04T12:38:00">
            <text:p>04/03/14 12:3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orenzo.ortiz.ext@juntadeandalucia.es</text:p>
          </table:table-cell>
          <table:table-cell table:style-name="ce240" office:value-type="string">
            <text:p>lorenzo.ortiz.ext</text:p>
          </table:table-cell>
          <table:table-cell table:style-name="ce246" table:formula="of:=VLOOKUP([.B125];['COMPLETAR - Nueva Lista'.$O$5:.$O$373];1;0)" office:value-type="string" office:string-value="lorenzo.ortiz.ext">
            <text:p>lorenzo.ortiz.ext</text:p>
          </table:table-cell>
          <table:table-cell table:style-name="ce240"/>
          <table:table-cell table:style-name="ce240" office:value-type="string">
            <text:p>Lorenzo Orti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3-04T09:14:00">
            <text:p>04/03/14 09:1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guillermo.rosado@juntadeandalucia.es</text:p>
          </table:table-cell>
          <table:table-cell table:style-name="ce240" office:value-type="string">
            <text:p>guillermo.rosado</text:p>
          </table:table-cell>
          <table:table-cell table:style-name="ce246" table:formula="of:=VLOOKUP([.B126];['COMPLETAR - Nueva Lista'.$O$5:.$O$373];1;0)" office:value-type="string" office:string-value="guillermo.rosado">
            <text:p>guillermo.rosado</text:p>
          </table:table-cell>
          <table:table-cell table:style-name="ce240"/>
          <table:table-cell table:style-name="ce240" office:value-type="string">
            <text:p>Guillermo Rosado Cuet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2-25T10:52:00">
            <text:p>25/02/14 10:5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bel.martin.ruiz.ext@juntadeandalucia.es</text:p>
          </table:table-cell>
          <table:table-cell table:style-name="ce240" office:value-type="string">
            <text:p>abel.martin.ruiz.ext</text:p>
          </table:table-cell>
          <table:table-cell table:style-name="ce246" table:formula="of:=VLOOKUP([.B127];['COMPLETAR - Nueva Lista'.$O$5:.$O$373];1;0)" office:value-type="string" office:string-value="abel.martin.ruiz.ext">
            <text:p>abel.martin.ruiz.ext</text:p>
          </table:table-cell>
          <table:table-cell table:style-name="ce240"/>
          <table:table-cell table:style-name="ce240" office:value-type="string">
            <text:p>Abel Martín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2-25T08:13:00">
            <text:p>25/02/14 08:1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patricio.mora@juntadeandalucia.es</text:p>
          </table:table-cell>
          <table:table-cell table:style-name="ce240" office:value-type="string">
            <text:p>patricio.mora</text:p>
          </table:table-cell>
          <table:table-cell table:style-name="ce246" table:formula="of:=VLOOKUP([.B128];['COMPLETAR - Nueva Lista'.$O$5:.$O$373];1;0)" office:value-type="string" office:string-value="patricio.mora">
            <text:p>patricio.mora</text:p>
          </table:table-cell>
          <table:table-cell table:style-name="ce240"/>
          <table:table-cell table:style-name="ce240" office:value-type="string">
            <text:p>Patricio Mora Lopez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2-11T14:07:00">
            <text:p>11/02/14 14:0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aquin.lago.ext@juntadeandalucia.es</text:p>
          </table:table-cell>
          <table:table-cell table:style-name="ce240" office:value-type="string">
            <text:p>joaquin.lago.ext</text:p>
          </table:table-cell>
          <table:table-cell table:style-name="ce246" table:formula="of:=VLOOKUP([.B129];['COMPLETAR - Nueva Lista'.$O$5:.$O$373];1;0)" office:value-type="string" office:string-value="joaquin.lago.ext">
            <text:p>joaquin.lago.ext</text:p>
          </table:table-cell>
          <table:table-cell table:style-name="ce240"/>
          <table:table-cell table:style-name="ce240" office:value-type="string">
            <text:p>Joaquín Lago</text:p>
          </table:table-cell>
          <table:table-cell table:style-name="ce252" office:value-type="float" office:value="14651112">
            <text:p>14651112</text:p>
          </table:table-cell>
          <table:table-cell table:style-name="ce256" office:value-type="date" office:date-value="2014-01-17T13:53:00">
            <text:p>17/01/14 13:5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berrocoso@agenciaidea.es</text:p>
          </table:table-cell>
          <table:table-cell table:style-name="ce244" office:value-type="string">
            <text:p>jberrocoso@agenciaidea.es</text:p>
          </table:table-cell>
          <table:table-cell table:style-name="ce246" table:formula="of:=VLOOKUP([.B130];['COMPLETAR - Nueva Lista'.$O$5:.$O$373];1;0)" office:value-type="string" office:string-value="jberrocoso@agenciaidea.es">
            <text:p>jberrocoso@agenciaidea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Joaquín Berrocoso Domínguez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11-11T12:21:00">
            <text:p>11/11/13 12:2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ederico.coria@juntadeandalucia.es</text:p>
          </table:table-cell>
          <table:table-cell table:style-name="ce240" office:value-type="string">
            <text:p>federico.coria</text:p>
          </table:table-cell>
          <table:table-cell table:style-name="ce246" table:formula="of:=VLOOKUP([.B131];['COMPLETAR - Nueva Lista'.$O$5:.$O$373];1;0)" office:value-type="string" office:string-value="federico.coria">
            <text:p>federico.coria</text:p>
          </table:table-cell>
          <table:table-cell table:style-name="ce240"/>
          <table:table-cell table:style-name="ce240" office:value-type="string">
            <text:p>Federico Coria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10-31T13:24:00">
            <text:p>31/10/13 13:2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luis.zafra@juntadeandalucia.es</text:p>
          </table:table-cell>
          <table:table-cell table:style-name="ce240" office:value-type="string">
            <text:p>joseluis.zafra</text:p>
          </table:table-cell>
          <table:table-cell table:style-name="ce246" table:formula="of:=VLOOKUP([.B132];['COMPLETAR - Nueva Lista'.$O$5:.$O$373];1;0)" office:value-type="string" office:string-value="joseluis.zafra">
            <text:p>joseluis.zafra</text:p>
          </table:table-cell>
          <table:table-cell table:style-name="ce240"/>
          <table:table-cell table:style-name="ce240" office:value-type="string">
            <text:p>Jose Luis Zafra Ojuel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10-28T11:15:00">
            <text:p>28/10/13 11:1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inmaculada.segovia.exts@juntadeandalucia.es</text:p>
          </table:table-cell>
          <table:table-cell table:style-name="ce240" office:value-type="string">
            <text:p>inmaculada.segovia.exts</text:p>
          </table:table-cell>
          <table:table-cell table:style-name="ce246" table:formula="of:=VLOOKUP([.B133];['COMPLETAR - Nueva Lista'.$O$5:.$O$373];1;0)" office:value-type="string" office:string-value="inmaculada.segovia.exts">
            <text:p>inmaculada.segovia.exts</text:p>
          </table:table-cell>
          <table:table-cell table:style-name="ce240"/>
          <table:table-cell table:style-name="ce240" office:value-type="string">
            <text:p>Inmaculada Segovia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10-15T13:30:00">
            <text:p>15/10/13 13:3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se.fernandez.adarve.ext@juntadeandalucia.es</text:p>
          </table:table-cell>
          <table:table-cell table:style-name="ce240" office:value-type="string">
            <text:p>jose.fernandez.adarve.ext</text:p>
          </table:table-cell>
          <table:table-cell table:style-name="ce246" table:formula="of:=VLOOKUP([.B134];['COMPLETAR - Nueva Lista'.$O$5:.$O$373];1;0)" office:value-type="string" office:string-value="jose.fernandez.adarve.ext">
            <text:p>jose.fernandez.adarve.ext</text:p>
          </table:table-cell>
          <table:table-cell table:style-name="ce240"/>
          <table:table-cell table:style-name="ce240" office:value-type="string">
            <text:p>José Antonio Fernández Adarve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10-15T12:14:00">
            <text:p>15/10/13 12:1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sebastian.serrano@juntadeandalucia.es</text:p>
          </table:table-cell>
          <table:table-cell table:style-name="ce240" office:value-type="string">
            <text:p>sebastian.serrano</text:p>
          </table:table-cell>
          <table:table-cell table:style-name="ce246" table:formula="of:=VLOOKUP([.B135];['COMPLETAR - Nueva Lista'.$O$5:.$O$373];1;0)" office:value-type="string" office:string-value="sebastian.serrano">
            <text:p>sebastian.serrano</text:p>
          </table:table-cell>
          <table:table-cell table:style-name="ce240"/>
          <table:table-cell table:style-name="ce240" office:value-type="string">
            <text:p>Sebastián Serrano Rico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09-11T12:34:00">
            <text:p>11/09/13 12:3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francisco.roldan.mateo@juntadeandalucia.es</text:p>
          </table:table-cell>
          <table:table-cell table:style-name="ce240" office:value-type="string">
            <text:p>francisco.roldan.mateo</text:p>
          </table:table-cell>
          <table:table-cell table:style-name="ce240" table:formula="of:=VLOOKUP([.B136];['COMPLETAR - Nueva Lista'.$O$5:.$O$373];1;0)" office:value-type="float" office:value="0">
            <text:p>#N/A</text:p>
          </table:table-cell>
          <table:table-cell table:style-name="ce240"/>
          <table:table-cell table:style-name="ce240" office:value-type="string">
            <text:p>Francisco Roldán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07-31T07:39:00">
            <text:p>31/07/13 07:39</text:p>
          </table:table-cell>
          <table:table-cell table:style-name="ce252" office:value-type="string">
            <text:p>Admin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 office:value-type="string">
            <text:p>CAU</text:p>
          </table:table-cell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nas.diaz.exts@juntadeandalucia.es</text:p>
          </table:table-cell>
          <table:table-cell table:style-name="ce240" office:value-type="string">
            <text:p>anas.diaz.exts</text:p>
          </table:table-cell>
          <table:table-cell table:style-name="ce246" table:formula="of:=VLOOKUP([.B137];['COMPLETAR - Nueva Lista'.$O$5:.$O$373];1;0)" office:value-type="string" office:string-value="anas.diaz.exts">
            <text:p>anas.diaz.exts</text:p>
          </table:table-cell>
          <table:table-cell table:style-name="ce240"/>
          <table:table-cell table:style-name="ce240" office:value-type="string">
            <text:p>Ana Diaz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07-31T07:03:00">
            <text:p>31/07/13 07:03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enrique.velasco.exts@juntadeandalucia.es</text:p>
          </table:table-cell>
          <table:table-cell table:style-name="ce240" office:value-type="string">
            <text:p>enrique.velasco.exts</text:p>
          </table:table-cell>
          <table:table-cell table:style-name="ce246" table:formula="of:=VLOOKUP([.B138];['COMPLETAR - Nueva Lista'.$O$5:.$O$373];1;0)" office:value-type="string" office:string-value="enrique.velasco.exts">
            <text:p>enrique.velasco.exts</text:p>
          </table:table-cell>
          <table:table-cell table:style-name="ce240"/>
          <table:table-cell table:style-name="ce240" office:value-type="string">
            <text:p>Enrique Velasco Martín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3-07-31T01:47:00">
            <text:p>31/07/13 01:47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eduardo.perez.ortiz.ext@juntadeandalucia.es</text:p>
          </table:table-cell>
          <table:table-cell table:style-name="ce240" office:value-type="string">
            <text:p>eduardo.perez.ortiz.ext</text:p>
          </table:table-cell>
          <table:table-cell table:style-name="ce246" table:formula="of:=VLOOKUP([.B139];['COMPLETAR - Nueva Lista'.$O$5:.$O$373];1;0)" office:value-type="string" office:string-value="eduardo.perez.ortiz.ext">
            <text:p>eduardo.perez.ortiz.ext</text:p>
          </table:table-cell>
          <table:table-cell table:style-name="ce240"/>
          <table:table-cell table:style-name="ce240" office:value-type="string">
            <text:p>Eduardo Perez Ortiz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2-10-19T03:48:00">
            <text:p>19/10/12 03:48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ugusto.garcia@juntadeandalucia.es</text:p>
          </table:table-cell>
          <table:table-cell table:style-name="ce240" office:value-type="string">
            <text:p>augusto.garcia</text:p>
          </table:table-cell>
          <table:table-cell table:style-name="ce246" table:formula="of:=VLOOKUP([.B140];['COMPLETAR - Nueva Lista'.$O$5:.$O$373];1;0)" office:value-type="string" office:string-value="augusto.garcia">
            <text:p>augusto.garcia</text:p>
          </table:table-cell>
          <table:table-cell table:style-name="ce240"/>
          <table:table-cell table:style-name="ce240" office:value-type="string">
            <text:p>Augusto García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2-01-24T02:42:00">
            <text:p>24/01/12 02:42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orge.palma@juntadeandalucia.es</text:p>
          </table:table-cell>
          <table:table-cell table:style-name="ce240" office:value-type="string">
            <text:p>jorge.palma</text:p>
          </table:table-cell>
          <table:table-cell table:style-name="ce246" table:formula="of:=VLOOKUP([.B141];['COMPLETAR - Nueva Lista'.$O$5:.$O$373];1;0)" office:value-type="string" office:string-value="jorge.palma">
            <text:p>jorge.palma</text:p>
          </table:table-cell>
          <table:table-cell table:style-name="ce240"/>
          <table:table-cell table:style-name="ce240" office:value-type="string">
            <text:p>Jorge Palma Enamorado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1-10-26T05:51:00">
            <text:p>26/10/11 05:5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virgilio.rey.ext@juntadeandalucia.es</text:p>
          </table:table-cell>
          <table:table-cell table:style-name="ce240" office:value-type="string">
            <text:p>virgilio.rey.ext</text:p>
          </table:table-cell>
          <table:table-cell table:style-name="ce246" table:formula="of:=VLOOKUP([.B142];['COMPLETAR - Nueva Lista'.$O$5:.$O$373];1;0)" office:value-type="string" office:string-value="virgilio.rey.ext">
            <text:p>virgilio.rey.ext</text:p>
          </table:table-cell>
          <table:table-cell table:style-name="ce240"/>
          <table:table-cell table:style-name="ce240" office:value-type="string">
            <text:p>Virgilio Rey Lorenzana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1-06-06T01:54:00">
            <text:p>06/06/11 01:54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avier.diazcalero@juntadeandalucia.es</text:p>
          </table:table-cell>
          <table:table-cell table:style-name="ce240" office:value-type="string">
            <text:p>javier.diazcalero</text:p>
          </table:table-cell>
          <table:table-cell table:style-name="ce246" table:formula="of:=VLOOKUP([.B143];['COMPLETAR - Nueva Lista'.$O$5:.$O$373];1;0)" office:value-type="string" office:string-value="javier.diazcalero">
            <text:p>javier.diazcalero</text:p>
          </table:table-cell>
          <table:table-cell table:style-name="ce240"/>
          <table:table-cell table:style-name="ce240" office:value-type="string">
            <text:p>JAVIER DIAZ-CALERO TORRES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1-02-01T02:36:00">
            <text:p>01/02/11 02:36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pilar.real.ext@juntadeandalucia.es</text:p>
          </table:table-cell>
          <table:table-cell table:style-name="ce240" office:value-type="string">
            <text:p>pilar.real.ext</text:p>
          </table:table-cell>
          <table:table-cell table:style-name="ce246" table:formula="of:=VLOOKUP([.B144];['COMPLETAR - Nueva Lista'.$O$5:.$O$373];1;0)" office:value-type="string" office:string-value="pilar.real.ext">
            <text:p>pilar.real.ext</text:p>
          </table:table-cell>
          <table:table-cell table:style-name="ce240"/>
          <table:table-cell table:style-name="ce240" office:value-type="string">
            <text:p>Pilar Real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10-09-28T12:10:00">
            <text:p>28/09/10 12:10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albertoj.diaz@juntadeandalucia.es</text:p>
          </table:table-cell>
          <table:table-cell table:style-name="ce240" office:value-type="string">
            <text:p>albertoj.diaz</text:p>
          </table:table-cell>
          <table:table-cell table:style-name="ce246" table:formula="of:=VLOOKUP([.B145];['COMPLETAR - Nueva Lista'.$O$5:.$O$373];1;0)" office:value-type="string" office:string-value="albertoj.diaz">
            <text:p>albertoj.diaz</text:p>
          </table:table-cell>
          <table:table-cell table:style-name="ce240"/>
          <table:table-cell table:style-name="ce240" office:value-type="string">
            <text:p>Alberto Jose Diaz Caballero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09-12-04T02:51:00">
            <text:p>04/12/09 02:51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raquel.reinoso@juntadeandalucia.es</text:p>
          </table:table-cell>
          <table:table-cell table:style-name="ce240" office:value-type="string">
            <text:p>raquel.reinoso</text:p>
          </table:table-cell>
          <table:table-cell table:style-name="ce246" table:formula="of:=VLOOKUP([.B146];['COMPLETAR - Nueva Lista'.$O$5:.$O$373];1;0)" office:value-type="string" office:string-value="raquel.reinoso">
            <text:p>raquel.reinoso</text:p>
          </table:table-cell>
          <table:table-cell table:style-name="ce240"/>
          <table:table-cell table:style-name="ce240" office:value-type="string">
            <text:p>Raquel Reinoso Lobato</text:p>
          </table:table-cell>
          <table:table-cell table:style-name="ce252" office:value-type="float" office:value="14651112">
            <text:p>14651112</text:p>
          </table:table-cell>
          <table:table-cell table:style-name="ce259" office:value-type="date" office:date-value="2009-12-02T01:55:00">
            <text:p>02/12/09 01:55</text:p>
          </table:table-cell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jamartinez@agenciamedioambienteyagua.es</text:p>
          </table:table-cell>
          <table:table-cell table:style-name="ce244" office:value-type="string">
            <text:p>jamartinez@agenciamedioambienteyagua.es</text:p>
          </table:table-cell>
          <table:table-cell table:style-name="ce246" table:formula="of:=VLOOKUP([.B147];['COMPLETAR - Nueva Lista'.$O$5:.$O$373];1;0)" office:value-type="string" office:string-value="jamartinez@agenciamedioambienteyagua.es">
            <text:p>jamartinez@agenciamedioambienteyagua.es</text:p>
          </table:table-cell>
          <table:table-cell table:style-name="ce244" office:value-type="string">
            <text:p>ORGANISMO</text:p>
          </table:table-cell>
          <table:table-cell table:style-name="ce240" office:value-type="string">
            <text:p>Juan Antonio Mártínez Guirado</text:p>
          </table:table-cell>
          <table:table-cell table:style-name="ce252" office:value-type="float" office:value="14651112">
            <text:p>14651112</text:p>
          </table:table-cell>
          <table:table-cell table:style-name="ce259"/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>
          <table:table-cell table:style-name="ce240" office:value-type="string">
            <text:p>luciam.perez@juntadeandalucia.es</text:p>
          </table:table-cell>
          <table:table-cell table:style-name="ce240" office:value-type="string">
            <text:p>luciam.perez</text:p>
          </table:table-cell>
          <table:table-cell table:style-name="ce246" table:formula="of:=VLOOKUP([.B148];['COMPLETAR - Nueva Lista'.$O$5:.$O$373];1;0)" office:value-type="string" office:string-value="luciam.perez">
            <text:p>luciam.perez</text:p>
          </table:table-cell>
          <table:table-cell table:style-name="ce240"/>
          <table:table-cell table:style-name="ce240" office:value-type="string">
            <text:p>Lucia Pérez Aguilar</text:p>
          </table:table-cell>
          <table:table-cell table:style-name="ce252" office:value-type="float" office:value="14651112">
            <text:p>14651112</text:p>
          </table:table-cell>
          <table:table-cell table:style-name="ce259"/>
          <table:table-cell table:style-name="ce252" office:value-type="string">
            <text:p>User</text:p>
          </table:table-cell>
          <table:table-cell table:style-name="ce252" office:value-type="string">
            <text:p>Active</text:p>
          </table:table-cell>
          <table:table-cell table:style-name="ce252" office:value-type="string">
            <text:p>Approved</text:p>
          </table:table-cell>
          <table:table-cell table:style-name="ce252"/>
          <table:table-cell table:style-name="ce240" office:value-type="string">
            <text:p>Junta De Andalucia</text:p>
          </table:table-cell>
          <table:table-cell table:number-columns-repeated="1012"/>
        </table:table-row>
        <table:table-row table:style-name="ro21" table:number-rows-repeated="3">
          <table:table-cell table:number-columns-repeated="1024"/>
        </table:table-row>
        <table:table-row table:style-name="ro21">
          <table:table-cell/>
          <table:table-cell office:value-type="string">
            <text:p>124 usuarios de organismos</text:p>
          </table:table-cell>
          <table:table-cell table:number-columns-repeated="1022"/>
        </table:table-row>
        <table:table-row table:style-name="ro21">
          <table:table-cell/>
          <table:table-cell office:value-type="string">
            <text:p>8 usuarios de CAU</text:p>
          </table:table-cell>
          <table:table-cell table:number-columns-repeated="1022"/>
        </table:table-row>
        <table:table-row table:style-name="ro21">
          <table:table-cell/>
          <table:table-cell office:value-type="string">
            <text:p>5 usuarios de DP-SCO</text:p>
          </table:table-cell>
          <table:table-cell table:number-columns-repeated="1022"/>
        </table:table-row>
        <table:table-row table:style-name="ro21">
          <table:table-cell/>
          <table:table-cell office:value-type="string">
            <text:p>10 usuarios de ORACLE</text:p>
          </table:table-cell>
          <table:table-cell table:number-columns-repeated="1022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/>
          <table:table-cell table:formula="of:=COUNTIF(['COMPLETAR - Nueva Lista'.N5:.N373];&quot;Si&quot;)" office:value-type="float" office:value="124">
            <text:p>124</text:p>
          </table:table-cell>
          <table:table-cell table:style-name="ce40" table:formula="of:=SUM([.B158:.B159])" office:value-type="float" office:value="188" table:number-columns-spanned="1" table:number-rows-spanned="2">
            <text:p>188</text:p>
          </table:table-cell>
          <table:table-cell table:style-name="ce250" office:value-type="string" table:number-columns-spanned="1" table:number-rows-spanned="2">
            <text:p>Usuarios autorizados en MOS</text:p>
          </table:table-cell>
          <table:table-cell table:number-columns-repeated="1020"/>
        </table:table-row>
        <table:table-row table:style-name="ro21">
          <table:table-cell/>
          <table:table-cell table:formula="of:=COUNTIF(['COMPLETAR - Nueva Lista'.N5:.N373];&quot;Si - No registrado&quot;)" office:value-type="float" office:value="64">
            <text:p>64</text:p>
          </table:table-cell>
          <table:covered-table-cell table:number-columns-repeated="2"/>
          <table:table-cell table:number-columns-repeated="1020"/>
        </table:table-row>
        <table:table-row table:style-name="ro21" table:number-rows-repeated="1048416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range table:name="HTML_1" table:base-cell-address="$'COMPLETAR - Nueva Lista'.$A$1" table:cell-range-address=".$A$1:.$J$150"/>
        <table:named-range table:name="HTML_all" table:base-cell-address="$'COMPLETAR - Nueva Lista'.$A$1" table:cell-range-address=".$A$1:.$J$150"/>
        <table:named-range table:name="HTML_tables" table:base-cell-address="$'COMPLETAR - Nueva Lista'.$A$1" table:cell-range-address=".$A$1:.$A$1"/>
      </table:named-expressions>
      <table:database-ranges>
        <table:database-range table:name="__Anonymous_Sheet_DB__0" table:target-range-address="'Exportacion MOS 09Abr15'.A1:'Exportacion MOS 09Abr15'.L148" table:display-filter-buttons="true" table:contains-header="false">
          <table:sort>
            <table:sort-by table:field-number="6" table:order="descending" table:data-type="automatic"/>
          </table:sort>
        </table:database-range>
        <table:database-range table:target-range-address="'Exportacion MOS 09Abr15'.A1:'Exportacion MOS 09Abr15'.L14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ewsGotT" svg:font-family="NewsGotT"/>
    <style:font-face style:name="Arial" svg:font-family="Arial" style:font-family-generic="swiss"/>
    <style:font-face style:name="Calibri1" svg:font-family="Calibri" style:font-family-generic="swiss"/>
    <style:font-face style:name="MS Sans Serif" svg:font-family="'MS Sans Serif'" style:font-family-generic="swiss"/>
    <style:font-face style:name="NewsGotT1" svg:font-family="NewsGot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 €(</number:text>
      <number:number number:decimal-places="0" number:min-integer-digits="1" number:grouping="true"/>
      <number:text>)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</number:text>
      <number:number number:decimal-places="2" number:min-integer-digits="1" number:grouping="true"/>
      <number:text> </number:text>
    </number:number-style>
    <number:number-style style:name="N154P1" style:volatile="true">
      <number:text> €(</number:text>
      <number:number number:decimal-places="2" number:min-integer-digits="1" number:grouping="true"/>
      <number:text>)</number:text>
    </number:number-style>
    <number:number-style style:name="N154P2" style:volatile="true">
      <number:text> €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number:min-integer-digits="1"/>
    </number:number-style>
    <number:date-style style:name="N161P0" style:volatile="true">
      <number:day/>
      <number:text>-</number:text>
      <number:month number:textual="true"/>
      <number:text>-</number:text>
      <number:year number:style="long"/>
    </number:date-style>
    <number:text-style style:name="N161">
      <number:text-content/>
      <style:map style:condition="value()&gt;=0" style:apply-style-name="N161P0"/>
    </number:text-style>
    <number:date-style style:name="N162">
      <number:day/>
      <number:text>-</number:text>
      <number:month number:textual="true"/>
      <number:text>-</number:text>
      <number:year/>
    </number:date-style>
    <number:date-style style:name="N16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number-style style:name="N173P0" style:volatile="true">
      <number:text>Sí</number:text>
    </number:number-style>
    <number:number-style style:name="N173P1" style:volatile="true">
      <number:text>Sí</number:text>
    </number:number-style>
    <number:number-style style:name="N173">
      <number:text>No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Verdadero</number:text>
    </number:number-style>
    <number:number-style style:name="N175P1" style:volatile="true">
      <number:text>Verdadero</number:text>
    </number:number-style>
    <number:number-style style:name="N175">
      <number:text>Fals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Activado</number:text>
    </number:number-style>
    <number:number-style style:name="N177P1" style:volatile="true">
      <number:text>Activado</number:text>
    </number:number-style>
    <number:number-style style:name="N177">
      <number:text>Desactivad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$</number:text>
      <number:number number:decimal-places="0" number:min-integer-digits="1" number:grouping="true"/>
      <number:text> </number:text>
    </number:number-style>
    <number:number-style style:name="N179">
      <number:text>($</number:text>
      <number:number number: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number:min-integer-digits="1" number:grouping="true"/>
      <number:text> </number:text>
    </number:number-style>
    <number:number-style style:name="N182">
      <number:text>($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3P0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(</number:text>
      <number:number number:decimal-places="0" number:min-integer-digits="1" number:grouping="true"/>
      <number:text>)</number:text>
    </number:number-style>
    <number:number-style style:name="N186P2" style:volatile="true">
      <number:text>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text> $</number:text>
      <number:number number:decimal-places="0" number:min-integer-digits="1" number:grouping="true"/>
      <number:text> </number:text>
    </number:number-style>
    <number:number-style style:name="N190P1" style:volatile="true">
      <number:text> $(</number:text>
      <number:number number:decimal-places="0" number:min-integer-digits="1" number:grouping="true"/>
      <number:text>)</number:text>
    </number:number-style>
    <number:number-style style:name="N190P2" style:volatile="true">
      <number:text> $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P1" style:volatile="true">
      <number:text>(</number:text>
      <number:number number:decimal-places="2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text> $</number:text>
      <number:number number:decimal-places="2" number:min-integer-digits="1" number:grouping="true"/>
      <number:text> </number:text>
    </number:number-style>
    <number:number-style style:name="N197P1" style:volatile="true">
      <number:text> $(</number:text>
      <number:number number:decimal-places="2" number:min-integer-digits="1" number:grouping="true"/>
      <number:text>)</number:text>
    </number:number-style>
    <number:number-style style:name="N197P2" style:volatile="true">
      <number:text> $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98">
      <number:day-of-week/>
      <number:text> </number:text>
      <number:year/>
    </number:date-style>
    <number:date-style style:name="N199">
      <number:month number:textual="true"/>
      <number:text> </number:text>
      <number:year/>
    </number:date-style>
    <number:number-style style:name="N200">
      <number:number number:decimal-places="3" number:min-integer-digits="1"/>
    </number:number-style>
    <number:percentage-style style:name="N201">
      <number:number number:decimal-places="1" number:min-integer-digits="1"/>
      <number:text>%</number:text>
    </number:percentage-style>
    <number:number-style style:name="N202">
      <number:number number:decimal-places="4" number:min-integer-digits="1"/>
    </number:number-style>
    <number:number-style style:name="N203">
      <number:number number:decimal-places="5" number:min-integer-digits="1"/>
    </number:number-style>
    <number:currency-style style:name="N205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5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5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</style:style>
    <style:style style:name="No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13/04/2015</text:date>, <text:time>11:17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13T11:17:16</dc:date>
    <dc:creator>laura </dc:creator>
    <meta:generator>OpenOffice.org/3.2$Linux OpenOffice.org_project/320m12$Build-9483</meta:generator>
    <meta:editing-duration>PT02H47M55S</meta:editing-duration>
    <meta:editing-cycles>12</meta:editing-cycles>
    <meta:document-statistic meta:table-count="2" meta:cell-count="5087" meta:object-count="0"/>
  </office:meta>
</office:document-meta>
</file>